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Pictures/2000000A000000DD000000DDF6D88856.svm" manifest:media-type=""/>
  <manifest:file-entry manifest:full-path="Object 2/Pictures/2000000A000000DD000000DD70DD954D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D000000DDF6D88856.svm" manifest:media-type=""/>
  <manifest:file-entry manifest:full-path="Object 6/Pictures/2000000A000000DD000000DD70DD954D.svm" manifest:media-type=""/>
  <manifest:file-entry manifest:full-path="Object 6/Pictures/2000000A000000DD000000DDF1F7E11A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Pictures/2000000A000000DD000000DDF6D88856.svm" manifest:media-type=""/>
  <manifest:file-entry manifest:full-path="Object 1/Pictures/2000000A000000DD000000DD70DD954D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6D88856.svm" manifest:media-type=""/>
  <manifest:file-entry manifest:full-path="Object 3/Pictures/2000000A000000DD000000DD70DD954D.svm" manifest:media-type="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Pictures/2000000A000000DD000000DDF6D88856.svm" manifest:media-type=""/>
  <manifest:file-entry manifest:full-path="Object 8/Pictures/2000000A000000DD000000DD70DD954D.svm" manifest:media-type=""/>
  <manifest:file-entry manifest:full-path="Object 8/Pictures/2000000A000000DD000000DDF1F7E11A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DD000000DDF6D88856.svm" manifest:media-type=""/>
  <manifest:file-entry manifest:full-path="Object 4/Pictures/2000000A000000DD000000DD70DD954D.svm" manifest:media-type="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Pictures/2000000A000000DD000000DDF6D88856.svm" manifest:media-type=""/>
  <manifest:file-entry manifest:full-path="Object 7/Pictures/2000000A000000DD000000DD70DD954D.svm" manifest:media-type=""/>
  <manifest:file-entry manifest:full-path="Object 7/Pictures/2000000A000000DD000000DDF1F7E11A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Pictures/2000000A000000DD000000DDF6D88856.svm" manifest:media-type=""/>
  <manifest:file-entry manifest:full-path="Object 11/Pictures/2000000A000000DD000000DD70DD954D.svm" manifest:media-type=""/>
  <manifest:file-entry manifest:full-path="Object 11/Pictures/2000000A000000DD000000DDF1F7E11A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Pictures/2000000A000000DD000000DDF6D88856.svm" manifest:media-type=""/>
  <manifest:file-entry manifest:full-path="Object 12/Pictures/2000000A000000DD000000DD70DD954D.svm" manifest:media-type=""/>
  <manifest:file-entry manifest:full-path="Object 12/Pictures/2000000A000000DD000000DDF1F7E11A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Pictures/2000000A000000DD000000DDF6D88856.svm" manifest:media-type=""/>
  <manifest:file-entry manifest:full-path="Object 5/Pictures/2000000A000000DD000000DD70DD954D.svm" manifest:media-type="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965cm" svg:height="13.063cm" svg:x="56.284cm" svg:y="11.83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45cm" svg:height="12.321cm" svg:x="61.265cm" svg:y="24.12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0.687cm" svg:height="12.576cm" svg:x="57.948cm" svg:y="33.967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.531cm" svg:height="13.424cm" svg:x="60.108cm" svg:y="48.809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.978cm" svg:height="12.851cm" svg:x="82.294cm" svg:y="53.606cm">
            <draw:object draw:notify-on-update-of-ranges="Hoja1.A96:Hoja1.A116 Hoja1.G96:Hoja1.G116 Hoja1.A96:Hoja1.A116 Hoja1.H96:Hoja1.H116 Hoja1.A96:Hoja1.A116 Hoja1.Q96:Hoja1.Q116 Hoja1.A96:Hoja1.A116 Hoja1.R96:Hoja1.R1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54.888cm" svg:y="64.981cm">
            <draw:object draw:notify-on-update-of-ranges="Hoja1.A96:Hoja1.A105 Hoja1.G96:Hoja1.G105 Hoja1.A96:Hoja1.A105 Hoja1.H96:Hoja1.H105 Hoja1.A96:Hoja1.A105 Hoja1.Q96:Hoja1.Q105 Hoja1.A96:Hoja1.A105 Hoja1.R96:Hoja1.R10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88cm" svg:height="9.031cm" svg:x="3.364cm" svg:y="75.545cm">
            <draw:object draw:notify-on-update-of-ranges="Hoja1.A121:Hoja1.A140 Hoja1.G121:Hoja1.G140 Hoja1.A121:Hoja1.A140 Hoja1.H121:Hoja1.H140 Hoja1.A121:Hoja1.A140 Hoja1.Q121:Hoja1.Q140 Hoja1.A121:Hoja1.A140 Hoja1.R121:Hoja1.R14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89cm" svg:height="9.031cm" svg:x="21.702cm" svg:y="74.822cm">
            <draw:object draw:notify-on-update-of-ranges="Hoja1.A121:Hoja1.A127 Hoja1.G121:Hoja1.G127 Hoja1.A121:Hoja1.A127 Hoja1.H121:Hoja1.H127 Hoja1.A121:Hoja1.A127 Hoja1.Q121:Hoja1.Q127 Hoja1.A121:Hoja1.A127 Hoja1.R121:Hoja1.R12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9.132cm" svg:height="13.366cm" svg:x="87.271cm" svg:y="33.415cm">
            <draw:object draw:notify-on-update-of-ranges="Hoja1.A63:Hoja1.A87 Hoja1.G63:Hoja1.G87 Hoja1.A63:Hoja1.A87 Hoja1.H63:Hoja1.H87 Hoja1.A63:Hoja1.A87 Hoja1.Q63:Hoja1.Q87 Hoja1.A63:Hoja1.A87 Hoja1.R63:Hoja1.R8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style-name="gr1" draw:text-style-name="P1" svg:width="19.468cm" svg:height="9.688cm" svg:x="4.516cm" svg:y="87.807cm">
            <draw:object draw:notify-on-update-of-ranges="Hoja1.A146:Hoja1.A158 Hoja1.H146:Hoja1.H158 Hoja1.A146:Hoja1.A158 Hoja1.I146:Hoja1.I158 Hoja1.A146:Hoja1.A158 Hoja1.Q146:Hoja1.Q158 Hoja1.A146:Hoja1.A158 Hoja1.R146:Hoja1.R15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15.999cm" svg:height="8.999cm" svg:x="22.678cm" svg:y="59.705cm">
            <draw:object draw:notify-on-update-of-ranges="Hoja1.A133:Hoja1.A140 Hoja1.J133:Hoja1.J14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10"/>
          <table:table-cell office:value-type="string" calcext:value-type="string">
            <text:p>Con poda , bipartito completo 25, 25 , k= 5</text:p>
          </table:table-cell>
          <table:table-cell table:number-columns-repeated="5"/>
          <table:table-cell table:formula="of:=AVERAGE([.L1:.P1])" office:value-type="string" office:string-value="" calcext:value-type="error">
            <text:p>#DIV/0!</text:p>
          </table:table-cell>
          <table:table-cell table:formula="of:=MAX([.L1:.P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parito 25,25 completo <text:s/>con k = 5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 office:value-type="string" calcext:value-type="string">
            <text:p>maximo</text:p>
          </table:table-cell>
          <table:table-cell office:value-type="string" calcext:value-type="string">
            <text:p>minimo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office:value-type="string" calcext:value-type="string">
            <text:p>maximo</text:p>
          </table:table-cell>
          <table:table-cell office:value-type="string" calcext:value-type="string">
            <text:p>minim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formula="of:=AVERAGE([.B3:.F3])" office:value-type="float" office:value="0.004" calcext:value-type="float">
            <text:p>0,004</text:p>
          </table:table-cell>
          <table:table-cell table:formula="of:=MAX([.B3:.F3])" office:value-type="float" office:value="0.009" calcext:value-type="float">
            <text:p>0,009</text:p>
          </table:table-cell>
          <table:table-cell table:formula="of:=MIN([.B3:.F3])" office:value-type="float" office:value="0.002" calcext:value-type="float">
            <text:p>0,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formula="of:=AVERAGE([.L3:.P3])" office:value-type="float" office:value="0.004" calcext:value-type="float">
            <text:p>0,004</text:p>
          </table:table-cell>
          <table:table-cell table:formula="of:=MAX([.L3:.P3])" office:value-type="float" office:value="0.01" calcext:value-type="float">
            <text:p>0,01</text:p>
          </table:table-cell>
          <table:table-cell table:formula="of:=MIN([.L3:.P3])" office:value-type="float" office:value="0.002" calcext:value-type="float">
            <text:p>0,002</text:p>
          </table:table-cell>
          <table:table-cell table:formula="of:=AVERAGE([.O3:.S3])" office:value-type="float" office:value="0.0042" calcext:value-type="float">
            <text:p>0,0042</text:p>
          </table:table-cell>
          <table:table-cell table:formula="of:=MAX([.O3:.S3])" office:value-type="float" office:value="0.01" calcext:value-type="float">
            <text:p>0,01</text:p>
          </table:table-cell>
          <table:table-cell table:formula="of:=MIN([.O3:.S3])" office:value-type="float" office:value="0.002" calcext:value-type="float">
            <text:p>0,002</text:p>
          </table:table-cell>
        </table:table-row>
        <table:table-row table:style-name="ro1">
          <table:table-cell table:formula="of:=[.A3]+2"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8" calcext:value-type="float">
            <text:p>0,008</text:p>
          </table:table-cell>
          <table:table-cell table:formula="of:=AVERAGE([.B4:.F4])" office:value-type="float" office:value="0.0092" calcext:value-type="float">
            <text:p>0,0092</text:p>
          </table:table-cell>
          <table:table-cell table:formula="of:=MAX([.B4:.F4])" office:value-type="float" office:value="0.012" calcext:value-type="float">
            <text:p>0,012</text:p>
          </table:table-cell>
          <table:table-cell table:formula="of:=MIN([.B4:.F4])" office:value-type="float" office:value="0.008" calcext:value-type="float">
            <text:p>0,008</text:p>
          </table:table-cell>
          <table:table-cell/>
          <table:table-cell table:formula="of:=[.K3]+2" office:value-type="float" office:value="4" calcext:value-type="float">
            <text:p>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table:formula="of:=AVERAGE([.L4:.P4])" office:value-type="float" office:value="0.0056" calcext:value-type="float">
            <text:p>0,0056</text:p>
          </table:table-cell>
          <table:table-cell table:formula="of:=MAX([.L4:.P4])" office:value-type="float" office:value="0.007" calcext:value-type="float">
            <text:p>0,007</text:p>
          </table:table-cell>
          <table:table-cell table:formula="of:=MIN([.L4:.P4])" office:value-type="float" office:value="0.004" calcext:value-type="float">
            <text:p>0,004</text:p>
          </table:table-cell>
          <table:table-cell table:formula="of:=AVERAGE([.O4:.S4])" office:value-type="float" office:value="0.00532" calcext:value-type="float">
            <text:p>0,00532</text:p>
          </table:table-cell>
          <table:table-cell table:formula="of:=MAX([.O4:.S4])" office:value-type="float" office:value="0.007" calcext:value-type="float">
            <text:p>0,007</text:p>
          </table:table-cell>
          <table:table-cell table:formula="of:=MIN([.O4:.S4])" office:value-type="float" office:value="0.004" calcext:value-type="float">
            <text:p>0,004</text:p>
          </table:table-cell>
        </table:table-row>
        <table:table-row table:style-name="ro1">
          <table:table-cell table:formula="of:=[.A4]+2" office:value-type="float" office:value="6" calcext:value-type="float">
            <text:p>6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1" calcext:value-type="float">
            <text:p>0,011</text:p>
          </table:table-cell>
          <table:table-cell table:formula="of:=AVERAGE([.B5:.F5])" office:value-type="float" office:value="0.0122" calcext:value-type="float">
            <text:p>0,0122</text:p>
          </table:table-cell>
          <table:table-cell table:formula="of:=MAX([.B5:.F5])" office:value-type="float" office:value="0.016" calcext:value-type="float">
            <text:p>0,016</text:p>
          </table:table-cell>
          <table:table-cell table:formula="of:=MIN([.B5:.F5])" office:value-type="float" office:value="0.011" calcext:value-type="float">
            <text:p>0,011</text:p>
          </table:table-cell>
          <table:table-cell/>
          <table:table-cell table:formula="of:=[.K4]+2" office:value-type="float" office:value="6" calcext:value-type="float">
            <text:p>6</text:p>
          </table:table-cell>
          <table:table-cell table:number-columns-repeated="5" office:value-type="float" office:value="0.005" calcext:value-type="float">
            <text:p>0,005</text:p>
          </table:table-cell>
          <table:table-cell table:formula="of:=AVERAGE([.L5:.P5])" office:value-type="float" office:value="0.005" calcext:value-type="float">
            <text:p>0,005</text:p>
          </table:table-cell>
          <table:table-cell table:formula="of:=MAX([.L5:.P5])" office:value-type="float" office:value="0.005" calcext:value-type="float">
            <text:p>0,005</text:p>
          </table:table-cell>
          <table:table-cell table:formula="of:=MIN([.L5:.P5])" office:value-type="float" office:value="0.005" calcext:value-type="float">
            <text:p>0,005</text:p>
          </table:table-cell>
          <table:table-cell table:formula="of:=AVERAGE([.O5:.S5])" office:value-type="float" office:value="0.005" calcext:value-type="float">
            <text:p>0,005</text:p>
          </table:table-cell>
          <table:table-cell table:formula="of:=MAX([.O5:.S5])" office:value-type="float" office:value="0.005" calcext:value-type="float">
            <text:p>0,005</text:p>
          </table:table-cell>
          <table:table-cell table:formula="of:=MIN([.O5:.S5])" office:value-type="float" office:value="0.005" calcext:value-type="float">
            <text:p>0,005</text:p>
          </table:table-cell>
        </table:table-row>
        <table:table-row table:style-name="ro1">
          <table:table-cell table:formula="of:=[.A5]+2" office:value-type="float" office:value="8" calcext:value-type="float">
            <text:p>8</text:p>
          </table:table-cell>
          <table:table-cell table:number-columns-repeated="3" office:value-type="float" office:value="0.016" calcext:value-type="float">
            <text:p>0,016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6" calcext:value-type="float">
            <text:p>0,016</text:p>
          </table:table-cell>
          <table:table-cell table:formula="of:=AVERAGE([.B6:.F6])" office:value-type="float" office:value="0.0166" calcext:value-type="float">
            <text:p>0,0166</text:p>
          </table:table-cell>
          <table:table-cell table:formula="of:=MAX([.B6:.F6])" office:value-type="float" office:value="0.019" calcext:value-type="float">
            <text:p>0,019</text:p>
          </table:table-cell>
          <table:table-cell table:formula="of:=MIN([.B6:.F6])" office:value-type="float" office:value="0.016" calcext:value-type="float">
            <text:p>0,016</text:p>
          </table:table-cell>
          <table:table-cell/>
          <table:table-cell table:formula="of:=[.K5]+2" office:value-type="float" office:value="8" calcext:value-type="float">
            <text:p>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05" calcext:value-type="float">
            <text:p>0,005</text:p>
          </table:table-cell>
          <table:table-cell table:formula="of:=AVERAGE([.L6:.P6])" office:value-type="float" office:value="0.0056" calcext:value-type="float">
            <text:p>0,0056</text:p>
          </table:table-cell>
          <table:table-cell table:formula="of:=MAX([.L6:.P6])" office:value-type="float" office:value="0.006" calcext:value-type="float">
            <text:p>0,006</text:p>
          </table:table-cell>
          <table:table-cell table:formula="of:=MIN([.L6:.P6])" office:value-type="float" office:value="0.005" calcext:value-type="float">
            <text:p>0,005</text:p>
          </table:table-cell>
          <table:table-cell table:formula="of:=AVERAGE([.O6:.S6])" office:value-type="float" office:value="0.00552" calcext:value-type="float">
            <text:p>0,00552</text:p>
          </table:table-cell>
          <table:table-cell table:formula="of:=MAX([.O6:.S6])" office:value-type="float" office:value="0.006" calcext:value-type="float">
            <text:p>0,006</text:p>
          </table:table-cell>
          <table:table-cell table:formula="of:=MIN([.O6:.S6])" office:value-type="float" office:value="0.005" calcext:value-type="float">
            <text:p>0,005</text:p>
          </table:table-cell>
        </table:table-row>
        <table:table-row table:style-name="ro1">
          <table:table-cell table:formula="of:=[.A6]+2" office:value-type="float" office:value="10" calcext:value-type="float">
            <text:p>10</text:p>
          </table:table-cell>
          <table:table-cell table:number-columns-repeated="2" office:value-type="float" office:value="0.027" calcext:value-type="float">
            <text:p>0,027</text:p>
          </table:table-cell>
          <table:table-cell office:value-type="float" office:value="0.026" calcext:value-type="float">
            <text:p>0,026</text:p>
          </table:table-cell>
          <table:table-cell table:number-columns-repeated="2" office:value-type="float" office:value="0.027" calcext:value-type="float">
            <text:p>0,027</text:p>
          </table:table-cell>
          <table:table-cell table:formula="of:=AVERAGE([.B7:.F7])" office:value-type="float" office:value="0.0268" calcext:value-type="float">
            <text:p>0,0268</text:p>
          </table:table-cell>
          <table:table-cell table:formula="of:=MAX([.B7:.F7])" office:value-type="float" office:value="0.027" calcext:value-type="float">
            <text:p>0,027</text:p>
          </table:table-cell>
          <table:table-cell table:formula="of:=MIN([.B7:.F7])" office:value-type="float" office:value="0.026" calcext:value-type="float">
            <text:p>0,026</text:p>
          </table:table-cell>
          <table:table-cell/>
          <table:table-cell table:formula="of:=[.K6]+2" office:value-type="float" office:value="10" calcext:value-type="float">
            <text:p>10</text:p>
          </table:table-cell>
          <table:table-cell table:number-columns-repeated="5" office:value-type="float" office:value="0.006" calcext:value-type="float">
            <text:p>0,006</text:p>
          </table:table-cell>
          <table:table-cell table:formula="of:=AVERAGE([.L7:.P7])" office:value-type="float" office:value="0.006" calcext:value-type="float">
            <text:p>0,006</text:p>
          </table:table-cell>
          <table:table-cell table:formula="of:=MAX([.L7:.P7])" office:value-type="float" office:value="0.006" calcext:value-type="float">
            <text:p>0,006</text:p>
          </table:table-cell>
          <table:table-cell table:formula="of:=MIN([.L7:.P7])" office:value-type="float" office:value="0.006" calcext:value-type="float">
            <text:p>0,006</text:p>
          </table:table-cell>
          <table:table-cell table:formula="of:=AVERAGE([.O7:.S7])" office:value-type="float" office:value="0.006" calcext:value-type="float">
            <text:p>0,006</text:p>
          </table:table-cell>
          <table:table-cell table:formula="of:=MAX([.O7:.S7])" office:value-type="float" office:value="0.006" calcext:value-type="float">
            <text:p>0,006</text:p>
          </table:table-cell>
          <table:table-cell table:formula="of:=MIN([.O7:.S7])" office:value-type="float" office:value="0.006" calcext:value-type="float">
            <text:p>0,006</text:p>
          </table:table-cell>
        </table:table-row>
        <table:table-row table:style-name="ro1">
          <table:table-cell table:formula="of:=[.A7]+2" office:value-type="float" office:value="12" calcext:value-type="float">
            <text:p>12</text:p>
          </table:table-cell>
          <table:table-cell table:number-columns-repeated="2" office:value-type="float" office:value="0.055" calcext:value-type="float">
            <text:p>0,055</text:p>
          </table:table-cell>
          <table:table-cell office:value-type="float" office:value="0.054" calcext:value-type="float">
            <text:p>0,054</text:p>
          </table:table-cell>
          <table:table-cell table:number-columns-repeated="2" office:value-type="float" office:value="0.055" calcext:value-type="float">
            <text:p>0,055</text:p>
          </table:table-cell>
          <table:table-cell table:formula="of:=AVERAGE([.B8:.F8])" office:value-type="float" office:value="0.0548" calcext:value-type="float">
            <text:p>0,0548</text:p>
          </table:table-cell>
          <table:table-cell table:formula="of:=MAX([.B8:.F8])" office:value-type="float" office:value="0.055" calcext:value-type="float">
            <text:p>0,055</text:p>
          </table:table-cell>
          <table:table-cell table:formula="of:=MIN([.B8:.F8])" office:value-type="float" office:value="0.054" calcext:value-type="float">
            <text:p>0,054</text:p>
          </table:table-cell>
          <table:table-cell/>
          <table:table-cell table:formula="of:=[.K7]+2" office:value-type="float" office:value="12" calcext:value-type="float">
            <text:p>12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  <table:table-cell table:formula="of:=AVERAGE([.L8:.P8])" office:value-type="float" office:value="0.0064" calcext:value-type="float">
            <text:p>0,0064</text:p>
          </table:table-cell>
          <table:table-cell table:formula="of:=MAX([.L8:.P8])" office:value-type="float" office:value="0.007" calcext:value-type="float">
            <text:p>0,007</text:p>
          </table:table-cell>
          <table:table-cell table:formula="of:=MIN([.L8:.P8])" office:value-type="float" office:value="0.006" calcext:value-type="float">
            <text:p>0,006</text:p>
          </table:table-cell>
          <table:table-cell table:formula="of:=AVERAGE([.O8:.S8])" office:value-type="float" office:value="0.00648" calcext:value-type="float">
            <text:p>0,00648</text:p>
          </table:table-cell>
          <table:table-cell table:formula="of:=MAX([.O8:.S8])" office:value-type="float" office:value="0.007" calcext:value-type="float">
            <text:p>0,007</text:p>
          </table:table-cell>
          <table:table-cell table:formula="of:=MIN([.O8:.S8])" office:value-type="float" office:value="0.006" calcext:value-type="float">
            <text:p>0,006</text:p>
          </table:table-cell>
        </table:table-row>
        <table:table-row table:style-name="ro1">
          <table:table-cell table:formula="of:=[.A8]+2" office:value-type="float" office:value="14" calcext:value-type="float">
            <text:p>14</text:p>
          </table:table-cell>
          <table:table-cell table:number-columns-repeated="2" office:value-type="float" office:value="0.087" calcext:value-type="float">
            <text:p>0,087</text:p>
          </table:table-cell>
          <table:table-cell table:number-columns-repeated="2" office:value-type="float" office:value="0.088" calcext:value-type="float">
            <text:p>0,088</text:p>
          </table:table-cell>
          <table:table-cell office:value-type="float" office:value="0.087" calcext:value-type="float">
            <text:p>0,087</text:p>
          </table:table-cell>
          <table:table-cell table:formula="of:=AVERAGE([.B9:.F9])" office:value-type="float" office:value="0.0874" calcext:value-type="float">
            <text:p>0,0874</text:p>
          </table:table-cell>
          <table:table-cell table:formula="of:=MAX([.B9:.F9])" office:value-type="float" office:value="0.088" calcext:value-type="float">
            <text:p>0,088</text:p>
          </table:table-cell>
          <table:table-cell table:formula="of:=MIN([.B9:.F9])" office:value-type="float" office:value="0.087" calcext:value-type="float">
            <text:p>0,087</text:p>
          </table:table-cell>
          <table:table-cell/>
          <table:table-cell table:formula="of:=[.K8]+2" office:value-type="float" office:value="14" calcext:value-type="float">
            <text:p>1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  <table:table-cell table:formula="of:=AVERAGE([.L9:.P9])" office:value-type="float" office:value="0.0066" calcext:value-type="float">
            <text:p>0,0066</text:p>
          </table:table-cell>
          <table:table-cell table:formula="of:=MAX([.L9:.P9])" office:value-type="float" office:value="0.007" calcext:value-type="float">
            <text:p>0,007</text:p>
          </table:table-cell>
          <table:table-cell table:formula="of:=MIN([.L9:.P9])" office:value-type="float" office:value="0.006" calcext:value-type="float">
            <text:p>0,006</text:p>
          </table:table-cell>
          <table:table-cell table:formula="of:=AVERAGE([.O9:.S9])" office:value-type="float" office:value="0.00652" calcext:value-type="float">
            <text:p>0,00652</text:p>
          </table:table-cell>
          <table:table-cell table:formula="of:=MAX([.O9:.S9])" office:value-type="float" office:value="0.007" calcext:value-type="float">
            <text:p>0,007</text:p>
          </table:table-cell>
          <table:table-cell table:formula="of:=MIN([.O9:.S9])" office:value-type="float" office:value="0.006" calcext:value-type="float">
            <text:p>0,006</text:p>
          </table:table-cell>
        </table:table-row>
        <table:table-row table:style-name="ro1">
          <table:table-cell table:formula="of:=[.A9]+2" office:value-type="float" office:value="16" calcext:value-type="float">
            <text:p>16</text:p>
          </table:table-cell>
          <table:table-cell office:value-type="float" office:value="0.165" calcext:value-type="float">
            <text:p>0,165</text:p>
          </table:table-cell>
          <table:table-cell table:number-columns-repeated="4" office:value-type="float" office:value="0.164" calcext:value-type="float">
            <text:p>0,164</text:p>
          </table:table-cell>
          <table:table-cell table:formula="of:=AVERAGE([.B10:.F10])" office:value-type="float" office:value="0.1642" calcext:value-type="float">
            <text:p>0,1642</text:p>
          </table:table-cell>
          <table:table-cell table:formula="of:=MAX([.B10:.F10])" office:value-type="float" office:value="0.165" calcext:value-type="float">
            <text:p>0,165</text:p>
          </table:table-cell>
          <table:table-cell table:formula="of:=MIN([.B10:.F10])" office:value-type="float" office:value="0.164" calcext:value-type="float">
            <text:p>0,164</text:p>
          </table:table-cell>
          <table:table-cell/>
          <table:table-cell table:formula="of:=[.K9]+2" office:value-type="float" office:value="16" calcext:value-type="float">
            <text:p>16</text:p>
          </table:table-cell>
          <table:table-cell table:number-columns-repeated="2" office:value-type="float" office:value="0.006" calcext:value-type="float">
            <text:p>0,006</text:p>
          </table:table-cell>
          <table:table-cell table:number-columns-repeated="3" office:value-type="float" office:value="0.007" calcext:value-type="float">
            <text:p>0,007</text:p>
          </table:table-cell>
          <table:table-cell table:formula="of:=AVERAGE([.L10:.P10])" office:value-type="float" office:value="0.0066" calcext:value-type="float">
            <text:p>0,0066</text:p>
          </table:table-cell>
          <table:table-cell table:formula="of:=MAX([.L10:.P10])" office:value-type="float" office:value="0.007" calcext:value-type="float">
            <text:p>0,007</text:p>
          </table:table-cell>
          <table:table-cell table:formula="of:=MIN([.L10:.P10])" office:value-type="float" office:value="0.006" calcext:value-type="float">
            <text:p>0,006</text:p>
          </table:table-cell>
          <table:table-cell table:formula="of:=AVERAGE([.O10:.S10])" office:value-type="float" office:value="0.00672" calcext:value-type="float">
            <text:p>0,00672</text:p>
          </table:table-cell>
          <table:table-cell table:formula="of:=MAX([.O10:.S10])" office:value-type="float" office:value="0.007" calcext:value-type="float">
            <text:p>0,007</text:p>
          </table:table-cell>
          <table:table-cell table:formula="of:=MIN([.O10:.S10])" office:value-type="float" office:value="0.006" calcext:value-type="float">
            <text:p>0,006</text:p>
          </table:table-cell>
        </table:table-row>
        <table:table-row table:style-name="ro1">
          <table:table-cell table:formula="of:=[.A10]+2" office:value-type="float" office:value="18" calcext:value-type="float">
            <text:p>18</text:p>
          </table:table-cell>
          <table:table-cell table:number-columns-repeated="3" office:value-type="float" office:value="0.331" calcext:value-type="float">
            <text:p>0,331</text:p>
          </table:table-cell>
          <table:table-cell office:value-type="float" office:value="0.371" calcext:value-type="float">
            <text:p>0,371</text:p>
          </table:table-cell>
          <table:table-cell office:value-type="float" office:value="0.33" calcext:value-type="float">
            <text:p>0,33</text:p>
          </table:table-cell>
          <table:table-cell table:formula="of:=AVERAGE([.B11:.F11])" office:value-type="float" office:value="0.3388" calcext:value-type="float">
            <text:p>0,3388</text:p>
          </table:table-cell>
          <table:table-cell table:formula="of:=MAX([.B11:.F11])" office:value-type="float" office:value="0.371" calcext:value-type="float">
            <text:p>0,371</text:p>
          </table:table-cell>
          <table:table-cell table:formula="of:=MIN([.B11:.F11])" office:value-type="float" office:value="0.33" calcext:value-type="float">
            <text:p>0,33</text:p>
          </table:table-cell>
          <table:table-cell/>
          <table:table-cell table:formula="of:=[.K10]+2" office:value-type="float" office:value="18" calcext:value-type="float">
            <text:p>18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08" calcext:value-type="float">
            <text:p>0,008</text:p>
          </table:table-cell>
          <table:table-cell table:formula="of:=AVERAGE([.L11:.P11])" office:value-type="float" office:value="0.0082" calcext:value-type="float">
            <text:p>0,0082</text:p>
          </table:table-cell>
          <table:table-cell table:formula="of:=MAX([.L11:.P11])" office:value-type="float" office:value="0.009" calcext:value-type="float">
            <text:p>0,009</text:p>
          </table:table-cell>
          <table:table-cell table:formula="of:=MIN([.L11:.P11])" office:value-type="float" office:value="0.008" calcext:value-type="float">
            <text:p>0,008</text:p>
          </table:table-cell>
          <table:table-cell table:formula="of:=AVERAGE([.O11:.S11])" office:value-type="float" office:value="0.00824" calcext:value-type="float">
            <text:p>0,00824</text:p>
          </table:table-cell>
          <table:table-cell table:formula="of:=MAX([.O11:.S11])" office:value-type="float" office:value="0.009" calcext:value-type="float">
            <text:p>0,009</text:p>
          </table:table-cell>
          <table:table-cell table:formula="of:=MIN([.O11:.S11])" office:value-type="float" office:value="0.008" calcext:value-type="float">
            <text:p>0,008</text:p>
          </table:table-cell>
        </table:table-row>
        <table:table-row table:style-name="ro1">
          <table:table-cell table:formula="of:=[.A11]+2" office:value-type="float" office:value="20" calcext:value-type="float">
            <text:p>20</text:p>
          </table:table-cell>
          <table:table-cell table:number-columns-repeated="2" office:value-type="float" office:value="0.616" calcext:value-type="float">
            <text:p>0,616</text:p>
          </table:table-cell>
          <table:table-cell office:value-type="float" office:value="0.633" calcext:value-type="float">
            <text:p>0,63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8" calcext:value-type="float">
            <text:p>0,638</text:p>
          </table:table-cell>
          <table:table-cell table:formula="of:=AVERAGE([.B12:.F12])" office:value-type="float" office:value="0.6254" calcext:value-type="float">
            <text:p>0,6254</text:p>
          </table:table-cell>
          <table:table-cell table:formula="of:=MAX([.B12:.F12])" office:value-type="float" office:value="0.638" calcext:value-type="float">
            <text:p>0,638</text:p>
          </table:table-cell>
          <table:table-cell table:formula="of:=MIN([.B12:.F12])" office:value-type="float" office:value="0.616" calcext:value-type="float">
            <text:p>0,616</text:p>
          </table:table-cell>
          <table:table-cell/>
          <table:table-cell table:formula="of:=[.K11]+2" office:value-type="float" office:value="20" calcext:value-type="float">
            <text:p>20</text:p>
          </table:table-cell>
          <table:table-cell table:number-columns-repeated="5" office:value-type="float" office:value="0.008" calcext:value-type="float">
            <text:p>0,008</text:p>
          </table:table-cell>
          <table:table-cell table:formula="of:=AVERAGE([.L12:.P12])" office:value-type="float" office:value="0.008" calcext:value-type="float">
            <text:p>0,008</text:p>
          </table:table-cell>
          <table:table-cell table:formula="of:=MAX([.L12:.P12])" office:value-type="float" office:value="0.008" calcext:value-type="float">
            <text:p>0,008</text:p>
          </table:table-cell>
          <table:table-cell table:formula="of:=MIN([.L12:.P12])" office:value-type="float" office:value="0.008" calcext:value-type="float">
            <text:p>0,008</text:p>
          </table:table-cell>
          <table:table-cell table:formula="of:=AVERAGE([.O12:.S12])" office:value-type="float" office:value="0.008" calcext:value-type="float">
            <text:p>0,008</text:p>
          </table:table-cell>
          <table:table-cell table:formula="of:=MAX([.O12:.S12])" office:value-type="float" office:value="0.008" calcext:value-type="float">
            <text:p>0,008</text:p>
          </table:table-cell>
          <table:table-cell table:formula="of:=MIN([.O12:.S12])" office:value-type="float" office:value="0.008" calcext:value-type="float">
            <text:p>0,008</text:p>
          </table:table-cell>
        </table:table-row>
        <table:table-row table:style-name="ro1">
          <table:table-cell table:formula="of:=[.A12]+2" office:value-type="float" office:value="22" calcext:value-type="float">
            <text:p>22</text:p>
          </table:table-cell>
          <table:table-cell office:value-type="float" office:value="0.924" calcext:value-type="float">
            <text:p>0,924</text:p>
          </table:table-cell>
          <table:table-cell office:value-type="float" office:value="0.925" calcext:value-type="float">
            <text:p>0,92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61" calcext:value-type="float">
            <text:p>0,961</text:p>
          </table:table-cell>
          <table:table-cell office:value-type="float" office:value="0.942" calcext:value-type="float">
            <text:p>0,942</text:p>
          </table:table-cell>
          <table:table-cell table:formula="of:=AVERAGE([.B13:.F13])" office:value-type="float" office:value="0.9396" calcext:value-type="float">
            <text:p>0,9396</text:p>
          </table:table-cell>
          <table:table-cell table:formula="of:=MAX([.B13:.F13])" office:value-type="float" office:value="0.961" calcext:value-type="float">
            <text:p>0,961</text:p>
          </table:table-cell>
          <table:table-cell table:formula="of:=MIN([.B13:.F13])" office:value-type="float" office:value="0.924" calcext:value-type="float">
            <text:p>0,924</text:p>
          </table:table-cell>
          <table:table-cell/>
          <table:table-cell table:formula="of:=[.K12]+2" office:value-type="float" office:value="22" calcext:value-type="float">
            <text:p>22</text:p>
          </table:table-cell>
          <table:table-cell office:value-type="float" office:value="0.008" calcext:value-type="float">
            <text:p>0,008</text:p>
          </table:table-cell>
          <table:table-cell table:number-columns-repeated="4" office:value-type="float" office:value="0.009" calcext:value-type="float">
            <text:p>0,009</text:p>
          </table:table-cell>
          <table:table-cell table:formula="of:=AVERAGE([.L13:.P13])" office:value-type="float" office:value="0.0088" calcext:value-type="float">
            <text:p>0,0088</text:p>
          </table:table-cell>
          <table:table-cell table:formula="of:=MAX([.L13:.P13])" office:value-type="float" office:value="0.009" calcext:value-type="float">
            <text:p>0,009</text:p>
          </table:table-cell>
          <table:table-cell table:formula="of:=MIN([.L13:.P13])" office:value-type="float" office:value="0.008" calcext:value-type="float">
            <text:p>0,008</text:p>
          </table:table-cell>
          <table:table-cell table:formula="of:=AVERAGE([.O13:.S13])" office:value-type="float" office:value="0.00876" calcext:value-type="float">
            <text:p>0,00876</text:p>
          </table:table-cell>
          <table:table-cell table:formula="of:=MAX([.O13:.S13])" office:value-type="float" office:value="0.009" calcext:value-type="float">
            <text:p>0,009</text:p>
          </table:table-cell>
          <table:table-cell table:formula="of:=MIN([.O13:.S13])" office:value-type="float" office:value="0.008" calcext:value-type="float">
            <text:p>0,008</text:p>
          </table:table-cell>
        </table:table-row>
        <table:table-row table:style-name="ro1">
          <table:table-cell table:formula="of:=[.A13]+2" office:value-type="float" office:value="24" calcext:value-type="float">
            <text:p>24</text:p>
          </table:table-cell>
          <table:table-cell office:value-type="float" office:value="3.385" calcext:value-type="float">
            <text:p>3,385</text:p>
          </table:table-cell>
          <table:table-cell office:value-type="float" office:value="3.371" calcext:value-type="float">
            <text:p>3,371</text:p>
          </table:table-cell>
          <table:table-cell office:value-type="float" office:value="3.406" calcext:value-type="float">
            <text:p>3,406</text:p>
          </table:table-cell>
          <table:table-cell office:value-type="float" office:value="3.37" calcext:value-type="float">
            <text:p>3,37</text:p>
          </table:table-cell>
          <table:table-cell office:value-type="float" office:value="3.401" calcext:value-type="float">
            <text:p>3,401</text:p>
          </table:table-cell>
          <table:table-cell table:formula="of:=AVERAGE([.B14:.F14])" office:value-type="float" office:value="3.3866" calcext:value-type="float">
            <text:p>3,3866</text:p>
          </table:table-cell>
          <table:table-cell table:formula="of:=MAX([.B14:.F14])" office:value-type="float" office:value="3.406" calcext:value-type="float">
            <text:p>3,406</text:p>
          </table:table-cell>
          <table:table-cell table:formula="of:=MIN([.B14:.F14])" office:value-type="float" office:value="3.37" calcext:value-type="float">
            <text:p>3,37</text:p>
          </table:table-cell>
          <table:table-cell/>
          <table:table-cell table:formula="of:=[.K13]+2" office:value-type="float" office:value="24" calcext:value-type="float">
            <text:p>2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09" calcext:value-type="float">
            <text:p>0,009</text:p>
          </table:table-cell>
          <table:table-cell table:formula="of:=AVERAGE([.L14:.P14])" office:value-type="float" office:value="0.009" calcext:value-type="float">
            <text:p>0,009</text:p>
          </table:table-cell>
          <table:table-cell table:formula="of:=MAX([.L14:.P14])" office:value-type="float" office:value="0.01" calcext:value-type="float">
            <text:p>0,01</text:p>
          </table:table-cell>
          <table:table-cell table:formula="of:=MIN([.L14:.P14])" office:value-type="float" office:value="0.008" calcext:value-type="float">
            <text:p>0,008</text:p>
          </table:table-cell>
          <table:table-cell table:formula="of:=AVERAGE([.O14:.S14])" office:value-type="float" office:value="0.009" calcext:value-type="float">
            <text:p>0,009</text:p>
          </table:table-cell>
          <table:table-cell table:formula="of:=MAX([.O14:.S14])" office:value-type="float" office:value="0.01" calcext:value-type="float">
            <text:p>0,01</text:p>
          </table:table-cell>
          <table:table-cell table:formula="of:=MIN([.O14:.S14])" office:value-type="float" office:value="0.008" calcext:value-type="float">
            <text:p>0,008</text:p>
          </table:table-cell>
        </table:table-row>
        <table:table-row table:style-name="ro1">
          <table:table-cell table:formula="of:=[.A14]+2" office:value-type="float" office:value="26" calcext:value-type="float">
            <text:p>26</text:p>
          </table:table-cell>
          <table:table-cell office:value-type="float" office:value="5.727" calcext:value-type="float">
            <text:p>5,727</text:p>
          </table:table-cell>
          <table:table-cell office:value-type="float" office:value="5.534" calcext:value-type="float">
            <text:p>5,534</text:p>
          </table:table-cell>
          <table:table-cell office:value-type="float" office:value="5.601" calcext:value-type="float">
            <text:p>5,601</text:p>
          </table:table-cell>
          <table:table-cell office:value-type="float" office:value="5.531" calcext:value-type="float">
            <text:p>5,531</text:p>
          </table:table-cell>
          <table:table-cell office:value-type="float" office:value="5.6" calcext:value-type="float">
            <text:p>5,6</text:p>
          </table:table-cell>
          <table:table-cell table:formula="of:=AVERAGE([.B15:.F15])" office:value-type="float" office:value="5.5986" calcext:value-type="float">
            <text:p>5,5986</text:p>
          </table:table-cell>
          <table:table-cell table:formula="of:=MAX([.B15:.F15])" office:value-type="float" office:value="5.727" calcext:value-type="float">
            <text:p>5,727</text:p>
          </table:table-cell>
          <table:table-cell table:formula="of:=MIN([.B15:.F15])" office:value-type="float" office:value="5.531" calcext:value-type="float">
            <text:p>5,531</text:p>
          </table:table-cell>
          <table:table-cell/>
          <table:table-cell table:formula="of:=[.K14]+2" office:value-type="float" office:value="26" calcext:value-type="float">
            <text:p>26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table:formula="of:=AVERAGE([.L15:.P15])" office:value-type="float" office:value="0.0094" calcext:value-type="float">
            <text:p>0,0094</text:p>
          </table:table-cell>
          <table:table-cell table:formula="of:=MAX([.L15:.P15])" office:value-type="float" office:value="0.01" calcext:value-type="float">
            <text:p>0,01</text:p>
          </table:table-cell>
          <table:table-cell table:formula="of:=MIN([.L15:.P15])" office:value-type="float" office:value="0.009" calcext:value-type="float">
            <text:p>0,009</text:p>
          </table:table-cell>
          <table:table-cell table:number-columns-repeated="3"/>
        </table:table-row>
        <table:table-row table:style-name="ro1">
          <table:table-cell table:formula="of:=[.A15]+2" office:value-type="float" office:value="28" calcext:value-type="float">
            <text:p>28</text:p>
          </table:table-cell>
          <table:table-cell office:value-type="float" office:value="11.425" calcext:value-type="float">
            <text:p>11,425</text:p>
          </table:table-cell>
          <table:table-cell office:value-type="float" office:value="11.37" calcext:value-type="float">
            <text:p>11,37</text:p>
          </table:table-cell>
          <table:table-cell office:value-type="float" office:value="11.349" calcext:value-type="float">
            <text:p>11,349</text:p>
          </table:table-cell>
          <table:table-cell table:number-columns-repeated="2" office:value-type="float" office:value="11.345" calcext:value-type="float">
            <text:p>11,345</text:p>
          </table:table-cell>
          <table:table-cell table:formula="of:=AVERAGE([.B16:.F16])" office:value-type="float" office:value="11.3668" calcext:value-type="float">
            <text:p>11,3668</text:p>
          </table:table-cell>
          <table:table-cell table:formula="of:=MAX([.B16:.F16])" office:value-type="float" office:value="11.425" calcext:value-type="float">
            <text:p>11,425</text:p>
          </table:table-cell>
          <table:table-cell table:formula="of:=MIN([.B16:.F16])" office:value-type="float" office:value="11.345" calcext:value-type="float">
            <text:p>11,345</text:p>
          </table:table-cell>
          <table:table-cell/>
          <table:table-cell table:formula="of:=[.K15]+2" office:value-type="float" office:value="28" calcext:value-type="float">
            <text:p>28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AVERAGE([.L16:.P16])" office:value-type="float" office:value="0.0102" calcext:value-type="float">
            <text:p>0,0102</text:p>
          </table:table-cell>
          <table:table-cell table:formula="of:=MAX([.L16:.P16])" office:value-type="float" office:value="0.011" calcext:value-type="float">
            <text:p>0,011</text:p>
          </table:table-cell>
          <table:table-cell table:formula="of:=MIN([.L16:.P16])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table:formula="of:=[.A16]+2" office:value-type="float" office:value="30" calcext:value-type="float">
            <text:p>30</text:p>
          </table:table-cell>
          <table:table-cell office:value-type="float" office:value="19.594" calcext:value-type="float">
            <text:p>19,594</text:p>
          </table:table-cell>
          <table:table-cell office:value-type="float" office:value="19.181" calcext:value-type="float">
            <text:p>19,181</text:p>
          </table:table-cell>
          <table:table-cell office:value-type="float" office:value="19.152" calcext:value-type="float">
            <text:p>19,152</text:p>
          </table:table-cell>
          <table:table-cell office:value-type="float" office:value="19.187" calcext:value-type="float">
            <text:p>19,187</text:p>
          </table:table-cell>
          <table:table-cell office:value-type="float" office:value="19.172" calcext:value-type="float">
            <text:p>19,172</text:p>
          </table:table-cell>
          <table:table-cell table:formula="of:=AVERAGE([.B17:.F17])" office:value-type="float" office:value="19.2572" calcext:value-type="float">
            <text:p>19,2572</text:p>
          </table:table-cell>
          <table:table-cell table:formula="of:=MAX([.B17:.F17])" office:value-type="float" office:value="19.594" calcext:value-type="float">
            <text:p>19,594</text:p>
          </table:table-cell>
          <table:table-cell table:formula="of:=MIN([.B17:.F17])" office:value-type="float" office:value="19.152" calcext:value-type="float">
            <text:p>19,152</text:p>
          </table:table-cell>
          <table:table-cell/>
          <table:table-cell table:formula="of:=[.K16]+2"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.011" calcext:value-type="float">
            <text:p>0,011</text:p>
          </table:table-cell>
          <table:table-cell table:formula="of:=AVERAGE([.L17:.P17])" office:value-type="float" office:value="0.0108" calcext:value-type="float">
            <text:p>0,0108</text:p>
          </table:table-cell>
          <table:table-cell table:formula="of:=MAX([.L17:.P17])" office:value-type="float" office:value="0.011" calcext:value-type="float">
            <text:p>0,011</text:p>
          </table:table-cell>
          <table:table-cell table:formula="of:=MIN([.L17:.P17])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table:formula="of:=[.A17]+2" office:value-type="float" office:value="32" calcext:value-type="float">
            <text:p>32</text:p>
          </table:table-cell>
          <table:table-cell office:value-type="float" office:value="52.522" calcext:value-type="float">
            <text:p>52,522</text:p>
          </table:table-cell>
          <table:table-cell office:value-type="float" office:value="52.377" calcext:value-type="float">
            <text:p>52,377</text:p>
          </table:table-cell>
          <table:table-cell office:value-type="float" office:value="52.332" calcext:value-type="float">
            <text:p>52,332</text:p>
          </table:table-cell>
          <table:table-cell office:value-type="float" office:value="52.436" calcext:value-type="float">
            <text:p>52,436</text:p>
          </table:table-cell>
          <table:table-cell office:value-type="float" office:value="52.36" calcext:value-type="float">
            <text:p>52,36</text:p>
          </table:table-cell>
          <table:table-cell table:formula="of:=AVERAGE([.B18:.F18])" office:value-type="float" office:value="52.4054" calcext:value-type="float">
            <text:p>52,4054</text:p>
          </table:table-cell>
          <table:table-cell table:formula="of:=MAX([.B18:.F18])" office:value-type="float" office:value="52.522" calcext:value-type="float">
            <text:p>52,522</text:p>
          </table:table-cell>
          <table:table-cell table:formula="of:=MIN([.B18:.F18])" office:value-type="float" office:value="52.332" calcext:value-type="float">
            <text:p>52,332</text:p>
          </table:table-cell>
          <table:table-cell/>
          <table:table-cell table:formula="of:=[.K17]+2" office:value-type="float" office:value="32" calcext:value-type="float">
            <text:p>32</text:p>
          </table:table-cell>
          <table:table-cell table:number-columns-repeated="3" office:value-type="float" office:value="0.011" calcext:value-type="float">
            <text:p>0,011</text:p>
          </table:table-cell>
          <table:table-cell table:number-columns-repeated="2" office:value-type="float" office:value="0.012" calcext:value-type="float">
            <text:p>0,012</text:p>
          </table:table-cell>
          <table:table-cell table:formula="of:=AVERAGE([.L18:.P18])" office:value-type="float" office:value="0.0114" calcext:value-type="float">
            <text:p>0,0114</text:p>
          </table:table-cell>
          <table:table-cell table:formula="of:=MAX([.L18:.P18])" office:value-type="float" office:value="0.012" calcext:value-type="float">
            <text:p>0,012</text:p>
          </table:table-cell>
          <table:table-cell table:formula="of:=MIN([.L18:.P18])" office:value-type="float" office:value="0.011" calcext:value-type="float">
            <text:p>0,011</text:p>
          </table:table-cell>
          <table:table-cell table:number-columns-repeated="3"/>
        </table:table-row>
        <table:table-row table:style-name="ro1">
          <table:table-cell table:formula="of:=[.A18]+2" office:value-type="float" office:value="34" calcext:value-type="float">
            <text:p>34</text:p>
          </table:table-cell>
          <table:table-cell office:value-type="float" office:value="100.268" calcext:value-type="float">
            <text:p>100,268</text:p>
          </table:table-cell>
          <table:table-cell office:value-type="float" office:value="100.014" calcext:value-type="float">
            <text:p>100,014</text:p>
          </table:table-cell>
          <table:table-cell office:value-type="float" office:value="101.122" calcext:value-type="float">
            <text:p>101,122</text:p>
          </table:table-cell>
          <table:table-cell office:value-type="float" office:value="99.989" calcext:value-type="float">
            <text:p>99,989</text:p>
          </table:table-cell>
          <table:table-cell office:value-type="float" office:value="102.318" calcext:value-type="float">
            <text:p>102,318</text:p>
          </table:table-cell>
          <table:table-cell table:formula="of:=AVERAGE([.B19:.F19])" office:value-type="float" office:value="100.7422" calcext:value-type="float">
            <text:p>100,7422</text:p>
          </table:table-cell>
          <table:table-cell table:formula="of:=MAX([.B19:.F19])" office:value-type="float" office:value="102.318" calcext:value-type="float">
            <text:p>102,318</text:p>
          </table:table-cell>
          <table:table-cell table:formula="of:=MIN([.B19:.F19])" office:value-type="float" office:value="99.989" calcext:value-type="float">
            <text:p>99,989</text:p>
          </table:table-cell>
          <table:table-cell/>
          <table:table-cell table:formula="of:=[.K18]+2" office:value-type="float" office:value="34" calcext:value-type="float">
            <text:p>3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8" calcext:value-type="float">
            <text:p>0,018</text:p>
          </table:table-cell>
          <table:table-cell table:number-columns-repeated="3" office:value-type="float" office:value="0.012" calcext:value-type="float">
            <text:p>0,012</text:p>
          </table:table-cell>
          <table:table-cell table:formula="of:=AVERAGE([.L19:.P19])" office:value-type="float" office:value="0.0132" calcext:value-type="float">
            <text:p>0,0132</text:p>
          </table:table-cell>
          <table:table-cell table:formula="of:=MAX([.L19:.P19])" office:value-type="float" office:value="0.018" calcext:value-type="float">
            <text:p>0,018</text:p>
          </table:table-cell>
          <table:table-cell table:formula="of:=MIN([.L19:.P19])" office:value-type="float" office:value="0.012" calcext:value-type="float">
            <text:p>0,012</text:p>
          </table:table-cell>
          <table:table-cell table:number-columns-repeated="3"/>
        </table:table-row>
        <table:table-row table:style-name="ro1">
          <table:table-cell table:formula="of:=[.A19]+2" office:value-type="float" office:value="36" calcext:value-type="float">
            <text:p>36</text:p>
          </table:table-cell>
          <table:table-cell office:value-type="float" office:value="183.408" calcext:value-type="float">
            <text:p>183,408</text:p>
          </table:table-cell>
          <table:table-cell office:value-type="float" office:value="183.565" calcext:value-type="float">
            <text:p>183,565</text:p>
          </table:table-cell>
          <table:table-cell office:value-type="float" office:value="183.481" calcext:value-type="float">
            <text:p>183,481</text:p>
          </table:table-cell>
          <table:table-cell office:value-type="float" office:value="183.526" calcext:value-type="float">
            <text:p>183,526</text:p>
          </table:table-cell>
          <table:table-cell office:value-type="float" office:value="193.007" calcext:value-type="float">
            <text:p>193,007</text:p>
          </table:table-cell>
          <table:table-cell table:formula="of:=AVERAGE([.B20:.F20])" office:value-type="float" office:value="185.3974" calcext:value-type="float">
            <text:p>185,3974</text:p>
          </table:table-cell>
          <table:table-cell table:formula="of:=MAX([.B20:.F20])" office:value-type="float" office:value="193.007" calcext:value-type="float">
            <text:p>193,007</text:p>
          </table:table-cell>
          <table:table-cell table:formula="of:=MIN([.B20:.F20])" office:value-type="float" office:value="183.408" calcext:value-type="float">
            <text:p>183,408</text:p>
          </table:table-cell>
          <table:table-cell/>
          <table:table-cell table:formula="of:=[.K19]+2" office:value-type="float" office:value="36" calcext:value-type="float">
            <text:p>36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table:formula="of:=AVERAGE([.L20:.P20])" office:value-type="float" office:value="0.014" calcext:value-type="float">
            <text:p>0,014</text:p>
          </table:table-cell>
          <table:table-cell table:formula="of:=MAX([.L20:.P20])" office:value-type="float" office:value="0.02" calcext:value-type="float">
            <text:p>0,02</text:p>
          </table:table-cell>
          <table:table-cell table:formula="of:=MIN([.L20:.P20])" office:value-type="float" office:value="0.012" calcext:value-type="float">
            <text:p>0,012</text:p>
          </table:table-cell>
          <table:table-cell table:number-columns-repeated="3"/>
        </table:table-row>
        <table:table-row table:style-name="ro1">
          <table:table-cell table:formula="of:=[.A20]+2" office:value-type="float" office:value="38" calcext:value-type="float">
            <text:p>38</text:p>
          </table:table-cell>
          <table:table-cell office:value-type="float" office:value="442.426" calcext:value-type="float">
            <text:p>442,426</text:p>
          </table:table-cell>
          <table:table-cell office:value-type="float" office:value="442.701" calcext:value-type="float">
            <text:p>442,701</text:p>
          </table:table-cell>
          <table:table-cell office:value-type="float" office:value="442.378" calcext:value-type="float">
            <text:p>442,378</text:p>
          </table:table-cell>
          <table:table-cell office:value-type="float" office:value="443.442" calcext:value-type="float">
            <text:p>443,442</text:p>
          </table:table-cell>
          <table:table-cell office:value-type="float" office:value="455.867" calcext:value-type="float">
            <text:p>455,867</text:p>
          </table:table-cell>
          <table:table-cell table:formula="of:=AVERAGE([.B21:.F21])" office:value-type="float" office:value="445.3628" calcext:value-type="float">
            <text:p>445,3628</text:p>
          </table:table-cell>
          <table:table-cell table:formula="of:=MAX([.B21:.F21])" office:value-type="float" office:value="455.867" calcext:value-type="float">
            <text:p>455,867</text:p>
          </table:table-cell>
          <table:table-cell table:formula="of:=MIN([.B21:.F21])" office:value-type="float" office:value="442.378" calcext:value-type="float">
            <text:p>442,378</text:p>
          </table:table-cell>
          <table:table-cell/>
          <table:table-cell table:formula="of:=[.K20]+2" office:value-type="float" office:value="38" calcext:value-type="float">
            <text:p>38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" calcext:value-type="float">
            <text:p>0,0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3" calcext:value-type="float">
            <text:p>0,013</text:p>
          </table:table-cell>
          <table:table-cell table:formula="of:=AVERAGE([.L21:.P21])" office:value-type="float" office:value="0.0162" calcext:value-type="float">
            <text:p>0,0162</text:p>
          </table:table-cell>
          <table:table-cell table:formula="of:=MAX([.L21:.P21])" office:value-type="float" office:value="0.021" calcext:value-type="float">
            <text:p>0,021</text:p>
          </table:table-cell>
          <table:table-cell table:formula="of:=MIN([.L21:.P21])" office:value-type="float" office:value="0.013" calcext:value-type="float">
            <text:p>0,013</text:p>
          </table:table-cell>
          <table:table-cell table:number-columns-repeated="3"/>
        </table:table-row>
        <table:table-row table:style-name="ro1">
          <table:table-cell table:formula="of:=[.A21]+2" office:value-type="float" office:value="40" calcext:value-type="float">
            <text:p>40</text:p>
          </table:table-cell>
          <table:table-cell office:value-type="float" office:value="801.355" calcext:value-type="float">
            <text:p>801,355</text:p>
          </table:table-cell>
          <table:table-cell office:value-type="float" office:value="803.459" calcext:value-type="float">
            <text:p>803,459</text:p>
          </table:table-cell>
          <table:table-cell office:value-type="float" office:value="803.266" calcext:value-type="float">
            <text:p>803,266</text:p>
          </table:table-cell>
          <table:table-cell office:value-type="float" office:value="802.849" calcext:value-type="float">
            <text:p>802,849</text:p>
          </table:table-cell>
          <table:table-cell office:value-type="float" office:value="804.118" calcext:value-type="float">
            <text:p>804,118</text:p>
          </table:table-cell>
          <table:table-cell table:formula="of:=AVERAGE([.B22:.F22])" office:value-type="float" office:value="803.0094" calcext:value-type="float">
            <text:p>803,0094</text:p>
          </table:table-cell>
          <table:table-cell table:formula="of:=MAX([.B22:.F22])" office:value-type="float" office:value="804.118" calcext:value-type="float">
            <text:p>804,118</text:p>
          </table:table-cell>
          <table:table-cell table:formula="of:=MIN([.B22:.F22])" office:value-type="float" office:value="801.355" calcext:value-type="float">
            <text:p>801,355</text:p>
          </table:table-cell>
          <table:table-cell/>
          <table:table-cell table:formula="of:=[.K21]+2" office:value-type="float" office:value="40" calcext:value-type="float">
            <text:p>4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" calcext:value-type="float">
            <text:p>0,02</text:p>
          </table:table-cell>
          <table:table-cell office:value-type="float" office:value="0.014" calcext:value-type="float">
            <text:p>0,014</text:p>
          </table:table-cell>
          <table:table-cell table:formula="of:=AVERAGE([.L22:.P22])" office:value-type="float" office:value="0.0156" calcext:value-type="float">
            <text:p>0,0156</text:p>
          </table:table-cell>
          <table:table-cell table:formula="of:=MAX([.L22:.P22])" office:value-type="float" office:value="0.02" calcext:value-type="float">
            <text:p>0,02</text:p>
          </table:table-cell>
          <table:table-cell table:formula="of:=MIN([.L22:.P22])" office:value-type="float" office:value="0.014" calcext:value-type="float">
            <text:p>0,014</text:p>
          </table:table-cell>
          <table:table-cell table:number-columns-repeated="3"/>
        </table:table-row>
        <table:table-row table:style-name="ro1">
          <table:table-cell table:formula="of:=[.A22]+2" office:value-type="float" office:value="42" calcext:value-type="float">
            <text:p>42</text:p>
          </table:table-cell>
          <table:table-cell office:value-type="float" office:value="1786.21" calcext:value-type="float">
            <text:p>1786,21</text:p>
          </table:table-cell>
          <table:table-cell office:value-type="float" office:value="1782.28" calcext:value-type="float">
            <text:p>1782,28</text:p>
          </table:table-cell>
          <table:table-cell office:value-type="float" office:value="1809.94" calcext:value-type="float">
            <text:p>1809,94</text:p>
          </table:table-cell>
          <table:table-cell office:value-type="float" office:value="1812.64" calcext:value-type="float">
            <text:p>1812,64</text:p>
          </table:table-cell>
          <table:table-cell office:value-type="float" office:value="1804.91" calcext:value-type="float">
            <text:p>1804,91</text:p>
          </table:table-cell>
          <table:table-cell table:formula="of:=AVERAGE([.B23:.F23])" office:value-type="float" office:value="1799.196" calcext:value-type="float">
            <text:p>1799,196</text:p>
          </table:table-cell>
          <table:table-cell table:formula="of:=MAX([.B23:.F23])" office:value-type="float" office:value="1812.64" calcext:value-type="float">
            <text:p>1812,64</text:p>
          </table:table-cell>
          <table:table-cell table:formula="of:=MIN([.B23:.F23])" office:value-type="float" office:value="1782.28" calcext:value-type="float">
            <text:p>1782,28</text:p>
          </table:table-cell>
          <table:table-cell/>
          <table:table-cell table:formula="of:=[.K22]+2" office:value-type="float" office:value="42" calcext:value-type="float">
            <text:p>4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5" calcext:value-type="float">
            <text:p>0,015</text:p>
          </table:table-cell>
          <table:table-cell table:formula="of:=AVERAGE([.L23:.P23])" office:value-type="float" office:value="0.0162" calcext:value-type="float">
            <text:p>0,0162</text:p>
          </table:table-cell>
          <table:table-cell table:formula="of:=MAX([.L23:.P23])" office:value-type="float" office:value="0.023" calcext:value-type="float">
            <text:p>0,023</text:p>
          </table:table-cell>
          <table:table-cell table:formula="of:=MIN([.L23:.P23])" office:value-type="float" office:value="0.014" calcext:value-type="float">
            <text:p>0,014</text:p>
          </table:table-cell>
          <table:table-cell table:number-columns-repeated="3"/>
        </table:table-row>
        <table:table-row table:style-name="ro1">
          <table:table-cell table:formula="of:=[.A23]+2" office:value-type="float" office:value="44" calcext:value-type="float">
            <text:p>44</text:p>
          </table:table-cell>
          <table:table-cell office:value-type="float" office:value="4113.03" calcext:value-type="float">
            <text:p>4113,03</text:p>
          </table:table-cell>
          <table:table-cell office:value-type="float" office:value="4082.09" calcext:value-type="float">
            <text:p>4082,09</text:p>
          </table:table-cell>
          <table:table-cell office:value-type="float" office:value="4080.16" calcext:value-type="float">
            <text:p>4080,16</text:p>
          </table:table-cell>
          <table:table-cell office:value-type="float" office:value="4126.99" calcext:value-type="float">
            <text:p>4126,99</text:p>
          </table:table-cell>
          <table:table-cell office:value-type="float" office:value="4089.37" calcext:value-type="float">
            <text:p>4089,37</text:p>
          </table:table-cell>
          <table:table-cell table:formula="of:=AVERAGE([.B24:.F24])" office:value-type="float" office:value="4098.328" calcext:value-type="float">
            <text:p>4098,328</text:p>
          </table:table-cell>
          <table:table-cell table:formula="of:=MAX([.B24:.F24])" office:value-type="float" office:value="4126.99" calcext:value-type="float">
            <text:p>4126,99</text:p>
          </table:table-cell>
          <table:table-cell table:formula="of:=MIN([.B24:.F24])" office:value-type="float" office:value="4080.16" calcext:value-type="float">
            <text:p>4080,16</text:p>
          </table:table-cell>
          <table:table-cell/>
          <table:table-cell table:formula="of:=[.K23]+2" office:value-type="float" office:value="44" calcext:value-type="float">
            <text:p>4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5" calcext:value-type="float">
            <text:p>0,015</text:p>
          </table:table-cell>
          <table:table-cell table:formula="of:=AVERAGE([.L24:.P24])" office:value-type="float" office:value="0.0158" calcext:value-type="float">
            <text:p>0,0158</text:p>
          </table:table-cell>
          <table:table-cell table:formula="of:=MAX([.L24:.P24])" office:value-type="float" office:value="0.017" calcext:value-type="float">
            <text:p>0,017</text:p>
          </table:table-cell>
          <table:table-cell table:formula="of:=MIN([.L24:.P24])" office:value-type="float" office:value="0.015" calcext:value-type="float">
            <text:p>0,015</text:p>
          </table:table-cell>
          <table:table-cell table:number-columns-repeated="3"/>
        </table:table-row>
        <table:table-row table:style-name="ro1">
          <table:table-cell table:formula="of:=[.A24]+2" office:value-type="float" office:value="46" calcext:value-type="float">
            <text:p>46</text:p>
          </table:table-cell>
          <table:table-cell office:value-type="float" office:value="7680.42" calcext:value-type="float">
            <text:p>7680,42</text:p>
          </table:table-cell>
          <table:table-cell office:value-type="float" office:value="7506.15" calcext:value-type="float">
            <text:p>7506,15</text:p>
          </table:table-cell>
          <table:table-cell office:value-type="float" office:value="7505.59" calcext:value-type="float">
            <text:p>7505,59</text:p>
          </table:table-cell>
          <table:table-cell office:value-type="float" office:value="7574.46" calcext:value-type="float">
            <text:p>7574,46</text:p>
          </table:table-cell>
          <table:table-cell office:value-type="float" office:value="7519.23" calcext:value-type="float">
            <text:p>7519,23</text:p>
          </table:table-cell>
          <table:table-cell table:formula="of:=AVERAGE([.B25:.F25])" office:value-type="float" office:value="7557.17" calcext:value-type="float">
            <text:p>7557,17</text:p>
          </table:table-cell>
          <table:table-cell table:formula="of:=MAX([.B25:.F25])" office:value-type="float" office:value="7680.42" calcext:value-type="float">
            <text:p>7680,42</text:p>
          </table:table-cell>
          <table:table-cell table:formula="of:=MIN([.B25:.F25])" office:value-type="float" office:value="7505.59" calcext:value-type="float">
            <text:p>7505,59</text:p>
          </table:table-cell>
          <table:table-cell/>
          <table:table-cell table:formula="of:=[.K24]+2" office:value-type="float" office:value="46" calcext:value-type="float">
            <text:p>4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" calcext:value-type="float">
            <text:p>0,016</text:p>
          </table:table-cell>
          <table:table-cell table:formula="of:=AVERAGE([.L25:.P25])" office:value-type="float" office:value="0.0162" calcext:value-type="float">
            <text:p>0,0162</text:p>
          </table:table-cell>
          <table:table-cell table:formula="of:=MAX([.L25:.P25])" office:value-type="float" office:value="0.017" calcext:value-type="float">
            <text:p>0,017</text:p>
          </table:table-cell>
          <table:table-cell table:formula="of:=MIN([.L25:.P25])" office:value-type="float" office:value="0.015" calcext:value-type="float">
            <text:p>0,015</text:p>
          </table:table-cell>
          <table:table-cell table:number-columns-repeated="3"/>
        </table:table-row>
        <table:table-row table:style-name="ro1">
          <table:table-cell table:formula="of:=[.A25]+2" office:value-type="float" office:value="48" calcext:value-type="float">
            <text:p>48</text:p>
          </table:table-cell>
          <table:table-cell office:value-type="float" office:value="16447.4" calcext:value-type="float">
            <text:p>16447,4</text:p>
          </table:table-cell>
          <table:table-cell office:value-type="float" office:value="16465.3" calcext:value-type="float">
            <text:p>16465,3</text:p>
          </table:table-cell>
          <table:table-cell office:value-type="float" office:value="16487.9" calcext:value-type="float">
            <text:p>16487,9</text:p>
          </table:table-cell>
          <table:table-cell office:value-type="float" office:value="16565.9" calcext:value-type="float">
            <text:p>16565,9</text:p>
          </table:table-cell>
          <table:table-cell office:value-type="float" office:value="16584.9" calcext:value-type="float">
            <text:p>16584,9</text:p>
          </table:table-cell>
          <table:table-cell table:formula="of:=AVERAGE([.B26:.F26])" office:value-type="float" office:value="16510.28" calcext:value-type="float">
            <text:p>16510,28</text:p>
          </table:table-cell>
          <table:table-cell table:formula="of:=MAX([.B26:.F26])" office:value-type="float" office:value="16584.9" calcext:value-type="float">
            <text:p>16584,9</text:p>
          </table:table-cell>
          <table:table-cell table:formula="of:=MIN([.B26:.F26])" office:value-type="float" office:value="16447.4" calcext:value-type="float">
            <text:p>16447,4</text:p>
          </table:table-cell>
          <table:table-cell/>
          <table:table-cell table:formula="of:=[.K25]+2" office:value-type="float" office:value="48" calcext:value-type="float">
            <text:p>48</text:p>
          </table:table-cell>
          <table:table-cell table:number-columns-repeated="2" office:value-type="float" office:value="0.017" calcext:value-type="float">
            <text:p>0,017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.018" calcext:value-type="float">
            <text:p>0,018</text:p>
          </table:table-cell>
          <table:table-cell table:formula="of:=AVERAGE([.L26:.P26])" office:value-type="float" office:value="0.0172" calcext:value-type="float">
            <text:p>0,0172</text:p>
          </table:table-cell>
          <table:table-cell table:formula="of:=MAX([.L26:.P26])" office:value-type="float" office:value="0.018" calcext:value-type="float">
            <text:p>0,018</text:p>
          </table:table-cell>
          <table:table-cell table:formula="of:=MIN([.L26:.P26])" office:value-type="float" office:value="0.016" calcext:value-type="float">
            <text:p>0,016</text:p>
          </table:table-cell>
          <table:table-cell table:number-columns-repeated="3"/>
        </table:table-row>
        <table:table-row table:style-name="ro1">
          <table:table-cell table:formula="of:=[.A26]+2" office:value-type="float" office:value="50" calcext:value-type="float">
            <text:p>50</text:p>
          </table:table-cell>
          <table:table-cell office:value-type="float" office:value="35509.8" calcext:value-type="float">
            <text:p>35509,8</text:p>
          </table:table-cell>
          <table:table-cell office:value-type="float" office:value="35426.4" calcext:value-type="float">
            <text:p>35426,4</text:p>
          </table:table-cell>
          <table:table-cell office:value-type="float" office:value="36127.2" calcext:value-type="float">
            <text:p>36127,2</text:p>
          </table:table-cell>
          <table:table-cell office:value-type="float" office:value="35571.9" calcext:value-type="float">
            <text:p>35571,9</text:p>
          </table:table-cell>
          <table:table-cell office:value-type="float" office:value="35775" calcext:value-type="float">
            <text:p>35775</text:p>
          </table:table-cell>
          <table:table-cell table:formula="of:=AVERAGE([.B27:.F27])" office:value-type="float" office:value="35682.06" calcext:value-type="float">
            <text:p>35682,06</text:p>
          </table:table-cell>
          <table:table-cell table:formula="of:=MAX([.B27:.F27])" office:value-type="float" office:value="36127.2" calcext:value-type="float">
            <text:p>36127,2</text:p>
          </table:table-cell>
          <table:table-cell table:formula="of:=MIN([.B27:.F27])" office:value-type="float" office:value="35426.4" calcext:value-type="float">
            <text:p>35426,4</text:p>
          </table:table-cell>
          <table:table-cell/>
          <table:table-cell table:formula="of:=[.K26]+2" office:value-type="float" office:value="50" calcext:value-type="float">
            <text:p>50</text:p>
          </table:table-cell>
          <table:table-cell table:number-columns-repeated="2"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table:formula="of:=AVERAGE([.L27:.P27])" office:value-type="float" office:value="0.0176" calcext:value-type="float">
            <text:p>0,0176</text:p>
          </table:table-cell>
          <table:table-cell table:formula="of:=MAX([.L27:.P27])" office:value-type="float" office:value="0.018" calcext:value-type="float">
            <text:p>0,018</text:p>
          </table:table-cell>
          <table:table-cell table:formula="of:=MIN([.L27:.P27])" office:value-type="float" office:value="0.017" calcext:value-type="float">
            <text:p>0,017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B28:.F28])" office:value-type="string" office:string-value="" calcext:value-type="error">
            <text:p>#DIV/0!</text:p>
          </table:table-cell>
          <table:table-cell table:formula="of:=MAX([.B28:.F28])" office:value-type="float" office:value="0" calcext:value-type="float">
            <text:p>0</text:p>
          </table:table-cell>
          <table:table-cell table:formula="of:=MIN([.B28:.F2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29:.F29])" office:value-type="string" office:string-value="" calcext:value-type="error">
            <text:p>#DIV/0!</text:p>
          </table:table-cell>
          <table:table-cell table:formula="of:=MAX([.B29:.F29])" office:value-type="float" office:value="0" calcext:value-type="float">
            <text:p>0</text:p>
          </table:table-cell>
          <table:table-cell table:formula="of:=MIN([.B29:.F2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30:.F30])" office:value-type="string" office:string-value="" calcext:value-type="error">
            <text:p>#DIV/0!</text:p>
          </table:table-cell>
          <table:table-cell table:formula="of:=MAX([.B30:.F30])" office:value-type="float" office:value="0" calcext:value-type="float">
            <text:p>0</text:p>
          </table:table-cell>
          <table:table-cell table:formula="of:=MIN([.B30:.F30])" office:value-type="float" office:value="0" calcext:value-type="float">
            <text:p>0</text:p>
          </table:table-cell>
          <table:table-cell/>
          <table:table-cell office:value-type="string" calcext:value-type="string">
            <text:p>con poda , bipartito completo 25,25 k = 10</text:p>
          </table:table-cell>
          <table:table-cell table:number-columns-repeated="5"/>
          <table:table-cell table:formula="of:=AVERAGE([.L30:.P30])" office:value-type="string" office:string-value="" calcext:value-type="error">
            <text:p>#DIV/0!</text:p>
          </table:table-cell>
          <table:table-cell table:formula="of:=MAX([.L30:.P30])" office:value-type="float" office:value="0" calcext:value-type="float">
            <text:p>0</text:p>
          </table:table-cell>
          <table:table-cell table:formula="of:=MIN([.L30:.P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parito 25,25 completo <text:s/>con k = 10</text:p>
          </table:table-cell>
          <table:table-cell table:number-columns-repeated="5"/>
          <table:table-cell table:formula="of:=AVERAGE([.B31:.F31])" office:value-type="string" office:string-value="" calcext:value-type="error">
            <text:p>#DIV/0!</text:p>
          </table:table-cell>
          <table:table-cell table:formula="of:=MAX([.B31:.F31])" office:value-type="float" office:value="0" calcext:value-type="float">
            <text:p>0</text:p>
          </table:table-cell>
          <table:table-cell table:formula="of:=MIN([.B31:.F31])" office:value-type="float" office:value="0" calcext:value-type="float">
            <text:p>0</text:p>
          </table:table-cell>
          <table:table-cell table:number-columns-repeated="7"/>
          <table:table-cell table:formula="of:=AVERAGE([.L31:.P31])" office:value-type="string" office:string-value="" calcext:value-type="error">
            <text:p>#DIV/0!</text:p>
          </table:table-cell>
          <table:table-cell table:formula="of:=MAX([.L31:.P31])" office:value-type="float" office:value="0" calcext:value-type="float">
            <text:p>0</text:p>
          </table:table-cell>
          <table:table-cell table:formula="of:=MIN([.L31:.P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table:formula="of:=AVERAGE([.B32:.F32])" office:value-type="float" office:value="0.0032" calcext:value-type="float">
            <text:p>0,0032</text:p>
          </table:table-cell>
          <table:table-cell table:formula="of:=MAX([.B32:.F32])" office:value-type="float" office:value="0.004" calcext:value-type="float">
            <text:p>0,004</text:p>
          </table:table-cell>
          <table:table-cell table:formula="of:=MIN([.B32:.F32])" office:value-type="float" office:value="0.002" calcext:value-type="float">
            <text:p>0,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.001" calcext:value-type="float">
            <text:p>0,001</text:p>
          </table:table-cell>
          <table:table-cell table:formula="of:=AVERAGE([.L32:.P32])" office:value-type="float" office:value="0.0014" calcext:value-type="float">
            <text:p>0,0014</text:p>
          </table:table-cell>
          <table:table-cell table:formula="of:=MAX([.L32:.P32])" office:value-type="float" office:value="0.002" calcext:value-type="float">
            <text:p>0,002</text:p>
          </table:table-cell>
          <table:table-cell table:formula="of:=MIN([.L32:.P32])" office:value-type="float" office:value="0.001" calcext:value-type="float">
            <text:p>0,001</text:p>
          </table:table-cell>
          <table:table-cell table:formula="of:=AVERAGE([.O32:.S32])" office:value-type="float" office:value="0.00128" calcext:value-type="float">
            <text:p>0,00128</text:p>
          </table:table-cell>
          <table:table-cell table:formula="of:=MAX([.O32:.S32])" office:value-type="float" office:value="0.002" calcext:value-type="float">
            <text:p>0,002</text:p>
          </table:table-cell>
          <table:table-cell/>
        </table:table-row>
        <table:table-row table:style-name="ro1">
          <table:table-cell table:formula="of:=[.A32]+2" office:value-type="float" office:value="4" calcext:value-type="float">
            <text:p>4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8" calcext:value-type="float">
            <text:p>0,008</text:p>
          </table:table-cell>
          <table:table-cell table:formula="of:=AVERAGE([.B33:.F33])" office:value-type="float" office:value="0.0092" calcext:value-type="float">
            <text:p>0,0092</text:p>
          </table:table-cell>
          <table:table-cell table:formula="of:=MAX([.B33:.F33])" office:value-type="float" office:value="0.011" calcext:value-type="float">
            <text:p>0,011</text:p>
          </table:table-cell>
          <table:table-cell table:formula="of:=MIN([.B33:.F33])" office:value-type="float" office:value="0.008" calcext:value-type="float">
            <text:p>0,008</text:p>
          </table:table-cell>
          <table:table-cell/>
          <table:table-cell table:formula="of:=[.K32]+2" office:value-type="float" office:value="4" calcext:value-type="float">
            <text:p>4</text:p>
          </table:table-cell>
          <table:table-cell office:value-type="float" office:value="0.007" calcext:value-type="float">
            <text:p>0,007</text:p>
          </table:table-cell>
          <table:table-cell table:number-columns-repeated="4" office:value-type="float" office:value="0.006" calcext:value-type="float">
            <text:p>0,006</text:p>
          </table:table-cell>
          <table:table-cell table:formula="of:=AVERAGE([.L33:.P33])" office:value-type="float" office:value="0.0062" calcext:value-type="float">
            <text:p>0,0062</text:p>
          </table:table-cell>
          <table:table-cell table:formula="of:=MAX([.L33:.P33])" office:value-type="float" office:value="0.007" calcext:value-type="float">
            <text:p>0,007</text:p>
          </table:table-cell>
          <table:table-cell table:formula="of:=MIN([.L33:.P33])" office:value-type="float" office:value="0.006" calcext:value-type="float">
            <text:p>0,006</text:p>
          </table:table-cell>
          <table:table-cell table:formula="of:=AVERAGE([.O33:.S33])" office:value-type="float" office:value="0.00624" calcext:value-type="float">
            <text:p>0,00624</text:p>
          </table:table-cell>
          <table:table-cell table:formula="of:=MAX([.O33:.S33])" office:value-type="float" office:value="0.007" calcext:value-type="float">
            <text:p>0,007</text:p>
          </table:table-cell>
          <table:table-cell/>
        </table:table-row>
        <table:table-row table:style-name="ro1">
          <table:table-cell table:formula="of:=[.A33]+2" office:value-type="float" office:value="6" calcext:value-type="float">
            <text:p>6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 table:formula="of:=AVERAGE([.B34:.F34])" office:value-type="float" office:value="0.0114" calcext:value-type="float">
            <text:p>0,0114</text:p>
          </table:table-cell>
          <table:table-cell table:formula="of:=MAX([.B34:.F34])" office:value-type="float" office:value="0.012" calcext:value-type="float">
            <text:p>0,012</text:p>
          </table:table-cell>
          <table:table-cell table:formula="of:=MIN([.B34:.F34])" office:value-type="float" office:value="0.011" calcext:value-type="float">
            <text:p>0,011</text:p>
          </table:table-cell>
          <table:table-cell/>
          <table:table-cell table:formula="of:=[.K33]+2" office:value-type="float" office:value="6" calcext:value-type="float">
            <text:p>6</text:p>
          </table:table-cell>
          <table:table-cell table:number-columns-repeated="5" office:value-type="float" office:value="0.007" calcext:value-type="float">
            <text:p>0,007</text:p>
          </table:table-cell>
          <table:table-cell table:formula="of:=AVERAGE([.L34:.P34])" office:value-type="float" office:value="0.007" calcext:value-type="float">
            <text:p>0,007</text:p>
          </table:table-cell>
          <table:table-cell table:formula="of:=MAX([.L34:.P34])" office:value-type="float" office:value="0.007" calcext:value-type="float">
            <text:p>0,007</text:p>
          </table:table-cell>
          <table:table-cell table:formula="of:=MIN([.L34:.P34])" office:value-type="float" office:value="0.007" calcext:value-type="float">
            <text:p>0,007</text:p>
          </table:table-cell>
          <table:table-cell table:formula="of:=AVERAGE([.O34:.S34])" office:value-type="float" office:value="0.007" calcext:value-type="float">
            <text:p>0,007</text:p>
          </table:table-cell>
          <table:table-cell table:formula="of:=MAX([.O34:.S34])" office:value-type="float" office:value="0.007" calcext:value-type="float">
            <text:p>0,007</text:p>
          </table:table-cell>
          <table:table-cell/>
        </table:table-row>
        <table:table-row table:style-name="ro1">
          <table:table-cell table:formula="of:=[.A34]+2" office:value-type="float" office:value="8" calcext:value-type="float">
            <text:p>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" calcext:value-type="float">
            <text:p>0,016</text:p>
          </table:table-cell>
          <table:table-cell table:number-columns-repeated="3" office:value-type="float" office:value="0.017" calcext:value-type="float">
            <text:p>0,017</text:p>
          </table:table-cell>
          <table:table-cell table:formula="of:=AVERAGE([.B35:.F35])" office:value-type="float" office:value="0.0168" calcext:value-type="float">
            <text:p>0,0168</text:p>
          </table:table-cell>
          <table:table-cell table:formula="of:=MAX([.B35:.F35])" office:value-type="float" office:value="0.017" calcext:value-type="float">
            <text:p>0,017</text:p>
          </table:table-cell>
          <table:table-cell table:formula="of:=MIN([.B35:.F35])" office:value-type="float" office:value="0.016" calcext:value-type="float">
            <text:p>0,016</text:p>
          </table:table-cell>
          <table:table-cell/>
          <table:table-cell table:formula="of:=[.K34]+2" office:value-type="float" office:value="8" calcext:value-type="float">
            <text:p>8</text:p>
          </table:table-cell>
          <table:table-cell table:number-columns-repeated="5" office:value-type="float" office:value="0.007" calcext:value-type="float">
            <text:p>0,007</text:p>
          </table:table-cell>
          <table:table-cell table:formula="of:=AVERAGE([.L35:.P35])" office:value-type="float" office:value="0.007" calcext:value-type="float">
            <text:p>0,007</text:p>
          </table:table-cell>
          <table:table-cell table:formula="of:=MAX([.L35:.P35])" office:value-type="float" office:value="0.007" calcext:value-type="float">
            <text:p>0,007</text:p>
          </table:table-cell>
          <table:table-cell table:formula="of:=MIN([.L35:.P35])" office:value-type="float" office:value="0.007" calcext:value-type="float">
            <text:p>0,007</text:p>
          </table:table-cell>
          <table:table-cell table:formula="of:=AVERAGE([.O35:.S35])" office:value-type="float" office:value="0.007" calcext:value-type="float">
            <text:p>0,007</text:p>
          </table:table-cell>
          <table:table-cell table:formula="of:=MAX([.O35:.S35])" office:value-type="float" office:value="0.007" calcext:value-type="float">
            <text:p>0,007</text:p>
          </table:table-cell>
          <table:table-cell/>
        </table:table-row>
        <table:table-row table:style-name="ro1">
          <table:table-cell table:formula="of:=[.A35]+2" office:value-type="float" office:value="10" calcext:value-type="float">
            <text:p>1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6" calcext:value-type="float">
            <text:p>0,026</text:p>
          </table:table-cell>
          <table:table-cell table:number-columns-repeated="3" office:value-type="float" office:value="0.027" calcext:value-type="float">
            <text:p>0,027</text:p>
          </table:table-cell>
          <table:table-cell table:formula="of:=AVERAGE([.B36:.F36])" office:value-type="float" office:value="0.0268" calcext:value-type="float">
            <text:p>0,0268</text:p>
          </table:table-cell>
          <table:table-cell table:formula="of:=MAX([.B36:.F36])" office:value-type="float" office:value="0.027" calcext:value-type="float">
            <text:p>0,027</text:p>
          </table:table-cell>
          <table:table-cell table:formula="of:=MIN([.B36:.F36])" office:value-type="float" office:value="0.026" calcext:value-type="float">
            <text:p>0,026</text:p>
          </table:table-cell>
          <table:table-cell/>
          <table:table-cell table:formula="of:=[.K35]+2" office:value-type="float" office:value="10" calcext:value-type="float">
            <text:p>10</text:p>
          </table:table-cell>
          <table:table-cell office:value-type="float" office:value="0.007" calcext:value-type="float">
            <text:p>0,007</text:p>
          </table:table-cell>
          <table:table-cell table:number-columns-repeated="4" office:value-type="float" office:value="0.008" calcext:value-type="float">
            <text:p>0,008</text:p>
          </table:table-cell>
          <table:table-cell table:formula="of:=AVERAGE([.L36:.P36])" office:value-type="float" office:value="0.0078" calcext:value-type="float">
            <text:p>0,0078</text:p>
          </table:table-cell>
          <table:table-cell table:formula="of:=MAX([.L36:.P36])" office:value-type="float" office:value="0.008" calcext:value-type="float">
            <text:p>0,008</text:p>
          </table:table-cell>
          <table:table-cell table:formula="of:=MIN([.L36:.P36])" office:value-type="float" office:value="0.007" calcext:value-type="float">
            <text:p>0,007</text:p>
          </table:table-cell>
          <table:table-cell table:formula="of:=AVERAGE([.O36:.S36])" office:value-type="float" office:value="0.00776" calcext:value-type="float">
            <text:p>0,00776</text:p>
          </table:table-cell>
          <table:table-cell table:formula="of:=MAX([.O36:.S36])" office:value-type="float" office:value="0.008" calcext:value-type="float">
            <text:p>0,008</text:p>
          </table:table-cell>
          <table:table-cell/>
        </table:table-row>
        <table:table-row table:style-name="ro1">
          <table:table-cell table:formula="of:=[.A36]+2" office:value-type="float" office:value="12" calcext:value-type="float">
            <text:p>12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4" calcext:value-type="float">
            <text:p>0,054</text:p>
          </table:table-cell>
          <table:table-cell table:formula="of:=AVERAGE([.B37:.F37])" office:value-type="float" office:value="0.0544" calcext:value-type="float">
            <text:p>0,0544</text:p>
          </table:table-cell>
          <table:table-cell table:formula="of:=MAX([.B37:.F37])" office:value-type="float" office:value="0.055" calcext:value-type="float">
            <text:p>0,055</text:p>
          </table:table-cell>
          <table:table-cell table:formula="of:=MIN([.B37:.F37])" office:value-type="float" office:value="0.054" calcext:value-type="float">
            <text:p>0,054</text:p>
          </table:table-cell>
          <table:table-cell/>
          <table:table-cell table:formula="of:=[.K36]+2" office:value-type="float" office:value="12" calcext:value-type="float">
            <text:p>12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08" calcext:value-type="float">
            <text:p>0,008</text:p>
          </table:table-cell>
          <table:table-cell table:formula="of:=AVERAGE([.L37:.P37])" office:value-type="float" office:value="0.0082" calcext:value-type="float">
            <text:p>0,0082</text:p>
          </table:table-cell>
          <table:table-cell table:formula="of:=MAX([.L37:.P37])" office:value-type="float" office:value="0.009" calcext:value-type="float">
            <text:p>0,009</text:p>
          </table:table-cell>
          <table:table-cell table:formula="of:=MIN([.L37:.P37])" office:value-type="float" office:value="0.008" calcext:value-type="float">
            <text:p>0,008</text:p>
          </table:table-cell>
          <table:table-cell table:formula="of:=AVERAGE([.O37:.S37])" office:value-type="float" office:value="0.00824" calcext:value-type="float">
            <text:p>0,00824</text:p>
          </table:table-cell>
          <table:table-cell table:formula="of:=MAX([.O37:.S37])" office:value-type="float" office:value="0.009" calcext:value-type="float">
            <text:p>0,009</text:p>
          </table:table-cell>
          <table:table-cell/>
        </table:table-row>
        <table:table-row table:style-name="ro1">
          <table:table-cell table:formula="of:=[.A37]+2" office:value-type="float" office:value="14" calcext:value-type="float">
            <text:p>14</text:p>
          </table:table-cell>
          <table:table-cell table:number-columns-repeated="2" office:value-type="float" office:value="0.088" calcext:value-type="float">
            <text:p>0,088</text:p>
          </table:table-cell>
          <table:table-cell office:value-type="float" office:value="0.087" calcext:value-type="float">
            <text:p>0,087</text:p>
          </table:table-cell>
          <table:table-cell office:value-type="float" office:value="0.089" calcext:value-type="float">
            <text:p>0,089</text:p>
          </table:table-cell>
          <table:table-cell office:value-type="float" office:value="0.088" calcext:value-type="float">
            <text:p>0,088</text:p>
          </table:table-cell>
          <table:table-cell table:formula="of:=AVERAGE([.B38:.F38])" office:value-type="float" office:value="0.088" calcext:value-type="float">
            <text:p>0,088</text:p>
          </table:table-cell>
          <table:table-cell table:formula="of:=MAX([.B38:.F38])" office:value-type="float" office:value="0.089" calcext:value-type="float">
            <text:p>0,089</text:p>
          </table:table-cell>
          <table:table-cell table:formula="of:=MIN([.B38:.F38])" office:value-type="float" office:value="0.087" calcext:value-type="float">
            <text:p>0,087</text:p>
          </table:table-cell>
          <table:table-cell/>
          <table:table-cell table:formula="of:=[.K37]+2" office:value-type="float" office:value="14" calcext:value-type="float">
            <text:p>14</text:p>
          </table:table-cell>
          <table:table-cell office:value-type="float" office:value="0.008" calcext:value-type="float">
            <text:p>0,008</text:p>
          </table:table-cell>
          <table:table-cell table:number-columns-repeated="4" office:value-type="float" office:value="0.009" calcext:value-type="float">
            <text:p>0,009</text:p>
          </table:table-cell>
          <table:table-cell table:formula="of:=AVERAGE([.L38:.P38])" office:value-type="float" office:value="0.0088" calcext:value-type="float">
            <text:p>0,0088</text:p>
          </table:table-cell>
          <table:table-cell table:formula="of:=MAX([.L38:.P38])" office:value-type="float" office:value="0.009" calcext:value-type="float">
            <text:p>0,009</text:p>
          </table:table-cell>
          <table:table-cell table:formula="of:=MIN([.L38:.P38])" office:value-type="float" office:value="0.008" calcext:value-type="float">
            <text:p>0,008</text:p>
          </table:table-cell>
          <table:table-cell table:formula="of:=AVERAGE([.O38:.S38])" office:value-type="float" office:value="0.00876" calcext:value-type="float">
            <text:p>0,00876</text:p>
          </table:table-cell>
          <table:table-cell table:formula="of:=MAX([.O38:.S38])" office:value-type="float" office:value="0.009" calcext:value-type="float">
            <text:p>0,009</text:p>
          </table:table-cell>
          <table:table-cell/>
        </table:table-row>
        <table:table-row table:style-name="ro1">
          <table:table-cell table:formula="of:=[.A38]+2" office:value-type="float" office:value="16" calcext:value-type="float">
            <text:p>16</text:p>
          </table:table-cell>
          <table:table-cell office:value-type="float" office:value="0.17" calcext:value-type="float">
            <text:p>0,17</text:p>
          </table:table-cell>
          <table:table-cell office:value-type="float" office:value="0.165" calcext:value-type="float">
            <text:p>0,165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4" calcext:value-type="float">
            <text:p>0,164</text:p>
          </table:table-cell>
          <table:table-cell table:formula="of:=AVERAGE([.B39:.F39])" office:value-type="float" office:value="0.1666" calcext:value-type="float">
            <text:p>0,1666</text:p>
          </table:table-cell>
          <table:table-cell table:formula="of:=MAX([.B39:.F39])" office:value-type="float" office:value="0.17" calcext:value-type="float">
            <text:p>0,17</text:p>
          </table:table-cell>
          <table:table-cell table:formula="of:=MIN([.B39:.F39])" office:value-type="float" office:value="0.164" calcext:value-type="float">
            <text:p>0,164</text:p>
          </table:table-cell>
          <table:table-cell/>
          <table:table-cell table:formula="of:=[.K38]+2" office:value-type="float" office:value="16" calcext:value-type="float">
            <text:p>16</text:p>
          </table:table-cell>
          <table:table-cell table:number-columns-repeated="3" office:value-type="float" office:value="0.009" calcext:value-type="float">
            <text:p>0,009</text:p>
          </table:table-cell>
          <table:table-cell table:number-columns-repeated="2" office:value-type="float" office:value="0.008" calcext:value-type="float">
            <text:p>0,008</text:p>
          </table:table-cell>
          <table:table-cell table:formula="of:=AVERAGE([.L39:.P39])" office:value-type="float" office:value="0.0086" calcext:value-type="float">
            <text:p>0,0086</text:p>
          </table:table-cell>
          <table:table-cell table:formula="of:=MAX([.L39:.P39])" office:value-type="float" office:value="0.009" calcext:value-type="float">
            <text:p>0,009</text:p>
          </table:table-cell>
          <table:table-cell table:formula="of:=MIN([.L39:.P39])" office:value-type="float" office:value="0.008" calcext:value-type="float">
            <text:p>0,008</text:p>
          </table:table-cell>
          <table:table-cell table:formula="of:=AVERAGE([.O39:.S39])" office:value-type="float" office:value="0.00832" calcext:value-type="float">
            <text:p>0,00832</text:p>
          </table:table-cell>
          <table:table-cell table:formula="of:=MAX([.O39:.S39])" office:value-type="float" office:value="0.009" calcext:value-type="float">
            <text:p>0,009</text:p>
          </table:table-cell>
          <table:table-cell/>
        </table:table-row>
        <table:table-row table:style-name="ro1">
          <table:table-cell table:formula="of:=[.A39]+2" office:value-type="float" office:value="18" calcext:value-type="float">
            <text:p>18</text:p>
          </table:table-cell>
          <table:table-cell office:value-type="float" office:value="0.331" calcext:value-type="float">
            <text:p>0,331</text:p>
          </table:table-cell>
          <table:table-cell office:value-type="float" office:value="0.332" calcext:value-type="float">
            <text:p>0,332</text:p>
          </table:table-cell>
          <table:table-cell office:value-type="float" office:value="0.352" calcext:value-type="float">
            <text:p>0,352</text:p>
          </table:table-cell>
          <table:table-cell table:number-columns-repeated="2" office:value-type="float" office:value="0.332" calcext:value-type="float">
            <text:p>0,332</text:p>
          </table:table-cell>
          <table:table-cell table:formula="of:=AVERAGE([.B40:.F40])" office:value-type="float" office:value="0.3358" calcext:value-type="float">
            <text:p>0,3358</text:p>
          </table:table-cell>
          <table:table-cell table:formula="of:=MAX([.B40:.F40])" office:value-type="float" office:value="0.352" calcext:value-type="float">
            <text:p>0,352</text:p>
          </table:table-cell>
          <table:table-cell table:formula="of:=MIN([.B40:.F40])" office:value-type="float" office:value="0.331" calcext:value-type="float">
            <text:p>0,331</text:p>
          </table:table-cell>
          <table:table-cell/>
          <table:table-cell table:formula="of:=[.K39]+2" office:value-type="float" office:value="18" calcext:value-type="float">
            <text:p>18</text:p>
          </table:table-cell>
          <table:table-cell table:number-columns-repeated="5" office:value-type="float" office:value="0.01" calcext:value-type="float">
            <text:p>0,01</text:p>
          </table:table-cell>
          <table:table-cell table:formula="of:=AVERAGE([.L40:.P40])" office:value-type="float" office:value="0.01" calcext:value-type="float">
            <text:p>0,01</text:p>
          </table:table-cell>
          <table:table-cell table:formula="of:=MAX([.L40:.P40])" office:value-type="float" office:value="0.01" calcext:value-type="float">
            <text:p>0,01</text:p>
          </table:table-cell>
          <table:table-cell table:formula="of:=MIN([.L40:.P40])" office:value-type="float" office:value="0.01" calcext:value-type="float">
            <text:p>0,01</text:p>
          </table:table-cell>
          <table:table-cell table:formula="of:=AVERAGE([.O40:.S40])" office:value-type="float" office:value="0.01" calcext:value-type="float">
            <text:p>0,01</text:p>
          </table:table-cell>
          <table:table-cell table:formula="of:=MAX([.O40:.S40])" office:value-type="float" office:value="0.01" calcext:value-type="float">
            <text:p>0,01</text:p>
          </table:table-cell>
          <table:table-cell/>
        </table:table-row>
        <table:table-row table:style-name="ro1">
          <table:table-cell table:formula="of:=[.A40]+2" office:value-type="float" office:value="20" calcext:value-type="float">
            <text:p>20</text:p>
          </table:table-cell>
          <table:table-cell office:value-type="float" office:value="0.617" calcext:value-type="float">
            <text:p>0,617</text:p>
          </table:table-cell>
          <table:table-cell office:value-type="float" office:value="0.633" calcext:value-type="float">
            <text:p>0,633</text:p>
          </table:table-cell>
          <table:table-cell office:value-type="float" office:value="0.664" calcext:value-type="float">
            <text:p>0,664</text:p>
          </table:table-cell>
          <table:table-cell office:value-type="float" office:value="0.633" calcext:value-type="float">
            <text:p>0,633</text:p>
          </table:table-cell>
          <table:table-cell office:value-type="float" office:value="0.615" calcext:value-type="float">
            <text:p>0,615</text:p>
          </table:table-cell>
          <table:table-cell table:formula="of:=AVERAGE([.B41:.F41])" office:value-type="float" office:value="0.6324" calcext:value-type="float">
            <text:p>0,6324</text:p>
          </table:table-cell>
          <table:table-cell table:formula="of:=MAX([.B41:.F41])" office:value-type="float" office:value="0.664" calcext:value-type="float">
            <text:p>0,664</text:p>
          </table:table-cell>
          <table:table-cell table:formula="of:=MIN([.B41:.F41])" office:value-type="float" office:value="0.615" calcext:value-type="float">
            <text:p>0,615</text:p>
          </table:table-cell>
          <table:table-cell/>
          <table:table-cell table:formula="of:=[.K40]+2" office:value-type="float" office:value="20" calcext:value-type="float">
            <text:p>20</text:p>
          </table:table-cell>
          <table:table-cell table:number-columns-repeated="5" office:value-type="float" office:value="0.01" calcext:value-type="float">
            <text:p>0,01</text:p>
          </table:table-cell>
          <table:table-cell table:formula="of:=AVERAGE([.L41:.P41])" office:value-type="float" office:value="0.01" calcext:value-type="float">
            <text:p>0,01</text:p>
          </table:table-cell>
          <table:table-cell table:formula="of:=MAX([.L41:.P41])" office:value-type="float" office:value="0.01" calcext:value-type="float">
            <text:p>0,01</text:p>
          </table:table-cell>
          <table:table-cell table:formula="of:=MIN([.L41:.P41])" office:value-type="float" office:value="0.01" calcext:value-type="float">
            <text:p>0,01</text:p>
          </table:table-cell>
          <table:table-cell table:formula="of:=AVERAGE([.O41:.S41])" office:value-type="float" office:value="0.01" calcext:value-type="float">
            <text:p>0,01</text:p>
          </table:table-cell>
          <table:table-cell table:formula="of:=MAX([.O41:.S41])" office:value-type="float" office:value="0.01" calcext:value-type="float">
            <text:p>0,01</text:p>
          </table:table-cell>
          <table:table-cell/>
        </table:table-row>
        <table:table-row table:style-name="ro1">
          <table:table-cell table:formula="of:=[.A41]+2" office:value-type="float" office:value="22" calcext:value-type="float">
            <text:p>2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5" calcext:value-type="float">
            <text:p>0,945</text:p>
          </table:table-cell>
          <table:table-cell office:value-type="float" office:value="1.245" calcext:value-type="float">
            <text:p>1,245</text:p>
          </table:table-cell>
          <table:table-cell office:value-type="float" office:value="0.944" calcext:value-type="float">
            <text:p>0,944</text:p>
          </table:table-cell>
          <table:table-cell office:value-type="float" office:value="0.929" calcext:value-type="float">
            <text:p>0,929</text:p>
          </table:table-cell>
          <table:table-cell table:formula="of:=AVERAGE([.B42:.F42])" office:value-type="float" office:value="1.006" calcext:value-type="float">
            <text:p>1,006</text:p>
          </table:table-cell>
          <table:table-cell table:formula="of:=MAX([.B42:.F42])" office:value-type="float" office:value="1.245" calcext:value-type="float">
            <text:p>1,245</text:p>
          </table:table-cell>
          <table:table-cell table:formula="of:=MIN([.B42:.F42])" office:value-type="float" office:value="0.929" calcext:value-type="float">
            <text:p>0,929</text:p>
          </table:table-cell>
          <table:table-cell/>
          <table:table-cell table:formula="of:=[.K41]+2" office:value-type="float" office:value="22" calcext:value-type="float">
            <text:p>22</text:p>
          </table:table-cell>
          <table:table-cell office:value-type="float" office:value="0.011" calcext:value-type="float">
            <text:p>0,011</text:p>
          </table:table-cell>
          <table:table-cell table:number-columns-repeated="4" office:value-type="float" office:value="0.01" calcext:value-type="float">
            <text:p>0,01</text:p>
          </table:table-cell>
          <table:table-cell table:formula="of:=AVERAGE([.L42:.P42])" office:value-type="float" office:value="0.0102" calcext:value-type="float">
            <text:p>0,0102</text:p>
          </table:table-cell>
          <table:table-cell table:formula="of:=MAX([.L42:.P42])" office:value-type="float" office:value="0.011" calcext:value-type="float">
            <text:p>0,011</text:p>
          </table:table-cell>
          <table:table-cell table:formula="of:=MIN([.L42:.P42])" office:value-type="float" office:value="0.01" calcext:value-type="float">
            <text:p>0,01</text:p>
          </table:table-cell>
          <table:table-cell table:formula="of:=AVERAGE([.O42:.S42])" office:value-type="float" office:value="0.01024" calcext:value-type="float">
            <text:p>0,01024</text:p>
          </table:table-cell>
          <table:table-cell table:formula="of:=MAX([.O42:.S42])" office:value-type="float" office:value="0.011" calcext:value-type="float">
            <text:p>0,011</text:p>
          </table:table-cell>
          <table:table-cell/>
        </table:table-row>
        <table:table-row table:style-name="ro1">
          <table:table-cell table:formula="of:=[.A42]+2" office:value-type="float" office:value="24" calcext:value-type="float">
            <text:p>24</text:p>
          </table:table-cell>
          <table:table-cell office:value-type="float" office:value="3.392" calcext:value-type="float">
            <text:p>3,392</text:p>
          </table:table-cell>
          <table:table-cell office:value-type="float" office:value="3.403" calcext:value-type="float">
            <text:p>3,403</text:p>
          </table:table-cell>
          <table:table-cell office:value-type="float" office:value="3.879" calcext:value-type="float">
            <text:p>3,879</text:p>
          </table:table-cell>
          <table:table-cell office:value-type="float" office:value="3.397" calcext:value-type="float">
            <text:p>3,397</text:p>
          </table:table-cell>
          <table:table-cell office:value-type="float" office:value="3.375" calcext:value-type="float">
            <text:p>3,375</text:p>
          </table:table-cell>
          <table:table-cell table:formula="of:=AVERAGE([.B43:.F43])" office:value-type="float" office:value="3.4892" calcext:value-type="float">
            <text:p>3,4892</text:p>
          </table:table-cell>
          <table:table-cell table:formula="of:=MAX([.B43:.F43])" office:value-type="float" office:value="3.879" calcext:value-type="float">
            <text:p>3,879</text:p>
          </table:table-cell>
          <table:table-cell table:formula="of:=MIN([.B43:.F43])" office:value-type="float" office:value="3.375" calcext:value-type="float">
            <text:p>3,375</text:p>
          </table:table-cell>
          <table:table-cell/>
          <table:table-cell table:formula="of:=[.K42]+2" office:value-type="float" office:value="24" calcext:value-type="float">
            <text:p>24</text:p>
          </table:table-cell>
          <table:table-cell table:number-columns-repeated="5" office:value-type="float" office:value="0.011" calcext:value-type="float">
            <text:p>0,011</text:p>
          </table:table-cell>
          <table:table-cell table:formula="of:=AVERAGE([.L43:.P43])" office:value-type="float" office:value="0.011" calcext:value-type="float">
            <text:p>0,011</text:p>
          </table:table-cell>
          <table:table-cell table:formula="of:=MAX([.L43:.P43])" office:value-type="float" office:value="0.011" calcext:value-type="float">
            <text:p>0,011</text:p>
          </table:table-cell>
          <table:table-cell table:formula="of:=MIN([.L43:.P43])" office:value-type="float" office:value="0.011" calcext:value-type="float">
            <text:p>0,011</text:p>
          </table:table-cell>
          <table:table-cell table:number-columns-repeated="3"/>
        </table:table-row>
        <table:table-row table:style-name="ro1">
          <table:table-cell table:formula="of:=[.A43]+2" office:value-type="float" office:value="26" calcext:value-type="float">
            <text:p>26</text:p>
          </table:table-cell>
          <table:table-cell office:value-type="float" office:value="5.557" calcext:value-type="float">
            <text:p>5,557</text:p>
          </table:table-cell>
          <table:table-cell office:value-type="float" office:value="5.606" calcext:value-type="float">
            <text:p>5,606</text:p>
          </table:table-cell>
          <table:table-cell office:value-type="float" office:value="5.573" calcext:value-type="float">
            <text:p>5,573</text:p>
          </table:table-cell>
          <table:table-cell office:value-type="float" office:value="5.603" calcext:value-type="float">
            <text:p>5,603</text:p>
          </table:table-cell>
          <table:table-cell office:value-type="float" office:value="5.533" calcext:value-type="float">
            <text:p>5,533</text:p>
          </table:table-cell>
          <table:table-cell table:formula="of:=AVERAGE([.B44:.F44])" office:value-type="float" office:value="5.5744" calcext:value-type="float">
            <text:p>5,5744</text:p>
          </table:table-cell>
          <table:table-cell table:formula="of:=MAX([.B44:.F44])" office:value-type="float" office:value="5.606" calcext:value-type="float">
            <text:p>5,606</text:p>
          </table:table-cell>
          <table:table-cell table:formula="of:=MIN([.B44:.F44])" office:value-type="float" office:value="5.533" calcext:value-type="float">
            <text:p>5,533</text:p>
          </table:table-cell>
          <table:table-cell/>
          <table:table-cell table:formula="of:=[.K43]+2" office:value-type="float" office:value="26" calcext:value-type="float">
            <text:p>26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.011" calcext:value-type="float">
            <text:p>0,011</text:p>
          </table:table-cell>
          <table:table-cell table:number-columns-repeated="2" office:value-type="float" office:value="0.018" calcext:value-type="float">
            <text:p>0,018</text:p>
          </table:table-cell>
          <table:table-cell table:formula="of:=AVERAGE([.L44:.P44])" office:value-type="float" office:value="0.014" calcext:value-type="float">
            <text:p>0,014</text:p>
          </table:table-cell>
          <table:table-cell table:formula="of:=MAX([.L44:.P44])" office:value-type="float" office:value="0.018" calcext:value-type="float">
            <text:p>0,018</text:p>
          </table:table-cell>
          <table:table-cell table:formula="of:=MIN([.L44:.P44])" office:value-type="float" office:value="0.011" calcext:value-type="float">
            <text:p>0,011</text:p>
          </table:table-cell>
          <table:table-cell table:number-columns-repeated="3"/>
        </table:table-row>
        <table:table-row table:style-name="ro1">
          <table:table-cell table:formula="of:=[.A44]+2" office:value-type="float" office:value="28" calcext:value-type="float">
            <text:p>28</text:p>
          </table:table-cell>
          <table:table-cell office:value-type="float" office:value="11.761" calcext:value-type="float">
            <text:p>11,761</text:p>
          </table:table-cell>
          <table:table-cell office:value-type="float" office:value="11.352" calcext:value-type="float">
            <text:p>11,352</text:p>
          </table:table-cell>
          <table:table-cell office:value-type="float" office:value="11.456" calcext:value-type="float">
            <text:p>11,456</text:p>
          </table:table-cell>
          <table:table-cell office:value-type="float" office:value="11.367" calcext:value-type="float">
            <text:p>11,367</text:p>
          </table:table-cell>
          <table:table-cell office:value-type="float" office:value="11.343" calcext:value-type="float">
            <text:p>11,343</text:p>
          </table:table-cell>
          <table:table-cell table:formula="of:=AVERAGE([.B45:.F45])" office:value-type="float" office:value="11.4558" calcext:value-type="float">
            <text:p>11,4558</text:p>
          </table:table-cell>
          <table:table-cell table:formula="of:=MAX([.B45:.F45])" office:value-type="float" office:value="11.761" calcext:value-type="float">
            <text:p>11,761</text:p>
          </table:table-cell>
          <table:table-cell table:formula="of:=MIN([.B45:.F45])" office:value-type="float" office:value="11.343" calcext:value-type="float">
            <text:p>11,343</text:p>
          </table:table-cell>
          <table:table-cell/>
          <table:table-cell table:formula="of:=[.K44]+2" office:value-type="float" office:value="28" calcext:value-type="float">
            <text:p>28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.012" calcext:value-type="float">
            <text:p>0,012</text:p>
          </table:table-cell>
          <table:table-cell table:number-columns-repeated="2" office:value-type="float" office:value="0.019" calcext:value-type="float">
            <text:p>0,019</text:p>
          </table:table-cell>
          <table:table-cell table:formula="of:=AVERAGE([.L45:.P45])" office:value-type="float" office:value="0.0146" calcext:value-type="float">
            <text:p>0,0146</text:p>
          </table:table-cell>
          <table:table-cell table:formula="of:=MAX([.L45:.P45])" office:value-type="float" office:value="0.019" calcext:value-type="float">
            <text:p>0,019</text:p>
          </table:table-cell>
          <table:table-cell table:formula="of:=MIN([.L45:.P45])" office:value-type="float" office:value="0.011" calcext:value-type="float">
            <text:p>0,011</text:p>
          </table:table-cell>
          <table:table-cell table:number-columns-repeated="3"/>
        </table:table-row>
        <table:table-row table:style-name="ro1">
          <table:table-cell table:formula="of:=[.A45]+2" office:value-type="float" office:value="30" calcext:value-type="float">
            <text:p>30</text:p>
          </table:table-cell>
          <table:table-cell office:value-type="float" office:value="19.605" calcext:value-type="float">
            <text:p>19,605</text:p>
          </table:table-cell>
          <table:table-cell office:value-type="float" office:value="19.159" calcext:value-type="float">
            <text:p>19,159</text:p>
          </table:table-cell>
          <table:table-cell office:value-type="float" office:value="20.102" calcext:value-type="float">
            <text:p>20,102</text:p>
          </table:table-cell>
          <table:table-cell office:value-type="float" office:value="19.163" calcext:value-type="float">
            <text:p>19,163</text:p>
          </table:table-cell>
          <table:table-cell office:value-type="float" office:value="19.239" calcext:value-type="float">
            <text:p>19,239</text:p>
          </table:table-cell>
          <table:table-cell table:formula="of:=AVERAGE([.B46:.F46])" office:value-type="float" office:value="19.4536" calcext:value-type="float">
            <text:p>19,4536</text:p>
          </table:table-cell>
          <table:table-cell table:formula="of:=MAX([.B46:.F46])" office:value-type="float" office:value="20.102" calcext:value-type="float">
            <text:p>20,102</text:p>
          </table:table-cell>
          <table:table-cell table:formula="of:=MIN([.B46:.F46])" office:value-type="float" office:value="19.159" calcext:value-type="float">
            <text:p>19,159</text:p>
          </table:table-cell>
          <table:table-cell/>
          <table:table-cell table:formula="of:=[.K45]+2" office:value-type="float" office:value="30" calcext:value-type="float">
            <text:p>30</text:p>
          </table:table-cell>
          <table:table-cell table:number-columns-repeated="2"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.019" calcext:value-type="float">
            <text:p>0,019</text:p>
          </table:table-cell>
          <table:table-cell table:formula="of:=AVERAGE([.L46:.P46])" office:value-type="float" office:value="0.0152" calcext:value-type="float">
            <text:p>0,0152</text:p>
          </table:table-cell>
          <table:table-cell table:formula="of:=MAX([.L46:.P46])" office:value-type="float" office:value="0.019" calcext:value-type="float">
            <text:p>0,019</text:p>
          </table:table-cell>
          <table:table-cell table:formula="of:=MIN([.L46:.P46])" office:value-type="float" office:value="0.012" calcext:value-type="float">
            <text:p>0,012</text:p>
          </table:table-cell>
          <table:table-cell table:number-columns-repeated="3"/>
        </table:table-row>
        <table:table-row table:style-name="ro1">
          <table:table-cell table:formula="of:=[.A46]+2" office:value-type="float" office:value="32" calcext:value-type="float">
            <text:p>32</text:p>
          </table:table-cell>
          <table:table-cell office:value-type="float" office:value="54.212" calcext:value-type="float">
            <text:p>54,212</text:p>
          </table:table-cell>
          <table:table-cell office:value-type="float" office:value="52.372" calcext:value-type="float">
            <text:p>52,372</text:p>
          </table:table-cell>
          <table:table-cell office:value-type="float" office:value="53.534" calcext:value-type="float">
            <text:p>53,534</text:p>
          </table:table-cell>
          <table:table-cell office:value-type="float" office:value="52.372" calcext:value-type="float">
            <text:p>52,372</text:p>
          </table:table-cell>
          <table:table-cell office:value-type="float" office:value="52.44" calcext:value-type="float">
            <text:p>52,44</text:p>
          </table:table-cell>
          <table:table-cell table:formula="of:=AVERAGE([.B47:.F47])" office:value-type="float" office:value="52.986" calcext:value-type="float">
            <text:p>52,986</text:p>
          </table:table-cell>
          <table:table-cell table:formula="of:=MAX([.B47:.F47])" office:value-type="float" office:value="54.212" calcext:value-type="float">
            <text:p>54,212</text:p>
          </table:table-cell>
          <table:table-cell table:formula="of:=MIN([.B47:.F47])" office:value-type="float" office:value="52.372" calcext:value-type="float">
            <text:p>52,372</text:p>
          </table:table-cell>
          <table:table-cell/>
          <table:table-cell table:formula="of:=[.K46]+2" office:value-type="float" office:value="32" calcext:value-type="float">
            <text:p>3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  <table:table-cell table:number-columns-repeated="2" office:value-type="float" office:value="0.019" calcext:value-type="float">
            <text:p>0,019</text:p>
          </table:table-cell>
          <table:table-cell table:formula="of:=AVERAGE([.L47:.P47])" office:value-type="float" office:value="0.0158" calcext:value-type="float">
            <text:p>0,0158</text:p>
          </table:table-cell>
          <table:table-cell table:formula="of:=MAX([.L47:.P47])" office:value-type="float" office:value="0.019" calcext:value-type="float">
            <text:p>0,019</text:p>
          </table:table-cell>
          <table:table-cell table:formula="of:=MIN([.L47:.P47])" office:value-type="float" office:value="0.012" calcext:value-type="float">
            <text:p>0,012</text:p>
          </table:table-cell>
          <table:table-cell table:number-columns-repeated="3"/>
        </table:table-row>
        <table:table-row table:style-name="ro1">
          <table:table-cell table:formula="of:=[.A47]+2" office:value-type="float" office:value="34" calcext:value-type="float">
            <text:p>34</text:p>
          </table:table-cell>
          <table:table-cell office:value-type="float" office:value="101.555" calcext:value-type="float">
            <text:p>101,555</text:p>
          </table:table-cell>
          <table:table-cell office:value-type="float" office:value="101.155" calcext:value-type="float">
            <text:p>101,155</text:p>
          </table:table-cell>
          <table:table-cell office:value-type="float" office:value="109.319" calcext:value-type="float">
            <text:p>109,319</text:p>
          </table:table-cell>
          <table:table-cell office:value-type="float" office:value="101.134" calcext:value-type="float">
            <text:p>101,134</text:p>
          </table:table-cell>
          <table:table-cell office:value-type="float" office:value="101.189" calcext:value-type="float">
            <text:p>101,189</text:p>
          </table:table-cell>
          <table:table-cell table:formula="of:=AVERAGE([.B48:.F48])" office:value-type="float" office:value="102.8704" calcext:value-type="float">
            <text:p>102,8704</text:p>
          </table:table-cell>
          <table:table-cell table:formula="of:=MAX([.B48:.F48])" office:value-type="float" office:value="109.319" calcext:value-type="float">
            <text:p>109,319</text:p>
          </table:table-cell>
          <table:table-cell table:formula="of:=MIN([.B48:.F48])" office:value-type="float" office:value="101.134" calcext:value-type="float">
            <text:p>101,134</text:p>
          </table:table-cell>
          <table:table-cell/>
          <table:table-cell table:formula="of:=[.K47]+2" office:value-type="float" office:value="34" calcext:value-type="float">
            <text:p>34</text:p>
          </table:table-cell>
          <table:table-cell table:number-columns-repeated="3" office:value-type="float" office:value="0.014" calcext:value-type="float">
            <text:p>0,014</text:p>
          </table:table-cell>
          <table:table-cell table:number-columns-repeated="2" office:value-type="float" office:value="0.021" calcext:value-type="float">
            <text:p>0,021</text:p>
          </table:table-cell>
          <table:table-cell table:formula="of:=AVERAGE([.L48:.P48])" office:value-type="float" office:value="0.0168" calcext:value-type="float">
            <text:p>0,0168</text:p>
          </table:table-cell>
          <table:table-cell table:formula="of:=MAX([.L48:.P48])" office:value-type="float" office:value="0.021" calcext:value-type="float">
            <text:p>0,021</text:p>
          </table:table-cell>
          <table:table-cell table:formula="of:=MIN([.L48:.P48])" office:value-type="float" office:value="0.014" calcext:value-type="float">
            <text:p>0,014</text:p>
          </table:table-cell>
          <table:table-cell table:number-columns-repeated="3"/>
        </table:table-row>
        <table:table-row table:style-name="ro1">
          <table:table-cell table:formula="of:=[.A48]+2" office:value-type="float" office:value="36" calcext:value-type="float">
            <text:p>36</text:p>
          </table:table-cell>
          <table:table-cell office:value-type="float" office:value="185.518" calcext:value-type="float">
            <text:p>185,518</text:p>
          </table:table-cell>
          <table:table-cell office:value-type="float" office:value="184.063" calcext:value-type="float">
            <text:p>184,063</text:p>
          </table:table-cell>
          <table:table-cell office:value-type="float" office:value="187.671" calcext:value-type="float">
            <text:p>187,671</text:p>
          </table:table-cell>
          <table:table-cell office:value-type="float" office:value="183.681" calcext:value-type="float">
            <text:p>183,681</text:p>
          </table:table-cell>
          <table:table-cell office:value-type="float" office:value="183.585" calcext:value-type="float">
            <text:p>183,585</text:p>
          </table:table-cell>
          <table:table-cell table:formula="of:=AVERAGE([.B49:.F49])" office:value-type="float" office:value="184.9036" calcext:value-type="float">
            <text:p>184,9036</text:p>
          </table:table-cell>
          <table:table-cell table:formula="of:=MAX([.B49:.F49])" office:value-type="float" office:value="187.671" calcext:value-type="float">
            <text:p>187,671</text:p>
          </table:table-cell>
          <table:table-cell table:formula="of:=MIN([.B49:.F49])" office:value-type="float" office:value="183.585" calcext:value-type="float">
            <text:p>183,585</text:p>
          </table:table-cell>
          <table:table-cell/>
          <table:table-cell table:formula="of:=[.K48]+2" office:value-type="float" office:value="36" calcext:value-type="float">
            <text:p>36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.021" calcext:value-type="float">
            <text:p>0,021</text:p>
          </table:table-cell>
          <table:table-cell table:formula="of:=AVERAGE([.L49:.P49])" office:value-type="float" office:value="0.0172" calcext:value-type="float">
            <text:p>0,0172</text:p>
          </table:table-cell>
          <table:table-cell table:formula="of:=MAX([.L49:.P49])" office:value-type="float" office:value="0.021" calcext:value-type="float">
            <text:p>0,021</text:p>
          </table:table-cell>
          <table:table-cell table:formula="of:=MIN([.L49:.P49])" office:value-type="float" office:value="0.014" calcext:value-type="float">
            <text:p>0,014</text:p>
          </table:table-cell>
          <table:table-cell table:number-columns-repeated="3"/>
        </table:table-row>
        <table:table-row table:style-name="ro1">
          <table:table-cell table:formula="of:=[.A49]+2" office:value-type="float" office:value="38" calcext:value-type="float">
            <text:p>38</text:p>
          </table:table-cell>
          <table:table-cell office:value-type="float" office:value="446" calcext:value-type="float">
            <text:p>446</text:p>
          </table:table-cell>
          <table:table-cell office:value-type="float" office:value="442.462" calcext:value-type="float">
            <text:p>442,462</text:p>
          </table:table-cell>
          <table:table-cell office:value-type="float" office:value="456.503" calcext:value-type="float">
            <text:p>456,503</text:p>
          </table:table-cell>
          <table:table-cell office:value-type="float" office:value="442.496" calcext:value-type="float">
            <text:p>442,496</text:p>
          </table:table-cell>
          <table:table-cell office:value-type="float" office:value="448.447" calcext:value-type="float">
            <text:p>448,447</text:p>
          </table:table-cell>
          <table:table-cell table:formula="of:=AVERAGE([.B50:.F50])" office:value-type="float" office:value="447.1816" calcext:value-type="float">
            <text:p>447,1816</text:p>
          </table:table-cell>
          <table:table-cell table:formula="of:=MAX([.B50:.F50])" office:value-type="float" office:value="456.503" calcext:value-type="float">
            <text:p>456,503</text:p>
          </table:table-cell>
          <table:table-cell table:formula="of:=MIN([.B50:.F50])" office:value-type="float" office:value="442.462" calcext:value-type="float">
            <text:p>442,462</text:p>
          </table:table-cell>
          <table:table-cell/>
          <table:table-cell table:formula="of:=[.K49]+2" office:value-type="float" office:value="38" calcext:value-type="float">
            <text:p>38</text:p>
          </table:table-cell>
          <table:table-cell table:number-columns-repeated="3" office:value-type="float" office:value="0.015" calcext:value-type="float">
            <text:p>0,015</text:p>
          </table:table-cell>
          <table:table-cell table:number-columns-repeated="2" office:value-type="float" office:value="0.016" calcext:value-type="float">
            <text:p>0,016</text:p>
          </table:table-cell>
          <table:table-cell table:formula="of:=AVERAGE([.L50:.P50])" office:value-type="float" office:value="0.0154" calcext:value-type="float">
            <text:p>0,0154</text:p>
          </table:table-cell>
          <table:table-cell table:formula="of:=MAX([.L50:.P50])" office:value-type="float" office:value="0.016" calcext:value-type="float">
            <text:p>0,016</text:p>
          </table:table-cell>
          <table:table-cell table:formula="of:=MIN([.L50:.P50])" office:value-type="float" office:value="0.015" calcext:value-type="float">
            <text:p>0,015</text:p>
          </table:table-cell>
          <table:table-cell table:number-columns-repeated="3"/>
        </table:table-row>
        <table:table-row table:style-name="ro1">
          <table:table-cell table:formula="of:=[.A50]+2" office:value-type="float" office:value="40" calcext:value-type="float">
            <text:p>40</text:p>
          </table:table-cell>
          <table:table-cell office:value-type="float" office:value="807.409" calcext:value-type="float">
            <text:p>807,409</text:p>
          </table:table-cell>
          <table:table-cell office:value-type="float" office:value="800.973" calcext:value-type="float">
            <text:p>800,973</text:p>
          </table:table-cell>
          <table:table-cell office:value-type="float" office:value="821.903" calcext:value-type="float">
            <text:p>821,903</text:p>
          </table:table-cell>
          <table:table-cell office:value-type="float" office:value="803.233" calcext:value-type="float">
            <text:p>803,233</text:p>
          </table:table-cell>
          <table:table-cell office:value-type="float" office:value="820.883" calcext:value-type="float">
            <text:p>820,883</text:p>
          </table:table-cell>
          <table:table-cell table:formula="of:=AVERAGE([.B51:.F51])" office:value-type="float" office:value="810.8802" calcext:value-type="float">
            <text:p>810,8802</text:p>
          </table:table-cell>
          <table:table-cell table:formula="of:=MAX([.B51:.F51])" office:value-type="float" office:value="821.903" calcext:value-type="float">
            <text:p>821,903</text:p>
          </table:table-cell>
          <table:table-cell table:formula="of:=MIN([.B51:.F51])" office:value-type="float" office:value="800.973" calcext:value-type="float">
            <text:p>800,973</text:p>
          </table:table-cell>
          <table:table-cell/>
          <table:table-cell table:formula="of:=[.K50]+2" office:value-type="float" office:value="40" calcext:value-type="float">
            <text:p>40</text:p>
          </table:table-cell>
          <table:table-cell table:number-columns-repeated="3" office:value-type="float" office:value="0.016" calcext:value-type="float">
            <text:p>0,016</text:p>
          </table:table-cell>
          <table:table-cell table:number-columns-repeated="2" office:value-type="float" office:value="0.017" calcext:value-type="float">
            <text:p>0,017</text:p>
          </table:table-cell>
          <table:table-cell table:formula="of:=AVERAGE([.L51:.P51])" office:value-type="float" office:value="0.0164" calcext:value-type="float">
            <text:p>0,0164</text:p>
          </table:table-cell>
          <table:table-cell table:formula="of:=MAX([.L51:.P51])" office:value-type="float" office:value="0.017" calcext:value-type="float">
            <text:p>0,017</text:p>
          </table:table-cell>
          <table:table-cell table:formula="of:=MIN([.L51:.P51])" office:value-type="float" office:value="0.016" calcext:value-type="float">
            <text:p>0,016</text:p>
          </table:table-cell>
          <table:table-cell table:number-columns-repeated="3"/>
        </table:table-row>
        <table:table-row table:style-name="ro1">
          <table:table-cell table:formula="of:=[.A51]+2" office:value-type="float" office:value="42" calcext:value-type="float">
            <text:p>42</text:p>
          </table:table-cell>
          <table:table-cell office:value-type="float" office:value="1789.78" calcext:value-type="float">
            <text:p>1789,78</text:p>
          </table:table-cell>
          <table:table-cell office:value-type="float" office:value="1785.84" calcext:value-type="float">
            <text:p>1785,84</text:p>
          </table:table-cell>
          <table:table-cell office:value-type="float" office:value="1828.02" calcext:value-type="float">
            <text:p>1828,02</text:p>
          </table:table-cell>
          <table:table-cell office:value-type="float" office:value="1783.77" calcext:value-type="float">
            <text:p>1783,77</text:p>
          </table:table-cell>
          <table:table-cell office:value-type="float" office:value="1781.54" calcext:value-type="float">
            <text:p>1781,54</text:p>
          </table:table-cell>
          <table:table-cell table:formula="of:=AVERAGE([.B52:.F52])" office:value-type="float" office:value="1793.79" calcext:value-type="float">
            <text:p>1793,79</text:p>
          </table:table-cell>
          <table:table-cell table:formula="of:=MAX([.B52:.F52])" office:value-type="float" office:value="1828.02" calcext:value-type="float">
            <text:p>1828,02</text:p>
          </table:table-cell>
          <table:table-cell table:formula="of:=MIN([.B52:.F52])" office:value-type="float" office:value="1781.54" calcext:value-type="float">
            <text:p>1781,54</text:p>
          </table:table-cell>
          <table:table-cell/>
          <table:table-cell table:formula="of:=[.K51]+2" office:value-type="float" office:value="42" calcext:value-type="float">
            <text:p>42</text:p>
          </table:table-cell>
          <table:table-cell table:number-columns-repeated="3" office:value-type="float" office:value="0.016" calcext:value-type="float">
            <text:p>0,016</text:p>
          </table:table-cell>
          <table:table-cell table:number-columns-repeated="2" office:value-type="float" office:value="0.017" calcext:value-type="float">
            <text:p>0,017</text:p>
          </table:table-cell>
          <table:table-cell table:formula="of:=AVERAGE([.L52:.P52])" office:value-type="float" office:value="0.0164" calcext:value-type="float">
            <text:p>0,0164</text:p>
          </table:table-cell>
          <table:table-cell table:formula="of:=MAX([.L52:.P52])" office:value-type="float" office:value="0.017" calcext:value-type="float">
            <text:p>0,017</text:p>
          </table:table-cell>
          <table:table-cell table:formula="of:=MIN([.L52:.P52])" office:value-type="float" office:value="0.016" calcext:value-type="float">
            <text:p>0,016</text:p>
          </table:table-cell>
          <table:table-cell table:number-columns-repeated="3"/>
        </table:table-row>
        <table:table-row table:style-name="ro1">
          <table:table-cell table:formula="of:=[.A52]+2" office:value-type="float" office:value="44" calcext:value-type="float">
            <text:p>44</text:p>
          </table:table-cell>
          <table:table-cell office:value-type="float" office:value="4096.77" calcext:value-type="float">
            <text:p>4096,77</text:p>
          </table:table-cell>
          <table:table-cell office:value-type="float" office:value="4086.33" calcext:value-type="float">
            <text:p>4086,33</text:p>
          </table:table-cell>
          <table:table-cell office:value-type="float" office:value="4097.49" calcext:value-type="float">
            <text:p>4097,49</text:p>
          </table:table-cell>
          <table:table-cell office:value-type="float" office:value="4085.99" calcext:value-type="float">
            <text:p>4085,99</text:p>
          </table:table-cell>
          <table:table-cell office:value-type="float" office:value="4084.36" calcext:value-type="float">
            <text:p>4084,36</text:p>
          </table:table-cell>
          <table:table-cell table:formula="of:=AVERAGE([.B53:.F53])" office:value-type="float" office:value="4090.188" calcext:value-type="float">
            <text:p>4090,188</text:p>
          </table:table-cell>
          <table:table-cell table:formula="of:=MAX([.B53:.F53])" office:value-type="float" office:value="4097.49" calcext:value-type="float">
            <text:p>4097,49</text:p>
          </table:table-cell>
          <table:table-cell table:formula="of:=MIN([.B53:.F53])" office:value-type="float" office:value="4084.36" calcext:value-type="float">
            <text:p>4084,36</text:p>
          </table:table-cell>
          <table:table-cell/>
          <table:table-cell table:formula="of:=[.K52]+2" office:value-type="float" office:value="44" calcext:value-type="float">
            <text:p>44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8" calcext:value-type="float">
            <text:p>0,018</text:p>
          </table:table-cell>
          <table:table-cell table:number-columns-repeated="3" office:value-type="float" office:value="0.017" calcext:value-type="float">
            <text:p>0,017</text:p>
          </table:table-cell>
          <table:table-cell table:formula="of:=AVERAGE([.L53:.P53])" office:value-type="float" office:value="0.0172" calcext:value-type="float">
            <text:p>0,0172</text:p>
          </table:table-cell>
          <table:table-cell table:formula="of:=MAX([.L53:.P53])" office:value-type="float" office:value="0.018" calcext:value-type="float">
            <text:p>0,018</text:p>
          </table:table-cell>
          <table:table-cell table:formula="of:=MIN([.L53:.P53])" office:value-type="float" office:value="0.017" calcext:value-type="float">
            <text:p>0,017</text:p>
          </table:table-cell>
          <table:table-cell table:number-columns-repeated="3"/>
        </table:table-row>
        <table:table-row table:style-name="ro1">
          <table:table-cell table:formula="of:=[.A53]+2" office:value-type="float" office:value="46" calcext:value-type="float">
            <text:p>46</text:p>
          </table:table-cell>
          <table:table-cell office:value-type="float" office:value="7612.65" calcext:value-type="float">
            <text:p>7612,65</text:p>
          </table:table-cell>
          <table:table-cell office:value-type="float" office:value="7516.6" calcext:value-type="float">
            <text:p>7516,6</text:p>
          </table:table-cell>
          <table:table-cell office:value-type="float" office:value="7515.24" calcext:value-type="float">
            <text:p>7515,24</text:p>
          </table:table-cell>
          <table:table-cell office:value-type="float" office:value="7539.18" calcext:value-type="float">
            <text:p>7539,18</text:p>
          </table:table-cell>
          <table:table-cell office:value-type="float" office:value="7514.15" calcext:value-type="float">
            <text:p>7514,15</text:p>
          </table:table-cell>
          <table:table-cell table:formula="of:=AVERAGE([.B54:.F54])" office:value-type="float" office:value="7539.564" calcext:value-type="float">
            <text:p>7539,564</text:p>
          </table:table-cell>
          <table:table-cell table:formula="of:=MAX([.B54:.F54])" office:value-type="float" office:value="7612.65" calcext:value-type="float">
            <text:p>7612,65</text:p>
          </table:table-cell>
          <table:table-cell table:formula="of:=MIN([.B54:.F54])" office:value-type="float" office:value="7514.15" calcext:value-type="float">
            <text:p>7514,15</text:p>
          </table:table-cell>
          <table:table-cell/>
          <table:table-cell table:formula="of:=[.K53]+2" office:value-type="float" office:value="46" calcext:value-type="float">
            <text:p>46</text:p>
          </table:table-cell>
          <table:table-cell table:number-columns-repeated="2" office:value-type="float" office:value="0.019" calcext:value-type="float">
            <text:p>0,019</text:p>
          </table:table-cell>
          <table:table-cell office:value-type="float" office:value="0.018" calcext:value-type="float">
            <text:p>0,018</text:p>
          </table:table-cell>
          <table:table-cell table:number-columns-repeated="2" office:value-type="float" office:value="0.019" calcext:value-type="float">
            <text:p>0,019</text:p>
          </table:table-cell>
          <table:table-cell table:formula="of:=AVERAGE([.L54:.P54])" office:value-type="float" office:value="0.0188" calcext:value-type="float">
            <text:p>0,0188</text:p>
          </table:table-cell>
          <table:table-cell table:formula="of:=MAX([.L54:.P54])" office:value-type="float" office:value="0.019" calcext:value-type="float">
            <text:p>0,019</text:p>
          </table:table-cell>
          <table:table-cell table:formula="of:=MIN([.L54:.P54])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 table:formula="of:=[.A54]+2" office:value-type="float" office:value="48" calcext:value-type="float">
            <text:p>48</text:p>
          </table:table-cell>
          <table:table-cell office:value-type="float" office:value="16485.4" calcext:value-type="float">
            <text:p>16485,4</text:p>
          </table:table-cell>
          <table:table-cell office:value-type="float" office:value="16441.9" calcext:value-type="float">
            <text:p>16441,9</text:p>
          </table:table-cell>
          <table:table-cell office:value-type="float" office:value="16477.3" calcext:value-type="float">
            <text:p>16477,3</text:p>
          </table:table-cell>
          <table:table-cell office:value-type="float" office:value="16447.9" calcext:value-type="float">
            <text:p>16447,9</text:p>
          </table:table-cell>
          <table:table-cell office:value-type="float" office:value="16571.4" calcext:value-type="float">
            <text:p>16571,4</text:p>
          </table:table-cell>
          <table:table-cell table:formula="of:=AVERAGE([.B55:.F55])" office:value-type="float" office:value="16484.78" calcext:value-type="float">
            <text:p>16484,78</text:p>
          </table:table-cell>
          <table:table-cell table:formula="of:=MAX([.B55:.F55])" office:value-type="float" office:value="16571.4" calcext:value-type="float">
            <text:p>16571,4</text:p>
          </table:table-cell>
          <table:table-cell table:formula="of:=MIN([.B55:.F55])" office:value-type="float" office:value="16441.9" calcext:value-type="float">
            <text:p>16441,9</text:p>
          </table:table-cell>
          <table:table-cell/>
          <table:table-cell table:formula="of:=[.K54]+2" office:value-type="float" office:value="48" calcext:value-type="float">
            <text:p>48</text:p>
          </table:table-cell>
          <table:table-cell table:number-columns-repeated="5" office:value-type="float" office:value="0.019" calcext:value-type="float">
            <text:p>0,019</text:p>
          </table:table-cell>
          <table:table-cell table:formula="of:=AVERAGE([.L55:.P55])" office:value-type="float" office:value="0.019" calcext:value-type="float">
            <text:p>0,019</text:p>
          </table:table-cell>
          <table:table-cell table:formula="of:=MAX([.L55:.P55])" office:value-type="float" office:value="0.019" calcext:value-type="float">
            <text:p>0,019</text:p>
          </table:table-cell>
          <table:table-cell table:formula="of:=MIN([.L55:.P55])" office:value-type="float" office:value="0.019" calcext:value-type="float">
            <text:p>0,019</text:p>
          </table:table-cell>
          <table:table-cell table:number-columns-repeated="3"/>
        </table:table-row>
        <table:table-row table:style-name="ro1">
          <table:table-cell table:formula="of:=[.A55]+2" office:value-type="float" office:value="50" calcext:value-type="float">
            <text:p>50</text:p>
          </table:table-cell>
          <table:table-cell office:value-type="float" office:value="35521.7" calcext:value-type="float">
            <text:p>35521,7</text:p>
          </table:table-cell>
          <table:table-cell office:value-type="float" office:value="35450" calcext:value-type="float">
            <text:p>35450</text:p>
          </table:table-cell>
          <table:table-cell office:value-type="float" office:value="35430.6" calcext:value-type="float">
            <text:p>35430,6</text:p>
          </table:table-cell>
          <table:table-cell office:value-type="float" office:value="35511" calcext:value-type="float">
            <text:p>35511</text:p>
          </table:table-cell>
          <table:table-cell office:value-type="float" office:value="35591.4" calcext:value-type="float">
            <text:p>35591,4</text:p>
          </table:table-cell>
          <table:table-cell table:formula="of:=AVERAGE([.B56:.F56])" office:value-type="float" office:value="35500.94" calcext:value-type="float">
            <text:p>35500,94</text:p>
          </table:table-cell>
          <table:table-cell table:formula="of:=MAX([.B56:.F56])" office:value-type="float" office:value="35591.4" calcext:value-type="float">
            <text:p>35591,4</text:p>
          </table:table-cell>
          <table:table-cell table:formula="of:=MIN([.B56:.F56])" office:value-type="float" office:value="35430.6" calcext:value-type="float">
            <text:p>35430,6</text:p>
          </table:table-cell>
          <table:table-cell/>
          <table:table-cell table:formula="of:=[.K55]+2" office:value-type="float" office:value="50" calcext:value-type="float">
            <text:p>50</text:p>
          </table:table-cell>
          <table:table-cell table:number-columns-repeated="5" office:value-type="float" office:value="0.019" calcext:value-type="float">
            <text:p>0,019</text:p>
          </table:table-cell>
          <table:table-cell table:formula="of:=AVERAGE([.L56:.P56])" office:value-type="float" office:value="0.019" calcext:value-type="float">
            <text:p>0,019</text:p>
          </table:table-cell>
          <table:table-cell table:formula="of:=MAX([.L56:.P56])" office:value-type="float" office:value="0.019" calcext:value-type="float">
            <text:p>0,019</text:p>
          </table:table-cell>
          <table:table-cell table:formula="of:=MIN([.L56:.P56])" office:value-type="float" office:value="0.019" calcext:value-type="float">
            <text:p>0,019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B57:.F57])" office:value-type="string" office:string-value="" calcext:value-type="error">
            <text:p>#DIV/0!</text:p>
          </table:table-cell>
          <table:table-cell table:formula="of:=MAX([.B57:.F57])" office:value-type="float" office:value="0" calcext:value-type="float">
            <text:p>0</text:p>
          </table:table-cell>
          <table:table-cell table:formula="of:=MIN([.B57:.F5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58:.F58])" office:value-type="string" office:string-value="" calcext:value-type="error">
            <text:p>#DIV/0!</text:p>
          </table:table-cell>
          <table:table-cell table:formula="of:=MAX([.B58:.F58])" office:value-type="float" office:value="0" calcext:value-type="float">
            <text:p>0</text:p>
          </table:table-cell>
          <table:table-cell table:formula="of:=MIN([.B58:.F5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59:.F59])" office:value-type="string" office:string-value="" calcext:value-type="error">
            <text:p>#DIV/0!</text:p>
          </table:table-cell>
          <table:table-cell table:formula="of:=MAX([.B59:.F59])" office:value-type="float" office:value="0" calcext:value-type="float">
            <text:p>0</text:p>
          </table:table-cell>
          <table:table-cell table:formula="of:=MIN([.B59:.F5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60:.F60])" office:value-type="string" office:string-value="" calcext:value-type="error">
            <text:p>#DIV/0!</text:p>
          </table:table-cell>
          <table:table-cell table:formula="of:=MAX([.B60:.F60])" office:value-type="float" office:value="0" calcext:value-type="float">
            <text:p>0</text:p>
          </table:table-cell>
          <table:table-cell table:formula="of:=MIN([.B60:.F60])" office:value-type="float" office:value="0" calcext:value-type="float">
            <text:p>0</text:p>
          </table:table-cell>
          <table:table-cell/>
          <table:table-cell office:value-type="string" calcext:value-type="string">
            <text:p>Con poda , bipartito completo 25,25, 1&lt;=k&lt;=25</text:p>
          </table:table-cell>
          <table:table-cell table:number-columns-repeated="5"/>
          <table:table-cell table:formula="of:=AVERAGE([.L60:.P60])" office:value-type="string" office:string-value="" calcext:value-type="error">
            <text:p>#DIV/0!</text:p>
          </table:table-cell>
          <table:table-cell table:formula="of:=MAX([.L60:.P60])" office:value-type="float" office:value="0" calcext:value-type="float">
            <text:p>0</text:p>
          </table:table-cell>
          <table:table-cell table:formula="of:=MIN([.L60:.P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B61:.F61])" office:value-type="string" office:string-value="" calcext:value-type="error">
            <text:p>#DIV/0!</text:p>
          </table:table-cell>
          <table:table-cell table:formula="of:=MAX([.B61:.F61])" office:value-type="float" office:value="0" calcext:value-type="float">
            <text:p>0</text:p>
          </table:table-cell>
          <table:table-cell table:formula="of:=MIN([.B61:.F61])" office:value-type="float" office:value="0" calcext:value-type="float">
            <text:p>0</text:p>
          </table:table-cell>
          <table:table-cell table:number-columns-repeated="7"/>
          <table:table-cell table:formula="of:=AVERAGE([.L61:.P61])" office:value-type="string" office:string-value="" calcext:value-type="error">
            <text:p>#DIV/0!</text:p>
          </table:table-cell>
          <table:table-cell table:formula="of:=MAX([.L61:.P61])" office:value-type="float" office:value="0" calcext:value-type="float">
            <text:p>0</text:p>
          </table:table-cell>
          <table:table-cell table:formula="of:=MIN([.L61:.P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parito 25,25 completo con 1&lt;= k &lt;= 25 </text:p>
          </table:table-cell>
          <table:table-cell table:number-columns-repeated="5"/>
          <table:table-cell table:formula="of:=AVERAGE([.B62:.F62])" office:value-type="string" office:string-value="" calcext:value-type="error">
            <text:p>#DIV/0!</text:p>
          </table:table-cell>
          <table:table-cell table:formula="of:=MAX([.B62:.F62])" office:value-type="float" office:value="0" calcext:value-type="float">
            <text:p>0</text:p>
          </table:table-cell>
          <table:table-cell table:formula="of:=MIN([.B62:.F62])" office:value-type="float" office:value="0" calcext:value-type="float">
            <text:p>0</text:p>
          </table:table-cell>
          <table:table-cell table:number-columns-repeated="7"/>
          <table:table-cell table:formula="of:=AVERAGE([.L62:.P62])" office:value-type="string" office:string-value="" calcext:value-type="error">
            <text:p>#DIV/0!</text:p>
          </table:table-cell>
          <table:table-cell table:formula="of:=MAX([.L62:.P62])" office:value-type="float" office:value="0" calcext:value-type="float">
            <text:p>0</text:p>
          </table:table-cell>
          <table:table-cell table:formula="of:=MIN([.L62:.P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table:formula="of:=AVERAGE([.B63:.F63])" office:value-type="float" office:value="0.0088" calcext:value-type="float">
            <text:p>0,0088</text:p>
          </table:table-cell>
          <table:table-cell table:formula="of:=MAX([.B63:.F63])" office:value-type="float" office:value="0.009" calcext:value-type="float">
            <text:p>0,009</text:p>
          </table:table-cell>
          <table:table-cell table:formula="of:=MIN([.B63:.F63])" office:value-type="float" office:value="0.008" calcext:value-type="float">
            <text:p>0,0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.001" calcext:value-type="float">
            <text:p>0,001</text:p>
          </table:table-cell>
          <table:table-cell table:formula="of:=AVERAGE([.L63:.P63])" office:value-type="float" office:value="0.001" calcext:value-type="float">
            <text:p>0,001</text:p>
          </table:table-cell>
          <table:table-cell table:formula="of:=MAX([.L63:.P63])" office:value-type="float" office:value="0.001" calcext:value-type="float">
            <text:p>0,001</text:p>
          </table:table-cell>
          <table:table-cell table:formula="of:=MIN([.L63:.P63])" office:value-type="float" office:value="0.001" calcext:value-type="float">
            <text:p>0,001</text:p>
          </table:table-cell>
          <table:table-cell table:number-columns-repeated="3"/>
        </table:table-row>
        <table:table-row table:style-name="ro1">
          <table:table-cell table:formula="of:=[.A63]+1" office:value-type="float" office:value="2" calcext:value-type="float">
            <text:p>2</text:p>
          </table:table-cell>
          <table:table-cell office:value-type="float" office:value="36014.5" calcext:value-type="float">
            <text:p>36014,5</text:p>
          </table:table-cell>
          <table:table-cell office:value-type="float" office:value="35362.1" calcext:value-type="float">
            <text:p>35362,1</text:p>
          </table:table-cell>
          <table:table-cell office:value-type="float" office:value="35363" calcext:value-type="float">
            <text:p>35363</text:p>
          </table:table-cell>
          <table:table-cell office:value-type="float" office:value="35831.5" calcext:value-type="float">
            <text:p>35831,5</text:p>
          </table:table-cell>
          <table:table-cell office:value-type="float" office:value="35378.6" calcext:value-type="float">
            <text:p>35378,6</text:p>
          </table:table-cell>
          <table:table-cell table:formula="of:=AVERAGE([.B64:.F64])" office:value-type="float" office:value="35589.94" calcext:value-type="float">
            <text:p>35589,94</text:p>
          </table:table-cell>
          <table:table-cell table:formula="of:=MAX([.B64:.F64])" office:value-type="float" office:value="36014.5" calcext:value-type="float">
            <text:p>36014,5</text:p>
          </table:table-cell>
          <table:table-cell table:formula="of:=MIN([.B64:.F64])" office:value-type="float" office:value="35362.1" calcext:value-type="float">
            <text:p>35362,1</text:p>
          </table:table-cell>
          <table:table-cell/>
          <table:table-cell table:formula="of:=[.K63]+1" office:value-type="float" office:value="2" calcext:value-type="float">
            <text:p>2</text:p>
          </table:table-cell>
          <table:table-cell table:number-columns-repeated="5" office:value-type="float" office:value="0.006" calcext:value-type="float">
            <text:p>0,006</text:p>
          </table:table-cell>
          <table:table-cell table:formula="of:=AVERAGE([.L64:.P64])" office:value-type="float" office:value="0.006" calcext:value-type="float">
            <text:p>0,006</text:p>
          </table:table-cell>
          <table:table-cell table:formula="of:=MAX([.L64:.P64])" office:value-type="float" office:value="0.006" calcext:value-type="float">
            <text:p>0,006</text:p>
          </table:table-cell>
          <table:table-cell table:formula="of:=MIN([.L64:.P64])" office:value-type="float" office:value="0.006" calcext:value-type="float">
            <text:p>0,006</text:p>
          </table:table-cell>
          <table:table-cell table:number-columns-repeated="3"/>
        </table:table-row>
        <table:table-row table:style-name="ro1">
          <table:table-cell table:formula="of:=[.A64]+1" office:value-type="float" office:value="3" calcext:value-type="float">
            <text:p>3</text:p>
          </table:table-cell>
          <table:table-cell office:value-type="float" office:value="35417.7" calcext:value-type="float">
            <text:p>35417,7</text:p>
          </table:table-cell>
          <table:table-cell office:value-type="float" office:value="35329.1" calcext:value-type="float">
            <text:p>35329,1</text:p>
          </table:table-cell>
          <table:table-cell office:value-type="float" office:value="35329" calcext:value-type="float">
            <text:p>35329</text:p>
          </table:table-cell>
          <table:table-cell office:value-type="float" office:value="35328.7" calcext:value-type="float">
            <text:p>35328,7</text:p>
          </table:table-cell>
          <table:table-cell office:value-type="float" office:value="35812" calcext:value-type="float">
            <text:p>35812</text:p>
          </table:table-cell>
          <table:table-cell table:formula="of:=AVERAGE([.B65:.F65])" office:value-type="float" office:value="35443.3" calcext:value-type="float">
            <text:p>35443,3</text:p>
          </table:table-cell>
          <table:table-cell table:formula="of:=MAX([.B65:.F65])" office:value-type="float" office:value="35812" calcext:value-type="float">
            <text:p>35812</text:p>
          </table:table-cell>
          <table:table-cell table:formula="of:=MIN([.B65:.F65])" office:value-type="float" office:value="35328.7" calcext:value-type="float">
            <text:p>35328,7</text:p>
          </table:table-cell>
          <table:table-cell/>
          <table:table-cell table:formula="of:=[.K64]+1" office:value-type="float" office:value="3" calcext:value-type="float">
            <text:p>3</text:p>
          </table:table-cell>
          <table:table-cell table:number-columns-repeated="5" office:value-type="float" office:value="0.007" calcext:value-type="float">
            <text:p>0,007</text:p>
          </table:table-cell>
          <table:table-cell table:formula="of:=AVERAGE([.L65:.P65])" office:value-type="float" office:value="0.007" calcext:value-type="float">
            <text:p>0,007</text:p>
          </table:table-cell>
          <table:table-cell table:formula="of:=MAX([.L65:.P65])" office:value-type="float" office:value="0.007" calcext:value-type="float">
            <text:p>0,007</text:p>
          </table:table-cell>
          <table:table-cell table:formula="of:=MIN([.L65:.P65])" office:value-type="float" office:value="0.007" calcext:value-type="float">
            <text:p>0,007</text:p>
          </table:table-cell>
          <table:table-cell table:number-columns-repeated="3"/>
        </table:table-row>
        <table:table-row table:style-name="ro1">
          <table:table-cell table:formula="of:=[.A65]+1" office:value-type="float" office:value="4" calcext:value-type="float">
            <text:p>4</text:p>
          </table:table-cell>
          <table:table-cell office:value-type="float" office:value="36108.7" calcext:value-type="float">
            <text:p>36108,7</text:p>
          </table:table-cell>
          <table:table-cell office:value-type="float" office:value="35325.7" calcext:value-type="float">
            <text:p>35325,7</text:p>
          </table:table-cell>
          <table:table-cell office:value-type="float" office:value="35325.4" calcext:value-type="float">
            <text:p>35325,4</text:p>
          </table:table-cell>
          <table:table-cell office:value-type="float" office:value="35324.5" calcext:value-type="float">
            <text:p>35324,5</text:p>
          </table:table-cell>
          <table:table-cell office:value-type="float" office:value="35339.4" calcext:value-type="float">
            <text:p>35339,4</text:p>
          </table:table-cell>
          <table:table-cell table:formula="of:=AVERAGE([.B66:.F66])" office:value-type="float" office:value="35484.74" calcext:value-type="float">
            <text:p>35484,74</text:p>
          </table:table-cell>
          <table:table-cell table:formula="of:=MAX([.B66:.F66])" office:value-type="float" office:value="36108.7" calcext:value-type="float">
            <text:p>36108,7</text:p>
          </table:table-cell>
          <table:table-cell table:formula="of:=MIN([.B66:.F66])" office:value-type="float" office:value="35324.5" calcext:value-type="float">
            <text:p>35324,5</text:p>
          </table:table-cell>
          <table:table-cell/>
          <table:table-cell table:formula="of:=[.K65]+1" office:value-type="float" office:value="4" calcext:value-type="float">
            <text:p>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.008" calcext:value-type="float">
            <text:p>0,008</text:p>
          </table:table-cell>
          <table:table-cell table:formula="of:=AVERAGE([.L66:.P66])" office:value-type="float" office:value="0.0076" calcext:value-type="float">
            <text:p>0,0076</text:p>
          </table:table-cell>
          <table:table-cell table:formula="of:=MAX([.L66:.P66])" office:value-type="float" office:value="0.008" calcext:value-type="float">
            <text:p>0,008</text:p>
          </table:table-cell>
          <table:table-cell table:formula="of:=MIN([.L66:.P66])" office:value-type="float" office:value="0.007" calcext:value-type="float">
            <text:p>0,007</text:p>
          </table:table-cell>
          <table:table-cell table:number-columns-repeated="3"/>
        </table:table-row>
        <table:table-row table:style-name="ro1">
          <table:table-cell table:formula="of:=[.A66]+1" office:value-type="float" office:value="5" calcext:value-type="float">
            <text:p>5</text:p>
          </table:table-cell>
          <table:table-cell office:value-type="float" office:value="36753.2" calcext:value-type="float">
            <text:p>36753,2</text:p>
          </table:table-cell>
          <table:table-cell office:value-type="float" office:value="35363.4" calcext:value-type="float">
            <text:p>35363,4</text:p>
          </table:table-cell>
          <table:table-cell office:value-type="float" office:value="35362.7" calcext:value-type="float">
            <text:p>35362,7</text:p>
          </table:table-cell>
          <table:table-cell office:value-type="float" office:value="35363.4" calcext:value-type="float">
            <text:p>35363,4</text:p>
          </table:table-cell>
          <table:table-cell office:value-type="float" office:value="35447.4" calcext:value-type="float">
            <text:p>35447,4</text:p>
          </table:table-cell>
          <table:table-cell table:formula="of:=AVERAGE([.B67:.F67])" office:value-type="float" office:value="35658.02" calcext:value-type="float">
            <text:p>35658,02</text:p>
          </table:table-cell>
          <table:table-cell table:formula="of:=MAX([.B67:.F67])" office:value-type="float" office:value="36753.2" calcext:value-type="float">
            <text:p>36753,2</text:p>
          </table:table-cell>
          <table:table-cell table:formula="of:=MIN([.B67:.F67])" office:value-type="float" office:value="35362.7" calcext:value-type="float">
            <text:p>35362,7</text:p>
          </table:table-cell>
          <table:table-cell/>
          <table:table-cell table:formula="of:=[.K66]+1" office:value-type="float" office:value="5" calcext:value-type="float">
            <text:p>5</text:p>
          </table:table-cell>
          <table:table-cell table:number-columns-repeated="5" office:value-type="float" office:value="0.008" calcext:value-type="float">
            <text:p>0,008</text:p>
          </table:table-cell>
          <table:table-cell table:formula="of:=AVERAGE([.L67:.P67])" office:value-type="float" office:value="0.008" calcext:value-type="float">
            <text:p>0,008</text:p>
          </table:table-cell>
          <table:table-cell table:formula="of:=MAX([.L67:.P67])" office:value-type="float" office:value="0.008" calcext:value-type="float">
            <text:p>0,008</text:p>
          </table:table-cell>
          <table:table-cell table:formula="of:=MIN([.L67:.P67])" office:value-type="float" office:value="0.008" calcext:value-type="float">
            <text:p>0,008</text:p>
          </table:table-cell>
          <table:table-cell table:number-columns-repeated="3"/>
        </table:table-row>
        <table:table-row table:style-name="ro1">
          <table:table-cell table:formula="of:=[.A67]+1" office:value-type="float" office:value="6" calcext:value-type="float">
            <text:p>6</text:p>
          </table:table-cell>
          <table:table-cell office:value-type="float" office:value="36266.4" calcext:value-type="float">
            <text:p>36266,4</text:p>
          </table:table-cell>
          <table:table-cell table:number-columns-repeated="2" office:value-type="float" office:value="35328.8" calcext:value-type="float">
            <text:p>35328,8</text:p>
          </table:table-cell>
          <table:table-cell office:value-type="float" office:value="35328.7" calcext:value-type="float">
            <text:p>35328,7</text:p>
          </table:table-cell>
          <table:table-cell office:value-type="float" office:value="35391.7" calcext:value-type="float">
            <text:p>35391,7</text:p>
          </table:table-cell>
          <table:table-cell table:formula="of:=AVERAGE([.B68:.F68])" office:value-type="float" office:value="35528.88" calcext:value-type="float">
            <text:p>35528,88</text:p>
          </table:table-cell>
          <table:table-cell table:formula="of:=MAX([.B68:.F68])" office:value-type="float" office:value="36266.4" calcext:value-type="float">
            <text:p>36266,4</text:p>
          </table:table-cell>
          <table:table-cell table:formula="of:=MIN([.B68:.F68])" office:value-type="float" office:value="35328.7" calcext:value-type="float">
            <text:p>35328,7</text:p>
          </table:table-cell>
          <table:table-cell/>
          <table:table-cell table:formula="of:=[.K67]+1" office:value-type="float" office:value="6" calcext:value-type="float">
            <text:p>6</text:p>
          </table:table-cell>
          <table:table-cell table:number-columns-repeated="5" office:value-type="float" office:value="0.008" calcext:value-type="float">
            <text:p>0,008</text:p>
          </table:table-cell>
          <table:table-cell table:formula="of:=AVERAGE([.L68:.P68])" office:value-type="float" office:value="0.008" calcext:value-type="float">
            <text:p>0,008</text:p>
          </table:table-cell>
          <table:table-cell table:formula="of:=MAX([.L68:.P68])" office:value-type="float" office:value="0.008" calcext:value-type="float">
            <text:p>0,008</text:p>
          </table:table-cell>
          <table:table-cell table:formula="of:=MIN([.L68:.P68])" office:value-type="float" office:value="0.008" calcext:value-type="float">
            <text:p>0,008</text:p>
          </table:table-cell>
          <table:table-cell table:number-columns-repeated="3"/>
        </table:table-row>
        <table:table-row table:style-name="ro1">
          <table:table-cell table:formula="of:=[.A68]+1" office:value-type="float" office:value="7" calcext:value-type="float">
            <text:p>7</text:p>
          </table:table-cell>
          <table:table-cell office:value-type="float" office:value="35902.1" calcext:value-type="float">
            <text:p>35902,1</text:p>
          </table:table-cell>
          <table:table-cell office:value-type="float" office:value="35325.5" calcext:value-type="float">
            <text:p>35325,5</text:p>
          </table:table-cell>
          <table:table-cell office:value-type="float" office:value="35327.3" calcext:value-type="float">
            <text:p>35327,3</text:p>
          </table:table-cell>
          <table:table-cell office:value-type="float" office:value="35326.7" calcext:value-type="float">
            <text:p>35326,7</text:p>
          </table:table-cell>
          <table:table-cell office:value-type="float" office:value="35339.9" calcext:value-type="float">
            <text:p>35339,9</text:p>
          </table:table-cell>
          <table:table-cell table:formula="of:=AVERAGE([.B69:.F69])" office:value-type="float" office:value="35444.3" calcext:value-type="float">
            <text:p>35444,3</text:p>
          </table:table-cell>
          <table:table-cell table:formula="of:=MAX([.B69:.F69])" office:value-type="float" office:value="35902.1" calcext:value-type="float">
            <text:p>35902,1</text:p>
          </table:table-cell>
          <table:table-cell table:formula="of:=MIN([.B69:.F69])" office:value-type="float" office:value="35325.5" calcext:value-type="float">
            <text:p>35325,5</text:p>
          </table:table-cell>
          <table:table-cell/>
          <table:table-cell table:formula="of:=[.K68]+1" office:value-type="float" office:value="7" calcext:value-type="float">
            <text:p>7</text:p>
          </table:table-cell>
          <table:table-cell table:number-columns-repeated="5" office:value-type="float" office:value="0.009" calcext:value-type="float">
            <text:p>0,009</text:p>
          </table:table-cell>
          <table:table-cell table:formula="of:=AVERAGE([.L69:.P69])" office:value-type="float" office:value="0.009" calcext:value-type="float">
            <text:p>0,009</text:p>
          </table:table-cell>
          <table:table-cell table:formula="of:=MAX([.L69:.P69])" office:value-type="float" office:value="0.009" calcext:value-type="float">
            <text:p>0,009</text:p>
          </table:table-cell>
          <table:table-cell table:formula="of:=MIN([.L69:.P69])" office:value-type="float" office:value="0.009" calcext:value-type="float">
            <text:p>0,009</text:p>
          </table:table-cell>
          <table:table-cell table:number-columns-repeated="3"/>
        </table:table-row>
        <table:table-row table:style-name="ro1">
          <table:table-cell table:formula="of:=[.A69]+1" office:value-type="float" office:value="8" calcext:value-type="float">
            <text:p>8</text:p>
          </table:table-cell>
          <table:table-cell office:value-type="float" office:value="35674.8" calcext:value-type="float">
            <text:p>35674,8</text:p>
          </table:table-cell>
          <table:table-cell office:value-type="float" office:value="35362.5" calcext:value-type="float">
            <text:p>35362,5</text:p>
          </table:table-cell>
          <table:table-cell office:value-type="float" office:value="35360.6" calcext:value-type="float">
            <text:p>35360,6</text:p>
          </table:table-cell>
          <table:table-cell office:value-type="float" office:value="35362.3" calcext:value-type="float">
            <text:p>35362,3</text:p>
          </table:table-cell>
          <table:table-cell office:value-type="float" office:value="35839.2" calcext:value-type="float">
            <text:p>35839,2</text:p>
          </table:table-cell>
          <table:table-cell table:formula="of:=AVERAGE([.B70:.F70])" office:value-type="float" office:value="35519.88" calcext:value-type="float">
            <text:p>35519,88</text:p>
          </table:table-cell>
          <table:table-cell table:formula="of:=MAX([.B70:.F70])" office:value-type="float" office:value="35839.2" calcext:value-type="float">
            <text:p>35839,2</text:p>
          </table:table-cell>
          <table:table-cell table:formula="of:=MIN([.B70:.F70])" office:value-type="float" office:value="35360.6" calcext:value-type="float">
            <text:p>35360,6</text:p>
          </table:table-cell>
          <table:table-cell/>
          <table:table-cell table:formula="of:=[.K69]+1" office:value-type="float" office:value="8" calcext:value-type="float">
            <text:p>8</text:p>
          </table:table-cell>
          <table:table-cell table:number-columns-repeated="5" office:value-type="float" office:value="0.008" calcext:value-type="float">
            <text:p>0,008</text:p>
          </table:table-cell>
          <table:table-cell table:formula="of:=AVERAGE([.L70:.P70])" office:value-type="float" office:value="0.008" calcext:value-type="float">
            <text:p>0,008</text:p>
          </table:table-cell>
          <table:table-cell table:formula="of:=MAX([.L70:.P70])" office:value-type="float" office:value="0.008" calcext:value-type="float">
            <text:p>0,008</text:p>
          </table:table-cell>
          <table:table-cell table:formula="of:=MIN([.L70:.P70])" office:value-type="float" office:value="0.008" calcext:value-type="float">
            <text:p>0,008</text:p>
          </table:table-cell>
          <table:table-cell table:number-columns-repeated="3"/>
        </table:table-row>
        <table:table-row table:style-name="ro1">
          <table:table-cell table:formula="of:=[.A70]+1" office:value-type="float" office:value="9" calcext:value-type="float">
            <text:p>9</text:p>
          </table:table-cell>
          <table:table-cell office:value-type="float" office:value="35813.6" calcext:value-type="float">
            <text:p>35813,6</text:p>
          </table:table-cell>
          <table:table-cell office:value-type="float" office:value="35328.8" calcext:value-type="float">
            <text:p>35328,8</text:p>
          </table:table-cell>
          <table:table-cell office:value-type="float" office:value="35327.6" calcext:value-type="float">
            <text:p>35327,6</text:p>
          </table:table-cell>
          <table:table-cell office:value-type="float" office:value="35796.3" calcext:value-type="float">
            <text:p>35796,3</text:p>
          </table:table-cell>
          <table:table-cell office:value-type="float" office:value="35436.2" calcext:value-type="float">
            <text:p>35436,2</text:p>
          </table:table-cell>
          <table:table-cell table:formula="of:=AVERAGE([.B71:.F71])" office:value-type="float" office:value="35540.5" calcext:value-type="float">
            <text:p>35540,5</text:p>
          </table:table-cell>
          <table:table-cell table:formula="of:=MAX([.B71:.F71])" office:value-type="float" office:value="35813.6" calcext:value-type="float">
            <text:p>35813,6</text:p>
          </table:table-cell>
          <table:table-cell table:formula="of:=MIN([.B71:.F71])" office:value-type="float" office:value="35327.6" calcext:value-type="float">
            <text:p>35327,6</text:p>
          </table:table-cell>
          <table:table-cell/>
          <table:table-cell table:formula="of:=[.K70]+1" office:value-type="float" office:value="9" calcext:value-type="float">
            <text:p>9</text:p>
          </table:table-cell>
          <table:table-cell table:number-columns-repeated="5" office:value-type="float" office:value="0.01" calcext:value-type="float">
            <text:p>0,01</text:p>
          </table:table-cell>
          <table:table-cell table:formula="of:=AVERAGE([.L71:.P71])" office:value-type="float" office:value="0.01" calcext:value-type="float">
            <text:p>0,01</text:p>
          </table:table-cell>
          <table:table-cell table:formula="of:=MAX([.L71:.P71])" office:value-type="float" office:value="0.01" calcext:value-type="float">
            <text:p>0,01</text:p>
          </table:table-cell>
          <table:table-cell table:formula="of:=MIN([.L71:.P71])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table:formula="of:=[.A71]+1" office:value-type="float" office:value="10" calcext:value-type="float">
            <text:p>10</text:p>
          </table:table-cell>
          <table:table-cell office:value-type="float" office:value="35937.6" calcext:value-type="float">
            <text:p>35937,6</text:p>
          </table:table-cell>
          <table:table-cell office:value-type="float" office:value="35324.7" calcext:value-type="float">
            <text:p>35324,7</text:p>
          </table:table-cell>
          <table:table-cell office:value-type="float" office:value="35325" calcext:value-type="float">
            <text:p>35325</text:p>
          </table:table-cell>
          <table:table-cell office:value-type="float" office:value="35325.1" calcext:value-type="float">
            <text:p>35325,1</text:p>
          </table:table-cell>
          <table:table-cell office:value-type="float" office:value="35339.4" calcext:value-type="float">
            <text:p>35339,4</text:p>
          </table:table-cell>
          <table:table-cell table:formula="of:=AVERAGE([.B72:.F72])" office:value-type="float" office:value="35450.36" calcext:value-type="float">
            <text:p>35450,36</text:p>
          </table:table-cell>
          <table:table-cell table:formula="of:=MAX([.B72:.F72])" office:value-type="float" office:value="35937.6" calcext:value-type="float">
            <text:p>35937,6</text:p>
          </table:table-cell>
          <table:table-cell table:formula="of:=MIN([.B72:.F72])" office:value-type="float" office:value="35324.7" calcext:value-type="float">
            <text:p>35324,7</text:p>
          </table:table-cell>
          <table:table-cell/>
          <table:table-cell table:formula="of:=[.K71]+1" office:value-type="float" office:value="10" calcext:value-type="float">
            <text:p>10</text:p>
          </table:table-cell>
          <table:table-cell table:number-columns-repeated="5" office:value-type="float" office:value="0.01" calcext:value-type="float">
            <text:p>0,01</text:p>
          </table:table-cell>
          <table:table-cell table:formula="of:=AVERAGE([.L72:.P72])" office:value-type="float" office:value="0.01" calcext:value-type="float">
            <text:p>0,01</text:p>
          </table:table-cell>
          <table:table-cell table:formula="of:=MAX([.L72:.P72])" office:value-type="float" office:value="0.01" calcext:value-type="float">
            <text:p>0,01</text:p>
          </table:table-cell>
          <table:table-cell table:formula="of:=MIN([.L72:.P72])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table:formula="of:=[.A72]+1" office:value-type="float" office:value="11" calcext:value-type="float">
            <text:p>11</text:p>
          </table:table-cell>
          <table:table-cell office:value-type="float" office:value="36572.3" calcext:value-type="float">
            <text:p>36572,3</text:p>
          </table:table-cell>
          <table:table-cell office:value-type="float" office:value="35398.1" calcext:value-type="float">
            <text:p>35398,1</text:p>
          </table:table-cell>
          <table:table-cell office:value-type="float" office:value="35361.6" calcext:value-type="float">
            <text:p>35361,6</text:p>
          </table:table-cell>
          <table:table-cell office:value-type="float" office:value="35374" calcext:value-type="float">
            <text:p>35374</text:p>
          </table:table-cell>
          <table:table-cell office:value-type="float" office:value="35376.3" calcext:value-type="float">
            <text:p>35376,3</text:p>
          </table:table-cell>
          <table:table-cell table:formula="of:=AVERAGE([.B73:.F73])" office:value-type="float" office:value="35616.46" calcext:value-type="float">
            <text:p>35616,46</text:p>
          </table:table-cell>
          <table:table-cell table:formula="of:=MAX([.B73:.F73])" office:value-type="float" office:value="36572.3" calcext:value-type="float">
            <text:p>36572,3</text:p>
          </table:table-cell>
          <table:table-cell table:formula="of:=MIN([.B73:.F73])" office:value-type="float" office:value="35361.6" calcext:value-type="float">
            <text:p>35361,6</text:p>
          </table:table-cell>
          <table:table-cell/>
          <table:table-cell table:formula="of:=[.K72]+1" office:value-type="float" office:value="11" calcext:value-type="float">
            <text:p>11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11" calcext:value-type="float">
            <text:p>0,011</text:p>
          </table:table-cell>
          <table:table-cell table:formula="of:=AVERAGE([.L73:.P73])" office:value-type="float" office:value="0.0106" calcext:value-type="float">
            <text:p>0,0106</text:p>
          </table:table-cell>
          <table:table-cell table:formula="of:=MAX([.L73:.P73])" office:value-type="float" office:value="0.011" calcext:value-type="float">
            <text:p>0,011</text:p>
          </table:table-cell>
          <table:table-cell table:formula="of:=MIN([.L73:.P73])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table:formula="of:=[.A73]+1" office:value-type="float" office:value="12" calcext:value-type="float">
            <text:p>12</text:p>
          </table:table-cell>
          <table:table-cell office:value-type="float" office:value="36278.3" calcext:value-type="float">
            <text:p>36278,3</text:p>
          </table:table-cell>
          <table:table-cell office:value-type="float" office:value="35359.1" calcext:value-type="float">
            <text:p>35359,1</text:p>
          </table:table-cell>
          <table:table-cell office:value-type="float" office:value="35328.9" calcext:value-type="float">
            <text:p>35328,9</text:p>
          </table:table-cell>
          <table:table-cell office:value-type="float" office:value="35343.2" calcext:value-type="float">
            <text:p>35343,2</text:p>
          </table:table-cell>
          <table:table-cell office:value-type="float" office:value="35343.4" calcext:value-type="float">
            <text:p>35343,4</text:p>
          </table:table-cell>
          <table:table-cell table:formula="of:=AVERAGE([.B74:.F74])" office:value-type="float" office:value="35530.58" calcext:value-type="float">
            <text:p>35530,58</text:p>
          </table:table-cell>
          <table:table-cell table:formula="of:=MAX([.B74:.F74])" office:value-type="float" office:value="36278.3" calcext:value-type="float">
            <text:p>36278,3</text:p>
          </table:table-cell>
          <table:table-cell table:formula="of:=MIN([.B74:.F74])" office:value-type="float" office:value="35328.9" calcext:value-type="float">
            <text:p>35328,9</text:p>
          </table:table-cell>
          <table:table-cell/>
          <table:table-cell table:formula="of:=[.K73]+1" office:value-type="float" office:value="12" calcext:value-type="float">
            <text:p>1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.012" calcext:value-type="float">
            <text:p>0,012</text:p>
          </table:table-cell>
          <table:table-cell table:formula="of:=AVERAGE([.L74:.P74])" office:value-type="float" office:value="0.0116" calcext:value-type="float">
            <text:p>0,0116</text:p>
          </table:table-cell>
          <table:table-cell table:formula="of:=MAX([.L74:.P74])" office:value-type="float" office:value="0.012" calcext:value-type="float">
            <text:p>0,012</text:p>
          </table:table-cell>
          <table:table-cell table:formula="of:=MIN([.L74:.P74])" office:value-type="float" office:value="0.011" calcext:value-type="float">
            <text:p>0,011</text:p>
          </table:table-cell>
          <table:table-cell table:number-columns-repeated="3"/>
        </table:table-row>
        <table:table-row table:style-name="ro1">
          <table:table-cell table:formula="of:=[.A74]+1" office:value-type="float" office:value="13" calcext:value-type="float">
            <text:p>13</text:p>
          </table:table-cell>
          <table:table-cell office:value-type="float" office:value="36326.5" calcext:value-type="float">
            <text:p>36326,5</text:p>
          </table:table-cell>
          <table:table-cell office:value-type="float" office:value="35326.1" calcext:value-type="float">
            <text:p>35326,1</text:p>
          </table:table-cell>
          <table:table-cell office:value-type="float" office:value="35324.5" calcext:value-type="float">
            <text:p>35324,5</text:p>
          </table:table-cell>
          <table:table-cell office:value-type="float" office:value="35339.8" calcext:value-type="float">
            <text:p>35339,8</text:p>
          </table:table-cell>
          <table:table-cell office:value-type="float" office:value="35746.4" calcext:value-type="float">
            <text:p>35746,4</text:p>
          </table:table-cell>
          <table:table-cell table:formula="of:=AVERAGE([.B75:.F75])" office:value-type="float" office:value="35612.66" calcext:value-type="float">
            <text:p>35612,66</text:p>
          </table:table-cell>
          <table:table-cell table:formula="of:=MAX([.B75:.F75])" office:value-type="float" office:value="36326.5" calcext:value-type="float">
            <text:p>36326,5</text:p>
          </table:table-cell>
          <table:table-cell table:formula="of:=MIN([.B75:.F75])" office:value-type="float" office:value="35324.5" calcext:value-type="float">
            <text:p>35324,5</text:p>
          </table:table-cell>
          <table:table-cell/>
          <table:table-cell table:formula="of:=[.K74]+1" office:value-type="float" office:value="13" calcext:value-type="float">
            <text:p>1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.012" calcext:value-type="float">
            <text:p>0,012</text:p>
          </table:table-cell>
          <table:table-cell table:formula="of:=AVERAGE([.L75:.P75])" office:value-type="float" office:value="0.0136" calcext:value-type="float">
            <text:p>0,0136</text:p>
          </table:table-cell>
          <table:table-cell table:formula="of:=MAX([.L75:.P75])" office:value-type="float" office:value="0.018" calcext:value-type="float">
            <text:p>0,018</text:p>
          </table:table-cell>
          <table:table-cell table:formula="of:=MIN([.L75:.P75])" office:value-type="float" office:value="0.012" calcext:value-type="float">
            <text:p>0,012</text:p>
          </table:table-cell>
          <table:table-cell table:number-columns-repeated="3"/>
        </table:table-row>
        <table:table-row table:style-name="ro1">
          <table:table-cell table:formula="of:=[.A75]+1" office:value-type="float" office:value="14" calcext:value-type="float">
            <text:p>14</text:p>
          </table:table-cell>
          <table:table-cell office:value-type="float" office:value="35738.3" calcext:value-type="float">
            <text:p>35738,3</text:p>
          </table:table-cell>
          <table:table-cell office:value-type="float" office:value="35363.9" calcext:value-type="float">
            <text:p>35363,9</text:p>
          </table:table-cell>
          <table:table-cell office:value-type="float" office:value="35472.6" calcext:value-type="float">
            <text:p>35472,6</text:p>
          </table:table-cell>
          <table:table-cell office:value-type="float" office:value="35697.8" calcext:value-type="float">
            <text:p>35697,8</text:p>
          </table:table-cell>
          <table:table-cell office:value-type="float" office:value="35887.3" calcext:value-type="float">
            <text:p>35887,3</text:p>
          </table:table-cell>
          <table:table-cell table:formula="of:=AVERAGE([.B76:.F76])" office:value-type="float" office:value="35631.98" calcext:value-type="float">
            <text:p>35631,98</text:p>
          </table:table-cell>
          <table:table-cell table:formula="of:=MAX([.B76:.F76])" office:value-type="float" office:value="35887.3" calcext:value-type="float">
            <text:p>35887,3</text:p>
          </table:table-cell>
          <table:table-cell table:formula="of:=MIN([.B76:.F76])" office:value-type="float" office:value="35363.9" calcext:value-type="float">
            <text:p>35363,9</text:p>
          </table:table-cell>
          <table:table-cell/>
          <table:table-cell table:formula="of:=[.K75]+1" office:value-type="float" office:value="14" calcext:value-type="float">
            <text:p>14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  <table:table-cell table:number-columns-repeated="2" office:value-type="float" office:value="0.012" calcext:value-type="float">
            <text:p>0,012</text:p>
          </table:table-cell>
          <table:table-cell table:formula="of:=AVERAGE([.L76:.P76])" office:value-type="float" office:value="0.0136" calcext:value-type="float">
            <text:p>0,0136</text:p>
          </table:table-cell>
          <table:table-cell table:formula="of:=MAX([.L76:.P76])" office:value-type="float" office:value="0.019" calcext:value-type="float">
            <text:p>0,019</text:p>
          </table:table-cell>
          <table:table-cell table:formula="of:=MIN([.L76:.P76])" office:value-type="float" office:value="0.012" calcext:value-type="float">
            <text:p>0,012</text:p>
          </table:table-cell>
          <table:table-cell table:number-columns-repeated="3"/>
        </table:table-row>
        <table:table-row table:style-name="ro1">
          <table:table-cell table:formula="of:=[.A76]+1" office:value-type="float" office:value="15" calcext:value-type="float">
            <text:p>15</text:p>
          </table:table-cell>
          <table:table-cell office:value-type="float" office:value="35704.8" calcext:value-type="float">
            <text:p>35704,8</text:p>
          </table:table-cell>
          <table:table-cell office:value-type="float" office:value="36158.9" calcext:value-type="float">
            <text:p>36158,9</text:p>
          </table:table-cell>
          <table:table-cell office:value-type="float" office:value="35329" calcext:value-type="float">
            <text:p>35329</text:p>
          </table:table-cell>
          <table:table-cell office:value-type="float" office:value="35342.7" calcext:value-type="float">
            <text:p>35342,7</text:p>
          </table:table-cell>
          <table:table-cell office:value-type="float" office:value="35345" calcext:value-type="float">
            <text:p>35345</text:p>
          </table:table-cell>
          <table:table-cell table:formula="of:=AVERAGE([.B77:.F77])" office:value-type="float" office:value="35576.08" calcext:value-type="float">
            <text:p>35576,08</text:p>
          </table:table-cell>
          <table:table-cell table:formula="of:=MAX([.B77:.F77])" office:value-type="float" office:value="36158.9" calcext:value-type="float">
            <text:p>36158,9</text:p>
          </table:table-cell>
          <table:table-cell table:formula="of:=MIN([.B77:.F77])" office:value-type="float" office:value="35329" calcext:value-type="float">
            <text:p>35329</text:p>
          </table:table-cell>
          <table:table-cell/>
          <table:table-cell table:formula="of:=[.K76]+1" office:value-type="float" office:value="15" calcext:value-type="float">
            <text:p>15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13" calcext:value-type="float">
            <text:p>0,013</text:p>
          </table:table-cell>
          <table:table-cell table:formula="of:=AVERAGE([.L77:.P77])" office:value-type="float" office:value="0.0142" calcext:value-type="float">
            <text:p>0,0142</text:p>
          </table:table-cell>
          <table:table-cell table:formula="of:=MAX([.L77:.P77])" office:value-type="float" office:value="0.019" calcext:value-type="float">
            <text:p>0,019</text:p>
          </table:table-cell>
          <table:table-cell table:formula="of:=MIN([.L77:.P77])" office:value-type="float" office:value="0.013" calcext:value-type="float">
            <text:p>0,013</text:p>
          </table:table-cell>
          <table:table-cell table:number-columns-repeated="3"/>
        </table:table-row>
        <table:table-row table:style-name="ro1">
          <table:table-cell table:formula="of:=[.A77]+1" office:value-type="float" office:value="16" calcext:value-type="float">
            <text:p>16</text:p>
          </table:table-cell>
          <table:table-cell office:value-type="float" office:value="36301.3" calcext:value-type="float">
            <text:p>36301,3</text:p>
          </table:table-cell>
          <table:table-cell office:value-type="float" office:value="35325.1" calcext:value-type="float">
            <text:p>35325,1</text:p>
          </table:table-cell>
          <table:table-cell office:value-type="float" office:value="35325.3" calcext:value-type="float">
            <text:p>35325,3</text:p>
          </table:table-cell>
          <table:table-cell office:value-type="float" office:value="35601.8" calcext:value-type="float">
            <text:p>35601,8</text:p>
          </table:table-cell>
          <table:table-cell office:value-type="float" office:value="35832.7" calcext:value-type="float">
            <text:p>35832,7</text:p>
          </table:table-cell>
          <table:table-cell table:formula="of:=AVERAGE([.B78:.F78])" office:value-type="float" office:value="35677.24" calcext:value-type="float">
            <text:p>35677,24</text:p>
          </table:table-cell>
          <table:table-cell table:formula="of:=MAX([.B78:.F78])" office:value-type="float" office:value="36301.3" calcext:value-type="float">
            <text:p>36301,3</text:p>
          </table:table-cell>
          <table:table-cell table:formula="of:=MIN([.B78:.F78])" office:value-type="float" office:value="35325.1" calcext:value-type="float">
            <text:p>35325,1</text:p>
          </table:table-cell>
          <table:table-cell/>
          <table:table-cell table:formula="of:=[.K77]+1" office:value-type="float" office:value="16" calcext:value-type="float">
            <text:p>16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9" calcext:value-type="float">
            <text:p>0,019</text:p>
          </table:table-cell>
          <table:table-cell table:number-columns-repeated="2" office:value-type="float" office:value="0.014" calcext:value-type="float">
            <text:p>0,014</text:p>
          </table:table-cell>
          <table:table-cell table:formula="of:=AVERAGE([.L78:.P78])" office:value-type="float" office:value="0.016" calcext:value-type="float">
            <text:p>0,016</text:p>
          </table:table-cell>
          <table:table-cell table:formula="of:=MAX([.L78:.P78])" office:value-type="float" office:value="0.019" calcext:value-type="float">
            <text:p>0,019</text:p>
          </table:table-cell>
          <table:table-cell table:formula="of:=MIN([.L78:.P78])" office:value-type="float" office:value="0.014" calcext:value-type="float">
            <text:p>0,014</text:p>
          </table:table-cell>
          <table:table-cell table:number-columns-repeated="3"/>
        </table:table-row>
        <table:table-row table:style-name="ro1">
          <table:table-cell table:formula="of:=[.A78]+1" office:value-type="float" office:value="17" calcext:value-type="float">
            <text:p>17</text:p>
          </table:table-cell>
          <table:table-cell office:value-type="float" office:value="35613.5" calcext:value-type="float">
            <text:p>35613,5</text:p>
          </table:table-cell>
          <table:table-cell office:value-type="float" office:value="35362.2" calcext:value-type="float">
            <text:p>35362,2</text:p>
          </table:table-cell>
          <table:table-cell office:value-type="float" office:value="35363.1" calcext:value-type="float">
            <text:p>35363,1</text:p>
          </table:table-cell>
          <table:table-cell office:value-type="float" office:value="35376.7" calcext:value-type="float">
            <text:p>35376,7</text:p>
          </table:table-cell>
          <table:table-cell office:value-type="float" office:value="35378.8" calcext:value-type="float">
            <text:p>35378,8</text:p>
          </table:table-cell>
          <table:table-cell table:formula="of:=AVERAGE([.B79:.F79])" office:value-type="float" office:value="35418.86" calcext:value-type="float">
            <text:p>35418,86</text:p>
          </table:table-cell>
          <table:table-cell table:formula="of:=MAX([.B79:.F79])" office:value-type="float" office:value="35613.5" calcext:value-type="float">
            <text:p>35613,5</text:p>
          </table:table-cell>
          <table:table-cell table:formula="of:=MIN([.B79:.F79])" office:value-type="float" office:value="35362.2" calcext:value-type="float">
            <text:p>35362,2</text:p>
          </table:table-cell>
          <table:table-cell/>
          <table:table-cell table:formula="of:=[.K78]+1" office:value-type="float" office:value="17" calcext:value-type="float">
            <text:p>17</text:p>
          </table:table-cell>
          <table:table-cell office:value-type="float" office:value="0.021" calcext:value-type="float">
            <text:p>0,021</text:p>
          </table:table-cell>
          <table:table-cell table:number-columns-repeated="4" office:value-type="float" office:value="0.015" calcext:value-type="float">
            <text:p>0,015</text:p>
          </table:table-cell>
          <table:table-cell table:formula="of:=AVERAGE([.L79:.P79])" office:value-type="float" office:value="0.0162" calcext:value-type="float">
            <text:p>0,0162</text:p>
          </table:table-cell>
          <table:table-cell table:formula="of:=MAX([.L79:.P79])" office:value-type="float" office:value="0.021" calcext:value-type="float">
            <text:p>0,021</text:p>
          </table:table-cell>
          <table:table-cell table:formula="of:=MIN([.L79:.P79])" office:value-type="float" office:value="0.015" calcext:value-type="float">
            <text:p>0,015</text:p>
          </table:table-cell>
          <table:table-cell table:number-columns-repeated="3"/>
        </table:table-row>
        <table:table-row table:style-name="ro1">
          <table:table-cell table:formula="of:=[.A79]+1" office:value-type="float" office:value="18" calcext:value-type="float">
            <text:p>18</text:p>
          </table:table-cell>
          <table:table-cell office:value-type="float" office:value="35648.3" calcext:value-type="float">
            <text:p>35648,3</text:p>
          </table:table-cell>
          <table:table-cell office:value-type="float" office:value="35328" calcext:value-type="float">
            <text:p>35328</text:p>
          </table:table-cell>
          <table:table-cell office:value-type="float" office:value="35329.8" calcext:value-type="float">
            <text:p>35329,8</text:p>
          </table:table-cell>
          <table:table-cell office:value-type="float" office:value="35407.3" calcext:value-type="float">
            <text:p>35407,3</text:p>
          </table:table-cell>
          <table:table-cell office:value-type="float" office:value="35345.4" calcext:value-type="float">
            <text:p>35345,4</text:p>
          </table:table-cell>
          <table:table-cell table:formula="of:=AVERAGE([.B80:.F80])" office:value-type="float" office:value="35411.76" calcext:value-type="float">
            <text:p>35411,76</text:p>
          </table:table-cell>
          <table:table-cell table:formula="of:=MAX([.B80:.F80])" office:value-type="float" office:value="35648.3" calcext:value-type="float">
            <text:p>35648,3</text:p>
          </table:table-cell>
          <table:table-cell table:formula="of:=MIN([.B80:.F80])" office:value-type="float" office:value="35328" calcext:value-type="float">
            <text:p>35328</text:p>
          </table:table-cell>
          <table:table-cell/>
          <table:table-cell table:formula="of:=[.K79]+1" office:value-type="float" office:value="18" calcext:value-type="float">
            <text:p>18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.015" calcext:value-type="float">
            <text:p>0,015</text:p>
          </table:table-cell>
          <table:table-cell table:formula="of:=AVERAGE([.L80:.P80])" office:value-type="float" office:value="0.0164" calcext:value-type="float">
            <text:p>0,0164</text:p>
          </table:table-cell>
          <table:table-cell table:formula="of:=MAX([.L80:.P80])" office:value-type="float" office:value="0.021" calcext:value-type="float">
            <text:p>0,021</text:p>
          </table:table-cell>
          <table:table-cell table:formula="of:=MIN([.L80:.P80])" office:value-type="float" office:value="0.015" calcext:value-type="float">
            <text:p>0,015</text:p>
          </table:table-cell>
          <table:table-cell table:number-columns-repeated="3"/>
        </table:table-row>
        <table:table-row table:style-name="ro1">
          <table:table-cell table:formula="of:=[.A80]+1" office:value-type="float" office:value="19" calcext:value-type="float">
            <text:p>19</text:p>
          </table:table-cell>
          <table:table-cell office:value-type="float" office:value="35627.1" calcext:value-type="float">
            <text:p>35627,1</text:p>
          </table:table-cell>
          <table:table-cell office:value-type="float" office:value="35333.4" calcext:value-type="float">
            <text:p>35333,4</text:p>
          </table:table-cell>
          <table:table-cell office:value-type="float" office:value="35325.4" calcext:value-type="float">
            <text:p>35325,4</text:p>
          </table:table-cell>
          <table:table-cell office:value-type="float" office:value="35340.1" calcext:value-type="float">
            <text:p>35340,1</text:p>
          </table:table-cell>
          <table:table-cell office:value-type="float" office:value="35341.6" calcext:value-type="float">
            <text:p>35341,6</text:p>
          </table:table-cell>
          <table:table-cell table:formula="of:=AVERAGE([.B81:.F81])" office:value-type="float" office:value="35393.52" calcext:value-type="float">
            <text:p>35393,52</text:p>
          </table:table-cell>
          <table:table-cell table:formula="of:=MAX([.B81:.F81])" office:value-type="float" office:value="35627.1" calcext:value-type="float">
            <text:p>35627,1</text:p>
          </table:table-cell>
          <table:table-cell table:formula="of:=MIN([.B81:.F81])" office:value-type="float" office:value="35325.4" calcext:value-type="float">
            <text:p>35325,4</text:p>
          </table:table-cell>
          <table:table-cell/>
          <table:table-cell table:formula="of:=[.K80]+1" office:value-type="float" office:value="19" calcext:value-type="float">
            <text:p>19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.015" calcext:value-type="float">
            <text:p>0,015</text:p>
          </table:table-cell>
          <table:table-cell table:formula="of:=AVERAGE([.L81:.P81])" office:value-type="float" office:value="0.0154" calcext:value-type="float">
            <text:p>0,0154</text:p>
          </table:table-cell>
          <table:table-cell table:formula="of:=MAX([.L81:.P81])" office:value-type="float" office:value="0.016" calcext:value-type="float">
            <text:p>0,016</text:p>
          </table:table-cell>
          <table:table-cell table:formula="of:=MIN([.L81:.P81])" office:value-type="float" office:value="0.015" calcext:value-type="float">
            <text:p>0,015</text:p>
          </table:table-cell>
          <table:table-cell table:number-columns-repeated="3"/>
        </table:table-row>
        <table:table-row table:style-name="ro1">
          <table:table-cell table:formula="of:=[.A81]+1" office:value-type="float" office:value="20" calcext:value-type="float">
            <text:p>20</text:p>
          </table:table-cell>
          <table:table-cell office:value-type="float" office:value="35363.8" calcext:value-type="float">
            <text:p>35363,8</text:p>
          </table:table-cell>
          <table:table-cell office:value-type="float" office:value="35362.4" calcext:value-type="float">
            <text:p>35362,4</text:p>
          </table:table-cell>
          <table:table-cell office:value-type="float" office:value="35362.7" calcext:value-type="float">
            <text:p>35362,7</text:p>
          </table:table-cell>
          <table:table-cell office:value-type="float" office:value="35377.9" calcext:value-type="float">
            <text:p>35377,9</text:p>
          </table:table-cell>
          <table:table-cell office:value-type="float" office:value="35379.3" calcext:value-type="float">
            <text:p>35379,3</text:p>
          </table:table-cell>
          <table:table-cell table:formula="of:=AVERAGE([.B82:.F82])" office:value-type="float" office:value="35369.22" calcext:value-type="float">
            <text:p>35369,22</text:p>
          </table:table-cell>
          <table:table-cell table:formula="of:=MAX([.B82:.F82])" office:value-type="float" office:value="35379.3" calcext:value-type="float">
            <text:p>35379,3</text:p>
          </table:table-cell>
          <table:table-cell table:formula="of:=MIN([.B82:.F82])" office:value-type="float" office:value="35362.4" calcext:value-type="float">
            <text:p>35362,4</text:p>
          </table:table-cell>
          <table:table-cell/>
          <table:table-cell table:formula="of:=[.K81]+1" office:value-type="float" office:value="20" calcext:value-type="float">
            <text:p>20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7" calcext:value-type="float">
            <text:p>0,017</text:p>
          </table:table-cell>
          <table:table-cell table:number-columns-repeated="2" office:value-type="float" office:value="0.016" calcext:value-type="float">
            <text:p>0,016</text:p>
          </table:table-cell>
          <table:table-cell table:formula="of:=AVERAGE([.L82:.P82])" office:value-type="float" office:value="0.0164" calcext:value-type="float">
            <text:p>0,0164</text:p>
          </table:table-cell>
          <table:table-cell table:formula="of:=MAX([.L82:.P82])" office:value-type="float" office:value="0.017" calcext:value-type="float">
            <text:p>0,017</text:p>
          </table:table-cell>
          <table:table-cell table:formula="of:=MIN([.L82:.P82])" office:value-type="float" office:value="0.016" calcext:value-type="float">
            <text:p>0,016</text:p>
          </table:table-cell>
          <table:table-cell table:number-columns-repeated="3"/>
        </table:table-row>
        <table:table-row table:style-name="ro1">
          <table:table-cell table:formula="of:=[.A82]+1" office:value-type="float" office:value="21" calcext:value-type="float">
            <text:p>21</text:p>
          </table:table-cell>
          <table:table-cell office:value-type="float" office:value="35584.4" calcext:value-type="float">
            <text:p>35584,4</text:p>
          </table:table-cell>
          <table:table-cell office:value-type="float" office:value="35328.6" calcext:value-type="float">
            <text:p>35328,6</text:p>
          </table:table-cell>
          <table:table-cell office:value-type="float" office:value="35328.9" calcext:value-type="float">
            <text:p>35328,9</text:p>
          </table:table-cell>
          <table:table-cell office:value-type="float" office:value="35343.9" calcext:value-type="float">
            <text:p>35343,9</text:p>
          </table:table-cell>
          <table:table-cell office:value-type="float" office:value="35343.6" calcext:value-type="float">
            <text:p>35343,6</text:p>
          </table:table-cell>
          <table:table-cell table:formula="of:=AVERAGE([.B83:.F83])" office:value-type="float" office:value="35385.88" calcext:value-type="float">
            <text:p>35385,88</text:p>
          </table:table-cell>
          <table:table-cell table:formula="of:=MAX([.B83:.F83])" office:value-type="float" office:value="35584.4" calcext:value-type="float">
            <text:p>35584,4</text:p>
          </table:table-cell>
          <table:table-cell table:formula="of:=MIN([.B83:.F83])" office:value-type="float" office:value="35328.6" calcext:value-type="float">
            <text:p>35328,6</text:p>
          </table:table-cell>
          <table:table-cell/>
          <table:table-cell table:formula="of:=[.K82]+1" office:value-type="float" office:value="21" calcext:value-type="float">
            <text:p>21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7" calcext:value-type="float">
            <text:p>0,017</text:p>
          </table:table-cell>
          <table:table-cell table:number-columns-repeated="2" office:value-type="float" office:value="0.016" calcext:value-type="float">
            <text:p>0,016</text:p>
          </table:table-cell>
          <table:table-cell table:formula="of:=AVERAGE([.L83:.P83])" office:value-type="float" office:value="0.0164" calcext:value-type="float">
            <text:p>0,0164</text:p>
          </table:table-cell>
          <table:table-cell table:formula="of:=MAX([.L83:.P83])" office:value-type="float" office:value="0.017" calcext:value-type="float">
            <text:p>0,017</text:p>
          </table:table-cell>
          <table:table-cell table:formula="of:=MIN([.L83:.P83])" office:value-type="float" office:value="0.016" calcext:value-type="float">
            <text:p>0,016</text:p>
          </table:table-cell>
          <table:table-cell table:number-columns-repeated="3"/>
        </table:table-row>
        <table:table-row table:style-name="ro1">
          <table:table-cell table:formula="of:=[.A83]+1" office:value-type="float" office:value="22" calcext:value-type="float">
            <text:p>22</text:p>
          </table:table-cell>
          <table:table-cell office:value-type="float" office:value="35489.6" calcext:value-type="float">
            <text:p>35489,6</text:p>
          </table:table-cell>
          <table:table-cell office:value-type="float" office:value="35324.9" calcext:value-type="float">
            <text:p>35324,9</text:p>
          </table:table-cell>
          <table:table-cell office:value-type="float" office:value="35325.6" calcext:value-type="float">
            <text:p>35325,6</text:p>
          </table:table-cell>
          <table:table-cell office:value-type="float" office:value="35340.2" calcext:value-type="float">
            <text:p>35340,2</text:p>
          </table:table-cell>
          <table:table-cell office:value-type="float" office:value="35367.1" calcext:value-type="float">
            <text:p>35367,1</text:p>
          </table:table-cell>
          <table:table-cell table:formula="of:=AVERAGE([.B84:.F84])" office:value-type="float" office:value="35369.48" calcext:value-type="float">
            <text:p>35369,48</text:p>
          </table:table-cell>
          <table:table-cell table:formula="of:=MAX([.B84:.F84])" office:value-type="float" office:value="35489.6" calcext:value-type="float">
            <text:p>35489,6</text:p>
          </table:table-cell>
          <table:table-cell table:formula="of:=MIN([.B84:.F84])" office:value-type="float" office:value="35324.9" calcext:value-type="float">
            <text:p>35324,9</text:p>
          </table:table-cell>
          <table:table-cell/>
          <table:table-cell table:formula="of:=[.K83]+1" office:value-type="float" office:value="22" calcext:value-type="float">
            <text:p>2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table:number-columns-repeated="2" office:value-type="float" office:value="0.018" calcext:value-type="float">
            <text:p>0,018</text:p>
          </table:table-cell>
          <table:table-cell table:formula="of:=AVERAGE([.L84:.P84])" office:value-type="float" office:value="0.0176" calcext:value-type="float">
            <text:p>0,0176</text:p>
          </table:table-cell>
          <table:table-cell table:formula="of:=MAX([.L84:.P84])" office:value-type="float" office:value="0.018" calcext:value-type="float">
            <text:p>0,018</text:p>
          </table:table-cell>
          <table:table-cell table:formula="of:=MIN([.L84:.P84])" office:value-type="float" office:value="0.017" calcext:value-type="float">
            <text:p>0,017</text:p>
          </table:table-cell>
          <table:table-cell table:number-columns-repeated="3"/>
        </table:table-row>
        <table:table-row table:style-name="ro1">
          <table:table-cell table:formula="of:=[.A84]+1" office:value-type="float" office:value="23" calcext:value-type="float">
            <text:p>23</text:p>
          </table:table-cell>
          <table:table-cell office:value-type="float" office:value="35363.2" calcext:value-type="float">
            <text:p>35363,2</text:p>
          </table:table-cell>
          <table:table-cell office:value-type="float" office:value="35362.8" calcext:value-type="float">
            <text:p>35362,8</text:p>
          </table:table-cell>
          <table:table-cell office:value-type="float" office:value="35362.3" calcext:value-type="float">
            <text:p>35362,3</text:p>
          </table:table-cell>
          <table:table-cell office:value-type="float" office:value="35377.4" calcext:value-type="float">
            <text:p>35377,4</text:p>
          </table:table-cell>
          <table:table-cell office:value-type="float" office:value="35834.1" calcext:value-type="float">
            <text:p>35834,1</text:p>
          </table:table-cell>
          <table:table-cell table:formula="of:=AVERAGE([.B85:.F85])" office:value-type="float" office:value="35459.96" calcext:value-type="float">
            <text:p>35459,96</text:p>
          </table:table-cell>
          <table:table-cell table:formula="of:=MAX([.B85:.F85])" office:value-type="float" office:value="35834.1" calcext:value-type="float">
            <text:p>35834,1</text:p>
          </table:table-cell>
          <table:table-cell table:formula="of:=MIN([.B85:.F85])" office:value-type="float" office:value="35362.3" calcext:value-type="float">
            <text:p>35362,3</text:p>
          </table:table-cell>
          <table:table-cell/>
          <table:table-cell table:formula="of:=[.K84]+1" office:value-type="float" office:value="23" calcext:value-type="float">
            <text:p>23</text:p>
          </table:table-cell>
          <table:table-cell table:number-columns-repeated="5" office:value-type="float" office:value="0.019" calcext:value-type="float">
            <text:p>0,019</text:p>
          </table:table-cell>
          <table:table-cell table:formula="of:=AVERAGE([.L85:.P85])" office:value-type="float" office:value="0.019" calcext:value-type="float">
            <text:p>0,019</text:p>
          </table:table-cell>
          <table:table-cell table:formula="of:=MAX([.L85:.P85])" office:value-type="float" office:value="0.019" calcext:value-type="float">
            <text:p>0,019</text:p>
          </table:table-cell>
          <table:table-cell table:formula="of:=MIN([.L85:.P85])" office:value-type="float" office:value="0.019" calcext:value-type="float">
            <text:p>0,019</text:p>
          </table:table-cell>
          <table:table-cell table:number-columns-repeated="3"/>
        </table:table-row>
        <table:table-row table:style-name="ro1">
          <table:table-cell table:formula="of:=[.A85]+1" office:value-type="float" office:value="24" calcext:value-type="float">
            <text:p>24</text:p>
          </table:table-cell>
          <table:table-cell office:value-type="float" office:value="35328.4" calcext:value-type="float">
            <text:p>35328,4</text:p>
          </table:table-cell>
          <table:table-cell office:value-type="float" office:value="35328.9" calcext:value-type="float">
            <text:p>35328,9</text:p>
          </table:table-cell>
          <table:table-cell office:value-type="float" office:value="35328.8" calcext:value-type="float">
            <text:p>35328,8</text:p>
          </table:table-cell>
          <table:table-cell office:value-type="float" office:value="35345" calcext:value-type="float">
            <text:p>35345</text:p>
          </table:table-cell>
          <table:table-cell office:value-type="float" office:value="35343.9" calcext:value-type="float">
            <text:p>35343,9</text:p>
          </table:table-cell>
          <table:table-cell table:formula="of:=AVERAGE([.B86:.F86])" office:value-type="float" office:value="35335" calcext:value-type="float">
            <text:p>35335</text:p>
          </table:table-cell>
          <table:table-cell table:formula="of:=MAX([.B86:.F86])" office:value-type="float" office:value="35345" calcext:value-type="float">
            <text:p>35345</text:p>
          </table:table-cell>
          <table:table-cell table:formula="of:=MIN([.B86:.F86])" office:value-type="float" office:value="35328.4" calcext:value-type="float">
            <text:p>35328,4</text:p>
          </table:table-cell>
          <table:table-cell/>
          <table:table-cell table:formula="of:=[.K85]+1" office:value-type="float" office:value="24" calcext:value-type="float">
            <text:p>24</text:p>
          </table:table-cell>
          <table:table-cell table:number-columns-repeated="5" office:value-type="float" office:value="0.019" calcext:value-type="float">
            <text:p>0,019</text:p>
          </table:table-cell>
          <table:table-cell table:formula="of:=AVERAGE([.L86:.P86])" office:value-type="float" office:value="0.019" calcext:value-type="float">
            <text:p>0,019</text:p>
          </table:table-cell>
          <table:table-cell table:formula="of:=MAX([.L86:.P86])" office:value-type="float" office:value="0.019" calcext:value-type="float">
            <text:p>0,019</text:p>
          </table:table-cell>
          <table:table-cell table:formula="of:=MIN([.L86:.P86])" office:value-type="float" office:value="0.019" calcext:value-type="float">
            <text:p>0,019</text:p>
          </table:table-cell>
          <table:table-cell table:number-columns-repeated="3"/>
        </table:table-row>
        <table:table-row table:style-name="ro1">
          <table:table-cell table:formula="of:=[.A86]+1" office:value-type="float" office:value="25" calcext:value-type="float">
            <text:p>25</text:p>
          </table:table-cell>
          <table:table-cell office:value-type="float" office:value="35325.4" calcext:value-type="float">
            <text:p>35325,4</text:p>
          </table:table-cell>
          <table:table-cell office:value-type="float" office:value="35325" calcext:value-type="float">
            <text:p>35325</text:p>
          </table:table-cell>
          <table:table-cell office:value-type="float" office:value="35324.7" calcext:value-type="float">
            <text:p>35324,7</text:p>
          </table:table-cell>
          <table:table-cell office:value-type="float" office:value="35663.3" calcext:value-type="float">
            <text:p>35663,3</text:p>
          </table:table-cell>
          <table:table-cell office:value-type="float" office:value="35339" calcext:value-type="float">
            <text:p>35339</text:p>
          </table:table-cell>
          <table:table-cell table:formula="of:=AVERAGE([.B87:.F87])" office:value-type="float" office:value="35395.48" calcext:value-type="float">
            <text:p>35395,48</text:p>
          </table:table-cell>
          <table:table-cell table:formula="of:=MAX([.B87:.F87])" office:value-type="float" office:value="35663.3" calcext:value-type="float">
            <text:p>35663,3</text:p>
          </table:table-cell>
          <table:table-cell table:formula="of:=MIN([.B87:.F87])" office:value-type="float" office:value="35324.7" calcext:value-type="float">
            <text:p>35324,7</text:p>
          </table:table-cell>
          <table:table-cell/>
          <table:table-cell table:formula="of:=[.K86]+1" office:value-type="float" office:value="25" calcext:value-type="float">
            <text:p>25</text:p>
          </table:table-cell>
          <table:table-cell table:number-columns-repeated="5" office:value-type="float" office:value="0.019" calcext:value-type="float">
            <text:p>0,019</text:p>
          </table:table-cell>
          <table:table-cell table:formula="of:=AVERAGE([.L87:.P87])" office:value-type="float" office:value="0.019" calcext:value-type="float">
            <text:p>0,019</text:p>
          </table:table-cell>
          <table:table-cell table:formula="of:=MAX([.L87:.P87])" office:value-type="float" office:value="0.019" calcext:value-type="float">
            <text:p>0,019</text:p>
          </table:table-cell>
          <table:table-cell table:formula="of:=MIN([.L87:.P87])" office:value-type="float" office:value="0.019" calcext:value-type="float">
            <text:p>0,019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B88:.F88])" office:value-type="string" office:string-value="" calcext:value-type="error">
            <text:p>#DIV/0!</text:p>
          </table:table-cell>
          <table:table-cell table:formula="of:=MAX([.B88:.F88])" office:value-type="float" office:value="0" calcext:value-type="float">
            <text:p>0</text:p>
          </table:table-cell>
          <table:table-cell table:formula="of:=MIN([.B88:.F8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89:.F89])" office:value-type="string" office:string-value="" calcext:value-type="error">
            <text:p>#DIV/0!</text:p>
          </table:table-cell>
          <table:table-cell table:formula="of:=MAX([.B89:.F89])" office:value-type="float" office:value="0" calcext:value-type="float">
            <text:p>0</text:p>
          </table:table-cell>
          <table:table-cell table:formula="of:=MIN([.B89:.F8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90:.F90])" office:value-type="string" office:string-value="" calcext:value-type="error">
            <text:p>#DIV/0!</text:p>
          </table:table-cell>
          <table:table-cell table:formula="of:=MAX([.B90:.F90])" office:value-type="float" office:value="0" calcext:value-type="float">
            <text:p>0</text:p>
          </table:table-cell>
          <table:table-cell table:formula="of:=MIN([.B90:.F9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91:.F91])" office:value-type="string" office:string-value="" calcext:value-type="error">
            <text:p>#DIV/0!</text:p>
          </table:table-cell>
          <table:table-cell table:formula="of:=MAX([.B91:.F91])" office:value-type="float" office:value="0" calcext:value-type="float">
            <text:p>0</text:p>
          </table:table-cell>
          <table:table-cell table:formula="of:=MIN([.B91:.F9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92:.F92])" office:value-type="string" office:string-value="" calcext:value-type="error">
            <text:p>#DIV/0!</text:p>
          </table:table-cell>
          <table:table-cell table:formula="of:=MAX([.B92:.F92])" office:value-type="float" office:value="0" calcext:value-type="float">
            <text:p>0</text:p>
          </table:table-cell>
          <table:table-cell table:formula="of:=MIN([.B92:.F9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93:.F93])" office:value-type="string" office:string-value="" calcext:value-type="error">
            <text:p>#DIV/0!</text:p>
          </table:table-cell>
          <table:table-cell table:formula="of:=MAX([.B93:.F93])" office:value-type="float" office:value="0" calcext:value-type="float">
            <text:p>0</text:p>
          </table:table-cell>
          <table:table-cell table:formula="of:=MIN([.B93:.F9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leto n = 21, k = 5</text:p>
          </table:table-cell>
          <table:table-cell table:number-columns-repeated="5"/>
          <table:table-cell table:formula="of:=AVERAGE([.B94:.F94])" office:value-type="string" office:string-value="" calcext:value-type="error">
            <text:p>#DIV/0!</text:p>
          </table:table-cell>
          <table:table-cell table:formula="of:=MAX([.B94:.F94])" office:value-type="float" office:value="0" calcext:value-type="float">
            <text:p>0</text:p>
          </table:table-cell>
          <table:table-cell table:formula="of:=MIN([.B94:.F9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AVERAGE([.B95:.F95])" office:value-type="string" office:string-value="" calcext:value-type="error">
            <text:p>#DIV/0!</text:p>
          </table:table-cell>
          <table:table-cell table:formula="of:=MAX([.B95:.F95])" office:value-type="float" office:value="0" calcext:value-type="float">
            <text:p>0</text:p>
          </table:table-cell>
          <table:table-cell table:formula="of:=MIN([.B95:.F95]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office:value-type="string" calcext:value-type="string">
            <text:p>maxim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formula="of:=AVERAGE([.B96:.F96])" office:value-type="float" office:value="0.0036" calcext:value-type="float">
            <text:p>0,0036</text:p>
          </table:table-cell>
          <table:table-cell table:formula="of:=MAX([.B96:.F96])" office:value-type="float" office:value="0.008" calcext:value-type="float">
            <text:p>0,008</text:p>
          </table:table-cell>
          <table:table-cell table:formula="of:=MIN([.B96:.F96])" office:value-type="float" office:value="0.002" calcext:value-type="float">
            <text:p>0,002</text:p>
          </table:table-cell>
          <table:table-cell table:formula="of:=[.I96]/([.A96]*[.A96]*POWER(5;[.A96] -1))" office:value-type="float" office:value="0.002" calcext:value-type="float">
            <text:p>0,002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.007" calcext:value-type="float">
            <text:p>0,007</text:p>
          </table:table-cell>
          <table:table-cell table:number-columns-repeated="2" office:value-type="float" office:value="0.006" calcext:value-type="float">
            <text:p>0,006</text:p>
          </table:table-cell>
          <table:table-cell table:formula="of:=AVERAGE([.L96:.P96])" office:value-type="float" office:value="0.0064" calcext:value-type="float">
            <text:p>0,0064</text:p>
          </table:table-cell>
          <table:table-cell table:formula="of:=MAX([.L96:.P96])" office:value-type="float" office:value="0.007" calcext:value-type="float">
            <text:p>0,007</text:p>
          </table:table-cell>
          <table:table-cell table:number-columns-repeated="4"/>
        </table:table-row>
        <table:table-row table:style-name="ro1">
          <table:table-cell table:formula="of:=[.A96]+1" office:value-type="float" office:value="2" calcext:value-type="float">
            <text:p>2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table:formula="of:=AVERAGE([.B97:.F97])" office:value-type="float" office:value="0.0046" calcext:value-type="float">
            <text:p>0,0046</text:p>
          </table:table-cell>
          <table:table-cell table:formula="of:=MAX([.B97:.F97])" office:value-type="float" office:value="0.005" calcext:value-type="float">
            <text:p>0,005</text:p>
          </table:table-cell>
          <table:table-cell table:formula="of:=MIN([.B97:.F97])" office:value-type="float" office:value="0.004" calcext:value-type="float">
            <text:p>0,004</text:p>
          </table:table-cell>
          <table:table-cell table:formula="of:=[.I97]/([.A97]*[.A97]*POWER(5;[.A97] -1))" office:value-type="float" office:value="0.0002" calcext:value-type="float">
            <text:p>0,0002</text:p>
          </table:table-cell>
          <table:table-cell table:formula="of:=[.K96]+1" office:value-type="float" office:value="2" calcext:value-type="float">
            <text:p>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table:formula="of:=AVERAGE([.L97:.P97])" office:value-type="float" office:value="0.0052" calcext:value-type="float">
            <text:p>0,0052</text:p>
          </table:table-cell>
          <table:table-cell table:formula="of:=MAX([.L97:.P97])" office:value-type="float" office:value="0.006" calcext:value-type="float">
            <text:p>0,006</text:p>
          </table:table-cell>
          <table:table-cell table:number-columns-repeated="4"/>
        </table:table-row>
        <table:table-row table:style-name="ro1">
          <table:table-cell table:formula="of:=[.A97]+1" office:value-type="float" office:value="3" calcext:value-type="float">
            <text:p>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7" calcext:value-type="float">
            <text:p>0,007</text:p>
          </table:table-cell>
          <table:table-cell table:number-columns-repeated="3" office:value-type="float" office:value="0.008" calcext:value-type="float">
            <text:p>0,008</text:p>
          </table:table-cell>
          <table:table-cell table:formula="of:=AVERAGE([.B98:.F98])" office:value-type="float" office:value="0.0078" calcext:value-type="float">
            <text:p>0,0078</text:p>
          </table:table-cell>
          <table:table-cell table:formula="of:=MAX([.B98:.F98])" office:value-type="float" office:value="0.008" calcext:value-type="float">
            <text:p>0,008</text:p>
          </table:table-cell>
          <table:table-cell table:formula="of:=MIN([.B98:.F98])" office:value-type="float" office:value="0.007" calcext:value-type="float">
            <text:p>0,007</text:p>
          </table:table-cell>
          <table:table-cell table:formula="of:=[.I98]/([.A98]*[.A98]*POWER(5;[.A98] -1))" office:value-type="float" office:value="0.0000311111111111111" calcext:value-type="float">
            <text:p>3,11111111111111E-005</text:p>
          </table:table-cell>
          <table:table-cell table:formula="of:=[.K97]+1" office:value-type="float" office:value="3" calcext:value-type="float">
            <text:p>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table:formula="of:=AVERAGE([.L98:.P98])" office:value-type="float" office:value="0.0052" calcext:value-type="float">
            <text:p>0,0052</text:p>
          </table:table-cell>
          <table:table-cell table:formula="of:=MAX([.L98:.P98])" office:value-type="float" office:value="0.006" calcext:value-type="float">
            <text:p>0,006</text:p>
          </table:table-cell>
          <table:table-cell table:number-columns-repeated="4"/>
        </table:table-row>
        <table:table-row table:style-name="ro1">
          <table:table-cell table:formula="of:=[.A98]+1" office:value-type="float" office:value="4" calcext:value-type="float">
            <text:p>4</text:p>
          </table:table-cell>
          <table:table-cell office:value-type="float" office:value="0.015" calcext:value-type="float">
            <text:p>0,015</text:p>
          </table:table-cell>
          <table:table-cell table:number-columns-repeated="2" office:value-type="float" office:value="0.014" calcext:value-type="float">
            <text:p>0,014</text:p>
          </table:table-cell>
          <table:table-cell table:number-columns-repeated="2" office:value-type="float" office:value="0.015" calcext:value-type="float">
            <text:p>0,015</text:p>
          </table:table-cell>
          <table:table-cell table:formula="of:=AVERAGE([.B99:.F99])" office:value-type="float" office:value="0.0146" calcext:value-type="float">
            <text:p>0,0146</text:p>
          </table:table-cell>
          <table:table-cell table:formula="of:=MAX([.B99:.F99])" office:value-type="float" office:value="0.015" calcext:value-type="float">
            <text:p>0,015</text:p>
          </table:table-cell>
          <table:table-cell table:formula="of:=MIN([.B99:.F99])" office:value-type="float" office:value="0.014" calcext:value-type="float">
            <text:p>0,014</text:p>
          </table:table-cell>
          <table:table-cell table:formula="of:=[.I99]/([.A99]*[.A99]*POWER(5;[.A99] -1))" office:value-type="float" office:value="0.000007" calcext:value-type="float">
            <text:p>0,000007</text:p>
          </table:table-cell>
          <table:table-cell table:formula="of:=[.K98]+1" office:value-type="float" office:value="4" calcext:value-type="float">
            <text:p>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.005" calcext:value-type="float">
            <text:p>0,005</text:p>
          </table:table-cell>
          <table:table-cell table:formula="of:=AVERAGE([.L99:.P99])" office:value-type="float" office:value="0.0048" calcext:value-type="float">
            <text:p>0,0048</text:p>
          </table:table-cell>
          <table:table-cell table:formula="of:=MAX([.L99:.P99])" office:value-type="float" office:value="0.005" calcext:value-type="float">
            <text:p>0,005</text:p>
          </table:table-cell>
          <table:table-cell table:number-columns-repeated="4"/>
        </table:table-row>
        <table:table-row table:style-name="ro1">
          <table:table-cell table:formula="of:=[.A99]+1" office:value-type="float" office:value="5" calcext:value-type="float">
            <text:p>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5" calcext:value-type="float">
            <text:p>0,025</text:p>
          </table:table-cell>
          <table:table-cell table:formula="of:=AVERAGE([.B100:.F100])" office:value-type="float" office:value="0.026" calcext:value-type="float">
            <text:p>0,026</text:p>
          </table:table-cell>
          <table:table-cell table:formula="of:=MAX([.B100:.F100])" office:value-type="float" office:value="0.029" calcext:value-type="float">
            <text:p>0,029</text:p>
          </table:table-cell>
          <table:table-cell table:formula="of:=MIN([.B100:.F100])" office:value-type="float" office:value="0.025" calcext:value-type="float">
            <text:p>0,025</text:p>
          </table:table-cell>
          <table:table-cell table:formula="of:=[.I100]/([.A100]*[.A100]*POWER(5;[.A100] -1))" office:value-type="float" office:value="0.0000016" calcext:value-type="float">
            <text:p>0,0000016</text:p>
          </table:table-cell>
          <table:table-cell table:formula="of:=[.K99]+1" office:value-type="float" office:value="5" calcext:value-type="float">
            <text:p>5</text:p>
          </table:table-cell>
          <table:table-cell office:value-type="float" office:value="0.006" calcext:value-type="float">
            <text:p>0,006</text:p>
          </table:table-cell>
          <table:table-cell table:number-columns-repeated="3"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 table:formula="of:=AVERAGE([.L100:.P100])" office:value-type="float" office:value="0.0054" calcext:value-type="float">
            <text:p>0,0054</text:p>
          </table:table-cell>
          <table:table-cell table:formula="of:=MAX([.L100:.P100])" office:value-type="float" office:value="0.006" calcext:value-type="float">
            <text:p>0,006</text:p>
          </table:table-cell>
          <table:table-cell table:number-columns-repeated="4"/>
        </table:table-row>
        <table:table-row table:style-name="ro1">
          <table:table-cell table:formula="of:=[.A100]+1" office:value-type="float" office:value="6" calcext:value-type="float">
            <text:p>6</text:p>
          </table:table-cell>
          <table:table-cell office:value-type="float" office:value="0.064" calcext:value-type="float">
            <text:p>0,064</text:p>
          </table:table-cell>
          <table:table-cell table:number-columns-repeated="4" office:value-type="float" office:value="0.065" calcext:value-type="float">
            <text:p>0,065</text:p>
          </table:table-cell>
          <table:table-cell table:formula="of:=AVERAGE([.B101:.F101])" office:value-type="float" office:value="0.0648" calcext:value-type="float">
            <text:p>0,0648</text:p>
          </table:table-cell>
          <table:table-cell table:formula="of:=MAX([.B101:.F101])" office:value-type="float" office:value="0.065" calcext:value-type="float">
            <text:p>0,065</text:p>
          </table:table-cell>
          <table:table-cell table:formula="of:=MIN([.B101:.F101])" office:value-type="float" office:value="0.064" calcext:value-type="float">
            <text:p>0,064</text:p>
          </table:table-cell>
          <table:table-cell table:formula="of:=[.I101]/([.A101]*[.A101]*POWER(5;[.A101] -1))" office:value-type="float" office:value="0.000000568888888888889" calcext:value-type="float">
            <text:p>5,68888888888889E-007</text:p>
          </table:table-cell>
          <table:table-cell table:formula="of:=[.K100]+1" office:value-type="float" office:value="6" calcext:value-type="float">
            <text:p>6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4" calcext:value-type="float">
            <text:p>0,054</text:p>
          </table:table-cell>
          <table:table-cell table:formula="of:=AVERAGE([.L101:.P101])" office:value-type="float" office:value="0.0536" calcext:value-type="float">
            <text:p>0,0536</text:p>
          </table:table-cell>
          <table:table-cell table:formula="of:=MAX([.L101:.P101])" office:value-type="float" office:value="0.054" calcext:value-type="float">
            <text:p>0,054</text:p>
          </table:table-cell>
          <table:table-cell table:number-columns-repeated="4"/>
        </table:table-row>
        <table:table-row table:style-name="ro1">
          <table:table-cell table:formula="of:=[.A101]+1" office:value-type="float" office:value="7" calcext:value-type="float">
            <text:p>7</text:p>
          </table:table-cell>
          <table:table-cell office:value-type="float" office:value="0.131" calcext:value-type="float">
            <text:p>0,131</text:p>
          </table:table-cell>
          <table:table-cell table:number-columns-repeated="3" office:value-type="float" office:value="0.132" calcext:value-type="float">
            <text:p>0,132</text:p>
          </table:table-cell>
          <table:table-cell office:value-type="float" office:value="0.131" calcext:value-type="float">
            <text:p>0,131</text:p>
          </table:table-cell>
          <table:table-cell table:formula="of:=AVERAGE([.B102:.F102])" office:value-type="float" office:value="0.1316" calcext:value-type="float">
            <text:p>0,1316</text:p>
          </table:table-cell>
          <table:table-cell table:formula="of:=MAX([.B102:.F102])" office:value-type="float" office:value="0.132" calcext:value-type="float">
            <text:p>0,132</text:p>
          </table:table-cell>
          <table:table-cell table:formula="of:=MIN([.B102:.F102])" office:value-type="float" office:value="0.131" calcext:value-type="float">
            <text:p>0,131</text:p>
          </table:table-cell>
          <table:table-cell table:formula="of:=[.I102]/([.A102]*[.A102]*POWER(5;[.A102] -1))" office:value-type="float" office:value="0.000000171102040816327" calcext:value-type="float">
            <text:p>1,71102040816327E-007</text:p>
          </table:table-cell>
          <table:table-cell table:formula="of:=[.K101]+1" office:value-type="float" office:value="7" calcext:value-type="float">
            <text:p>7</text:p>
          </table:table-cell>
          <table:table-cell office:value-type="float" office:value="0.099" calcext:value-type="float">
            <text:p>0,099</text:p>
          </table:table-cell>
          <table:table-cell office:value-type="float" office:value="0.098" calcext:value-type="float">
            <text:p>0,098</text:p>
          </table:table-cell>
          <table:table-cell office:value-type="float" office:value="0.099" calcext:value-type="float">
            <text:p>0,099</text:p>
          </table:table-cell>
          <table:table-cell office:value-type="float" office:value="0.098" calcext:value-type="float">
            <text:p>0,098</text:p>
          </table:table-cell>
          <table:table-cell office:value-type="float" office:value="0.099" calcext:value-type="float">
            <text:p>0,099</text:p>
          </table:table-cell>
          <table:table-cell table:formula="of:=AVERAGE([.L102:.P102])" office:value-type="float" office:value="0.0986" calcext:value-type="float">
            <text:p>0,0986</text:p>
          </table:table-cell>
          <table:table-cell table:formula="of:=MAX([.L102:.P102])" office:value-type="float" office:value="0.099" calcext:value-type="float">
            <text:p>0,099</text:p>
          </table:table-cell>
          <table:table-cell table:number-columns-repeated="4"/>
        </table:table-row>
        <table:table-row table:style-name="ro1">
          <table:table-cell table:formula="of:=[.A102]+1" office:value-type="float" office:value="8" calcext:value-type="float">
            <text:p>8</text:p>
          </table:table-cell>
          <table:table-cell table:number-columns-repeated="4" office:value-type="float" office:value="0.198" calcext:value-type="float">
            <text:p>0,198</text:p>
          </table:table-cell>
          <table:table-cell office:value-type="float" office:value="0.199" calcext:value-type="float">
            <text:p>0,199</text:p>
          </table:table-cell>
          <table:table-cell table:formula="of:=AVERAGE([.B103:.F103])" office:value-type="float" office:value="0.1982" calcext:value-type="float">
            <text:p>0,1982</text:p>
          </table:table-cell>
          <table:table-cell table:formula="of:=MAX([.B103:.F103])" office:value-type="float" office:value="0.199" calcext:value-type="float">
            <text:p>0,199</text:p>
          </table:table-cell>
          <table:table-cell table:formula="of:=MIN([.B103:.F103])" office:value-type="float" office:value="0.198" calcext:value-type="float">
            <text:p>0,198</text:p>
          </table:table-cell>
          <table:table-cell table:formula="of:=[.I103]/([.A103]*[.A103]*POWER(5;[.A103] -1))" office:value-type="float" office:value="0.0000000396" calcext:value-type="float">
            <text:p>3,96E-008</text:p>
          </table:table-cell>
          <table:table-cell table:formula="of:=[.K102]+1" office:value-type="float" office:value="8" calcext:value-type="float">
            <text:p>8</text:p>
          </table:table-cell>
          <table:table-cell table:number-columns-repeated="2" office:value-type="float" office:value="0.139" calcext:value-type="float">
            <text:p>0,139</text:p>
          </table:table-cell>
          <table:table-cell office:value-type="float" office:value="0.153" calcext:value-type="float">
            <text:p>0,153</text:p>
          </table:table-cell>
          <table:table-cell table:number-columns-repeated="2" office:value-type="float" office:value="0.139" calcext:value-type="float">
            <text:p>0,139</text:p>
          </table:table-cell>
          <table:table-cell table:formula="of:=AVERAGE([.L103:.P103])" office:value-type="float" office:value="0.1418" calcext:value-type="float">
            <text:p>0,1418</text:p>
          </table:table-cell>
          <table:table-cell table:formula="of:=MAX([.L103:.P103])" office:value-type="float" office:value="0.153" calcext:value-type="float">
            <text:p>0,153</text:p>
          </table:table-cell>
          <table:table-cell table:number-columns-repeated="4"/>
        </table:table-row>
        <table:table-row table:style-name="ro1">
          <table:table-cell table:formula="of:=[.A103]+1" office:value-type="float" office:value="9" calcext:value-type="float">
            <text:p>9</text:p>
          </table:table-cell>
          <table:table-cell office:value-type="float" office:value="0.55" calcext:value-type="float">
            <text:p>0,55</text:p>
          </table:table-cell>
          <table:table-cell office:value-type="float" office:value="0.547" calcext:value-type="float">
            <text:p>0,547</text:p>
          </table:table-cell>
          <table:table-cell table:number-columns-repeated="3" office:value-type="float" office:value="0.545" calcext:value-type="float">
            <text:p>0,545</text:p>
          </table:table-cell>
          <table:table-cell table:formula="of:=AVERAGE([.B104:.F104])" office:value-type="float" office:value="0.5464" calcext:value-type="float">
            <text:p>0,5464</text:p>
          </table:table-cell>
          <table:table-cell table:formula="of:=MAX([.B104:.F104])" office:value-type="float" office:value="0.55" calcext:value-type="float">
            <text:p>0,55</text:p>
          </table:table-cell>
          <table:table-cell table:formula="of:=MIN([.B104:.F104])" office:value-type="float" office:value="0.545" calcext:value-type="float">
            <text:p>0,545</text:p>
          </table:table-cell>
          <table:table-cell table:formula="of:=[.I104]/([.A104]*[.A104]*POWER(5;[.A104] -1))" office:value-type="float" office:value="0.0000000172246913580247" calcext:value-type="float">
            <text:p>1,72246913580247E-008</text:p>
          </table:table-cell>
          <table:table-cell table:formula="of:=[.K103]+1" office:value-type="float" office:value="9" calcext:value-type="float">
            <text:p>9</text:p>
          </table:table-cell>
          <table:table-cell office:value-type="float" office:value="0.43" calcext:value-type="float">
            <text:p>0,43</text:p>
          </table:table-cell>
          <table:table-cell table:number-columns-repeated="2" office:value-type="float" office:value="0.431" calcext:value-type="float">
            <text:p>0,431</text:p>
          </table:table-cell>
          <table:table-cell office:value-type="float" office:value="0.452" calcext:value-type="float">
            <text:p>0,452</text:p>
          </table:table-cell>
          <table:table-cell office:value-type="float" office:value="0.43" calcext:value-type="float">
            <text:p>0,43</text:p>
          </table:table-cell>
          <table:table-cell table:formula="of:=AVERAGE([.L104:.P104])" office:value-type="float" office:value="0.4348" calcext:value-type="float">
            <text:p>0,4348</text:p>
          </table:table-cell>
          <table:table-cell table:formula="of:=MAX([.L104:.P104])" office:value-type="float" office:value="0.452" calcext:value-type="float">
            <text:p>0,452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" calcext:value-type="float">
            <text:p>10</text:p>
          </table:table-cell>
          <table:table-cell office:value-type="float" office:value="1.545" calcext:value-type="float">
            <text:p>1,545</text:p>
          </table:table-cell>
          <table:table-cell office:value-type="float" office:value="1.532" calcext:value-type="float">
            <text:p>1,532</text:p>
          </table:table-cell>
          <table:table-cell office:value-type="float" office:value="1.531" calcext:value-type="float">
            <text:p>1,531</text:p>
          </table:table-cell>
          <table:table-cell office:value-type="float" office:value="1.532" calcext:value-type="float">
            <text:p>1,532</text:p>
          </table:table-cell>
          <table:table-cell office:value-type="float" office:value="1.537" calcext:value-type="float">
            <text:p>1,537</text:p>
          </table:table-cell>
          <table:table-cell table:formula="of:=AVERAGE([.B105:.F105])" office:value-type="float" office:value="1.5354" calcext:value-type="float">
            <text:p>1,5354</text:p>
          </table:table-cell>
          <table:table-cell table:formula="of:=MAX([.B105:.F105])" office:value-type="float" office:value="1.545" calcext:value-type="float">
            <text:p>1,545</text:p>
          </table:table-cell>
          <table:table-cell table:formula="of:=MIN([.B105:.F105])" office:value-type="float" office:value="1.531" calcext:value-type="float">
            <text:p>1,531</text:p>
          </table:table-cell>
          <table:table-cell table:formula="of:=[.I105]/([.A105]*[.A105]*POWER(5;[.A105] -1))" office:value-type="float" office:value="0.00000000783872" calcext:value-type="float">
            <text:p>7,83872E-009</text:p>
          </table:table-cell>
          <table:table-cell table:formula="of:=[.K104]+1" office:value-type="float" office:value="10" calcext:value-type="float">
            <text:p>10</text:p>
          </table:table-cell>
          <table:table-cell office:value-type="float" office:value="1.043" calcext:value-type="float">
            <text:p>1,043</text:p>
          </table:table-cell>
          <table:table-cell office:value-type="float" office:value="1.042" calcext:value-type="float">
            <text:p>1,042</text:p>
          </table:table-cell>
          <table:table-cell office:value-type="float" office:value="1.045" calcext:value-type="float">
            <text:p>1,045</text:p>
          </table:table-cell>
          <table:table-cell table:number-columns-repeated="2" office:value-type="float" office:value="1.043" calcext:value-type="float">
            <text:p>1,043</text:p>
          </table:table-cell>
          <table:table-cell table:formula="of:=AVERAGE([.L105:.P105])" office:value-type="float" office:value="1.0432" calcext:value-type="float">
            <text:p>1,0432</text:p>
          </table:table-cell>
          <table:table-cell table:formula="of:=MAX([.L105:.P105])" office:value-type="float" office:value="1.045" calcext:value-type="float">
            <text:p>1,045</text:p>
          </table:table-cell>
          <table:table-cell table:number-columns-repeated="4"/>
        </table:table-row>
        <table:table-row table:style-name="ro1">
          <table:table-cell table:formula="of:=[.A105]+1" office:value-type="float" office:value="11" calcext:value-type="float">
            <text:p>11</text:p>
          </table:table-cell>
          <table:table-cell office:value-type="float" office:value="2.161" calcext:value-type="float">
            <text:p>2,161</text:p>
          </table:table-cell>
          <table:table-cell table:number-columns-repeated="2" office:value-type="float" office:value="2.158" calcext:value-type="float">
            <text:p>2,158</text:p>
          </table:table-cell>
          <table:table-cell office:value-type="float" office:value="2.159" calcext:value-type="float">
            <text:p>2,159</text:p>
          </table:table-cell>
          <table:table-cell office:value-type="float" office:value="2.158" calcext:value-type="float">
            <text:p>2,158</text:p>
          </table:table-cell>
          <table:table-cell table:formula="of:=AVERAGE([.B106:.F106])" office:value-type="float" office:value="2.1588" calcext:value-type="float">
            <text:p>2,1588</text:p>
          </table:table-cell>
          <table:table-cell table:formula="of:=MAX([.B106:.F106])" office:value-type="float" office:value="2.161" calcext:value-type="float">
            <text:p>2,161</text:p>
          </table:table-cell>
          <table:table-cell table:formula="of:=MIN([.B106:.F106])" office:value-type="float" office:value="2.158" calcext:value-type="float">
            <text:p>2,158</text:p>
          </table:table-cell>
          <table:table-cell table:formula="of:=[.I106]/([.A106]*[.A106]*POWER(5;[.A106] -1))" office:value-type="float" office:value="0.00000000182627438016529" calcext:value-type="float">
            <text:p>1,82627438016529E-009</text:p>
          </table:table-cell>
          <table:table-cell table:formula="of:=[.K105]+1" office:value-type="float" office:value="11" calcext:value-type="float">
            <text:p>11</text:p>
          </table:table-cell>
          <table:table-cell office:value-type="float" office:value="1.303" calcext:value-type="float">
            <text:p>1,303</text:p>
          </table:table-cell>
          <table:table-cell office:value-type="float" office:value="1.311" calcext:value-type="float">
            <text:p>1,311</text:p>
          </table:table-cell>
          <table:table-cell office:value-type="float" office:value="1.308" calcext:value-type="float">
            <text:p>1,308</text:p>
          </table:table-cell>
          <table:table-cell office:value-type="float" office:value="1.306" calcext:value-type="float">
            <text:p>1,306</text:p>
          </table:table-cell>
          <table:table-cell office:value-type="float" office:value="1.303" calcext:value-type="float">
            <text:p>1,303</text:p>
          </table:table-cell>
          <table:table-cell table:formula="of:=AVERAGE([.L106:.P106])" office:value-type="float" office:value="1.3062" calcext:value-type="float">
            <text:p>1,3062</text:p>
          </table:table-cell>
          <table:table-cell table:formula="of:=MAX([.L106:.P106])" office:value-type="float" office:value="1.311" calcext:value-type="float">
            <text:p>1,311</text:p>
          </table:table-cell>
          <table:table-cell table:number-columns-repeated="4"/>
        </table:table-row>
        <table:table-row table:style-name="ro1">
          <table:table-cell table:formula="of:=[.A106]+1" office:value-type="float" office:value="12" calcext:value-type="float">
            <text:p>12</text:p>
          </table:table-cell>
          <table:table-cell office:value-type="float" office:value="15.943" calcext:value-type="float">
            <text:p>15,943</text:p>
          </table:table-cell>
          <table:table-cell office:value-type="float" office:value="15.884" calcext:value-type="float">
            <text:p>15,884</text:p>
          </table:table-cell>
          <table:table-cell office:value-type="float" office:value="15.927" calcext:value-type="float">
            <text:p>15,927</text:p>
          </table:table-cell>
          <table:table-cell office:value-type="float" office:value="15.907" calcext:value-type="float">
            <text:p>15,907</text:p>
          </table:table-cell>
          <table:table-cell office:value-type="float" office:value="15.885" calcext:value-type="float">
            <text:p>15,885</text:p>
          </table:table-cell>
          <table:table-cell table:formula="of:=AVERAGE([.B107:.F107])" office:value-type="float" office:value="15.9092" calcext:value-type="float">
            <text:p>15,9092</text:p>
          </table:table-cell>
          <table:table-cell table:formula="of:=MAX([.B107:.F107])" office:value-type="float" office:value="15.943" calcext:value-type="float">
            <text:p>15,943</text:p>
          </table:table-cell>
          <table:table-cell table:formula="of:=MIN([.B107:.F107])" office:value-type="float" office:value="15.884" calcext:value-type="float">
            <text:p>15,884</text:p>
          </table:table-cell>
          <table:table-cell table:formula="of:=[.I107]/([.A107]*[.A107]*POWER(5;[.A107] -1))" office:value-type="float" office:value="0.00000000225905777777778" calcext:value-type="float">
            <text:p>2,25905777777778E-009</text:p>
          </table:table-cell>
          <table:table-cell table:formula="of:=[.K106]+1" office:value-type="float" office:value="12" calcext:value-type="float">
            <text:p>12</text:p>
          </table:table-cell>
          <table:table-cell office:value-type="float" office:value="9.951" calcext:value-type="float">
            <text:p>9,951</text:p>
          </table:table-cell>
          <table:table-cell office:value-type="float" office:value="9.601" calcext:value-type="float">
            <text:p>9,601</text:p>
          </table:table-cell>
          <table:table-cell office:value-type="float" office:value="9.771" calcext:value-type="float">
            <text:p>9,771</text:p>
          </table:table-cell>
          <table:table-cell office:value-type="float" office:value="9.609" calcext:value-type="float">
            <text:p>9,609</text:p>
          </table:table-cell>
          <table:table-cell office:value-type="float" office:value="9.951" calcext:value-type="float">
            <text:p>9,951</text:p>
          </table:table-cell>
          <table:table-cell table:formula="of:=AVERAGE([.L107:.P107])" office:value-type="float" office:value="9.7766" calcext:value-type="float">
            <text:p>9,7766</text:p>
          </table:table-cell>
          <table:table-cell table:formula="of:=MAX([.L107:.P107])" office:value-type="float" office:value="9.951" calcext:value-type="float">
            <text:p>9,951</text:p>
          </table:table-cell>
          <table:table-cell table:number-columns-repeated="4"/>
        </table:table-row>
        <table:table-row table:style-name="ro1">
          <table:table-cell table:formula="of:=[.A107]+1" office:value-type="float" office:value="13" calcext:value-type="float">
            <text:p>13</text:p>
          </table:table-cell>
          <table:table-cell office:value-type="float" office:value="48.131" calcext:value-type="float">
            <text:p>48,131</text:p>
          </table:table-cell>
          <table:table-cell office:value-type="float" office:value="48.067" calcext:value-type="float">
            <text:p>48,067</text:p>
          </table:table-cell>
          <table:table-cell office:value-type="float" office:value="48.172" calcext:value-type="float">
            <text:p>48,172</text:p>
          </table:table-cell>
          <table:table-cell office:value-type="float" office:value="48.078" calcext:value-type="float">
            <text:p>48,078</text:p>
          </table:table-cell>
          <table:table-cell office:value-type="float" office:value="48.059" calcext:value-type="float">
            <text:p>48,059</text:p>
          </table:table-cell>
          <table:table-cell table:formula="of:=AVERAGE([.B108:.F108])" office:value-type="float" office:value="48.1014" calcext:value-type="float">
            <text:p>48,1014</text:p>
          </table:table-cell>
          <table:table-cell table:formula="of:=MAX([.B108:.F108])" office:value-type="float" office:value="48.172" calcext:value-type="float">
            <text:p>48,172</text:p>
          </table:table-cell>
          <table:table-cell table:formula="of:=MIN([.B108:.F108])" office:value-type="float" office:value="48.059" calcext:value-type="float">
            <text:p>48,059</text:p>
          </table:table-cell>
          <table:table-cell table:formula="of:=[.I108]/([.A108]*[.A108]*POWER(5;[.A108] -1))" office:value-type="float" office:value="0.0000000011647909112426" calcext:value-type="float">
            <text:p>1,1647909112426E-009</text:p>
          </table:table-cell>
          <table:table-cell table:formula="of:=[.K107]+1" office:value-type="float" office:value="13" calcext:value-type="float">
            <text:p>13</text:p>
          </table:table-cell>
          <table:table-cell office:value-type="float" office:value="38.127" calcext:value-type="float">
            <text:p>38,127</text:p>
          </table:table-cell>
          <table:table-cell office:value-type="float" office:value="37.905" calcext:value-type="float">
            <text:p>37,905</text:p>
          </table:table-cell>
          <table:table-cell office:value-type="float" office:value="37.971" calcext:value-type="float">
            <text:p>37,971</text:p>
          </table:table-cell>
          <table:table-cell office:value-type="float" office:value="38.058" calcext:value-type="float">
            <text:p>38,058</text:p>
          </table:table-cell>
          <table:table-cell office:value-type="float" office:value="38.127" calcext:value-type="float">
            <text:p>38,127</text:p>
          </table:table-cell>
          <table:table-cell table:formula="of:=AVERAGE([.L108:.P108])" office:value-type="float" office:value="38.0376" calcext:value-type="float">
            <text:p>38,0376</text:p>
          </table:table-cell>
          <table:table-cell table:formula="of:=MAX([.L108:.P108])" office:value-type="float" office:value="38.127" calcext:value-type="float">
            <text:p>38,127</text:p>
          </table:table-cell>
          <table:table-cell table:number-columns-repeated="4"/>
        </table:table-row>
        <table:table-row table:style-name="ro1">
          <table:table-cell table:formula="of:=[.A108]+1" office:value-type="float" office:value="14" calcext:value-type="float">
            <text:p>14</text:p>
          </table:table-cell>
          <table:table-cell office:value-type="float" office:value="45.147" calcext:value-type="float">
            <text:p>45,147</text:p>
          </table:table-cell>
          <table:table-cell office:value-type="float" office:value="45.127" calcext:value-type="float">
            <text:p>45,127</text:p>
          </table:table-cell>
          <table:table-cell office:value-type="float" office:value="45.4" calcext:value-type="float">
            <text:p>45,4</text:p>
          </table:table-cell>
          <table:table-cell office:value-type="float" office:value="45.118" calcext:value-type="float">
            <text:p>45,118</text:p>
          </table:table-cell>
          <table:table-cell office:value-type="float" office:value="45.11" calcext:value-type="float">
            <text:p>45,11</text:p>
          </table:table-cell>
          <table:table-cell table:formula="of:=AVERAGE([.B109:.F109])" office:value-type="float" office:value="45.1804" calcext:value-type="float">
            <text:p>45,1804</text:p>
          </table:table-cell>
          <table:table-cell table:formula="of:=MAX([.B109:.F109])" office:value-type="float" office:value="45.4" calcext:value-type="float">
            <text:p>45,4</text:p>
          </table:table-cell>
          <table:table-cell table:formula="of:=MIN([.B109:.F109])" office:value-type="float" office:value="45.11" calcext:value-type="float">
            <text:p>45,11</text:p>
          </table:table-cell>
          <table:table-cell table:formula="of:=[.I109]/([.A109]*[.A109]*POWER(5;[.A109] -1))" office:value-type="float" office:value="0.000000000188541387755102" calcext:value-type="float">
            <text:p>1,88541387755102E-010</text:p>
          </table:table-cell>
          <table:table-cell table:formula="of:=[.K108]+1" office:value-type="float" office:value="14" calcext:value-type="float">
            <text:p>14</text:p>
          </table:table-cell>
          <table:table-cell office:value-type="float" office:value="28.867" calcext:value-type="float">
            <text:p>28,867</text:p>
          </table:table-cell>
          <table:table-cell office:value-type="float" office:value="28.71" calcext:value-type="float">
            <text:p>28,71</text:p>
          </table:table-cell>
          <table:table-cell office:value-type="float" office:value="28.927" calcext:value-type="float">
            <text:p>28,927</text:p>
          </table:table-cell>
          <table:table-cell office:value-type="float" office:value="28.973" calcext:value-type="float">
            <text:p>28,973</text:p>
          </table:table-cell>
          <table:table-cell office:value-type="float" office:value="28.867" calcext:value-type="float">
            <text:p>28,867</text:p>
          </table:table-cell>
          <table:table-cell table:formula="of:=AVERAGE([.L109:.P109])" office:value-type="float" office:value="28.8688" calcext:value-type="float">
            <text:p>28,8688</text:p>
          </table:table-cell>
          <table:table-cell table:formula="of:=MAX([.L109:.P109])" office:value-type="float" office:value="28.973" calcext:value-type="float">
            <text:p>28,973</text:p>
          </table:table-cell>
          <table:table-cell table:number-columns-repeated="4"/>
        </table:table-row>
        <table:table-row table:style-name="ro1">
          <table:table-cell table:formula="of:=[.A109]+1" office:value-type="float" office:value="15" calcext:value-type="float">
            <text:p>15</text:p>
          </table:table-cell>
          <table:table-cell office:value-type="float" office:value="220.642" calcext:value-type="float">
            <text:p>220,642</text:p>
          </table:table-cell>
          <table:table-cell office:value-type="float" office:value="220.452" calcext:value-type="float">
            <text:p>220,452</text:p>
          </table:table-cell>
          <table:table-cell office:value-type="float" office:value="222.45" calcext:value-type="float">
            <text:p>222,45</text:p>
          </table:table-cell>
          <table:table-cell office:value-type="float" office:value="220.098" calcext:value-type="float">
            <text:p>220,098</text:p>
          </table:table-cell>
          <table:table-cell office:value-type="float" office:value="220.88" calcext:value-type="float">
            <text:p>220,88</text:p>
          </table:table-cell>
          <table:table-cell table:formula="of:=AVERAGE([.B110:.F110])" office:value-type="float" office:value="220.9044" calcext:value-type="float">
            <text:p>220,9044</text:p>
          </table:table-cell>
          <table:table-cell table:formula="of:=MAX([.B110:.F110])" office:value-type="float" office:value="222.45" calcext:value-type="float">
            <text:p>222,45</text:p>
          </table:table-cell>
          <table:table-cell table:formula="of:=MIN([.B110:.F110])" office:value-type="float" office:value="220.098" calcext:value-type="float">
            <text:p>220,098</text:p>
          </table:table-cell>
          <table:table-cell table:formula="of:=[.I110]/([.A110]*[.A110]*POWER(5;[.A110] -1))" office:value-type="float" office:value="0.000000000160270472533333" calcext:value-type="float">
            <text:p>1,60270472533333E-010</text:p>
          </table:table-cell>
          <table:table-cell table:formula="of:=[.K109]+1" office:value-type="float" office:value="15" calcext:value-type="float">
            <text:p>15</text:p>
          </table:table-cell>
          <table:table-cell office:value-type="float" office:value="120.947" calcext:value-type="float">
            <text:p>120,947</text:p>
          </table:table-cell>
          <table:table-cell office:value-type="float" office:value="121.706" calcext:value-type="float">
            <text:p>121,706</text:p>
          </table:table-cell>
          <table:table-cell office:value-type="float" office:value="120.613" calcext:value-type="float">
            <text:p>120,613</text:p>
          </table:table-cell>
          <table:table-cell office:value-type="float" office:value="120.744" calcext:value-type="float">
            <text:p>120,744</text:p>
          </table:table-cell>
          <table:table-cell office:value-type="float" office:value="120.947" calcext:value-type="float">
            <text:p>120,947</text:p>
          </table:table-cell>
          <table:table-cell table:formula="of:=AVERAGE([.L110:.P110])" office:value-type="float" office:value="120.9914" calcext:value-type="float">
            <text:p>120,9914</text:p>
          </table:table-cell>
          <table:table-cell table:formula="of:=MAX([.L110:.P110])" office:value-type="float" office:value="121.706" calcext:value-type="float">
            <text:p>121,706</text:p>
          </table:table-cell>
          <table:table-cell table:number-columns-repeated="4"/>
        </table:table-row>
        <table:table-row table:style-name="ro1">
          <table:table-cell table:formula="of:=[.A110]+1" office:value-type="float" office:value="16" calcext:value-type="float">
            <text:p>16</text:p>
          </table:table-cell>
          <table:table-cell office:value-type="float" office:value="573.329" calcext:value-type="float">
            <text:p>573,329</text:p>
          </table:table-cell>
          <table:table-cell office:value-type="float" office:value="499.888" calcext:value-type="float">
            <text:p>499,888</text:p>
          </table:table-cell>
          <table:table-cell office:value-type="float" office:value="515.065" calcext:value-type="float">
            <text:p>515,065</text:p>
          </table:table-cell>
          <table:table-cell office:value-type="float" office:value="499.431" calcext:value-type="float">
            <text:p>499,431</text:p>
          </table:table-cell>
          <table:table-cell office:value-type="float" office:value="503.592" calcext:value-type="float">
            <text:p>503,592</text:p>
          </table:table-cell>
          <table:table-cell table:formula="of:=AVERAGE([.B111:.F111])" office:value-type="float" office:value="518.261" calcext:value-type="float">
            <text:p>518,261</text:p>
          </table:table-cell>
          <table:table-cell table:formula="of:=MAX([.B111:.F111])" office:value-type="float" office:value="573.329" calcext:value-type="float">
            <text:p>573,329</text:p>
          </table:table-cell>
          <table:table-cell table:formula="of:=MIN([.B111:.F111])" office:value-type="float" office:value="499.431" calcext:value-type="float">
            <text:p>499,431</text:p>
          </table:table-cell>
          <table:table-cell table:formula="of:=[.I111]/([.A111]*[.A111]*POWER(5;[.A111] -1))" office:value-type="float" office:value="0.000000000063927168" calcext:value-type="float">
            <text:p>6,3927168E-011</text:p>
          </table:table-cell>
          <table:table-cell table:formula="of:=[.K110]+1" office:value-type="float" office:value="16" calcext:value-type="float">
            <text:p>16</text:p>
          </table:table-cell>
          <table:table-cell office:value-type="float" office:value="395.045" calcext:value-type="float">
            <text:p>395,045</text:p>
          </table:table-cell>
          <table:table-cell office:value-type="float" office:value="394.081" calcext:value-type="float">
            <text:p>394,081</text:p>
          </table:table-cell>
          <table:table-cell office:value-type="float" office:value="394.812" calcext:value-type="float">
            <text:p>394,812</text:p>
          </table:table-cell>
          <table:table-cell office:value-type="float" office:value="404.165" calcext:value-type="float">
            <text:p>404,165</text:p>
          </table:table-cell>
          <table:table-cell office:value-type="float" office:value="395.045" calcext:value-type="float">
            <text:p>395,045</text:p>
          </table:table-cell>
          <table:table-cell table:formula="of:=AVERAGE([.L111:.P111])" office:value-type="float" office:value="396.6296" calcext:value-type="float">
            <text:p>396,6296</text:p>
          </table:table-cell>
          <table:table-cell table:formula="of:=MAX([.L111:.P111])" office:value-type="float" office:value="404.165" calcext:value-type="float">
            <text:p>404,165</text:p>
          </table:table-cell>
          <table:table-cell table:number-columns-repeated="4"/>
        </table:table-row>
        <table:table-row table:style-name="ro1">
          <table:table-cell table:formula="of:=[.A111]+1" office:value-type="float" office:value="17" calcext:value-type="float">
            <text:p>17</text:p>
          </table:table-cell>
          <table:table-cell office:value-type="float" office:value="3557.66" calcext:value-type="float">
            <text:p>3557,66</text:p>
          </table:table-cell>
          <table:table-cell office:value-type="float" office:value="3502.84" calcext:value-type="float">
            <text:p>3502,84</text:p>
          </table:table-cell>
          <table:table-cell office:value-type="float" office:value="3513.89" calcext:value-type="float">
            <text:p>3513,89</text:p>
          </table:table-cell>
          <table:table-cell office:value-type="float" office:value="3498.49" calcext:value-type="float">
            <text:p>3498,49</text:p>
          </table:table-cell>
          <table:table-cell office:value-type="float" office:value="3508.58" calcext:value-type="float">
            <text:p>3508,58</text:p>
          </table:table-cell>
          <table:table-cell table:formula="of:=AVERAGE([.B112:.F112])" office:value-type="float" office:value="3516.292" calcext:value-type="float">
            <text:p>3516,292</text:p>
          </table:table-cell>
          <table:table-cell table:formula="of:=MAX([.B112:.F112])" office:value-type="float" office:value="3557.66" calcext:value-type="float">
            <text:p>3557,66</text:p>
          </table:table-cell>
          <table:table-cell table:formula="of:=MIN([.B112:.F112])" office:value-type="float" office:value="3498.49" calcext:value-type="float">
            <text:p>3498,49</text:p>
          </table:table-cell>
          <table:table-cell table:formula="of:=[.I112]/([.A112]*[.A112]*POWER(5;[.A112] -1))" office:value-type="float" office:value="0.0000000000793346161384083" calcext:value-type="float">
            <text:p>7,93346161384083E-011</text:p>
          </table:table-cell>
          <table:table-cell table:formula="of:=[.K111]+1" office:value-type="float" office:value="17" calcext:value-type="float">
            <text:p>17</text:p>
          </table:table-cell>
          <table:table-cell office:value-type="float" office:value="3193.88" calcext:value-type="float">
            <text:p>3193,88</text:p>
          </table:table-cell>
          <table:table-cell office:value-type="float" office:value="3163.11" calcext:value-type="float">
            <text:p>3163,11</text:p>
          </table:table-cell>
          <table:table-cell office:value-type="float" office:value="3159.58" calcext:value-type="float">
            <text:p>3159,58</text:p>
          </table:table-cell>
          <table:table-cell office:value-type="float" office:value="3204.58" calcext:value-type="float">
            <text:p>3204,58</text:p>
          </table:table-cell>
          <table:table-cell office:value-type="float" office:value="3193.88" calcext:value-type="float">
            <text:p>3193,88</text:p>
          </table:table-cell>
          <table:table-cell table:formula="of:=AVERAGE([.L112:.P112])" office:value-type="float" office:value="3183.006" calcext:value-type="float">
            <text:p>3183,006</text:p>
          </table:table-cell>
          <table:table-cell table:formula="of:=MAX([.L112:.P112])" office:value-type="float" office:value="3204.58" calcext:value-type="float">
            <text:p>3204,58</text:p>
          </table:table-cell>
          <table:table-cell table:number-columns-repeated="4"/>
        </table:table-row>
        <table:table-row table:style-name="ro1">
          <table:table-cell table:formula="of:=[.A112]+1" office:value-type="float" office:value="18" calcext:value-type="float">
            <text:p>18</text:p>
          </table:table-cell>
          <table:table-cell office:value-type="float" office:value="6737.45" calcext:value-type="float">
            <text:p>6737,45</text:p>
          </table:table-cell>
          <table:table-cell office:value-type="float" office:value="6728.26" calcext:value-type="float">
            <text:p>6728,26</text:p>
          </table:table-cell>
          <table:table-cell office:value-type="float" office:value="6757.62" calcext:value-type="float">
            <text:p>6757,62</text:p>
          </table:table-cell>
          <table:table-cell office:value-type="float" office:value="6750.68" calcext:value-type="float">
            <text:p>6750,68</text:p>
          </table:table-cell>
          <table:table-cell office:value-type="float" office:value="6781.62" calcext:value-type="float">
            <text:p>6781,62</text:p>
          </table:table-cell>
          <table:table-cell table:formula="of:=AVERAGE([.B113:.F113])" office:value-type="float" office:value="6751.126" calcext:value-type="float">
            <text:p>6751,126</text:p>
          </table:table-cell>
          <table:table-cell table:formula="of:=MAX([.B113:.F113])" office:value-type="float" office:value="6781.62" calcext:value-type="float">
            <text:p>6781,62</text:p>
          </table:table-cell>
          <table:table-cell table:formula="of:=MIN([.B113:.F113])" office:value-type="float" office:value="6728.26" calcext:value-type="float">
            <text:p>6728,26</text:p>
          </table:table-cell>
          <table:table-cell table:formula="of:=[.I113]/([.A113]*[.A113]*POWER(5;[.A113] -1))" office:value-type="float" office:value="0.0000000000272187189728395" calcext:value-type="float">
            <text:p>2,72187189728395E-011</text:p>
          </table:table-cell>
          <table:table-cell table:formula="of:=[.K112]+1" office:value-type="float" office:value="18" calcext:value-type="float">
            <text:p>18</text:p>
          </table:table-cell>
          <table:table-cell office:value-type="float" office:value="3883.41" calcext:value-type="float">
            <text:p>3883,41</text:p>
          </table:table-cell>
          <table:table-cell office:value-type="float" office:value="3855.66" calcext:value-type="float">
            <text:p>3855,66</text:p>
          </table:table-cell>
          <table:table-cell office:value-type="float" office:value="3845.88" calcext:value-type="float">
            <text:p>3845,88</text:p>
          </table:table-cell>
          <table:table-cell office:value-type="float" office:value="3940.08" calcext:value-type="float">
            <text:p>3940,08</text:p>
          </table:table-cell>
          <table:table-cell office:value-type="float" office:value="3883.41" calcext:value-type="float">
            <text:p>3883,41</text:p>
          </table:table-cell>
          <table:table-cell table:formula="of:=AVERAGE([.L113:.P113])" office:value-type="float" office:value="3881.688" calcext:value-type="float">
            <text:p>3881,688</text:p>
          </table:table-cell>
          <table:table-cell table:formula="of:=MAX([.L113:.P113])" office:value-type="float" office:value="3940.08" calcext:value-type="float">
            <text:p>3940,08</text:p>
          </table:table-cell>
          <table:table-cell table:number-columns-repeated="4"/>
        </table:table-row>
        <table:table-row table:style-name="ro1">
          <table:table-cell table:formula="of:=[.A113]+1" office:value-type="float" office:value="19" calcext:value-type="float">
            <text:p>19</text:p>
          </table:table-cell>
          <table:table-cell office:value-type="float" office:value="61180.1" calcext:value-type="float">
            <text:p>61180,1</text:p>
          </table:table-cell>
          <table:table-cell office:value-type="float" office:value="61044.5" calcext:value-type="float">
            <text:p>61044,5</text:p>
          </table:table-cell>
          <table:table-cell office:value-type="float" office:value="61159.8" calcext:value-type="float">
            <text:p>61159,8</text:p>
          </table:table-cell>
          <table:table-cell office:value-type="float" office:value="61032.5" calcext:value-type="float">
            <text:p>61032,5</text:p>
          </table:table-cell>
          <table:table-cell office:value-type="float" office:value="61467.7" calcext:value-type="float">
            <text:p>61467,7</text:p>
          </table:table-cell>
          <table:table-cell table:formula="of:=AVERAGE([.B114:.F114])" office:value-type="float" office:value="61176.92" calcext:value-type="float">
            <text:p>61176,92</text:p>
          </table:table-cell>
          <table:table-cell table:formula="of:=MAX([.B114:.F114])" office:value-type="float" office:value="61467.7" calcext:value-type="float">
            <text:p>61467,7</text:p>
          </table:table-cell>
          <table:table-cell table:formula="of:=MIN([.B114:.F114])" office:value-type="float" office:value="61032.5" calcext:value-type="float">
            <text:p>61032,5</text:p>
          </table:table-cell>
          <table:table-cell table:formula="of:=[.I114]/([.A114]*[.A114]*POWER(5;[.A114] -1))" office:value-type="float" office:value="0.0000000000443194007756233" calcext:value-type="float">
            <text:p>4,43194007756233E-011</text:p>
          </table:table-cell>
          <table:table-cell table:formula="of:=[.K113]+1" office:value-type="float" office:value="19" calcext:value-type="float">
            <text:p>19</text:p>
          </table:table-cell>
          <table:table-cell office:value-type="float" office:value="54964.9" calcext:value-type="float">
            <text:p>54964,9</text:p>
          </table:table-cell>
          <table:table-cell office:value-type="float" office:value="54189.3" calcext:value-type="float">
            <text:p>54189,3</text:p>
          </table:table-cell>
          <table:table-cell office:value-type="float" office:value="54245.5" calcext:value-type="float">
            <text:p>54245,5</text:p>
          </table:table-cell>
          <table:table-cell office:value-type="float" office:value="54521.1" calcext:value-type="float">
            <text:p>54521,1</text:p>
          </table:table-cell>
          <table:table-cell office:value-type="float" office:value="54964.9" calcext:value-type="float">
            <text:p>54964,9</text:p>
          </table:table-cell>
          <table:table-cell table:formula="of:=AVERAGE([.L114:.P114])" office:value-type="float" office:value="54577.14" calcext:value-type="float">
            <text:p>54577,14</text:p>
          </table:table-cell>
          <table:table-cell table:formula="of:=MAX([.L114:.P114])" office:value-type="float" office:value="54964.9" calcext:value-type="float">
            <text:p>54964,9</text:p>
          </table:table-cell>
          <table:table-cell table:number-columns-repeated="4"/>
        </table:table-row>
        <table:table-row table:style-name="ro1">
          <table:table-cell table:formula="of:=[.A114]+1" office:value-type="float" office:value="20" calcext:value-type="float">
            <text:p>20</text:p>
          </table:table-cell>
          <table:table-cell office:value-type="float" office:value="174656" calcext:value-type="float">
            <text:p>174656</text:p>
          </table:table-cell>
          <table:table-cell office:value-type="float" office:value="171557" calcext:value-type="float">
            <text:p>171557</text:p>
          </table:table-cell>
          <table:table-cell office:value-type="float" office:value="171655" calcext:value-type="float">
            <text:p>171655</text:p>
          </table:table-cell>
          <table:table-cell office:value-type="float" office:value="171154" calcext:value-type="float">
            <text:p>171154</text:p>
          </table:table-cell>
          <table:table-cell office:value-type="float" office:value="172656" calcext:value-type="float">
            <text:p>172656</text:p>
          </table:table-cell>
          <table:table-cell table:formula="of:=AVERAGE([.B115:.F115])" office:value-type="float" office:value="172335.6" calcext:value-type="float">
            <text:p>172335,6</text:p>
          </table:table-cell>
          <table:table-cell table:formula="of:=MAX([.B115:.F115])" office:value-type="float" office:value="174656" calcext:value-type="float">
            <text:p>174656</text:p>
          </table:table-cell>
          <table:table-cell table:formula="of:=MIN([.B115:.F115])" office:value-type="float" office:value="171154" calcext:value-type="float">
            <text:p>171154</text:p>
          </table:table-cell>
          <table:table-cell table:formula="of:=[.I115]/([.A115]*[.A115]*POWER(5;[.A115] -1))" office:value-type="float" office:value="0.000000000022433497088" calcext:value-type="float">
            <text:p>2,2433497088E-011</text:p>
          </table:table-cell>
          <table:table-cell table:formula="of:=[.K114]+1" office:value-type="float" office:value="20" calcext:value-type="float">
            <text:p>20</text:p>
          </table:table-cell>
          <table:table-cell office:value-type="float" office:value="154276" calcext:value-type="float">
            <text:p>154276</text:p>
          </table:table-cell>
          <table:table-cell office:value-type="float" office:value="142777" calcext:value-type="float">
            <text:p>142777</text:p>
          </table:table-cell>
          <table:table-cell office:value-type="float" office:value="143499" calcext:value-type="float">
            <text:p>143499</text:p>
          </table:table-cell>
          <table:table-cell office:value-type="float" office:value="144250" calcext:value-type="float">
            <text:p>144250</text:p>
          </table:table-cell>
          <table:table-cell office:value-type="float" office:value="154276" calcext:value-type="float">
            <text:p>154276</text:p>
          </table:table-cell>
          <table:table-cell table:formula="of:=AVERAGE([.L115:.P115])" office:value-type="float" office:value="147815.6" calcext:value-type="float">
            <text:p>147815,6</text:p>
          </table:table-cell>
          <table:table-cell table:formula="of:=MAX([.L115:.P115])" office:value-type="float" office:value="154276" calcext:value-type="float">
            <text:p>154276</text:p>
          </table:table-cell>
          <table:table-cell table:number-columns-repeated="4"/>
        </table:table-row>
        <table:table-row table:style-name="ro1">
          <table:table-cell table:formula="of:=[.A115]+1" office:value-type="float" office:value="21" calcext:value-type="float">
            <text:p>21</text:p>
          </table:table-cell>
          <table:table-cell office:value-type="float" office:value="1189720" calcext:value-type="float">
            <text:p>1189720</text:p>
          </table:table-cell>
          <table:table-cell office:value-type="float" office:value="1193770" calcext:value-type="float">
            <text:p>1193770</text:p>
          </table:table-cell>
          <table:table-cell office:value-type="float" office:value="1188860" calcext:value-type="float">
            <text:p>1188860</text:p>
          </table:table-cell>
          <table:table-cell office:value-type="float" office:value="1187540" calcext:value-type="float">
            <text:p>1187540</text:p>
          </table:table-cell>
          <table:table-cell office:value-type="float" office:value="1189700" calcext:value-type="float">
            <text:p>1189700</text:p>
          </table:table-cell>
          <table:table-cell table:formula="of:=AVERAGE([.B116:.F116])" office:value-type="float" office:value="1189918" calcext:value-type="float">
            <text:p>1189918</text:p>
          </table:table-cell>
          <table:table-cell table:formula="of:=MAX([.B116:.F116])" office:value-type="float" office:value="1193770" calcext:value-type="float">
            <text:p>1193770</text:p>
          </table:table-cell>
          <table:table-cell table:formula="of:=MIN([.B116:.F116])" office:value-type="float" office:value="1187540" calcext:value-type="float">
            <text:p>1187540</text:p>
          </table:table-cell>
          <table:table-cell table:formula="of:=[.I116]/([.A116]*[.A116]*POWER(5;[.A116] -1))" office:value-type="float" office:value="0.0000000000282364159419501" calcext:value-type="float">
            <text:p>2,82364159419501E-011</text:p>
          </table:table-cell>
          <table:table-cell table:formula="of:=[.K115]+1" office:value-type="float" office:value="21" calcext:value-type="float">
            <text:p>21</text:p>
          </table:table-cell>
          <table:table-cell office:value-type="float" office:value="1043660" calcext:value-type="float">
            <text:p>1043660</text:p>
          </table:table-cell>
          <table:table-cell office:value-type="float" office:value="999028" calcext:value-type="float">
            <text:p>999028</text:p>
          </table:table-cell>
          <table:table-cell office:value-type="float" office:value="995926" calcext:value-type="float">
            <text:p>995926</text:p>
          </table:table-cell>
          <table:table-cell table:style-name="ce2" office:value-type="float" office:value="999028" calcext:value-type="float">
            <text:p>999028</text:p>
          </table:table-cell>
          <table:table-cell office:value-type="float" office:value="1043660" calcext:value-type="float">
            <text:p>1043660</text:p>
          </table:table-cell>
          <table:table-cell table:formula="of:=AVERAGE([.L116:.P116])" office:value-type="float" office:value="1016260.4" calcext:value-type="float">
            <text:p>1016260,4</text:p>
          </table:table-cell>
          <table:table-cell table:formula="of:=MAX([.L116:.P116])" office:value-type="float" office:value="1043660" calcext:value-type="float">
            <text:p>104366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B117:.F117])" office:value-type="string" office:string-value="" calcext:value-type="error">
            <text:p>#DIV/0!</text:p>
          </table:table-cell>
          <table:table-cell table:formula="of:=MAX([.B117:.F117])" office:value-type="float" office:value="0" calcext:value-type="float">
            <text:p>0</text:p>
          </table:table-cell>
          <table:table-cell table:formula="of:=MIN([.B117:.F117])" office:value-type="float" office:value="0" calcext:value-type="float">
            <text:p>0</text:p>
          </table:table-cell>
          <table:table-cell table:formula="of:=[.I117]/([.A117]*[.A117]*POWER(5;[.A117] -1))" office:value-type="string" office:string-value="" calcext:value-type="error">
            <text:p>#DIV/0!</text:p>
          </table:table-cell>
          <table:table-cell table:number-columns-repeated="6"/>
          <table:table-cell table:formula="of:=AVERAGE([.L117:.P117])" office:value-type="string" office:string-value="" calcext:value-type="error">
            <text:p>#DIV/0!</text:p>
          </table:table-cell>
          <table:table-cell table:formula="of:=MAX([.L117:.P1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B118:.F118])" office:value-type="string" office:string-value="" calcext:value-type="error">
            <text:p>#DIV/0!</text:p>
          </table:table-cell>
          <table:table-cell table:formula="of:=MAX([.B118:.F118])" office:value-type="float" office:value="0" calcext:value-type="float">
            <text:p>0</text:p>
          </table:table-cell>
          <table:table-cell table:formula="of:=MIN([.B118:.F118])" office:value-type="float" office:value="0" calcext:value-type="float">
            <text:p>0</text:p>
          </table:table-cell>
          <table:table-cell table:formula="of:=[.I118]/([.A118]*[.A118]*POWER(5;[.A118] -1))" office:value-type="string" office:string-value="" calcext:value-type="error">
            <text:p>#DIV/0!</text:p>
          </table:table-cell>
          <table:table-cell table:number-columns-repeated="6"/>
          <table:table-cell table:formula="of:=AVERAGE([.L118:.P118])" office:value-type="string" office:string-value="" calcext:value-type="error">
            <text:p>#DIV/0!</text:p>
          </table:table-cell>
          <table:table-cell table:formula="of:=MAX([.L118:.P1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to n = 21, k = 10</text:p>
          </table:table-cell>
          <table:table-cell table:number-columns-repeated="5"/>
          <table:table-cell table:formula="of:=AVERAGE([.B119:.F119])" office:value-type="string" office:string-value="" calcext:value-type="error">
            <text:p>#DIV/0!</text:p>
          </table:table-cell>
          <table:table-cell table:formula="of:=MAX([.B119:.F119])" office:value-type="float" office:value="0" calcext:value-type="float">
            <text:p>0</text:p>
          </table:table-cell>
          <table:table-cell table:formula="of:=MIN([.B119:.F119])" office:value-type="float" office:value="0" calcext:value-type="float">
            <text:p>0</text:p>
          </table:table-cell>
          <table:table-cell table:formula="of:=[.I119]/([.A119]*[.A119]*POWER(5;[.A119] -1))" office:value-type="string" office:string-value="" calcext:value-type="error">
            <text:p>#VALOR!</text:p>
          </table:table-cell>
          <table:table-cell table:number-columns-repeated="6"/>
          <table:table-cell table:formula="of:=AVERAGE([.L119:.P119])" office:value-type="string" office:string-value="" calcext:value-type="error">
            <text:p>#DIV/0!</text:p>
          </table:table-cell>
          <table:table-cell table:formula="of:=MAX([.L119:.P1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B120:.F120])" office:value-type="string" office:string-value="" calcext:value-type="error">
            <text:p>#DIV/0!</text:p>
          </table:table-cell>
          <table:table-cell table:formula="of:=MAX([.B120:.F120])" office:value-type="float" office:value="0" calcext:value-type="float">
            <text:p>0</text:p>
          </table:table-cell>
          <table:table-cell table:formula="of:=MIN([.B120:.F120])" office:value-type="float" office:value="0" calcext:value-type="float">
            <text:p>0</text:p>
          </table:table-cell>
          <table:table-cell table:formula="of:=[.I120]/([.A120]*[.A120]*POWER(5;[.A120] -1))" office:value-type="string" office:string-value="" calcext:value-type="error">
            <text:p>#DIV/0!</text:p>
          </table:table-cell>
          <table:table-cell table:number-columns-repeated="6"/>
          <table:table-cell table:formula="of:=AVERAGE([.L120:.P120])" office:value-type="string" office:string-value="" calcext:value-type="error">
            <text:p>#DIV/0!</text:p>
          </table:table-cell>
          <table:table-cell table:formula="of:=MAX([.L120:.P1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table:formula="of:=AVERAGE([.B121:.F121])" office:value-type="float" office:value="0.0084" calcext:value-type="float">
            <text:p>0,0084</text:p>
          </table:table-cell>
          <table:table-cell table:formula="of:=MAX([.B121:.F121])" office:value-type="float" office:value="0.009" calcext:value-type="float">
            <text:p>0,009</text:p>
          </table:table-cell>
          <table:table-cell table:formula="of:=MIN([.B121:.F121])" office:value-type="float" office:value="0.008" calcext:value-type="float">
            <text:p>0,008</text:p>
          </table:table-cell>
          <table:table-cell table:formula="of:=[.I121]/([.A121]*[.A121]*POWER(5;[.A121] -1))" office:value-type="float" office:value="0.008" calcext:value-type="float">
            <text:p>0,008</text:p>
          </table:table-cell>
          <table:table-cell/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table:formula="of:=AVERAGE([.L121:.P121])" office:value-type="float" office:value="0.0066" calcext:value-type="float">
            <text:p>0,0066</text:p>
          </table:table-cell>
          <table:table-cell table:formula="of:=MAX([.L121:.P121])" office:value-type="float" office:value="0.007" calcext:value-type="float">
            <text:p>0,007</text:p>
          </table:table-cell>
          <table:table-cell table:number-columns-repeated="4"/>
        </table:table-row>
        <table:table-row table:style-name="ro1">
          <table:table-cell table:formula="of:=[.A121]+1" office:value-type="float" office:value="2" calcext:value-type="float">
            <text:p>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 table:formula="of:=AVERAGE([.B122:.F122])" office:value-type="float" office:value="0.0066" calcext:value-type="float">
            <text:p>0,0066</text:p>
          </table:table-cell>
          <table:table-cell table:formula="of:=MAX([.B122:.F122])" office:value-type="float" office:value="0.009" calcext:value-type="float">
            <text:p>0,009</text:p>
          </table:table-cell>
          <table:table-cell table:formula="of:=MIN([.B122:.F122])" office:value-type="float" office:value="0.005" calcext:value-type="float">
            <text:p>0,005</text:p>
          </table:table-cell>
          <table:table-cell table:formula="of:=[.I122]/([.A122]*[.A122]*POWER(5;[.A122] -1))" office:value-type="float" office:value="0.00025" calcext:value-type="float">
            <text:p>0,00025</text:p>
          </table:table-cell>
          <table:table-cell/>
          <table:table-cell table:number-columns-repeated="2" office:value-type="float" office:value="0.007" calcext:value-type="float">
            <text:p>0,007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  <table:table-cell table:formula="of:=AVERAGE([.L122:.P122])" office:value-type="float" office:value="0.0088" calcext:value-type="float">
            <text:p>0,0088</text:p>
          </table:table-cell>
          <table:table-cell table:formula="of:=MAX([.L122:.P122])" office:value-type="float" office:value="0.017" calcext:value-type="float">
            <text:p>0,017</text:p>
          </table:table-cell>
          <table:table-cell table:number-columns-repeated="4"/>
        </table:table-row>
        <table:table-row table:style-name="ro1">
          <table:table-cell table:formula="of:=[.A122]+1" office:value-type="float" office:value="3" calcext:value-type="float">
            <text:p>3</text:p>
          </table:table-cell>
          <table:table-cell table:number-columns-repeated="3" office:value-type="float" office:value="0.008" calcext:value-type="float">
            <text:p>0,00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table:formula="of:=AVERAGE([.B123:.F123])" office:value-type="float" office:value="0.0078" calcext:value-type="float">
            <text:p>0,0078</text:p>
          </table:table-cell>
          <table:table-cell table:formula="of:=MAX([.B123:.F123])" office:value-type="float" office:value="0.008" calcext:value-type="float">
            <text:p>0,008</text:p>
          </table:table-cell>
          <table:table-cell table:formula="of:=MIN([.B123:.F123])" office:value-type="float" office:value="0.007" calcext:value-type="float">
            <text:p>0,007</text:p>
          </table:table-cell>
          <table:table-cell table:formula="of:=[.I123]/([.A123]*[.A123]*POWER(5;[.A123] -1))" office:value-type="float" office:value="0.0000311111111111111" calcext:value-type="float">
            <text:p>3,11111111111111E-005</text:p>
          </table:table-cell>
          <table:table-cell/>
          <table:table-cell table:number-columns-repeated="4"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table:formula="of:=AVERAGE([.L123:.P123])" office:value-type="float" office:value="0.0068" calcext:value-type="float">
            <text:p>0,0068</text:p>
          </table:table-cell>
          <table:table-cell table:formula="of:=MAX([.L123:.P123])" office:value-type="float" office:value="0.007" calcext:value-type="float">
            <text:p>0,007</text:p>
          </table:table-cell>
          <table:table-cell table:number-columns-repeated="4"/>
        </table:table-row>
        <table:table-row table:style-name="ro1">
          <table:table-cell table:formula="of:=[.A123]+1" office:value-type="float" office:value="4" calcext:value-type="float">
            <text:p>4</text:p>
          </table:table-cell>
          <table:table-cell table:number-columns-repeated="2" office:value-type="float" office:value="0.014" calcext:value-type="float">
            <text:p>0,014</text:p>
          </table:table-cell>
          <table:table-cell table:number-columns-repeated="3" office:value-type="float" office:value="0.015" calcext:value-type="float">
            <text:p>0,015</text:p>
          </table:table-cell>
          <table:table-cell table:formula="of:=AVERAGE([.B124:.F124])" office:value-type="float" office:value="0.0146" calcext:value-type="float">
            <text:p>0,0146</text:p>
          </table:table-cell>
          <table:table-cell table:formula="of:=MAX([.B124:.F124])" office:value-type="float" office:value="0.015" calcext:value-type="float">
            <text:p>0,015</text:p>
          </table:table-cell>
          <table:table-cell table:formula="of:=MIN([.B124:.F124])" office:value-type="float" office:value="0.014" calcext:value-type="float">
            <text:p>0,014</text:p>
          </table:table-cell>
          <table:table-cell table:formula="of:=[.I124]/([.A124]*[.A124]*POWER(5;[.A124] -1))" office:value-type="float" office:value="0.000007" calcext:value-type="float">
            <text:p>0,000007</text:p>
          </table:table-cell>
          <table:table-cell/>
          <table:table-cell table:number-columns-repeated="5" office:value-type="float" office:value="0.007" calcext:value-type="float">
            <text:p>0,007</text:p>
          </table:table-cell>
          <table:table-cell table:formula="of:=AVERAGE([.L124:.P124])" office:value-type="float" office:value="0.007" calcext:value-type="float">
            <text:p>0,007</text:p>
          </table:table-cell>
          <table:table-cell table:formula="of:=MAX([.L124:.P124])" office:value-type="float" office:value="0.007" calcext:value-type="float">
            <text:p>0,007</text:p>
          </table:table-cell>
          <table:table-cell table:number-columns-repeated="4"/>
        </table:table-row>
        <table:table-row table:style-name="ro1">
          <table:table-cell table:formula="of:=[.A124]+1" office:value-type="float" office:value="5" calcext:value-type="float">
            <text:p>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table:formula="of:=AVERAGE([.B125:.F125])" office:value-type="float" office:value="0.0256" calcext:value-type="float">
            <text:p>0,0256</text:p>
          </table:table-cell>
          <table:table-cell table:formula="of:=MAX([.B125:.F125])" office:value-type="float" office:value="0.026" calcext:value-type="float">
            <text:p>0,026</text:p>
          </table:table-cell>
          <table:table-cell table:formula="of:=MIN([.B125:.F125])" office:value-type="float" office:value="0.025" calcext:value-type="float">
            <text:p>0,025</text:p>
          </table:table-cell>
          <table:table-cell table:formula="of:=[.I125]/([.A125]*[.A125]*POWER(5;[.A125] -1))" office:value-type="float" office:value="0.0000016" calcext:value-type="float">
            <text:p>0,0000016</text:p>
          </table:table-cell>
          <table:table-cell/>
          <table:table-cell table:number-columns-repeated="2"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.007" calcext:value-type="float">
            <text:p>0,007</text:p>
          </table:table-cell>
          <table:table-cell table:formula="of:=AVERAGE([.L125:.P125])" office:value-type="float" office:value="0.0072" calcext:value-type="float">
            <text:p>0,0072</text:p>
          </table:table-cell>
          <table:table-cell table:formula="of:=MAX([.L125:.P125])" office:value-type="float" office:value="0.008" calcext:value-type="float">
            <text:p>0,008</text:p>
          </table:table-cell>
          <table:table-cell table:number-columns-repeated="4"/>
        </table:table-row>
        <table:table-row table:style-name="ro1">
          <table:table-cell table:formula="of:=[.A125]+1" office:value-type="float" office:value="6" calcext:value-type="float">
            <text:p>6</text:p>
          </table:table-cell>
          <table:table-cell table:number-columns-repeated="2" office:value-type="float" office:value="0.067" calcext:value-type="float">
            <text:p>0,067</text:p>
          </table:table-cell>
          <table:table-cell office:value-type="float" office:value="0.066" calcext:value-type="float">
            <text:p>0,066</text:p>
          </table:table-cell>
          <table:table-cell table:number-columns-repeated="2" office:value-type="float" office:value="0.067" calcext:value-type="float">
            <text:p>0,067</text:p>
          </table:table-cell>
          <table:table-cell table:formula="of:=AVERAGE([.B126:.F126])" office:value-type="float" office:value="0.0668" calcext:value-type="float">
            <text:p>0,0668</text:p>
          </table:table-cell>
          <table:table-cell table:formula="of:=MAX([.B126:.F126])" office:value-type="float" office:value="0.067" calcext:value-type="float">
            <text:p>0,067</text:p>
          </table:table-cell>
          <table:table-cell table:formula="of:=MIN([.B126:.F126])" office:value-type="float" office:value="0.066" calcext:value-type="float">
            <text:p>0,066</text:p>
          </table:table-cell>
          <table:table-cell table:formula="of:=[.I126]/([.A126]*[.A126]*POWER(5;[.A126] -1))" office:value-type="float" office:value="0.000000586666666666667" calcext:value-type="float">
            <text:p>5,86666666666667E-007</text:p>
          </table:table-cell>
          <table:table-cell/>
          <table:table-cell table:number-columns-repeated="2"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08" calcext:value-type="float">
            <text:p>0,008</text:p>
          </table:table-cell>
          <table:table-cell table:formula="of:=AVERAGE([.L126:.P126])" office:value-type="float" office:value="0.0082" calcext:value-type="float">
            <text:p>0,0082</text:p>
          </table:table-cell>
          <table:table-cell table:formula="of:=MAX([.L126:.P126])" office:value-type="float" office:value="0.009" calcext:value-type="float">
            <text:p>0,009</text:p>
          </table:table-cell>
          <table:table-cell table:number-columns-repeated="4"/>
        </table:table-row>
        <table:table-row table:style-name="ro1">
          <table:table-cell table:formula="of:=[.A126]+1" office:value-type="float" office:value="7" calcext:value-type="float">
            <text:p>7</text:p>
          </table:table-cell>
          <table:table-cell table:number-columns-repeated="3" office:value-type="float" office:value="0.292" calcext:value-type="float">
            <text:p>0,292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3" calcext:value-type="float">
            <text:p>0,293</text:p>
          </table:table-cell>
          <table:table-cell table:formula="of:=AVERAGE([.B127:.F127])" office:value-type="float" office:value="0.2928" calcext:value-type="float">
            <text:p>0,2928</text:p>
          </table:table-cell>
          <table:table-cell table:formula="of:=MAX([.B127:.F127])" office:value-type="float" office:value="0.295" calcext:value-type="float">
            <text:p>0,295</text:p>
          </table:table-cell>
          <table:table-cell table:formula="of:=MIN([.B127:.F127])" office:value-type="float" office:value="0.292" calcext:value-type="float">
            <text:p>0,292</text:p>
          </table:table-cell>
          <table:table-cell table:formula="of:=[.I127]/([.A127]*[.A127]*POWER(5;[.A127] -1))" office:value-type="float" office:value="0.000000381387755102041" calcext:value-type="float">
            <text:p>3,81387755102041E-007</text:p>
          </table:table-cell>
          <table:table-cell/>
          <table:table-cell table:number-columns-repeated="3" office:value-type="float" office:value="0.008" calcext:value-type="float">
            <text:p>0,008</text:p>
          </table:table-cell>
          <table:table-cell table:number-columns-repeated="2" office:value-type="float" office:value="0.007" calcext:value-type="float">
            <text:p>0,007</text:p>
          </table:table-cell>
          <table:table-cell table:formula="of:=AVERAGE([.L127:.P127])" office:value-type="float" office:value="0.0076" calcext:value-type="float">
            <text:p>0,0076</text:p>
          </table:table-cell>
          <table:table-cell table:formula="of:=MAX([.L127:.P127])" office:value-type="float" office:value="0.008" calcext:value-type="float">
            <text:p>0,008</text:p>
          </table:table-cell>
          <table:table-cell table:number-columns-repeated="4"/>
        </table:table-row>
        <table:table-row table:style-name="ro1">
          <table:table-cell table:formula="of:=[.A127]+1" office:value-type="float" office:value="8" calcext:value-type="float">
            <text:p>8</text:p>
          </table:table-cell>
          <table:table-cell office:value-type="float" office:value="1.277" calcext:value-type="float">
            <text:p>1,277</text:p>
          </table:table-cell>
          <table:table-cell office:value-type="float" office:value="1.292" calcext:value-type="float">
            <text:p>1,292</text:p>
          </table:table-cell>
          <table:table-cell office:value-type="float" office:value="1.279" calcext:value-type="float">
            <text:p>1,279</text:p>
          </table:table-cell>
          <table:table-cell table:number-columns-repeated="2" office:value-type="float" office:value="1.281" calcext:value-type="float">
            <text:p>1,281</text:p>
          </table:table-cell>
          <table:table-cell table:formula="of:=AVERAGE([.B128:.F128])" office:value-type="float" office:value="1.282" calcext:value-type="float">
            <text:p>1,282</text:p>
          </table:table-cell>
          <table:table-cell table:formula="of:=MAX([.B128:.F128])" office:value-type="float" office:value="1.292" calcext:value-type="float">
            <text:p>1,292</text:p>
          </table:table-cell>
          <table:table-cell table:formula="of:=MIN([.B128:.F128])" office:value-type="float" office:value="1.277" calcext:value-type="float">
            <text:p>1,277</text:p>
          </table:table-cell>
          <table:table-cell table:formula="of:=[.I128]/([.A128]*[.A128]*POWER(5;[.A128] -1))" office:value-type="float" office:value="0.0000002554" calcext:value-type="float">
            <text:p>2,554E-007</text:p>
          </table:table-cell>
          <table:table-cell/>
          <table:table-cell table:number-columns-repeated="5" office:value-type="float" office:value="0.008" calcext:value-type="float">
            <text:p>0,008</text:p>
          </table:table-cell>
          <table:table-cell table:formula="of:=AVERAGE([.L128:.P128])" office:value-type="float" office:value="0.008" calcext:value-type="float">
            <text:p>0,008</text:p>
          </table:table-cell>
          <table:table-cell table:formula="of:=MAX([.L128:.P128])" office:value-type="float" office:value="0.008" calcext:value-type="float">
            <text:p>0,008</text:p>
          </table:table-cell>
          <table:table-cell table:number-columns-repeated="4"/>
        </table:table-row>
        <table:table-row table:style-name="ro1">
          <table:table-cell table:formula="of:=[.A128]+1" office:value-type="float" office:value="9" calcext:value-type="float">
            <text:p>9</text:p>
          </table:table-cell>
          <table:table-cell office:value-type="float" office:value="13.709" calcext:value-type="float">
            <text:p>13,709</text:p>
          </table:table-cell>
          <table:table-cell office:value-type="float" office:value="13.917" calcext:value-type="float">
            <text:p>13,917</text:p>
          </table:table-cell>
          <table:table-cell office:value-type="float" office:value="13.88" calcext:value-type="float">
            <text:p>13,88</text:p>
          </table:table-cell>
          <table:table-cell office:value-type="float" office:value="13.865" calcext:value-type="float">
            <text:p>13,865</text:p>
          </table:table-cell>
          <table:table-cell office:value-type="float" office:value="13.793" calcext:value-type="float">
            <text:p>13,793</text:p>
          </table:table-cell>
          <table:table-cell table:formula="of:=AVERAGE([.B129:.F129])" office:value-type="float" office:value="13.8328" calcext:value-type="float">
            <text:p>13,8328</text:p>
          </table:table-cell>
          <table:table-cell table:formula="of:=MAX([.B129:.F129])" office:value-type="float" office:value="13.917" calcext:value-type="float">
            <text:p>13,917</text:p>
          </table:table-cell>
          <table:table-cell table:formula="of:=MIN([.B129:.F129])" office:value-type="float" office:value="13.709" calcext:value-type="float">
            <text:p>13,709</text:p>
          </table:table-cell>
          <table:table-cell table:formula="of:=[.I129]/([.A129]*[.A129]*POWER(5;[.A129] -1))" office:value-type="float" office:value="0.000000433272098765432" calcext:value-type="float">
            <text:p>4,33272098765432E-007</text:p>
          </table:table-cell>
          <table:table-cell/>
          <table:table-cell table:number-columns-repeated="5" office:value-type="float" office:value="0.009" calcext:value-type="float">
            <text:p>0,009</text:p>
          </table:table-cell>
          <table:table-cell table:formula="of:=AVERAGE([.L129:.P129])" office:value-type="float" office:value="0.009" calcext:value-type="float">
            <text:p>0,009</text:p>
          </table:table-cell>
          <table:table-cell table:formula="of:=MAX([.L129:.P129])" office:value-type="float" office:value="0.009" calcext:value-type="float">
            <text:p>0,009</text:p>
          </table:table-cell>
          <table:table-cell table:number-columns-repeated="4"/>
        </table:table-row>
        <table:table-row table:style-name="ro1">
          <table:table-cell table:formula="of:=[.A129]+1" office:value-type="float" office:value="10" calcext:value-type="float">
            <text:p>10</text:p>
          </table:table-cell>
          <table:table-cell office:value-type="float" office:value="87.31" calcext:value-type="float">
            <text:p>87,31</text:p>
          </table:table-cell>
          <table:table-cell office:value-type="float" office:value="87.54" calcext:value-type="float">
            <text:p>87,54</text:p>
          </table:table-cell>
          <table:table-cell office:value-type="float" office:value="87.186" calcext:value-type="float">
            <text:p>87,186</text:p>
          </table:table-cell>
          <table:table-cell office:value-type="float" office:value="87.301" calcext:value-type="float">
            <text:p>87,301</text:p>
          </table:table-cell>
          <table:table-cell office:value-type="float" office:value="87.046" calcext:value-type="float">
            <text:p>87,046</text:p>
          </table:table-cell>
          <table:table-cell table:formula="of:=AVERAGE([.B130:.F130])" office:value-type="float" office:value="87.2766" calcext:value-type="float">
            <text:p>87,2766</text:p>
          </table:table-cell>
          <table:table-cell table:formula="of:=MAX([.B130:.F130])" office:value-type="float" office:value="87.54" calcext:value-type="float">
            <text:p>87,54</text:p>
          </table:table-cell>
          <table:table-cell table:formula="of:=MIN([.B130:.F130])" office:value-type="float" office:value="87.046" calcext:value-type="float">
            <text:p>87,046</text:p>
          </table:table-cell>
          <table:table-cell table:formula="of:=[.I130]/([.A130]*[.A130]*POWER(5;[.A130] -1))" office:value-type="float" office:value="0.00000044567552" calcext:value-type="float">
            <text:p>4,4567552E-007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.009" calcext:value-type="float">
            <text:p>0,009</text:p>
          </table:table-cell>
          <table:table-cell table:formula="of:=AVERAGE([.L130:.P130])" office:value-type="float" office:value="0.0094" calcext:value-type="float">
            <text:p>0,0094</text:p>
          </table:table-cell>
          <table:table-cell table:formula="of:=MAX([.L130:.P130])"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table:formula="of:=[.A130]+1" office:value-type="float" office:value="11" calcext:value-type="float">
            <text:p>11</text:p>
          </table:table-cell>
          <table:table-cell office:value-type="float" office:value="885.251" calcext:value-type="float">
            <text:p>885,251</text:p>
          </table:table-cell>
          <table:table-cell office:value-type="float" office:value="875.72" calcext:value-type="float">
            <text:p>875,72</text:p>
          </table:table-cell>
          <table:table-cell office:value-type="float" office:value="876.405" calcext:value-type="float">
            <text:p>876,405</text:p>
          </table:table-cell>
          <table:table-cell office:value-type="float" office:value="875.642" calcext:value-type="float">
            <text:p>875,642</text:p>
          </table:table-cell>
          <table:table-cell office:value-type="float" office:value="876.154" calcext:value-type="float">
            <text:p>876,154</text:p>
          </table:table-cell>
          <table:table-cell table:formula="of:=AVERAGE([.B131:.F131])" office:value-type="float" office:value="877.8344" calcext:value-type="float">
            <text:p>877,8344</text:p>
          </table:table-cell>
          <table:table-cell table:formula="of:=MAX([.B131:.F131])" office:value-type="float" office:value="885.251" calcext:value-type="float">
            <text:p>885,251</text:p>
          </table:table-cell>
          <table:table-cell table:formula="of:=MIN([.B131:.F131])" office:value-type="float" office:value="875.642" calcext:value-type="float">
            <text:p>875,642</text:p>
          </table:table-cell>
          <table:table-cell table:formula="of:=[.I131]/([.A131]*[.A131]*POWER(5;[.A131] -1))" office:value-type="float" office:value="0.000000741039180165289" calcext:value-type="float">
            <text:p>0,000000741</text:p>
          </table:table-cell>
          <table:table-cell/>
          <table:table-cell office:value-type="float" office:value="788.333" calcext:value-type="float">
            <text:p>788,333</text:p>
          </table:table-cell>
          <table:table-cell office:value-type="float" office:value="786.492" calcext:value-type="float">
            <text:p>786,492</text:p>
          </table:table-cell>
          <table:table-cell office:value-type="float" office:value="786.042" calcext:value-type="float">
            <text:p>786,042</text:p>
          </table:table-cell>
          <table:table-cell office:value-type="float" office:value="785.852" calcext:value-type="float">
            <text:p>785,852</text:p>
          </table:table-cell>
          <table:table-cell office:value-type="float" office:value="787.917" calcext:value-type="float">
            <text:p>787,917</text:p>
          </table:table-cell>
          <table:table-cell table:formula="of:=AVERAGE([.L131:.P131])" office:value-type="float" office:value="786.9272" calcext:value-type="float">
            <text:p>786,9272</text:p>
          </table:table-cell>
          <table:table-cell table:formula="of:=MAX([.L131:.P131])" office:value-type="float" office:value="788.333" calcext:value-type="float">
            <text:p>788,333</text:p>
          </table:table-cell>
          <table:table-cell table:number-columns-repeated="4"/>
        </table:table-row>
        <table:table-row table:style-name="ro1">
          <table:table-cell table:formula="of:=[.A131]+1" office:value-type="float" office:value="12" calcext:value-type="float">
            <text:p>12</text:p>
          </table:table-cell>
          <table:table-cell office:value-type="float" office:value="1930.32" calcext:value-type="float">
            <text:p>1930,32</text:p>
          </table:table-cell>
          <table:table-cell office:value-type="float" office:value="1902.07" calcext:value-type="float">
            <text:p>1902,07</text:p>
          </table:table-cell>
          <table:table-cell office:value-type="float" office:value="1896.37" calcext:value-type="float">
            <text:p>1896,37</text:p>
          </table:table-cell>
          <table:table-cell office:value-type="float" office:value="1913.33" calcext:value-type="float">
            <text:p>1913,33</text:p>
          </table:table-cell>
          <table:table-cell office:value-type="float" office:value="1937.24" calcext:value-type="float">
            <text:p>1937,24</text:p>
          </table:table-cell>
          <table:table-cell table:formula="of:=AVERAGE([.B132:.F132])" office:value-type="float" office:value="1915.866" calcext:value-type="float">
            <text:p>1915,866</text:p>
          </table:table-cell>
          <table:table-cell table:formula="of:=MAX([.B132:.F132])" office:value-type="float" office:value="1937.24" calcext:value-type="float">
            <text:p>1937,24</text:p>
          </table:table-cell>
          <table:table-cell table:formula="of:=MIN([.B132:.F132])" office:value-type="float" office:value="1896.37" calcext:value-type="float">
            <text:p>1896,37</text:p>
          </table:table-cell>
          <table:table-cell table:formula="of:=[.I132]/([.A132]*[.A132]*POWER(5;[.A132] -1))" office:value-type="float" office:value="0.000000269705955555556" calcext:value-type="float">
            <text:p>2,69705955555556E-007</text:p>
          </table:table-cell>
          <table:table-cell/>
          <table:table-cell office:value-type="float" office:value="1716.33" calcext:value-type="float">
            <text:p>1716,33</text:p>
          </table:table-cell>
          <table:table-cell office:value-type="float" office:value="1806.25" calcext:value-type="float">
            <text:p>1806,25</text:p>
          </table:table-cell>
          <table:table-cell office:value-type="float" office:value="1726.74" calcext:value-type="float">
            <text:p>1726,74</text:p>
          </table:table-cell>
          <table:table-cell office:value-type="float" office:value="1717.89" calcext:value-type="float">
            <text:p>1717,89</text:p>
          </table:table-cell>
          <table:table-cell office:value-type="float" office:value="1721.69" calcext:value-type="float">
            <text:p>1721,69</text:p>
          </table:table-cell>
          <table:table-cell table:formula="of:=AVERAGE([.L132:.P132])" office:value-type="float" office:value="1737.78" calcext:value-type="float">
            <text:p>1737,78</text:p>
          </table:table-cell>
          <table:table-cell table:formula="of:=MAX([.L132:.P132])" office:value-type="float" office:value="1806.25" calcext:value-type="float">
            <text:p>1806,25</text:p>
          </table:table-cell>
          <table:table-cell table:number-columns-repeated="4"/>
        </table:table-row>
        <table:table-row table:style-name="ro1">
          <table:table-cell table:formula="of:=[.A132]+1" office:value-type="float" office:value="13" calcext:value-type="float">
            <text:p>13</text:p>
          </table:table-cell>
          <table:table-cell office:value-type="float" office:value="3901.29" calcext:value-type="float">
            <text:p>3901,29</text:p>
          </table:table-cell>
          <table:table-cell office:value-type="float" office:value="3831.56" calcext:value-type="float">
            <text:p>3831,56</text:p>
          </table:table-cell>
          <table:table-cell office:value-type="float" office:value="3892.82" calcext:value-type="float">
            <text:p>3892,82</text:p>
          </table:table-cell>
          <table:table-cell office:value-type="float" office:value="3827.51" calcext:value-type="float">
            <text:p>3827,51</text:p>
          </table:table-cell>
          <table:table-cell office:value-type="float" office:value="3827.1" calcext:value-type="float">
            <text:p>3827,1</text:p>
          </table:table-cell>
          <table:table-cell table:formula="of:=AVERAGE([.B133:.F133])" office:value-type="float" office:value="3856.056" calcext:value-type="float">
            <text:p>3856,056</text:p>
          </table:table-cell>
          <table:table-cell table:formula="of:=MAX([.B133:.F133])" office:value-type="float" office:value="3901.29" calcext:value-type="float">
            <text:p>3901,29</text:p>
          </table:table-cell>
          <table:table-cell table:formula="of:=MIN([.B133:.F133])" office:value-type="float" office:value="3827.1" calcext:value-type="float">
            <text:p>3827,1</text:p>
          </table:table-cell>
          <table:table-cell table:formula="of:=[.I133]/([.A133]*[.A133]*POWER(5;[.A133] -1))" office:value-type="float" office:value="0.0000000927562224852071" calcext:value-type="float">
            <text:p>9,27562224852071E-008</text:p>
          </table:table-cell>
          <table:table-cell/>
          <table:table-cell office:value-type="float" office:value="3283.32" calcext:value-type="float">
            <text:p>3283,32</text:p>
          </table:table-cell>
          <table:table-cell office:value-type="float" office:value="3271.29" calcext:value-type="float">
            <text:p>3271,29</text:p>
          </table:table-cell>
          <table:table-cell office:value-type="float" office:value="3308.03" calcext:value-type="float">
            <text:p>3308,03</text:p>
          </table:table-cell>
          <table:table-cell office:value-type="float" office:value="3292.86" calcext:value-type="float">
            <text:p>3292,86</text:p>
          </table:table-cell>
          <table:table-cell office:value-type="float" office:value="3309.39" calcext:value-type="float">
            <text:p>3309,39</text:p>
          </table:table-cell>
          <table:table-cell table:formula="of:=AVERAGE([.L133:.P133])" office:value-type="float" office:value="3292.978" calcext:value-type="float">
            <text:p>3292,978</text:p>
          </table:table-cell>
          <table:table-cell table:formula="of:=MAX([.L133:.P133])" office:value-type="float" office:value="3309.39" calcext:value-type="float">
            <text:p>3309,39</text:p>
          </table:table-cell>
          <table:table-cell table:number-columns-repeated="4"/>
        </table:table-row>
        <table:table-row table:style-name="ro1">
          <table:table-cell table:formula="of:=[.A133]+1" office:value-type="float" office:value="14" calcext:value-type="float">
            <text:p>14</text:p>
          </table:table-cell>
          <table:table-cell office:value-type="float" office:value="11459.4" calcext:value-type="float">
            <text:p>11459,4</text:p>
          </table:table-cell>
          <table:table-cell office:value-type="float" office:value="11746.8" calcext:value-type="float">
            <text:p>11746,8</text:p>
          </table:table-cell>
          <table:table-cell office:value-type="float" office:value="11596.6" calcext:value-type="float">
            <text:p>11596,6</text:p>
          </table:table-cell>
          <table:table-cell office:value-type="float" office:value="11322.9" calcext:value-type="float">
            <text:p>11322,9</text:p>
          </table:table-cell>
          <table:table-cell office:value-type="float" office:value="11315.5" calcext:value-type="float">
            <text:p>11315,5</text:p>
          </table:table-cell>
          <table:table-cell table:formula="of:=AVERAGE([.B134:.F134])" office:value-type="float" office:value="11488.24" calcext:value-type="float">
            <text:p>11488,24</text:p>
          </table:table-cell>
          <table:table-cell table:formula="of:=MAX([.B134:.F134])" office:value-type="float" office:value="11746.8" calcext:value-type="float">
            <text:p>11746,8</text:p>
          </table:table-cell>
          <table:table-cell table:formula="of:=MIN([.B134:.F134])" office:value-type="float" office:value="11315.5" calcext:value-type="float">
            <text:p>11315,5</text:p>
          </table:table-cell>
          <table:table-cell table:formula="of:=[.I134]/([.A134]*[.A134]*POWER(5;[.A134] -1))" office:value-type="float" office:value="0.0000000472941714285714" calcext:value-type="float">
            <text:p>4,72941714285714E-008</text:p>
          </table:table-cell>
          <table:table-cell/>
          <table:table-cell office:value-type="float" office:value="10628.9" calcext:value-type="float">
            <text:p>10628,9</text:p>
          </table:table-cell>
          <table:table-cell office:value-type="float" office:value="10704.3" calcext:value-type="float">
            <text:p>10704,3</text:p>
          </table:table-cell>
          <table:table-cell office:value-type="float" office:value="11147.8" calcext:value-type="float">
            <text:p>11147,8</text:p>
          </table:table-cell>
          <table:table-cell office:value-type="float" office:value="10904.1" calcext:value-type="float">
            <text:p>10904,1</text:p>
          </table:table-cell>
          <table:table-cell office:value-type="float" office:value="10762.9" calcext:value-type="float">
            <text:p>10762,9</text:p>
          </table:table-cell>
          <table:table-cell table:formula="of:=AVERAGE([.L134:.P134])" office:value-type="float" office:value="10829.6" calcext:value-type="float">
            <text:p>10829,6</text:p>
          </table:table-cell>
          <table:table-cell table:formula="of:=MAX([.L134:.P134])" office:value-type="float" office:value="11147.8" calcext:value-type="float">
            <text:p>11147,8</text:p>
          </table:table-cell>
          <table:table-cell table:number-columns-repeated="4"/>
        </table:table-row>
        <table:table-row table:style-name="ro1">
          <table:table-cell table:formula="of:=[.A134]+1" office:value-type="float" office:value="15" calcext:value-type="float">
            <text:p>15</text:p>
          </table:table-cell>
          <table:table-cell office:value-type="float" office:value="31041.4" calcext:value-type="float">
            <text:p>31041,4</text:p>
          </table:table-cell>
          <table:table-cell office:value-type="float" office:value="30988" calcext:value-type="float">
            <text:p>30988</text:p>
          </table:table-cell>
          <table:table-cell office:value-type="float" office:value="31202.6" calcext:value-type="float">
            <text:p>31202,6</text:p>
          </table:table-cell>
          <table:table-cell office:value-type="float" office:value="30957.6" calcext:value-type="float">
            <text:p>30957,6</text:p>
          </table:table-cell>
          <table:table-cell office:value-type="float" office:value="31123.5" calcext:value-type="float">
            <text:p>31123,5</text:p>
          </table:table-cell>
          <table:table-cell table:formula="of:=AVERAGE([.B135:.F135])" office:value-type="float" office:value="31062.62" calcext:value-type="float">
            <text:p>31062,62</text:p>
          </table:table-cell>
          <table:table-cell table:formula="of:=MAX([.B135:.F135])" office:value-type="float" office:value="31202.6" calcext:value-type="float">
            <text:p>31202,6</text:p>
          </table:table-cell>
          <table:table-cell table:formula="of:=MIN([.B135:.F135])" office:value-type="float" office:value="30957.6" calcext:value-type="float">
            <text:p>30957,6</text:p>
          </table:table-cell>
          <table:table-cell table:formula="of:=[.I135]/([.A135]*[.A135]*POWER(5;[.A135] -1))" office:value-type="float" office:value="0.0000000225426363733333" calcext:value-type="float">
            <text:p>2,25426363733333E-008</text:p>
          </table:table-cell>
          <table:table-cell/>
          <table:table-cell office:value-type="float" office:value="28403" calcext:value-type="float">
            <text:p>28403</text:p>
          </table:table-cell>
          <table:table-cell office:value-type="float" office:value="29864.2" calcext:value-type="float">
            <text:p>29864,2</text:p>
          </table:table-cell>
          <table:table-cell office:value-type="float" office:value="28580.2" calcext:value-type="float">
            <text:p>28580,2</text:p>
          </table:table-cell>
          <table:table-cell office:value-type="float" office:value="29367.7" calcext:value-type="float">
            <text:p>29367,7</text:p>
          </table:table-cell>
          <table:table-cell office:value-type="float" office:value="28678.5" calcext:value-type="float">
            <text:p>28678,5</text:p>
          </table:table-cell>
          <table:table-cell table:formula="of:=AVERAGE([.L135:.P135])" office:value-type="float" office:value="28978.72" calcext:value-type="float">
            <text:p>28978,72</text:p>
          </table:table-cell>
          <table:table-cell table:formula="of:=MAX([.L135:.P135])" office:value-type="float" office:value="29864.2" calcext:value-type="float">
            <text:p>29864,2</text:p>
          </table:table-cell>
          <table:table-cell table:number-columns-repeated="4"/>
        </table:table-row>
        <table:table-row table:style-name="ro1">
          <table:table-cell table:formula="of:=[.A135]+1" office:value-type="float" office:value="16" calcext:value-type="float">
            <text:p>16</text:p>
          </table:table-cell>
          <table:table-cell office:value-type="float" office:value="52739.3" calcext:value-type="float">
            <text:p>52739,3</text:p>
          </table:table-cell>
          <table:table-cell office:value-type="float" office:value="52901.4" calcext:value-type="float">
            <text:p>52901,4</text:p>
          </table:table-cell>
          <table:table-cell office:value-type="float" office:value="53446.3" calcext:value-type="float">
            <text:p>53446,3</text:p>
          </table:table-cell>
          <table:table-cell office:value-type="float" office:value="52917.3" calcext:value-type="float">
            <text:p>52917,3</text:p>
          </table:table-cell>
          <table:table-cell office:value-type="float" office:value="53076.7" calcext:value-type="float">
            <text:p>53076,7</text:p>
          </table:table-cell>
          <table:table-cell table:formula="of:=AVERAGE([.B136:.F136])" office:value-type="float" office:value="53016.2" calcext:value-type="float">
            <text:p>53016,2</text:p>
          </table:table-cell>
          <table:table-cell table:formula="of:=MAX([.B136:.F136])" office:value-type="float" office:value="53446.3" calcext:value-type="float">
            <text:p>53446,3</text:p>
          </table:table-cell>
          <table:table-cell table:formula="of:=MIN([.B136:.F136])" office:value-type="float" office:value="52739.3" calcext:value-type="float">
            <text:p>52739,3</text:p>
          </table:table-cell>
          <table:table-cell table:formula="of:=[.I136]/([.A136]*[.A136]*POWER(5;[.A136] -1))" office:value-type="float" office:value="0.0000000067506304" calcext:value-type="float">
            <text:p>6,7506304E-009</text:p>
          </table:table-cell>
          <table:table-cell/>
          <table:table-cell office:value-type="float" office:value="47002.5" calcext:value-type="float">
            <text:p>47002,5</text:p>
          </table:table-cell>
          <table:table-cell office:value-type="float" office:value="46394.7" calcext:value-type="float">
            <text:p>46394,7</text:p>
          </table:table-cell>
          <table:table-cell office:value-type="float" office:value="47360.5" calcext:value-type="float">
            <text:p>47360,5</text:p>
          </table:table-cell>
          <table:table-cell office:value-type="float" office:value="46625.6" calcext:value-type="float">
            <text:p>46625,6</text:p>
          </table:table-cell>
          <table:table-cell office:value-type="float" office:value="46780.8" calcext:value-type="float">
            <text:p>46780,8</text:p>
          </table:table-cell>
          <table:table-cell table:formula="of:=AVERAGE([.L136:.P136])" office:value-type="float" office:value="46832.82" calcext:value-type="float">
            <text:p>46832,82</text:p>
          </table:table-cell>
          <table:table-cell table:formula="of:=MAX([.L136:.P136])" office:value-type="float" office:value="47360.5" calcext:value-type="float">
            <text:p>47360,5</text:p>
          </table:table-cell>
          <table:table-cell table:number-columns-repeated="4"/>
        </table:table-row>
        <table:table-row table:style-name="ro1">
          <table:table-cell table:formula="of:=[.A136]+1" office:value-type="float" office:value="17" calcext:value-type="float">
            <text:p>17</text:p>
          </table:table-cell>
          <table:table-cell office:value-type="float" office:value="234754" calcext:value-type="float">
            <text:p>234754</text:p>
          </table:table-cell>
          <table:table-cell office:value-type="float" office:value="236680" calcext:value-type="float">
            <text:p>236680</text:p>
          </table:table-cell>
          <table:table-cell office:value-type="float" office:value="236670" calcext:value-type="float">
            <text:p>236670</text:p>
          </table:table-cell>
          <table:table-cell office:value-type="float" office:value="236570" calcext:value-type="float">
            <text:p>236570</text:p>
          </table:table-cell>
          <table:table-cell office:value-type="float" office:value="236674" calcext:value-type="float">
            <text:p>236674</text:p>
          </table:table-cell>
          <table:table-cell table:formula="of:=AVERAGE([.B137:.F137])" office:value-type="float" office:value="236269.6" calcext:value-type="float">
            <text:p>236269,6</text:p>
          </table:table-cell>
          <table:table-cell table:formula="of:=MAX([.B137:.F137])" office:value-type="float" office:value="236680" calcext:value-type="float">
            <text:p>236680</text:p>
          </table:table-cell>
          <table:table-cell table:formula="of:=MIN([.B137:.F137])" office:value-type="float" office:value="234754" calcext:value-type="float">
            <text:p>234754</text:p>
          </table:table-cell>
          <table:table-cell table:formula="of:=[.I137]/([.A137]*[.A137]*POWER(5;[.A137] -1))" office:value-type="float" office:value="0.00000000532347340622837" calcext:value-type="float">
            <text:p>5,32347340622837E-009</text:p>
          </table:table-cell>
          <table:table-cell/>
          <table:table-cell office:value-type="float" office:value="205461" calcext:value-type="float">
            <text:p>205461</text:p>
          </table:table-cell>
          <table:table-cell office:value-type="float" office:value="204201" calcext:value-type="float">
            <text:p>204201</text:p>
          </table:table-cell>
          <table:table-cell office:value-type="float" office:value="205872" calcext:value-type="float">
            <text:p>205872</text:p>
          </table:table-cell>
          <table:table-cell office:value-type="float" office:value="205302" calcext:value-type="float">
            <text:p>205302</text:p>
          </table:table-cell>
          <table:table-cell office:value-type="float" office:value="208075" calcext:value-type="float">
            <text:p>208075</text:p>
          </table:table-cell>
          <table:table-cell table:formula="of:=AVERAGE([.L137:.P137])" office:value-type="float" office:value="205782.2" calcext:value-type="float">
            <text:p>205782,2</text:p>
          </table:table-cell>
          <table:table-cell table:formula="of:=MAX([.L137:.P137])" office:value-type="float" office:value="208075" calcext:value-type="float">
            <text:p>208075</text:p>
          </table:table-cell>
          <table:table-cell table:number-columns-repeated="4"/>
        </table:table-row>
        <table:table-row table:style-name="ro1">
          <table:table-cell table:formula="of:=[.A137]+1" office:value-type="float" office:value="18" calcext:value-type="float">
            <text:p>18</text:p>
          </table:table-cell>
          <table:table-cell office:value-type="float" office:value="682854" calcext:value-type="float">
            <text:p>682854</text:p>
          </table:table-cell>
          <table:table-cell office:value-type="float" office:value="682860" calcext:value-type="float">
            <text:p>682860</text:p>
          </table:table-cell>
          <table:table-cell office:value-type="float" office:value="682454" calcext:value-type="float">
            <text:p>682454</text:p>
          </table:table-cell>
          <table:table-cell office:value-type="float" office:value="683000" calcext:value-type="float">
            <text:p>683000</text:p>
          </table:table-cell>
          <table:table-cell office:value-type="float" office:value="682854" calcext:value-type="float">
            <text:p>682854</text:p>
          </table:table-cell>
          <table:table-cell table:formula="of:=AVERAGE([.B138:.F138])" office:value-type="float" office:value="682804.4" calcext:value-type="float">
            <text:p>682804,4</text:p>
          </table:table-cell>
          <table:table-cell table:formula="of:=MAX([.B138:.F138])" office:value-type="float" office:value="683000" calcext:value-type="float">
            <text:p>683000</text:p>
          </table:table-cell>
          <table:table-cell table:formula="of:=MIN([.B138:.F138])" office:value-type="float" office:value="682454" calcext:value-type="float">
            <text:p>682454</text:p>
          </table:table-cell>
          <table:table-cell table:formula="of:=[.I138]/([.A138]*[.A138]*POWER(5;[.A138] -1))" office:value-type="float" office:value="0.00000000276082131753086" calcext:value-type="float">
            <text:p>2,76082131753086E-009</text:p>
          </table:table-cell>
          <table:table-cell/>
          <table:table-cell table:number-columns-repeated="2" office:value-type="float" office:value="679854" calcext:value-type="float">
            <text:p>679854</text:p>
          </table:table-cell>
          <table:table-cell office:value-type="float" office:value="679754" calcext:value-type="float">
            <text:p>679754</text:p>
          </table:table-cell>
          <table:table-cell office:value-type="float" office:value="679875" calcext:value-type="float">
            <text:p>679875</text:p>
          </table:table-cell>
          <table:table-cell office:value-type="float" office:value="679833" calcext:value-type="float">
            <text:p>679833</text:p>
          </table:table-cell>
          <table:table-cell table:formula="of:=AVERAGE([.L138:.P138])" office:value-type="float" office:value="679834" calcext:value-type="float">
            <text:p>679834</text:p>
          </table:table-cell>
          <table:table-cell table:formula="of:=MAX([.L138:.P138])" office:value-type="float" office:value="679875" calcext:value-type="float">
            <text:p>679875</text:p>
          </table:table-cell>
          <table:table-cell table:number-columns-repeated="4"/>
        </table:table-row>
        <table:table-row table:style-name="ro1">
          <table:table-cell table:formula="of:=[.A138]+1" office:value-type="float" office:value="19" calcext:value-type="float">
            <text:p>19</text:p>
          </table:table-cell>
          <table:table-cell table:number-columns-repeated="5" office:value-type="float" office:value="3503130" calcext:value-type="float">
            <text:p>3503130</text:p>
          </table:table-cell>
          <table:table-cell table:formula="of:=AVERAGE([.B139:.F139])" office:value-type="float" office:value="3503130" calcext:value-type="float">
            <text:p>3503130</text:p>
          </table:table-cell>
          <table:table-cell table:formula="of:=MAX([.B139:.F139])" office:value-type="float" office:value="3503130" calcext:value-type="float">
            <text:p>3503130</text:p>
          </table:table-cell>
          <table:table-cell table:formula="of:=MIN([.B139:.F139])" office:value-type="float" office:value="3503130" calcext:value-type="float">
            <text:p>3503130</text:p>
          </table:table-cell>
          <table:table-cell table:formula="of:=[.I139]/([.A139]*[.A139]*POWER(5;[.A139] -1))" office:value-type="float" office:value="0.00000000254383520975069" calcext:value-type="float">
            <text:p>2,54383520975069E-009</text:p>
          </table:table-cell>
          <table:table-cell/>
          <table:table-cell office:value-type="float" office:value="3273130" calcext:value-type="float">
            <text:p>3273130</text:p>
          </table:table-cell>
          <table:table-cell office:value-type="float" office:value="3273115" calcext:value-type="float">
            <text:p>3273115</text:p>
          </table:table-cell>
          <table:table-cell office:value-type="float" office:value="3275312" calcext:value-type="float">
            <text:p>3275312</text:p>
          </table:table-cell>
          <table:table-cell office:value-type="float" office:value="3273330" calcext:value-type="float">
            <text:p>3273330</text:p>
          </table:table-cell>
          <table:table-cell office:value-type="float" office:value="3273128" calcext:value-type="float">
            <text:p>3273128</text:p>
          </table:table-cell>
          <table:table-cell table:formula="of:=AVERAGE([.L139:.P139])" office:value-type="float" office:value="3273603" calcext:value-type="float">
            <text:p>3273603</text:p>
          </table:table-cell>
          <table:table-cell table:formula="of:=MAX([.L139:.P139])" office:value-type="float" office:value="3275312" calcext:value-type="float">
            <text:p>3275312</text:p>
          </table:table-cell>
          <table:table-cell table:number-columns-repeated="4"/>
        </table:table-row>
        <table:table-row table:style-name="ro1">
          <table:table-cell table:formula="of:=[.A139]+1" office:value-type="float" office:value="20" calcext:value-type="float">
            <text:p>20</text:p>
          </table:table-cell>
          <table:table-cell office:value-type="float" office:value="8953310" calcext:value-type="float">
            <text:p>8953310</text:p>
          </table:table-cell>
          <table:table-cell office:value-type="float" office:value="8954000" calcext:value-type="float">
            <text:p>8954000</text:p>
          </table:table-cell>
          <table:table-cell office:value-type="float" office:value="8953319" calcext:value-type="float">
            <text:p>8953319</text:p>
          </table:table-cell>
          <table:table-cell office:value-type="float" office:value="8953610" calcext:value-type="float">
            <text:p>8953610</text:p>
          </table:table-cell>
          <table:table-cell office:value-type="float" office:value="8953310" calcext:value-type="float">
            <text:p>8953310</text:p>
          </table:table-cell>
          <table:table-cell table:formula="of:=AVERAGE([.B140:.F140])" office:value-type="float" office:value="8953509.8" calcext:value-type="float">
            <text:p>8953509,8</text:p>
          </table:table-cell>
          <table:table-cell table:formula="of:=MAX([.B140:.F140])" office:value-type="float" office:value="8954000" calcext:value-type="float">
            <text:p>8954000</text:p>
          </table:table-cell>
          <table:table-cell table:formula="of:=MIN([.B140:.F140])" office:value-type="float" office:value="8953310" calcext:value-type="float">
            <text:p>8953310</text:p>
          </table:table-cell>
          <table:table-cell table:formula="of:=[.I140]/([.A140]*[.A140]*POWER(5;[.A140] -1))" office:value-type="float" office:value="0.00000000117352824832" calcext:value-type="float">
            <text:p>1,17352824832E-009</text:p>
          </table:table-cell>
          <table:table-cell/>
          <table:table-cell office:value-type="float" office:value="8933345" calcext:value-type="float">
            <text:p>8933345</text:p>
          </table:table-cell>
          <table:table-cell office:value-type="float" office:value="8933789" calcext:value-type="float">
            <text:p>8933789</text:p>
          </table:table-cell>
          <table:table-cell office:value-type="float" office:value="8933215" calcext:value-type="float">
            <text:p>8933215</text:p>
          </table:table-cell>
          <table:table-cell office:value-type="float" office:value="8935310" calcext:value-type="float">
            <text:p>8935310</text:p>
          </table:table-cell>
          <table:table-cell office:value-type="float" office:value="8923310" calcext:value-type="float">
            <text:p>8923310</text:p>
          </table:table-cell>
          <table:table-cell table:formula="of:=AVERAGE([.L140:.P140])" office:value-type="float" office:value="8931793.8" calcext:value-type="float">
            <text:p>8931793,8</text:p>
          </table:table-cell>
          <table:table-cell table:formula="of:=MAX([.L140:.P140])" office:value-type="float" office:value="8935310" calcext:value-type="float">
            <text:p>893531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formula="of:=AVERAGE([.B141:.F141])" office:value-type="string" office:string-value="" calcext:value-type="error">
            <text:p>#DIV/0!</text:p>
          </table:table-cell>
          <table:table-cell table:formula="of:=MAX([.B141:.F141])" office:value-type="float" office:value="0" calcext:value-type="float">
            <text:p>0</text:p>
          </table:table-cell>
          <table:table-cell table:formula="of:=MIN([.B141:.F141])" office:value-type="float" office:value="0" calcext:value-type="float">
            <text:p>0</text:p>
          </table:table-cell>
          <table:table-cell table:number-columns-repeated="7"/>
          <table:table-cell table:formula="of:=AVERAGE([.L141:.P141])" office:value-type="string" office:string-value="" calcext:value-type="error">
            <text:p>#DIV/0!</text:p>
          </table:table-cell>
          <table:table-cell table:formula="of:=MAX([.L141:.P1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formula="of:=AVERAGE([.B142:.F142])" office:value-type="string" office:string-value="" calcext:value-type="error">
            <text:p>#DIV/0!</text:p>
          </table:table-cell>
          <table:table-cell table:formula="of:=MAX([.B142:.F142])" office:value-type="float" office:value="0" calcext:value-type="float">
            <text:p>0</text:p>
          </table:table-cell>
          <table:table-cell table:formula="of:=MIN([.B142:.F142])" office:value-type="float" office:value="0" calcext:value-type="float">
            <text:p>0</text:p>
          </table:table-cell>
          <table:table-cell table:number-columns-repeated="7"/>
          <table:table-cell table:formula="of:=AVERAGE([.L142:.P142])" office:value-type="string" office:string-value="" calcext:value-type="error">
            <text:p>#DIV/0!</text:p>
          </table:table-cell>
          <table:table-cell table:formula="of:=MAX([.L142:.P1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formula="of:=AVERAGE([.B143:.F143])" office:value-type="string" office:string-value="" calcext:value-type="error">
            <text:p>#DIV/0!</text:p>
          </table:table-cell>
          <table:table-cell table:formula="of:=MAX([.B143:.F143])" office:value-type="float" office:value="0" calcext:value-type="float">
            <text:p>0</text:p>
          </table:table-cell>
          <table:table-cell table:formula="of:=MIN([.B143:.F143])" office:value-type="float" office:value="0" calcext:value-type="float">
            <text:p>0</text:p>
          </table:table-cell>
          <table:table-cell table:number-columns-repeated="7"/>
          <table:table-cell table:formula="of:=AVERAGE([.L143:.P143])" office:value-type="string" office:string-value="" calcext:value-type="error">
            <text:p>#DIV/0!</text:p>
          </table:table-cell>
          <table:table-cell table:formula="of:=MAX([.L143:.P1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formula="of:=AVERAGE([.B144:.F144])" office:value-type="string" office:string-value="" calcext:value-type="error">
            <text:p>#DIV/0!</text:p>
          </table:table-cell>
          <table:table-cell table:formula="of:=MAX([.B144:.F144])" office:value-type="float" office:value="0" calcext:value-type="float">
            <text:p>0</text:p>
          </table:table-cell>
          <table:table-cell table:formula="of:=MIN([.B144:.F144])" office:value-type="float" office:value="0" calcext:value-type="float">
            <text:p>0</text:p>
          </table:table-cell>
          <table:table-cell table:number-columns-repeated="7"/>
          <table:table-cell table:formula="of:=AVERAGE([.L144:.P144])" office:value-type="string" office:string-value="" calcext:value-type="error">
            <text:p>#DIV/0!</text:p>
          </table:table-cell>
          <table:table-cell table:formula="of:=MAX([.L144:.P1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mpleto 1&lt;=k&lt;=13, n = 13</text:p>
          </table:table-cell>
          <table:table-cell table:number-columns-repeated="5"/>
          <table:table-cell table:formula="of:=AVERAGE([.B145:.F145])" office:value-type="string" office:string-value="" calcext:value-type="error">
            <text:p>#DIV/0!</text:p>
          </table:table-cell>
          <table:table-cell table:formula="of:=MAX([.B145:.F145])" office:value-type="float" office:value="0" calcext:value-type="float">
            <text:p>0</text:p>
          </table:table-cell>
          <table:table-cell table:formula="of:=MIN([.B145:.F145])" office:value-type="float" office:value="0" calcext:value-type="float">
            <text:p>0</text:p>
          </table:table-cell>
          <table:table-cell table:number-columns-repeated="7"/>
          <table:table-cell table:formula="of:=AVERAGE([.L145:.P145])" office:value-type="string" office:string-value="" calcext:value-type="error">
            <text:p>#DIV/0!</text:p>
          </table:table-cell>
          <table:table-cell table:formula="of:=MAX([.L145:.P1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formula="of:=AVERAGE([.B146:.F146])" office:value-type="float" office:value="0.0062" calcext:value-type="float">
            <text:p>0,0062</text:p>
          </table:table-cell>
          <table:table-cell table:formula="of:=MAX([.B146:.F146])" office:value-type="float" office:value="0.012" calcext:value-type="float">
            <text:p>0,012</text:p>
          </table:table-cell>
          <table:table-cell table:formula="of:=MIN([.B146:.F146])" office:value-type="float" office:value="0.004" calcext:value-type="float">
            <text:p>0,004</text:p>
          </table:table-cell>
          <table:table-cell table:number-columns-repeated="2"/>
          <table:table-cell office:value-type="float" office:value="0.013" calcext:value-type="float">
            <text:p>0,01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table:number-columns-repeated="2" office:value-type="float" office:value="0.005" calcext:value-type="float">
            <text:p>0,005</text:p>
          </table:table-cell>
          <table:table-cell table:formula="of:=AVERAGE([.L146:.P146])" office:value-type="float" office:value="0.0064" calcext:value-type="float">
            <text:p>0,0064</text:p>
          </table:table-cell>
          <table:table-cell table:formula="of:=MAX([.L146:.P146])" office:value-type="float" office:value="0.013" calcext:value-type="float">
            <text:p>0,013</text:p>
          </table:table-cell>
          <table:table-cell table:number-columns-repeated="4"/>
        </table:table-row>
        <table:table-row table:style-name="ro1">
          <table:table-cell table:formula="of:=[.A146]+1" office:value-type="float" office:value="2" calcext:value-type="float">
            <text:p>2</text:p>
          </table:table-cell>
          <table:table-cell office:value-type="float" office:value="0.327" calcext:value-type="float">
            <text:p>0,327</text:p>
          </table:table-cell>
          <table:table-cell office:value-type="float" office:value="0.329" calcext:value-type="float">
            <text:p>0,329</text:p>
          </table:table-cell>
          <table:table-cell office:value-type="float" office:value="0.328" calcext:value-type="float">
            <text:p>0,328</text:p>
          </table:table-cell>
          <table:table-cell table:number-columns-repeated="2" office:value-type="float" office:value="0.329" calcext:value-type="float">
            <text:p>0,329</text:p>
          </table:table-cell>
          <table:table-cell table:formula="of:=AVERAGE([.B147:.F147])" office:value-type="float" office:value="0.3284" calcext:value-type="float">
            <text:p>0,3284</text:p>
          </table:table-cell>
          <table:table-cell table:formula="of:=MAX([.B147:.F147])" office:value-type="float" office:value="0.329" calcext:value-type="float">
            <text:p>0,329</text:p>
          </table:table-cell>
          <table:table-cell table:formula="of:=MIN([.B147:.F147])" office:value-type="float" office:value="0.327" calcext:value-type="float">
            <text:p>0,327</text:p>
          </table:table-cell>
          <table:table-cell table:number-columns-repeated="2"/>
          <table:table-cell table:number-columns-repeated="4" office:value-type="float" office:value="0.302" calcext:value-type="float">
            <text:p>0,302</text:p>
          </table:table-cell>
          <table:table-cell office:value-type="float" office:value="0.301" calcext:value-type="float">
            <text:p>0,301</text:p>
          </table:table-cell>
          <table:table-cell table:formula="of:=AVERAGE([.L147:.P147])" office:value-type="float" office:value="0.3018" calcext:value-type="float">
            <text:p>0,3018</text:p>
          </table:table-cell>
          <table:table-cell table:formula="of:=MAX([.L147:.P147])" office:value-type="float" office:value="0.302" calcext:value-type="float">
            <text:p>0,302</text:p>
          </table:table-cell>
          <table:table-cell table:number-columns-repeated="4"/>
        </table:table-row>
        <table:table-row table:style-name="ro1">
          <table:table-cell table:formula="of:=[.A147]+1" office:value-type="float" office:value="3" calcext:value-type="float">
            <text:p>3</text:p>
          </table:table-cell>
          <table:table-cell office:value-type="float" office:value="3.112" calcext:value-type="float">
            <text:p>3,112</text:p>
          </table:table-cell>
          <table:table-cell office:value-type="float" office:value="3.103" calcext:value-type="float">
            <text:p>3,103</text:p>
          </table:table-cell>
          <table:table-cell office:value-type="float" office:value="3.11" calcext:value-type="float">
            <text:p>3,11</text:p>
          </table:table-cell>
          <table:table-cell office:value-type="float" office:value="3.101" calcext:value-type="float">
            <text:p>3,101</text:p>
          </table:table-cell>
          <table:table-cell office:value-type="float" office:value="3.109" calcext:value-type="float">
            <text:p>3,109</text:p>
          </table:table-cell>
          <table:table-cell table:formula="of:=AVERAGE([.B148:.F148])" office:value-type="float" office:value="3.107" calcext:value-type="float">
            <text:p>3,107</text:p>
          </table:table-cell>
          <table:table-cell table:formula="of:=MAX([.B148:.F148])" office:value-type="float" office:value="3.112" calcext:value-type="float">
            <text:p>3,112</text:p>
          </table:table-cell>
          <table:table-cell table:formula="of:=MIN([.B148:.F148])" office:value-type="float" office:value="3.101" calcext:value-type="float">
            <text:p>3,101</text:p>
          </table:table-cell>
          <table:table-cell table:number-columns-repeated="2"/>
          <table:table-cell office:value-type="float" office:value="2.727" calcext:value-type="float">
            <text:p>2,727</text:p>
          </table:table-cell>
          <table:table-cell office:value-type="float" office:value="2.73" calcext:value-type="float">
            <text:p>2,73</text:p>
          </table:table-cell>
          <table:table-cell office:value-type="float" office:value="2.72" calcext:value-type="float">
            <text:p>2,72</text:p>
          </table:table-cell>
          <table:table-cell office:value-type="float" office:value="2.721" calcext:value-type="float">
            <text:p>2,721</text:p>
          </table:table-cell>
          <table:table-cell office:value-type="float" office:value="2.726" calcext:value-type="float">
            <text:p>2,726</text:p>
          </table:table-cell>
          <table:table-cell table:formula="of:=AVERAGE([.L148:.P148])" office:value-type="float" office:value="2.7248" calcext:value-type="float">
            <text:p>2,7248</text:p>
          </table:table-cell>
          <table:table-cell table:formula="of:=MAX([.L148:.P148])" office:value-type="float" office:value="2.73" calcext:value-type="float">
            <text:p>2,73</text:p>
          </table:table-cell>
          <table:table-cell table:number-columns-repeated="4"/>
        </table:table-row>
        <table:table-row table:style-name="ro1">
          <table:table-cell table:formula="of:=[.A148]+1" office:value-type="float" office:value="4" calcext:value-type="float">
            <text:p>4</text:p>
          </table:table-cell>
          <table:table-cell office:value-type="float" office:value="7.793" calcext:value-type="float">
            <text:p>7,793</text:p>
          </table:table-cell>
          <table:table-cell office:value-type="float" office:value="7.397" calcext:value-type="float">
            <text:p>7,397</text:p>
          </table:table-cell>
          <table:table-cell office:value-type="float" office:value="7.395" calcext:value-type="float">
            <text:p>7,395</text:p>
          </table:table-cell>
          <table:table-cell office:value-type="float" office:value="7.391" calcext:value-type="float">
            <text:p>7,391</text:p>
          </table:table-cell>
          <table:table-cell office:value-type="float" office:value="7.387" calcext:value-type="float">
            <text:p>7,387</text:p>
          </table:table-cell>
          <table:table-cell table:formula="of:=AVERAGE([.B149:.F149])" office:value-type="float" office:value="7.4726" calcext:value-type="float">
            <text:p>7,4726</text:p>
          </table:table-cell>
          <table:table-cell table:formula="of:=MAX([.B149:.F149])" office:value-type="float" office:value="7.793" calcext:value-type="float">
            <text:p>7,793</text:p>
          </table:table-cell>
          <table:table-cell table:formula="of:=MIN([.B149:.F149])" office:value-type="float" office:value="7.387" calcext:value-type="float">
            <text:p>7,387</text:p>
          </table:table-cell>
          <table:table-cell table:number-columns-repeated="2"/>
          <table:table-cell office:value-type="float" office:value="3.925" calcext:value-type="float">
            <text:p>3,925</text:p>
          </table:table-cell>
          <table:table-cell office:value-type="float" office:value="3.934" calcext:value-type="float">
            <text:p>3,934</text:p>
          </table:table-cell>
          <table:table-cell office:value-type="float" office:value="3.919" calcext:value-type="float">
            <text:p>3,919</text:p>
          </table:table-cell>
          <table:table-cell office:value-type="float" office:value="3.926" calcext:value-type="float">
            <text:p>3,926</text:p>
          </table:table-cell>
          <table:table-cell office:value-type="float" office:value="3.921" calcext:value-type="float">
            <text:p>3,921</text:p>
          </table:table-cell>
          <table:table-cell table:formula="of:=AVERAGE([.L149:.P149])" office:value-type="float" office:value="3.925" calcext:value-type="float">
            <text:p>3,925</text:p>
          </table:table-cell>
          <table:table-cell table:formula="of:=MAX([.L149:.P149])" office:value-type="float" office:value="3.934" calcext:value-type="float">
            <text:p>3,934</text:p>
          </table:table-cell>
          <table:table-cell table:number-columns-repeated="4"/>
        </table:table-row>
        <table:table-row table:style-name="ro1">
          <table:table-cell table:formula="of:=[.A149]+1" office:value-type="float" office:value="5" calcext:value-type="float">
            <text:p>5</text:p>
          </table:table-cell>
          <table:table-cell office:value-type="float" office:value="16.81" calcext:value-type="float">
            <text:p>16,81</text:p>
          </table:table-cell>
          <table:table-cell office:value-type="float" office:value="16.422" calcext:value-type="float">
            <text:p>16,422</text:p>
          </table:table-cell>
          <table:table-cell office:value-type="float" office:value="16.425" calcext:value-type="float">
            <text:p>16,425</text:p>
          </table:table-cell>
          <table:table-cell office:value-type="float" office:value="16.421" calcext:value-type="float">
            <text:p>16,421</text:p>
          </table:table-cell>
          <table:table-cell office:value-type="float" office:value="16.434" calcext:value-type="float">
            <text:p>16,434</text:p>
          </table:table-cell>
          <table:table-cell table:formula="of:=AVERAGE([.B150:.F150])" office:value-type="float" office:value="16.5024" calcext:value-type="float">
            <text:p>16,5024</text:p>
          </table:table-cell>
          <table:table-cell table:formula="of:=MAX([.B150:.F150])" office:value-type="float" office:value="16.81" calcext:value-type="float">
            <text:p>16,81</text:p>
          </table:table-cell>
          <table:table-cell table:formula="of:=MIN([.B150:.F150])" office:value-type="float" office:value="16.421" calcext:value-type="float">
            <text:p>16,421</text:p>
          </table:table-cell>
          <table:table-cell table:number-columns-repeated="2"/>
          <table:table-cell office:value-type="float" office:value="10.84" calcext:value-type="float">
            <text:p>10,84</text:p>
          </table:table-cell>
          <table:table-cell office:value-type="float" office:value="10.702" calcext:value-type="float">
            <text:p>10,702</text:p>
          </table:table-cell>
          <table:table-cell office:value-type="float" office:value="10.45" calcext:value-type="float">
            <text:p>10,45</text:p>
          </table:table-cell>
          <table:table-cell office:value-type="float" office:value="10.427" calcext:value-type="float">
            <text:p>10,427</text:p>
          </table:table-cell>
          <table:table-cell office:value-type="float" office:value="10.643" calcext:value-type="float">
            <text:p>10,643</text:p>
          </table:table-cell>
          <table:table-cell table:formula="of:=AVERAGE([.L150:.P150])" office:value-type="float" office:value="10.6124" calcext:value-type="float">
            <text:p>10,6124</text:p>
          </table:table-cell>
          <table:table-cell table:formula="of:=MAX([.L150:.P150])" office:value-type="float" office:value="10.84" calcext:value-type="float">
            <text:p>10,84</text:p>
          </table:table-cell>
          <table:table-cell table:number-columns-repeated="4"/>
        </table:table-row>
        <table:table-row table:style-name="ro1">
          <table:table-cell table:formula="of:=[.A150]+1" office:value-type="float" office:value="6" calcext:value-type="float">
            <text:p>6</text:p>
          </table:table-cell>
          <table:table-cell office:value-type="float" office:value="29.113" calcext:value-type="float">
            <text:p>29,113</text:p>
          </table:table-cell>
          <table:table-cell office:value-type="float" office:value="29.075" calcext:value-type="float">
            <text:p>29,075</text:p>
          </table:table-cell>
          <table:table-cell office:value-type="float" office:value="29.067" calcext:value-type="float">
            <text:p>29,067</text:p>
          </table:table-cell>
          <table:table-cell office:value-type="float" office:value="29.096" calcext:value-type="float">
            <text:p>29,096</text:p>
          </table:table-cell>
          <table:table-cell office:value-type="float" office:value="29.066" calcext:value-type="float">
            <text:p>29,066</text:p>
          </table:table-cell>
          <table:table-cell table:formula="of:=AVERAGE([.B151:.F151])" office:value-type="float" office:value="29.0834" calcext:value-type="float">
            <text:p>29,0834</text:p>
          </table:table-cell>
          <table:table-cell table:formula="of:=MAX([.B151:.F151])" office:value-type="float" office:value="29.113" calcext:value-type="float">
            <text:p>29,113</text:p>
          </table:table-cell>
          <table:table-cell table:formula="of:=MIN([.B151:.F151])" office:value-type="float" office:value="29.066" calcext:value-type="float">
            <text:p>29,066</text:p>
          </table:table-cell>
          <table:table-cell table:number-columns-repeated="2"/>
          <table:table-cell office:value-type="float" office:value="22.007" calcext:value-type="float">
            <text:p>22,007</text:p>
          </table:table-cell>
          <table:table-cell office:value-type="float" office:value="21.592" calcext:value-type="float">
            <text:p>21,592</text:p>
          </table:table-cell>
          <table:table-cell office:value-type="float" office:value="21.601" calcext:value-type="float">
            <text:p>21,601</text:p>
          </table:table-cell>
          <table:table-cell office:value-type="float" office:value="21.596" calcext:value-type="float">
            <text:p>21,596</text:p>
          </table:table-cell>
          <table:table-cell office:value-type="float" office:value="21.893" calcext:value-type="float">
            <text:p>21,893</text:p>
          </table:table-cell>
          <table:table-cell table:formula="of:=AVERAGE([.L151:.P151])" office:value-type="float" office:value="21.7378" calcext:value-type="float">
            <text:p>21,7378</text:p>
          </table:table-cell>
          <table:table-cell table:formula="of:=MAX([.L151:.P151])" office:value-type="float" office:value="22.007" calcext:value-type="float">
            <text:p>22,007</text:p>
          </table:table-cell>
          <table:table-cell table:number-columns-repeated="4"/>
        </table:table-row>
        <table:table-row table:style-name="ro1">
          <table:table-cell table:formula="of:=[.A151]+1" office:value-type="float" office:value="7" calcext:value-type="float">
            <text:p>7</text:p>
          </table:table-cell>
          <table:table-cell office:value-type="float" office:value="54.777" calcext:value-type="float">
            <text:p>54,777</text:p>
          </table:table-cell>
          <table:table-cell office:value-type="float" office:value="54.4" calcext:value-type="float">
            <text:p>54,4</text:p>
          </table:table-cell>
          <table:table-cell office:value-type="float" office:value="54.445" calcext:value-type="float">
            <text:p>54,445</text:p>
          </table:table-cell>
          <table:table-cell office:value-type="float" office:value="54.412" calcext:value-type="float">
            <text:p>54,412</text:p>
          </table:table-cell>
          <table:table-cell office:value-type="float" office:value="54.437" calcext:value-type="float">
            <text:p>54,437</text:p>
          </table:table-cell>
          <table:table-cell table:formula="of:=AVERAGE([.B152:.F152])" office:value-type="float" office:value="54.4942" calcext:value-type="float">
            <text:p>54,4942</text:p>
          </table:table-cell>
          <table:table-cell table:formula="of:=MAX([.B152:.F152])" office:value-type="float" office:value="54.777" calcext:value-type="float">
            <text:p>54,777</text:p>
          </table:table-cell>
          <table:table-cell table:formula="of:=MIN([.B152:.F152])" office:value-type="float" office:value="54.4" calcext:value-type="float">
            <text:p>54,4</text:p>
          </table:table-cell>
          <table:table-cell table:number-columns-repeated="2"/>
          <table:table-cell office:value-type="float" office:value="39.064" calcext:value-type="float">
            <text:p>39,064</text:p>
          </table:table-cell>
          <table:table-cell office:value-type="float" office:value="39.254" calcext:value-type="float">
            <text:p>39,254</text:p>
          </table:table-cell>
          <table:table-cell office:value-type="float" office:value="39.021" calcext:value-type="float">
            <text:p>39,021</text:p>
          </table:table-cell>
          <table:table-cell office:value-type="float" office:value="39.033" calcext:value-type="float">
            <text:p>39,033</text:p>
          </table:table-cell>
          <table:table-cell office:value-type="float" office:value="39.208" calcext:value-type="float">
            <text:p>39,208</text:p>
          </table:table-cell>
          <table:table-cell table:formula="of:=AVERAGE([.L152:.P152])" office:value-type="float" office:value="39.116" calcext:value-type="float">
            <text:p>39,116</text:p>
          </table:table-cell>
          <table:table-cell table:formula="of:=MAX([.L152:.P152])" office:value-type="float" office:value="39.254" calcext:value-type="float">
            <text:p>39,254</text:p>
          </table:table-cell>
          <table:table-cell table:number-columns-repeated="4"/>
        </table:table-row>
        <table:table-row table:style-name="ro1">
          <table:table-cell table:formula="of:=[.A152]+1" office:value-type="float" office:value="8" calcext:value-type="float">
            <text:p>8</text:p>
          </table:table-cell>
          <table:table-cell office:value-type="float" office:value="119.87" calcext:value-type="float">
            <text:p>119,87</text:p>
          </table:table-cell>
          <table:table-cell office:value-type="float" office:value="117.503" calcext:value-type="float">
            <text:p>117,503</text:p>
          </table:table-cell>
          <table:table-cell office:value-type="float" office:value="117.526" calcext:value-type="float">
            <text:p>117,526</text:p>
          </table:table-cell>
          <table:table-cell office:value-type="float" office:value="117.508" calcext:value-type="float">
            <text:p>117,508</text:p>
          </table:table-cell>
          <table:table-cell office:value-type="float" office:value="119.788" calcext:value-type="float">
            <text:p>119,788</text:p>
          </table:table-cell>
          <table:table-cell table:formula="of:=AVERAGE([.B153:.F153])" office:value-type="float" office:value="118.439" calcext:value-type="float">
            <text:p>118,439</text:p>
          </table:table-cell>
          <table:table-cell table:formula="of:=MAX([.B153:.F153])" office:value-type="float" office:value="119.87" calcext:value-type="float">
            <text:p>119,87</text:p>
          </table:table-cell>
          <table:table-cell table:formula="of:=MIN([.B153:.F153])" office:value-type="float" office:value="117.503" calcext:value-type="float">
            <text:p>117,503</text:p>
          </table:table-cell>
          <table:table-cell table:number-columns-repeated="2"/>
          <table:table-cell office:value-type="float" office:value="90.326" calcext:value-type="float">
            <text:p>90,326</text:p>
          </table:table-cell>
          <table:table-cell office:value-type="float" office:value="90.349" calcext:value-type="float">
            <text:p>90,349</text:p>
          </table:table-cell>
          <table:table-cell office:value-type="float" office:value="90.408" calcext:value-type="float">
            <text:p>90,408</text:p>
          </table:table-cell>
          <table:table-cell office:value-type="float" office:value="90.458" calcext:value-type="float">
            <text:p>90,458</text:p>
          </table:table-cell>
          <table:table-cell office:value-type="float" office:value="90.827" calcext:value-type="float">
            <text:p>90,827</text:p>
          </table:table-cell>
          <table:table-cell table:formula="of:=AVERAGE([.L153:.P153])" office:value-type="float" office:value="90.4736" calcext:value-type="float">
            <text:p>90,4736</text:p>
          </table:table-cell>
          <table:table-cell table:formula="of:=MAX([.L153:.P153])" office:value-type="float" office:value="90.827" calcext:value-type="float">
            <text:p>90,827</text:p>
          </table:table-cell>
          <table:table-cell table:number-columns-repeated="4"/>
        </table:table-row>
        <table:table-row table:style-name="ro1">
          <table:table-cell table:formula="of:=[.A153]+1" office:value-type="float" office:value="9" calcext:value-type="float">
            <text:p>9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418.891" calcext:value-type="float">
            <text:p>418,891</text:p>
          </table:table-cell>
          <table:table-cell office:value-type="float" office:value="419.234" calcext:value-type="float">
            <text:p>419,234</text:p>
          </table:table-cell>
          <table:table-cell office:value-type="float" office:value="418.877" calcext:value-type="float">
            <text:p>418,877</text:p>
          </table:table-cell>
          <table:table-cell office:value-type="float" office:value="419.171" calcext:value-type="float">
            <text:p>419,171</text:p>
          </table:table-cell>
          <table:table-cell table:formula="of:=AVERAGE([.B154:.F154])" office:value-type="float" office:value="418.2852" calcext:value-type="float">
            <text:p>418,2852</text:p>
          </table:table-cell>
          <table:table-cell table:formula="of:=MAX([.B154:.F154])" office:value-type="float" office:value="419.234" calcext:value-type="float">
            <text:p>419,234</text:p>
          </table:table-cell>
          <table:table-cell table:formula="of:=MIN([.B154:.F154])" office:value-type="float" office:value="415.253" calcext:value-type="float">
            <text:p>415,253</text:p>
          </table:table-cell>
          <table:table-cell table:number-columns-repeated="2"/>
          <table:table-cell office:value-type="float" office:value="353.206" calcext:value-type="float">
            <text:p>353,206</text:p>
          </table:table-cell>
          <table:table-cell office:value-type="float" office:value="352.924" calcext:value-type="float">
            <text:p>352,924</text:p>
          </table:table-cell>
          <table:table-cell office:value-type="float" office:value="361.779" calcext:value-type="float">
            <text:p>361,779</text:p>
          </table:table-cell>
          <table:table-cell office:value-type="float" office:value="355.693" calcext:value-type="float">
            <text:p>355,693</text:p>
          </table:table-cell>
          <table:table-cell office:value-type="float" office:value="355.855" calcext:value-type="float">
            <text:p>355,855</text:p>
          </table:table-cell>
          <table:table-cell table:formula="of:=AVERAGE([.L154:.P154])" office:value-type="float" office:value="355.8914" calcext:value-type="float">
            <text:p>355,8914</text:p>
          </table:table-cell>
          <table:table-cell table:formula="of:=MAX([.L154:.P154])" office:value-type="float" office:value="361.779" calcext:value-type="float">
            <text:p>361,779</text:p>
          </table:table-cell>
          <table:table-cell table:number-columns-repeated="4"/>
        </table:table-row>
        <table:table-row table:style-name="ro1">
          <table:table-cell table:formula="of:=[.A154]+1" office:value-type="float" office:value="10" calcext:value-type="float">
            <text:p>10</text:p>
          </table:table-cell>
          <table:table-cell office:value-type="float" office:value="2273.6" calcext:value-type="float">
            <text:p>2273,6</text:p>
          </table:table-cell>
          <table:table-cell office:value-type="float" office:value="2260.95" calcext:value-type="float">
            <text:p>2260,95</text:p>
          </table:table-cell>
          <table:table-cell office:value-type="float" office:value="2260.03" calcext:value-type="float">
            <text:p>2260,03</text:p>
          </table:table-cell>
          <table:table-cell office:value-type="float" office:value="2255.38" calcext:value-type="float">
            <text:p>2255,38</text:p>
          </table:table-cell>
          <table:table-cell office:value-type="float" office:value="2259.74" calcext:value-type="float">
            <text:p>2259,74</text:p>
          </table:table-cell>
          <table:table-cell table:formula="of:=AVERAGE([.B155:.F155])" office:value-type="float" office:value="2261.94" calcext:value-type="float">
            <text:p>2261,94</text:p>
          </table:table-cell>
          <table:table-cell table:formula="of:=MAX([.B155:.F155])" office:value-type="float" office:value="2273.6" calcext:value-type="float">
            <text:p>2273,6</text:p>
          </table:table-cell>
          <table:table-cell table:formula="of:=MIN([.B155:.F155])" office:value-type="float" office:value="2255.38" calcext:value-type="float">
            <text:p>2255,38</text:p>
          </table:table-cell>
          <table:table-cell table:number-columns-repeated="2"/>
          <table:table-cell office:value-type="float" office:value="2217" calcext:value-type="float">
            <text:p>2217</text:p>
          </table:table-cell>
          <table:table-cell office:value-type="float" office:value="2199.88" calcext:value-type="float">
            <text:p>2199,88</text:p>
          </table:table-cell>
          <table:table-cell office:value-type="float" office:value="2264.35" calcext:value-type="float">
            <text:p>2264,35</text:p>
          </table:table-cell>
          <table:table-cell office:value-type="float" office:value="2230.94" calcext:value-type="float">
            <text:p>2230,94</text:p>
          </table:table-cell>
          <table:table-cell office:value-type="float" office:value="2209.7" calcext:value-type="float">
            <text:p>2209,7</text:p>
          </table:table-cell>
          <table:table-cell table:formula="of:=AVERAGE([.L155:.P155])" office:value-type="float" office:value="2224.374" calcext:value-type="float">
            <text:p>2224,374</text:p>
          </table:table-cell>
          <table:table-cell table:formula="of:=MAX([.L155:.P155])" office:value-type="float" office:value="2264.35" calcext:value-type="float">
            <text:p>2264,35</text:p>
          </table:table-cell>
          <table:table-cell table:number-columns-repeated="4"/>
        </table:table-row>
        <table:table-row table:style-name="ro1">
          <table:table-cell table:formula="of:=[.A155]+1" office:value-type="float" office:value="11" calcext:value-type="float">
            <text:p>11</text:p>
          </table:table-cell>
          <table:table-cell office:value-type="float" office:value="20396" calcext:value-type="float">
            <text:p>20396</text:p>
          </table:table-cell>
          <table:table-cell office:value-type="float" office:value="20368.6" calcext:value-type="float">
            <text:p>20368,6</text:p>
          </table:table-cell>
          <table:table-cell office:value-type="float" office:value="20254.1" calcext:value-type="float">
            <text:p>20254,1</text:p>
          </table:table-cell>
          <table:table-cell office:value-type="float" office:value="20321.3" calcext:value-type="float">
            <text:p>20321,3</text:p>
          </table:table-cell>
          <table:table-cell office:value-type="float" office:value="20266.4" calcext:value-type="float">
            <text:p>20266,4</text:p>
          </table:table-cell>
          <table:table-cell table:formula="of:=AVERAGE([.B156:.F156])" office:value-type="float" office:value="20321.28" calcext:value-type="float">
            <text:p>20321,28</text:p>
          </table:table-cell>
          <table:table-cell table:formula="of:=MAX([.B156:.F156])" office:value-type="float" office:value="20396" calcext:value-type="float">
            <text:p>20396</text:p>
          </table:table-cell>
          <table:table-cell table:formula="of:=MIN([.B156:.F156])" office:value-type="float" office:value="20254.1" calcext:value-type="float">
            <text:p>20254,1</text:p>
          </table:table-cell>
          <table:table-cell table:number-columns-repeated="2"/>
          <table:table-cell office:value-type="float" office:value="20336" calcext:value-type="float">
            <text:p>20336</text:p>
          </table:table-cell>
          <table:table-cell office:value-type="float" office:value="20438.6" calcext:value-type="float">
            <text:p>20438,6</text:p>
          </table:table-cell>
          <table:table-cell office:value-type="float" office:value="20434.1" calcext:value-type="float">
            <text:p>20434,1</text:p>
          </table:table-cell>
          <table:table-cell office:value-type="float" office:value="20323.4" calcext:value-type="float">
            <text:p>20323,4</text:p>
          </table:table-cell>
          <table:table-cell office:value-type="float" office:value="20244.2" calcext:value-type="float">
            <text:p>20244,2</text:p>
          </table:table-cell>
          <table:table-cell table:formula="of:=AVERAGE([.L156:.P156])" office:value-type="float" office:value="20355.26" calcext:value-type="float">
            <text:p>20355,26</text:p>
          </table:table-cell>
          <table:table-cell table:formula="of:=MAX([.L156:.P156])" office:value-type="float" office:value="20438.6" calcext:value-type="float">
            <text:p>20438,6</text:p>
          </table:table-cell>
          <table:table-cell table:number-columns-repeated="4"/>
        </table:table-row>
        <table:table-row table:style-name="ro1">
          <table:table-cell table:formula="of:=[.A156]+1" office:value-type="float" office:value="12" calcext:value-type="float">
            <text:p>12</text:p>
          </table:table-cell>
          <table:table-cell office:value-type="float" office:value="60005" calcext:value-type="float">
            <text:p>60005</text:p>
          </table:table-cell>
          <table:table-cell office:value-type="float" office:value="60504.2" calcext:value-type="float">
            <text:p>60504,2</text:p>
          </table:table-cell>
          <table:table-cell office:value-type="float" office:value="60232.3" calcext:value-type="float">
            <text:p>60232,3</text:p>
          </table:table-cell>
          <table:table-cell office:value-type="float" office:value="60266.5" calcext:value-type="float">
            <text:p>60266,5</text:p>
          </table:table-cell>
          <table:table-cell office:value-type="float" office:value="60331.1" calcext:value-type="float">
            <text:p>60331,1</text:p>
          </table:table-cell>
          <table:table-cell table:formula="of:=AVERAGE([.B157:.F157])" office:value-type="float" office:value="60267.82" calcext:value-type="float">
            <text:p>60267,82</text:p>
          </table:table-cell>
          <table:table-cell table:formula="of:=MAX([.B157:.F157])" office:value-type="float" office:value="60504.2" calcext:value-type="float">
            <text:p>60504,2</text:p>
          </table:table-cell>
          <table:table-cell table:formula="of:=MIN([.B157:.F157])" office:value-type="float" office:value="60005" calcext:value-type="float">
            <text:p>60005</text:p>
          </table:table-cell>
          <table:table-cell table:number-columns-repeated="2"/>
          <table:table-cell office:value-type="float" office:value="60373.6" calcext:value-type="float">
            <text:p>60373,6</text:p>
          </table:table-cell>
          <table:table-cell office:value-type="float" office:value="60344.1" calcext:value-type="float">
            <text:p>60344,1</text:p>
          </table:table-cell>
          <table:table-cell office:value-type="float" office:value="60243.1" calcext:value-type="float">
            <text:p>60243,1</text:p>
          </table:table-cell>
          <table:table-cell office:value-type="float" office:value="60266.5" calcext:value-type="float">
            <text:p>60266,5</text:p>
          </table:table-cell>
          <table:table-cell office:value-type="float" office:value="60331.1" calcext:value-type="float">
            <text:p>60331,1</text:p>
          </table:table-cell>
          <table:table-cell table:formula="of:=AVERAGE([.L157:.P157])" office:value-type="float" office:value="60311.68" calcext:value-type="float">
            <text:p>60311,68</text:p>
          </table:table-cell>
          <table:table-cell table:formula="of:=MAX([.L157:.P157])" office:value-type="float" office:value="60373.6" calcext:value-type="float">
            <text:p>60373,6</text:p>
          </table:table-cell>
          <table:table-cell table:number-columns-repeated="4"/>
        </table:table-row>
        <table:table-row table:style-name="ro1">
          <table:table-cell table:formula="of:=[.A157]+1" office:value-type="float" office:value="13" calcext:value-type="float">
            <text:p>13</text:p>
          </table:table-cell>
          <table:table-cell office:value-type="float" office:value="90445.8" calcext:value-type="float">
            <text:p>90445,8</text:p>
          </table:table-cell>
          <table:table-cell office:value-type="float" office:value="90532.2" calcext:value-type="float">
            <text:p>90532,2</text:p>
          </table:table-cell>
          <table:table-cell office:value-type="float" office:value="90285.3" calcext:value-type="float">
            <text:p>90285,3</text:p>
          </table:table-cell>
          <table:table-cell office:value-type="float" office:value="90387.3" calcext:value-type="float">
            <text:p>90387,3</text:p>
          </table:table-cell>
          <table:table-cell office:value-type="float" office:value="90399.6" calcext:value-type="float">
            <text:p>90399,6</text:p>
          </table:table-cell>
          <table:table-cell table:formula="of:=AVERAGE([.B158:.F158])" office:value-type="float" office:value="90410.04" calcext:value-type="float">
            <text:p>90410,04</text:p>
          </table:table-cell>
          <table:table-cell table:formula="of:=MAX([.B158:.F158])" office:value-type="float" office:value="90532.2" calcext:value-type="float">
            <text:p>90532,2</text:p>
          </table:table-cell>
          <table:table-cell table:formula="of:=MIN([.B158:.F158])" office:value-type="float" office:value="90285.3" calcext:value-type="float">
            <text:p>90285,3</text:p>
          </table:table-cell>
          <table:table-cell table:number-columns-repeated="2"/>
          <table:table-cell office:value-type="float" office:value="90443.1" calcext:value-type="float">
            <text:p>90443,1</text:p>
          </table:table-cell>
          <table:table-cell office:value-type="float" office:value="90532.2" calcext:value-type="float">
            <text:p>90532,2</text:p>
          </table:table-cell>
          <table:table-cell office:value-type="float" office:value="90245.2" calcext:value-type="float">
            <text:p>90245,2</text:p>
          </table:table-cell>
          <table:table-cell office:value-type="float" office:value="90387.3" calcext:value-type="float">
            <text:p>90387,3</text:p>
          </table:table-cell>
          <table:table-cell office:value-type="float" office:value="90343.6" calcext:value-type="float">
            <text:p>90343,6</text:p>
          </table:table-cell>
          <table:table-cell table:formula="of:=AVERAGE([.L158:.P158])" office:value-type="float" office:value="90390.28" calcext:value-type="float">
            <text:p>90390,28</text:p>
          </table:table-cell>
          <table:table-cell table:formula="of:=MAX([.L158:.P158])" office:value-type="float" office:value="90532.2" calcext:value-type="float">
            <text:p>90532,2</text:p>
          </table:table-cell>
          <table:table-cell table:number-columns-repeated="4"/>
        </table:table-row>
        <table:table-row table:style-name="ro1">
          <table:table-cell table:formula="of:=SUM([.A146:.A158])" office:value-type="float" office:value="91" calcext:value-type="float">
            <text:p>91</text:p>
          </table:table-cell>
          <table:table-cell table:number-columns-repeated="5"/>
          <table:table-cell table:formula="of:=AVERAGE([.B159:.F159])" office:value-type="string" office:string-value="" calcext:value-type="error">
            <text:p>#DIV/0!</text:p>
          </table:table-cell>
          <table:table-cell table:formula="of:=MAX([.B159:.F159])" office:value-type="float" office:value="0" calcext:value-type="float">
            <text:p>0</text:p>
          </table:table-cell>
          <table:table-cell table:number-columns-repeated="8"/>
          <table:table-cell table:formula="of:=SUM([.Q145:.Q149])" office:value-type="string" office:string-value="" calcext:value-type="error">
            <text:p>#DIV/0!</text:p>
          </table:table-cell>
          <table:table-cell table:formula="of:=SUM([.R145:.R149])" office:value-type="float" office:value="6.979" calcext:value-type="float">
            <text:p>6,979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B160:.F160])" office:value-type="string" office:string-value="" calcext:value-type="error">
            <text:p>#DIV/0!</text:p>
          </table:table-cell>
          <table:table-cell table:formula="of:=MAX([.B160:.F160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table:formula="of:=AVERAGE([.B161:.F161])" office:value-type="string" office:string-value="" calcext:value-type="error">
            <text:p>#DIV/0!</text:p>
          </table:table-cell>
          <table:table-cell table:formula="of:=MAX([.B161:.F161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table:formula="of:=SUM([.G146:.G158])" office:value-type="float" office:value="173908.7984" calcext:value-type="float">
            <text:p>173908,7984</text:p>
          </table:table-cell>
          <table:table-cell table:formula="of:=SUM([.H146:.H158])" office:value-type="float" office:value="174357.05" calcext:value-type="float">
            <text:p>174357,0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20:48:10.1504795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01:45:17.460861896</meta:creation-date>
    <dc:date>2014-11-20T22:16:52.071281954</dc:date>
    <meta:editing-duration>PT5H25M58S</meta:editing-duration>
    <meta:editing-cycles>32</meta:editing-cycles>
    <meta:generator>LibreOffice/4.2.7.2$Linux_X86_64 LibreOffice_project/420m0$Build-2</meta:generator>
    <meta:document-statistic meta:table-count="1" meta:cell-count="248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46cm" svg:height="12.322cm" xlink:href="." xlink:type="simple" chart:class="chart:scatter" chart:style-name="ch1">
        <chart:title svg:x="5.971cm" svg:y="0.382cm" chart:style-name="ch2">
          <text:p>Grafo bipartito, tiempo de ejecución</text:p>
        </chart:title>
        <chart:subtitle svg:x="6.354cm" svg:y="1.433cm" chart:style-name="ch3">
          <text:p>Cantidad de vertices variable y k = 5</text:p>
        </chart:subtitle>
        <chart:legend chart:legend-position="end" svg:x="14.237cm" svg:y="5.115cm" style:legend-expansion="high" chart:style-name="ch4"/>
        <chart:plot-area chart:style-name="ch5" chart:data-source-has-labels="both" svg:x="1.393cm" svg:y="2.388cm" svg:width="12.462cm" svg:height="8.707cm">
          <chartooo:coordinate-region svg:x="2.491cm" svg:y="2.587cm" svg:width="11.178cm" svg:height="7.861cm"/>
          <chart:axis chart:dimension="x" chart:name="primary-x" chart:style-name="ch6" chartooo:axis-type="auto">
            <chart:title svg:x="6.125cm" svg:y="11.341cm" chart:style-name="ch7">
              <text:p>cantidad de vértices</text:p>
            </chart:title>
            <chart:categories table:cell-range-address="local-table.$A$2:.$A$26"/>
          </chart:axis>
          <chart:axis chart:dimension="y" chart:name="primary-y" chart:style-name="ch6">
            <chart:title svg:x="0.451cm" svg:y="8.518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11" chart:values-cell-range-address="local-table.$D$2:.$D$26" chart:label-cell-address="local-table.$D$1" chart:class="chart:scatter">
            <chart:data-point chart:repeated="25"/>
          </chart:series>
          <chart:series chart:style-name="ch12" chart:values-cell-range-address="local-table.$E$2:.$E$26" chart:label-cell-address="local-table.$E$1" chart:class="chart:scatter">
            <chart:data-point chart:repeated="25"/>
          </chart:series>
          <chart:series chart:style-name="ch13" chart:values-cell-range-address="local-table.$F$2:.$F$26" chart:label-cell-address="local-table.$F$1" chart:class="chart:scatter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promedio(con poda)</text:p>
              </table:table-cell>
              <table:table-cell office:value-type="string">
                <text:p>tiempo máximo(con poda)</text:p>
              </table:table-cell>
              <table:table-cell office:value-type="string">
                <text:p>tiempo promedio(sin poda)</text:p>
              </table:table-cell>
              <table:table-cell office:value-type="string">
                <text:p>tiempo máximo(sin pod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042">
                <text:p>0.00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56">
                <text:p>0.0056</text:p>
              </table:table-cell>
              <table:table-cell office:value-type="float" office:value="0.007">
                <text:p>0.007</text:p>
              </table:table-cell>
              <table:table-cell office:value-type="float" office:value="0.00532">
                <text:p>0.0053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56">
                <text:p>0.0056</text:p>
              </table:table-cell>
              <table:table-cell office:value-type="float" office:value="0.006">
                <text:p>0.006</text:p>
              </table:table-cell>
              <table:table-cell office:value-type="float" office:value="0.00552">
                <text:p>0.0055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064">
                <text:p>0.0064</text:p>
              </table:table-cell>
              <table:table-cell office:value-type="float" office:value="0.007">
                <text:p>0.007</text:p>
              </table:table-cell>
              <table:table-cell office:value-type="float" office:value="0.00648">
                <text:p>0.0064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66">
                <text:p>0.0066</text:p>
              </table:table-cell>
              <table:table-cell office:value-type="float" office:value="0.007">
                <text:p>0.007</text:p>
              </table:table-cell>
              <table:table-cell office:value-type="float" office:value="0.00652">
                <text:p>0.0065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0066">
                <text:p>0.0066</text:p>
              </table:table-cell>
              <table:table-cell office:value-type="float" office:value="0.007">
                <text:p>0.007</text:p>
              </table:table-cell>
              <table:table-cell office:value-type="float" office:value="0.00672">
                <text:p>0.0067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82">
                <text:p>0.0082</text:p>
              </table:table-cell>
              <table:table-cell office:value-type="float" office:value="0.009">
                <text:p>0.009</text:p>
              </table:table-cell>
              <table:table-cell office:value-type="float" office:value="0.00824">
                <text:p>0.0082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0088">
                <text:p>0.0088</text:p>
              </table:table-cell>
              <table:table-cell office:value-type="float" office:value="0.009">
                <text:p>0.009</text:p>
              </table:table-cell>
              <table:table-cell office:value-type="float" office:value="0.00876">
                <text:p>0.0087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0094">
                <text:p>0.0094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.0102">
                <text:p>0.0102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108">
                <text:p>0.0108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.0114">
                <text:p>0.0114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.0132">
                <text:p>0.0132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14">
                <text:p>0.01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0.0162">
                <text:p>0.0162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.0156">
                <text:p>0.0156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0.0162">
                <text:p>0.0162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0.0158">
                <text:p>0.0158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0.0162">
                <text:p>0.016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0.0172">
                <text:p>0.0172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0176">
                <text:p>0.0176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33cm" svg:height="13.367cm" xlink:href="." xlink:type="simple" chart:class="chart:scatter" chart:style-name="ch1">
        <chart:title svg:x="5.964cm" svg:y="0.403cm" chart:style-name="ch2">
          <text:p>Grafo bipartito, tiempo de ejecución</text:p>
        </chart:title>
        <chart:subtitle svg:x="7.988cm" svg:y="1.475cm" chart:style-name="ch3">
          <text:p>K variable, n = 50</text:p>
        </chart:subtitle>
        <chart:legend chart:legend-position="end" svg:x="14.118cm" svg:y="5.637cm" style:legend-expansion="high" chart:style-name="ch4"/>
        <chart:plot-area chart:style-name="ch5" chart:data-source-has-labels="both" svg:x="1.179cm" svg:y="2.497cm" svg:width="13.209cm" svg:height="9.927cm">
          <chartooo:coordinate-region svg:x="2.356cm" svg:y="2.696cm" svg:width="11.845cm" svg:height="9.081cm"/>
          <chart:axis chart:dimension="x" chart:name="primary-x" chart:style-name="ch6" chartooo:axis-type="auto">
            <chart:title svg:x="6.138cm" svg:y="12.691cm" chart:style-name="ch7">
              <text:p>cantidad de conjuntos</text:p>
            </chart:title>
            <chart:categories table:cell-range-address="local-table.$A$2:.$A$26"/>
          </chart:axis>
          <chart:axis chart:dimension="y" chart:name="primary-y" chart:style-name="ch6">
            <chart:title svg:x="0.237cm" svg:y="9.237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11" chart:values-cell-range-address="local-table.$D$2:.$D$26" chart:label-cell-address="local-table.$D$1" chart:class="chart:scatter">
            <chart:data-point chart:repeated="25"/>
          </chart:series>
          <chart:series chart:style-name="ch12" chart:values-cell-range-address="local-table.$E$2:.$E$26" chart:label-cell-address="local-table.$E$1" chart:class="chart:scatter">
            <chart:data-point chart:repeated="25"/>
          </chart:series>
          <chart:series chart:style-name="ch13" chart:values-cell-range-address="local-table.$F$2:.$F$26" chart:label-cell-address="local-table.$F$1" chart:class="chart:scatter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promedio (sin poda)</text:p>
              </table:table-cell>
              <table:table-cell office:value-type="string">
                <text:p>tiempo máximo (sin poda)</text:p>
              </table:table-cell>
              <table:table-cell office:value-type="string">
                <text:p>tiempo promedio (con poda)</text:p>
              </table:table-cell>
              <table:table-cell office:value-type="string">
                <text:p>tiempo máximo (con pod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88">
                <text:p>0.0088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589.94">
                <text:p>35589.94</text:p>
              </table:table-cell>
              <table:table-cell office:value-type="float" office:value="36014.5">
                <text:p>36014.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443.3">
                <text:p>35443.3</text:p>
              </table:table-cell>
              <table:table-cell office:value-type="float" office:value="35812">
                <text:p>35812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484.74">
                <text:p>35484.74</text:p>
              </table:table-cell>
              <table:table-cell office:value-type="float" office:value="36108.7">
                <text:p>36108.7</text:p>
              </table:table-cell>
              <table:table-cell office:value-type="float" office:value="0.0076">
                <text:p>0.007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658.02">
                <text:p>35658.02</text:p>
              </table:table-cell>
              <table:table-cell office:value-type="float" office:value="36753.2">
                <text:p>36753.2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5528.88">
                <text:p>35528.88</text:p>
              </table:table-cell>
              <table:table-cell office:value-type="float" office:value="36266.4">
                <text:p>36266.4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444.3">
                <text:p>35444.3</text:p>
              </table:table-cell>
              <table:table-cell office:value-type="float" office:value="35902.1">
                <text:p>35902.1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519.88">
                <text:p>35519.88</text:p>
              </table:table-cell>
              <table:table-cell office:value-type="float" office:value="35839.2">
                <text:p>35839.2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540.5">
                <text:p>35540.5</text:p>
              </table:table-cell>
              <table:table-cell office:value-type="float" office:value="35813.6">
                <text:p>35813.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450.36">
                <text:p>35450.36</text:p>
              </table:table-cell>
              <table:table-cell office:value-type="float" office:value="35937.6">
                <text:p>35937.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5616.46">
                <text:p>35616.46</text:p>
              </table:table-cell>
              <table:table-cell office:value-type="float" office:value="36572.3">
                <text:p>36572.3</text:p>
              </table:table-cell>
              <table:table-cell office:value-type="float" office:value="0.0106">
                <text:p>0.01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5530.58">
                <text:p>35530.58</text:p>
              </table:table-cell>
              <table:table-cell office:value-type="float" office:value="36278.3">
                <text:p>36278.3</text:p>
              </table:table-cell>
              <table:table-cell office:value-type="float" office:value="0.0116">
                <text:p>0.011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5612.66">
                <text:p>35612.66</text:p>
              </table:table-cell>
              <table:table-cell office:value-type="float" office:value="36326.5">
                <text:p>36326.5</text:p>
              </table:table-cell>
              <table:table-cell office:value-type="float" office:value="0.0136">
                <text:p>0.013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631.98">
                <text:p>35631.98</text:p>
              </table:table-cell>
              <table:table-cell office:value-type="float" office:value="35887.3">
                <text:p>35887.3</text:p>
              </table:table-cell>
              <table:table-cell office:value-type="float" office:value="0.0136">
                <text:p>0.01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576.08">
                <text:p>35576.08</text:p>
              </table:table-cell>
              <table:table-cell office:value-type="float" office:value="36158.9">
                <text:p>36158.9</text:p>
              </table:table-cell>
              <table:table-cell office:value-type="float" office:value="0.0142">
                <text:p>0.014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677.24">
                <text:p>35677.24</text:p>
              </table:table-cell>
              <table:table-cell office:value-type="float" office:value="36301.3">
                <text:p>36301.3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5418.86">
                <text:p>35418.86</text:p>
              </table:table-cell>
              <table:table-cell office:value-type="float" office:value="35613.5">
                <text:p>35613.5</text:p>
              </table:table-cell>
              <table:table-cell office:value-type="float" office:value="0.0162">
                <text:p>0.016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5411.76">
                <text:p>35411.76</text:p>
              </table:table-cell>
              <table:table-cell office:value-type="float" office:value="35648.3">
                <text:p>35648.3</text:p>
              </table:table-cell>
              <table:table-cell office:value-type="float" office:value="0.0164">
                <text:p>0.016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5393.52">
                <text:p>35393.52</text:p>
              </table:table-cell>
              <table:table-cell office:value-type="float" office:value="35627.1">
                <text:p>35627.1</text:p>
              </table:table-cell>
              <table:table-cell office:value-type="float" office:value="0.0154">
                <text:p>0.015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5369.22">
                <text:p>35369.22</text:p>
              </table:table-cell>
              <table:table-cell office:value-type="float" office:value="35379.3">
                <text:p>35379.3</text:p>
              </table:table-cell>
              <table:table-cell office:value-type="float" office:value="0.0164">
                <text:p>0.016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5385.88">
                <text:p>35385.88</text:p>
              </table:table-cell>
              <table:table-cell office:value-type="float" office:value="35584.4">
                <text:p>35584.4</text:p>
              </table:table-cell>
              <table:table-cell office:value-type="float" office:value="0.0164">
                <text:p>0.016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5369.48">
                <text:p>35369.48</text:p>
              </table:table-cell>
              <table:table-cell office:value-type="float" office:value="35489.6">
                <text:p>35489.6</text:p>
              </table:table-cell>
              <table:table-cell office:value-type="float" office:value="0.0176">
                <text:p>0.017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5459.96">
                <text:p>35459.96</text:p>
              </table:table-cell>
              <table:table-cell office:value-type="float" office:value="35834.1">
                <text:p>35834.1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5335">
                <text:p>35335</text:p>
              </table:table-cell>
              <table:table-cell office:value-type="float" office:value="35345">
                <text:p>35345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395.48">
                <text:p>35395.48</text:p>
              </table:table-cell>
              <table:table-cell office:value-type="float" office:value="35663.3">
                <text:p>35663.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69cm" svg:height="9.689cm" xlink:href=".." xlink:type="simple" chart:class="chart:scatter" chart:style-name="ch1">
        <chart:title svg:x="6.026cm" svg:y="0.329cm" chart:style-name="ch2">
          <text:p>Grafo completo, tiempo de ejecución</text:p>
        </chart:title>
        <chart:subtitle svg:x="7.769cm" svg:y="0.818cm" chart:style-name="ch3">
          <text:p>K variable  y n = 13</text:p>
        </chart:subtitle>
        <chart:legend svg:x="14.741cm" svg:y="3.172cm" style:legend-expansion="custom" chartooo:width="4.727cm" chartooo:height="2.873cm" style:legend-expansion-aspect-ratio="1.64531848242256" chart:style-name="ch4"/>
        <chart:plot-area chart:style-name="ch5" table:cell-range-address="Hoja1.A146:Hoja1.A158 Hoja1.H146:Hoja1.I158 Hoja1.Q146:Hoja1.R158" chart:data-source-has-labels="row" svg:x="0.625cm" svg:y="1.507cm" svg:width="14.255cm" svg:height="7.919cm">
          <chartooo:coordinate-region svg:x="1.987cm" svg:y="1.707cm" svg:width="12.706cm" svg:height="7.072cm"/>
          <chart:axis chart:dimension="x" chart:name="primary-x" chart:style-name="ch6">
            <chart:title svg:x="6.107cm" svg:y="9.129cm" chart:style-name="ch7">
              <text:p>cantidad de conjuntos</text:p>
            </chart:title>
          </chart:axis>
          <chart:axis chart:dimension="y" chart:name="primary-y" chart:style-name="ch6">
            <chart:title svg:x="0cm" svg:y="7.243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Hoja1.H146:Hoja1.H158" chart:label-cell-address="&quot;Tiempo promedio (sin cota)&quot;" chart:class="chart:scatter">
            <chart:domain table:cell-range-address="Hoja1.A146:Hoja1.A158"/>
            <chart:data-point chart:repeated="13"/>
          </chart:series>
          <chart:series chart:style-name="ch11" chart:values-cell-range-address="Hoja1.I146:Hoja1.I158" chart:label-cell-address="&quot;Tiempo máximo (sin cota)&quot;" chart:class="chart:scatter">
            <chart:data-point chart:repeated="13"/>
          </chart:series>
          <chart:series chart:style-name="ch12" chart:values-cell-range-address="Hoja1.Q146:Hoja1.Q158" chart:label-cell-address="&quot;Tiempo promedio (con cota)&quot;" chart:class="chart:scatter">
            <chart:data-point chart:repeated="13"/>
          </chart:series>
          <chart:series chart:style-name="ch13" chart:values-cell-range-address="Hoja1.R146:Hoja1.R158" chart:label-cell-address="&quot;Tiempo máximo (con cota)&quot;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promedio (sin cota)</text:p>
              </table:table-cell>
              <table:table-cell office:value-type="string">
                <text:p>Tiempo máximo (sin cota)</text:p>
              </table:table-cell>
              <table:table-cell office:value-type="string">
                <text:p>Tiempo promedio (con cota)</text:p>
              </table:table-cell>
              <table:table-cell office:value-type="string">
                <text:p>Tiempo máximo (con cot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46:Hoja1.A158</svg:desc>
                </draw:g>
              </table:table-cell>
              <table:table-cell office:value-type="float" office:value="0.012">
                <text:p>0.012</text:p>
                <draw:g>
                  <svg:desc>Hoja1.H146:Hoja1.H158</svg:desc>
                </draw:g>
              </table:table-cell>
              <table:table-cell office:value-type="float" office:value="0.004">
                <text:p>0.004</text:p>
                <draw:g>
                  <svg:desc>Hoja1.I146:Hoja1.I158</svg:desc>
                </draw:g>
              </table:table-cell>
              <table:table-cell office:value-type="float" office:value="0.0064">
                <text:p>0.0064</text:p>
                <draw:g>
                  <svg:desc>Hoja1.Q146:Hoja1.Q158</svg:desc>
                </draw:g>
              </table:table-cell>
              <table:table-cell office:value-type="float" office:value="0.013">
                <text:p>0.013</text:p>
                <draw:g>
                  <svg:desc>Hoja1.R146:Hoja1.R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29">
                <text:p>0.329</text:p>
              </table:table-cell>
              <table:table-cell office:value-type="float" office:value="0.327">
                <text:p>0.327</text:p>
              </table:table-cell>
              <table:table-cell office:value-type="float" office:value="0.3018">
                <text:p>0.3018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12">
                <text:p>3.112</text:p>
              </table:table-cell>
              <table:table-cell office:value-type="float" office:value="3.101">
                <text:p>3.101</text:p>
              </table:table-cell>
              <table:table-cell office:value-type="float" office:value="2.7248">
                <text:p>2.7248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93">
                <text:p>7.793</text:p>
              </table:table-cell>
              <table:table-cell office:value-type="float" office:value="7.387">
                <text:p>7.387</text:p>
              </table:table-cell>
              <table:table-cell office:value-type="float" office:value="3.925">
                <text:p>3.925</text:p>
              </table:table-cell>
              <table:table-cell office:value-type="float" office:value="3.934">
                <text:p>3.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81">
                <text:p>16.81</text:p>
              </table:table-cell>
              <table:table-cell office:value-type="float" office:value="16.421">
                <text:p>16.421</text:p>
              </table:table-cell>
              <table:table-cell office:value-type="float" office:value="10.6124">
                <text:p>10.6124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.113">
                <text:p>29.113</text:p>
              </table:table-cell>
              <table:table-cell office:value-type="float" office:value="29.066">
                <text:p>29.066</text:p>
              </table:table-cell>
              <table:table-cell office:value-type="float" office:value="21.7378">
                <text:p>21.7378</text:p>
              </table:table-cell>
              <table:table-cell office:value-type="float" office:value="22.007">
                <text:p>22.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4.777">
                <text:p>54.777</text:p>
              </table:table-cell>
              <table:table-cell office:value-type="float" office:value="54.4">
                <text:p>54.4</text:p>
              </table:table-cell>
              <table:table-cell office:value-type="float" office:value="39.116">
                <text:p>39.116</text:p>
              </table:table-cell>
              <table:table-cell office:value-type="float" office:value="39.254">
                <text:p>39.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9.87">
                <text:p>119.87</text:p>
              </table:table-cell>
              <table:table-cell office:value-type="float" office:value="117.503">
                <text:p>117.503</text:p>
              </table:table-cell>
              <table:table-cell office:value-type="float" office:value="90.4736">
                <text:p>90.4736</text:p>
              </table:table-cell>
              <table:table-cell office:value-type="float" office:value="90.827">
                <text:p>90.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9.234">
                <text:p>419.234</text:p>
              </table:table-cell>
              <table:table-cell office:value-type="float" office:value="415.253">
                <text:p>415.253</text:p>
              </table:table-cell>
              <table:table-cell office:value-type="float" office:value="355.8914">
                <text:p>355.8914</text:p>
              </table:table-cell>
              <table:table-cell office:value-type="float" office:value="361.779">
                <text:p>361.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73.6">
                <text:p>2273.6</text:p>
              </table:table-cell>
              <table:table-cell office:value-type="float" office:value="2255.38">
                <text:p>2255.38</text:p>
              </table:table-cell>
              <table:table-cell office:value-type="float" office:value="2224.374">
                <text:p>2224.374</text:p>
              </table:table-cell>
              <table:table-cell office:value-type="float" office:value="2264.35">
                <text:p>226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396">
                <text:p>20396</text:p>
              </table:table-cell>
              <table:table-cell office:value-type="float" office:value="20254.1">
                <text:p>20254.1</text:p>
              </table:table-cell>
              <table:table-cell office:value-type="float" office:value="20355.26">
                <text:p>20355.26</text:p>
              </table:table-cell>
              <table:table-cell office:value-type="float" office:value="20438.6">
                <text:p>20438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0504.2">
                <text:p>60504.2</text:p>
              </table:table-cell>
              <table:table-cell office:value-type="float" office:value="60005">
                <text:p>60005</text:p>
              </table:table-cell>
              <table:table-cell office:value-type="float" office:value="60311.68">
                <text:p>60311.68</text:p>
              </table:table-cell>
              <table:table-cell office:value-type="float" office:value="60373.6">
                <text:p>60373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0532.2">
                <text:p>90532.2</text:p>
              </table:table-cell>
              <table:table-cell office:value-type="float" office:value="90285.3">
                <text:p>90285.3</text:p>
              </table:table-cell>
              <table:table-cell office:value-type="float" office:value="90390.28">
                <text:p>90390.28</text:p>
              </table:table-cell>
              <table:table-cell office:value-type="float" office:value="90532.2">
                <text:p>90532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966cm" svg:height="13.064cm" xlink:href="." xlink:type="simple" chart:class="chart:scatter" chart:style-name="ch1">
        <chart:title svg:x="7.381cm" svg:y="0.397cm" chart:style-name="ch2">
          <text:p>Grafo bipartito, tiempo de ejecución</text:p>
        </chart:title>
        <chart:subtitle svg:x="7.804cm" svg:y="1.463cm" chart:style-name="ch3">
          <text:p>cantidad de vértices variable y k = 5</text:p>
        </chart:subtitle>
        <chart:legend chart:legend-position="end" svg:x="16.951cm" svg:y="5.486cm" style:legend-expansion="high" chart:style-name="ch4"/>
        <chart:plot-area chart:style-name="ch5" chart:data-source-has-labels="both" svg:x="1.45cm" svg:y="2.433cm" svg:width="15.062cm" svg:height="9.389cm">
          <chartooo:coordinate-region svg:x="2.627cm" svg:y="2.632cm" svg:width="13.699cm" svg:height="8.543cm"/>
          <chart:axis chart:dimension="x" chart:name="primary-x" chart:style-name="ch6" chartooo:axis-type="auto">
            <chart:title svg:x="7.416cm" svg:y="12.083cm" chart:style-name="ch7">
              <text:p>Cantidad de Vértices</text:p>
            </chart:title>
            <chart:categories table:cell-range-address="local-table.$A$2:.$A$26"/>
          </chart:axis>
          <chart:axis chart:dimension="y" chart:name="primary-y" chart:style-name="ch6">
            <chart:title svg:x="0.451cm" svg:y="8.904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11" chart:values-cell-range-address="local-table.$D$2:.$D$26" chart:label-cell-address="local-table.$D$1" chart:class="chart:scatter">
            <chart:data-point chart:repeated="25"/>
          </chart:series>
          <chart:series chart:style-name="ch12" chart:values-cell-range-address="local-table.$E$2:.$E$26" chart:label-cell-address="local-table.$E$1" chart:class="chart:scatter">
            <chart:data-point chart:repeated="25"/>
          </chart:series>
          <chart:series chart:style-name="ch13" chart:values-cell-range-address="local-table.$F$2:.$F$26" chart:label-cell-address="local-table.$F$1" chart:class="chart:scatter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promedio (sin poda)</text:p>
              </table:table-cell>
              <table:table-cell office:value-type="string">
                <text:p>tiempo máximo (sin poda)</text:p>
              </table:table-cell>
              <table:table-cell office:value-type="string">
                <text:p>tiempo mínimo (con poda)</text:p>
              </table:table-cell>
              <table:table-cell office:value-type="string">
                <text:p>tiempo promedio (con pod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92">
                <text:p>0.0092</text:p>
              </table:table-cell>
              <table:table-cell office:value-type="float" office:value="0.012">
                <text:p>0.012</text:p>
              </table:table-cell>
              <table:table-cell office:value-type="float" office:value="0.008">
                <text:p>0.00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122">
                <text:p>0.0122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166">
                <text:p>0.0166</text:p>
              </table:table-cell>
              <table:table-cell office:value-type="float" office:value="0.019">
                <text:p>0.019</text:p>
              </table:table-cell>
              <table:table-cell office:value-type="float" office:value="0.016">
                <text:p>0.016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268">
                <text:p>0.0268</text:p>
              </table:table-cell>
              <table:table-cell office:value-type="float" office:value="0.027">
                <text:p>0.027</text:p>
              </table:table-cell>
              <table:table-cell office:value-type="float" office:value="0.026">
                <text:p>0.0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548">
                <text:p>0.0548</text:p>
              </table:table-cell>
              <table:table-cell office:value-type="float" office:value="0.055">
                <text:p>0.055</text:p>
              </table:table-cell>
              <table:table-cell office:value-type="float" office:value="0.054">
                <text:p>0.054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874">
                <text:p>0.0874</text:p>
              </table:table-cell>
              <table:table-cell office:value-type="float" office:value="0.088">
                <text:p>0.088</text:p>
              </table:table-cell>
              <table:table-cell office:value-type="float" office:value="0.087">
                <text:p>0.087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1642">
                <text:p>0.1642</text:p>
              </table:table-cell>
              <table:table-cell office:value-type="float" office:value="0.165">
                <text:p>0.165</text:p>
              </table:table-cell>
              <table:table-cell office:value-type="float" office:value="0.164">
                <text:p>0.164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3388">
                <text:p>0.3388</text:p>
              </table:table-cell>
              <table:table-cell office:value-type="float" office:value="0.371">
                <text:p>0.371</text:p>
              </table:table-cell>
              <table:table-cell office:value-type="float" office:value="0.33">
                <text:p>0.33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6254">
                <text:p>0.6254</text:p>
              </table:table-cell>
              <table:table-cell office:value-type="float" office:value="0.638">
                <text:p>0.638</text:p>
              </table:table-cell>
              <table:table-cell office:value-type="float" office:value="0.616">
                <text:p>0.61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9396">
                <text:p>0.9396</text:p>
              </table:table-cell>
              <table:table-cell office:value-type="float" office:value="0.961">
                <text:p>0.961</text:p>
              </table:table-cell>
              <table:table-cell office:value-type="float" office:value="0.924">
                <text:p>0.924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.3866">
                <text:p>3.3866</text:p>
              </table:table-cell>
              <table:table-cell office:value-type="float" office:value="3.406">
                <text:p>3.406</text:p>
              </table:table-cell>
              <table:table-cell office:value-type="float" office:value="3.37">
                <text:p>3.3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5.5986">
                <text:p>5.5986</text:p>
              </table:table-cell>
              <table:table-cell office:value-type="float" office:value="5.727">
                <text:p>5.727</text:p>
              </table:table-cell>
              <table:table-cell office:value-type="float" office:value="5.531">
                <text:p>5.531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1.3668">
                <text:p>11.3668</text:p>
              </table:table-cell>
              <table:table-cell office:value-type="float" office:value="11.425">
                <text:p>11.425</text:p>
              </table:table-cell>
              <table:table-cell office:value-type="float" office:value="11.345">
                <text:p>11.345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9.2572">
                <text:p>19.2572</text:p>
              </table:table-cell>
              <table:table-cell office:value-type="float" office:value="19.594">
                <text:p>19.594</text:p>
              </table:table-cell>
              <table:table-cell office:value-type="float" office:value="19.152">
                <text:p>19.152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52.4054">
                <text:p>52.4054</text:p>
              </table:table-cell>
              <table:table-cell office:value-type="float" office:value="52.522">
                <text:p>52.522</text:p>
              </table:table-cell>
              <table:table-cell office:value-type="float" office:value="52.332">
                <text:p>52.332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00.7422">
                <text:p>100.7422</text:p>
              </table:table-cell>
              <table:table-cell office:value-type="float" office:value="102.318">
                <text:p>102.318</text:p>
              </table:table-cell>
              <table:table-cell office:value-type="float" office:value="99.989">
                <text:p>99.989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85.3974">
                <text:p>185.3974</text:p>
              </table:table-cell>
              <table:table-cell office:value-type="float" office:value="193.007">
                <text:p>193.007</text:p>
              </table:table-cell>
              <table:table-cell office:value-type="float" office:value="183.408">
                <text:p>183.40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445.3628">
                <text:p>445.3628</text:p>
              </table:table-cell>
              <table:table-cell office:value-type="float" office:value="455.867">
                <text:p>455.867</text:p>
              </table:table-cell>
              <table:table-cell office:value-type="float" office:value="442.378">
                <text:p>442.378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3.0094">
                <text:p>803.0094</text:p>
              </table:table-cell>
              <table:table-cell office:value-type="float" office:value="804.118">
                <text:p>804.118</text:p>
              </table:table-cell>
              <table:table-cell office:value-type="float" office:value="801.355">
                <text:p>801.355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1799.196">
                <text:p>1799.196</text:p>
              </table:table-cell>
              <table:table-cell office:value-type="float" office:value="1812.64">
                <text:p>1812.64</text:p>
              </table:table-cell>
              <table:table-cell office:value-type="float" office:value="1782.28">
                <text:p>1782.28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4098.328">
                <text:p>4098.328</text:p>
              </table:table-cell>
              <table:table-cell office:value-type="float" office:value="4126.99">
                <text:p>4126.99</text:p>
              </table:table-cell>
              <table:table-cell office:value-type="float" office:value="4080.16">
                <text:p>4080.16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7557.17">
                <text:p>7557.17</text:p>
              </table:table-cell>
              <table:table-cell office:value-type="float" office:value="7680.42">
                <text:p>7680.42</text:p>
              </table:table-cell>
              <table:table-cell office:value-type="float" office:value="7505.59">
                <text:p>7505.59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6510.28">
                <text:p>16510.28</text:p>
              </table:table-cell>
              <table:table-cell office:value-type="float" office:value="16584.9">
                <text:p>16584.9</text:p>
              </table:table-cell>
              <table:table-cell office:value-type="float" office:value="16447.4">
                <text:p>16447.4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5682.06">
                <text:p>35682.06</text:p>
              </table:table-cell>
              <table:table-cell office:value-type="float" office:value="36127.2">
                <text:p>36127.2</text:p>
              </table:table-cell>
              <table:table-cell office:value-type="float" office:value="35426.4">
                <text:p>35426.4</text:p>
              </table:table-cell>
              <table:table-cell office:value-type="float" office:value="0.0176">
                <text:p>0.01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1cm" chart:symbol-height="0.1cm"/>
    </style:style>
    <style:style style:name="ch13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88cm" svg:height="12.577cm" xlink:href="." xlink:type="simple" chart:class="chart:scatter" chart:style-name="ch1">
        <chart:title svg:x="6.742cm" svg:y="0.387cm" chart:style-name="ch2">
          <text:p>Grafo bipartito, tiempo de ejecución</text:p>
        </chart:title>
        <chart:subtitle svg:x="6.914cm" svg:y="1.443cm" chart:style-name="ch3">
          <text:p>Cantidad de vértices variables y k = 10</text:p>
        </chart:subtitle>
        <chart:legend chart:legend-position="end" svg:x="15.779cm" svg:y="5.242cm" style:legend-expansion="high" chart:style-name="ch4"/>
        <chart:plot-area chart:style-name="ch5" chart:data-source-has-labels="both" svg:x="1.424cm" svg:y="2.403cm" svg:width="13.942cm" svg:height="8.942cm">
          <chartooo:coordinate-region svg:x="2.601cm" svg:y="2.602cm" svg:width="12.578cm" svg:height="8.096cm"/>
          <chart:axis chart:dimension="x" chart:name="primary-x" chart:style-name="ch6" chartooo:axis-type="auto">
            <chart:title svg:x="6.896cm" svg:y="11.596cm" chart:style-name="ch7">
              <text:p>cantidad de vértices</text:p>
            </chart:title>
            <chart:categories table:cell-range-address="local-table.$A$2:.$A$26"/>
          </chart:axis>
          <chart:axis chart:dimension="y" chart:name="primary-y" chart:style-name="ch6">
            <chart:title svg:x="0.451cm" svg:y="8.651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11" chart:values-cell-range-address="local-table.$D$2:.$D$26" chart:label-cell-address="local-table.$D$1" chart:class="chart:scatter">
            <chart:data-point chart:repeated="24"/>
            <chart:data-point chart:style-name="ch12"/>
          </chart:series>
          <chart:series chart:style-name="ch13" chart:values-cell-range-address="local-table.$E$2:.$E$26" chart:label-cell-address="local-table.$E$1" chart:class="chart:scatter">
            <chart:data-point chart:repeated="25"/>
          </chart:series>
          <chart:series chart:style-name="ch14" chart:values-cell-range-address="local-table.$F$2:.$F$26" chart:label-cell-address="local-table.$F$1" chart:class="chart:scatter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promedio(sin poda)</text:p>
              </table:table-cell>
              <table:table-cell office:value-type="string">
                <text:p>tiempo máxima(sin poda)</text:p>
              </table:table-cell>
              <table:table-cell office:value-type="string">
                <text:p>tiempo promedio(con poda)</text:p>
              </table:table-cell>
              <table:table-cell office:value-type="string">
                <text:p>tiempo máximo(con pod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32">
                <text:p>0.0032</text:p>
              </table:table-cell>
              <table:table-cell office:value-type="float" office:value="0.004">
                <text:p>0.004</text:p>
              </table:table-cell>
              <table:table-cell office:value-type="float" office:value="0.0014">
                <text:p>0.00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92">
                <text:p>0.0092</text:p>
              </table:table-cell>
              <table:table-cell office:value-type="float" office:value="0.011">
                <text:p>0.011</text:p>
              </table:table-cell>
              <table:table-cell office:value-type="float" office:value="0.0062">
                <text:p>0.006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114">
                <text:p>0.0114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168">
                <text:p>0.0168</text:p>
              </table:table-cell>
              <table:table-cell office:value-type="float" office:value="0.017">
                <text:p>0.017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268">
                <text:p>0.0268</text:p>
              </table:table-cell>
              <table:table-cell office:value-type="float" office:value="0.027">
                <text:p>0.027</text:p>
              </table:table-cell>
              <table:table-cell office:value-type="float" office:value="0.0078">
                <text:p>0.007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544">
                <text:p>0.0544</text:p>
              </table:table-cell>
              <table:table-cell office:value-type="float" office:value="0.055">
                <text:p>0.055</text:p>
              </table:table-cell>
              <table:table-cell office:value-type="float" office:value="0.0082">
                <text:p>0.008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88">
                <text:p>0.088</text:p>
              </table:table-cell>
              <table:table-cell office:value-type="float" office:value="0.089">
                <text:p>0.089</text:p>
              </table:table-cell>
              <table:table-cell office:value-type="float" office:value="0.0088">
                <text:p>0.008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1666">
                <text:p>0.1666</text:p>
              </table:table-cell>
              <table:table-cell office:value-type="float" office:value="0.17">
                <text:p>0.17</text:p>
              </table:table-cell>
              <table:table-cell office:value-type="float" office:value="0.0086">
                <text:p>0.008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3358">
                <text:p>0.3358</text:p>
              </table:table-cell>
              <table:table-cell office:value-type="float" office:value="0.352">
                <text:p>0.35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6324">
                <text:p>0.6324</text:p>
              </table:table-cell>
              <table:table-cell office:value-type="float" office:value="0.664">
                <text:p>0.66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.006">
                <text:p>1.006</text:p>
              </table:table-cell>
              <table:table-cell office:value-type="float" office:value="1.245">
                <text:p>1.245</text:p>
              </table:table-cell>
              <table:table-cell office:value-type="float" office:value="0.0102">
                <text:p>0.010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.4892">
                <text:p>3.4892</text:p>
              </table:table-cell>
              <table:table-cell office:value-type="float" office:value="3.879">
                <text:p>3.879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5.5744">
                <text:p>5.5744</text:p>
              </table:table-cell>
              <table:table-cell office:value-type="float" office:value="5.606">
                <text:p>5.606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1.4558">
                <text:p>11.4558</text:p>
              </table:table-cell>
              <table:table-cell office:value-type="float" office:value="11.761">
                <text:p>11.761</text:p>
              </table:table-cell>
              <table:table-cell office:value-type="float" office:value="0.0146">
                <text:p>0.01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9.4536">
                <text:p>19.4536</text:p>
              </table:table-cell>
              <table:table-cell office:value-type="float" office:value="20.102">
                <text:p>20.102</text:p>
              </table:table-cell>
              <table:table-cell office:value-type="float" office:value="0.0152">
                <text:p>0.01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52.986">
                <text:p>52.986</text:p>
              </table:table-cell>
              <table:table-cell office:value-type="float" office:value="54.212">
                <text:p>54.212</text:p>
              </table:table-cell>
              <table:table-cell office:value-type="float" office:value="0.0158">
                <text:p>0.015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02.8704">
                <text:p>102.8704</text:p>
              </table:table-cell>
              <table:table-cell office:value-type="float" office:value="109.319">
                <text:p>109.319</text:p>
              </table:table-cell>
              <table:table-cell office:value-type="float" office:value="0.0168">
                <text:p>0.016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84.9036">
                <text:p>184.9036</text:p>
              </table:table-cell>
              <table:table-cell office:value-type="float" office:value="187.671">
                <text:p>187.671</text:p>
              </table:table-cell>
              <table:table-cell office:value-type="float" office:value="0.0172">
                <text:p>0.017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447.1816">
                <text:p>447.1816</text:p>
              </table:table-cell>
              <table:table-cell office:value-type="float" office:value="456.503">
                <text:p>456.503</text:p>
              </table:table-cell>
              <table:table-cell office:value-type="float" office:value="0.0154">
                <text:p>0.015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10.8802">
                <text:p>810.8802</text:p>
              </table:table-cell>
              <table:table-cell office:value-type="float" office:value="821.903">
                <text:p>821.903</text:p>
              </table:table-cell>
              <table:table-cell office:value-type="float" office:value="0.0164">
                <text:p>0.016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1793.79">
                <text:p>1793.79</text:p>
              </table:table-cell>
              <table:table-cell office:value-type="float" office:value="1828.02">
                <text:p>1828.02</text:p>
              </table:table-cell>
              <table:table-cell office:value-type="float" office:value="0.0164">
                <text:p>0.016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4090.188">
                <text:p>4090.188</text:p>
              </table:table-cell>
              <table:table-cell office:value-type="float" office:value="4097.49">
                <text:p>4097.49</text:p>
              </table:table-cell>
              <table:table-cell office:value-type="float" office:value="0.0172">
                <text:p>0.017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7539.564">
                <text:p>7539.564</text:p>
              </table:table-cell>
              <table:table-cell office:value-type="float" office:value="7612.65">
                <text:p>7612.65</text:p>
              </table:table-cell>
              <table:table-cell office:value-type="float" office:value="0.0188">
                <text:p>0.018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6484.78">
                <text:p>16484.78</text:p>
              </table:table-cell>
              <table:table-cell office:value-type="float" office:value="16571.4">
                <text:p>16571.4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5500.94">
                <text:p>35500.94</text:p>
              </table:table-cell>
              <table:table-cell office:value-type="float" office:value="35591.4">
                <text:p>35591.4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1cm" chart:symbol-height="0.1cm"/>
    </style:style>
    <style:style style:name="ch13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32cm" svg:height="13.425cm" xlink:href="." xlink:type="simple" chart:class="chart:scatter" chart:style-name="ch1">
        <chart:title svg:x="5.664cm" svg:y="0.404cm" chart:style-name="ch2">
          <text:p>Grafo bipartito, tiempo de ejecución</text:p>
        </chart:title>
        <chart:subtitle svg:x="5.836cm" svg:y="1.477cm" chart:style-name="ch3">
          <text:p>Cantidad de vertices variables y k = 10</text:p>
        </chart:subtitle>
        <chart:legend svg:x="1.81cm" svg:y="11.001cm" style:legend-expansion="custom" chartooo:width="4.903cm" chartooo:height="2.423cm" style:legend-expansion-aspect-ratio="2.02352455633512" chart:style-name="ch4"/>
        <chart:plot-area chart:style-name="ch5" chart:data-source-has-labels="both" svg:x="1.29cm" svg:y="1.948cm" svg:width="16.737cm" svg:height="8.936cm">
          <chartooo:coordinate-region svg:x="2.388cm" svg:y="2.147cm" svg:width="15.452cm" svg:height="8.09cm"/>
          <chart:axis chart:dimension="x" chart:name="primary-x" chart:style-name="ch6" chartooo:axis-type="auto">
            <chart:title svg:x="8.159cm" svg:y="11.152cm" chart:style-name="ch7">
              <text:p>cantidad de vértices</text:p>
            </chart:title>
            <chart:categories table:cell-range-address="local-table.$A$2:.$A$26"/>
          </chart:axis>
          <chart:axis chart:dimension="y" chart:name="primary-y" chart:style-name="ch6">
            <chart:title svg:x="0.36cm" svg:y="8.193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11" chart:values-cell-range-address="local-table.$D$2:.$D$26" chart:label-cell-address="local-table.$D$1" chart:class="chart:scatter">
            <chart:data-point chart:style-name="ch12"/>
            <chart:data-point chart:repeated="24"/>
          </chart:series>
          <chart:series chart:style-name="ch13" chart:values-cell-range-address="local-table.$E$2:.$E$26" chart:label-cell-address="local-table.$E$1" chart:class="chart:scatter">
            <chart:data-point chart:repeated="25"/>
          </chart:series>
          <chart:series chart:style-name="ch14" chart:values-cell-range-address="local-table.$F$2:.$F$26" chart:label-cell-address="local-table.$F$1" chart:class="chart:scatter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promedio (con poda)</text:p>
              </table:table-cell>
              <table:table-cell office:value-type="string">
                <text:p>tiempo máximo (con poda)</text:p>
              </table:table-cell>
              <table:table-cell office:value-type="string">
                <text:p>tiempo promedio (sin poda)</text:p>
              </table:table-cell>
              <table:table-cell office:value-type="string">
                <text:p>tiempo máximo (sin pod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14">
                <text:p>0.0014</text:p>
              </table:table-cell>
              <table:table-cell office:value-type="float" office:value="0.002">
                <text:p>0.002</text:p>
              </table:table-cell>
              <table:table-cell office:value-type="float" office:value="0.00128">
                <text:p>0.001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62">
                <text:p>0.0062</text:p>
              </table:table-cell>
              <table:table-cell office:value-type="float" office:value="0.007">
                <text:p>0.007</text:p>
              </table:table-cell>
              <table:table-cell office:value-type="float" office:value="0.00624">
                <text:p>0.0062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78">
                <text:p>0.0078</text:p>
              </table:table-cell>
              <table:table-cell office:value-type="float" office:value="0.008">
                <text:p>0.008</text:p>
              </table:table-cell>
              <table:table-cell office:value-type="float" office:value="0.00776">
                <text:p>0.0077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082">
                <text:p>0.0082</text:p>
              </table:table-cell>
              <table:table-cell office:value-type="float" office:value="0.009">
                <text:p>0.009</text:p>
              </table:table-cell>
              <table:table-cell office:value-type="float" office:value="0.00824">
                <text:p>0.0082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88">
                <text:p>0.0088</text:p>
              </table:table-cell>
              <table:table-cell office:value-type="float" office:value="0.009">
                <text:p>0.009</text:p>
              </table:table-cell>
              <table:table-cell office:value-type="float" office:value="0.00876">
                <text:p>0.0087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0086">
                <text:p>0.0086</text:p>
              </table:table-cell>
              <table:table-cell office:value-type="float" office:value="0.009">
                <text:p>0.009</text:p>
              </table:table-cell>
              <table:table-cell office:value-type="float" office:value="0.00832">
                <text:p>0.0083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0102">
                <text:p>0.0102</text:p>
              </table:table-cell>
              <table:table-cell office:value-type="float" office:value="0.011">
                <text:p>0.011</text:p>
              </table:table-cell>
              <table:table-cell office:value-type="float" office:value="0.01024">
                <text:p>0.0102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.0146">
                <text:p>0.0146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152">
                <text:p>0.0152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.0158">
                <text:p>0.0158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.0168">
                <text:p>0.0168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172">
                <text:p>0.0172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0.0154">
                <text:p>0.0154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.0164">
                <text:p>0.0164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0.0164">
                <text:p>0.0164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0.0172">
                <text:p>0.0172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0.0188">
                <text:p>0.0188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79cm" svg:height="12.852cm" xlink:href="." xlink:type="simple" chart:class="chart:scatter" chart:style-name="ch1">
        <chart:title svg:x="6.175cm" svg:y="0.393cm" chart:style-name="ch2">
          <text:p>Grafo Completo, tiempo de ejecución.</text:p>
        </chart:title>
        <chart:subtitle svg:x="6.81cm" svg:y="1.455cm" chart:style-name="ch3">
          <text:p>cantidad de vértices variable y k = 5</text:p>
        </chart:subtitle>
        <chart:legend chart:legend-position="end" svg:x="15.044cm" svg:y="5.38cm" style:legend-expansion="high" chart:style-name="ch4"/>
        <chart:plot-area chart:style-name="ch5" chart:data-source-has-labels="both" svg:x="1.41cm" svg:y="2.421cm" svg:width="13.235cm" svg:height="9.193cm">
          <chartooo:coordinate-region svg:x="2.957cm" svg:y="2.621cm" svg:width="11.501cm" svg:height="8.346cm"/>
          <chart:axis chart:dimension="x" chart:name="primary-x" chart:style-name="ch6" chartooo:axis-type="auto">
            <chart:title svg:x="6.528cm" svg:y="11.871cm" chart:style-name="ch7">
              <text:p>cantidad de vértices</text:p>
            </chart:title>
            <chart:categories table:cell-range-address="local-table.$A$2:.$A$22"/>
          </chart:axis>
          <chart:axis chart:dimension="y" chart:name="primary-y" chart:style-name="ch6">
            <chart:title svg:x="0.451cm" svg:y="8.794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1" chart:values-cell-range-address="local-table.$D$2:.$D$22" chart:label-cell-address="local-table.$D$1" chart:class="chart:scatter">
            <chart:data-point chart:repeated="21"/>
          </chart:series>
          <chart:series chart:style-name="ch12" chart:values-cell-range-address="local-table.$E$2:.$E$22" chart:label-cell-address="local-table.$E$1" chart:class="chart:scatter">
            <chart:data-point chart:repeated="21"/>
          </chart:series>
          <chart:series chart:style-name="ch13" chart:values-cell-range-address="local-table.$F$2:.$F$22" chart:label-cell-address="local-table.$F$1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promedio (sin cota)</text:p>
              </table:table-cell>
              <table:table-cell office:value-type="string">
                <text:p>tiempo máximo (sin cota)</text:p>
              </table:table-cell>
              <table:table-cell office:value-type="string">
                <text:p>tiempo promedio (con cota)</text:p>
              </table:table-cell>
              <table:table-cell office:value-type="string">
                <text:p>tiempo máximo (con cot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6">
                <text:p>0.0036</text:p>
              </table:table-cell>
              <table:table-cell office:value-type="float" office:value="0.008">
                <text:p>0.008</text:p>
              </table:table-cell>
              <table:table-cell office:value-type="float" office:value="0.0064">
                <text:p>0.006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46">
                <text:p>0.0046</text:p>
              </table:table-cell>
              <table:table-cell office:value-type="float" office:value="0.005">
                <text:p>0.005</text:p>
              </table:table-cell>
              <table:table-cell office:value-type="float" office:value="0.0052">
                <text:p>0.005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78">
                <text:p>0.0078</text:p>
              </table:table-cell>
              <table:table-cell office:value-type="float" office:value="0.008">
                <text:p>0.008</text:p>
              </table:table-cell>
              <table:table-cell office:value-type="float" office:value="0.0052">
                <text:p>0.005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46">
                <text:p>0.0146</text:p>
              </table:table-cell>
              <table:table-cell office:value-type="float" office:value="0.015">
                <text:p>0.015</text:p>
              </table:table-cell>
              <table:table-cell office:value-type="float" office:value="0.0048">
                <text:p>0.004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  <table:table-cell office:value-type="float" office:value="0.0054">
                <text:p>0.005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48">
                <text:p>0.0648</text:p>
              </table:table-cell>
              <table:table-cell office:value-type="float" office:value="0.065">
                <text:p>0.065</text:p>
              </table:table-cell>
              <table:table-cell office:value-type="float" office:value="0.0536">
                <text:p>0.053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316">
                <text:p>0.1316</text:p>
              </table:table-cell>
              <table:table-cell office:value-type="float" office:value="0.132">
                <text:p>0.132</text:p>
              </table:table-cell>
              <table:table-cell office:value-type="float" office:value="0.0986">
                <text:p>0.0986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982">
                <text:p>0.1982</text:p>
              </table:table-cell>
              <table:table-cell office:value-type="float" office:value="0.199">
                <text:p>0.199</text:p>
              </table:table-cell>
              <table:table-cell office:value-type="float" office:value="0.1418">
                <text:p>0.141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464">
                <text:p>0.5464</text:p>
              </table:table-cell>
              <table:table-cell office:value-type="float" office:value="0.55">
                <text:p>0.55</text:p>
              </table:table-cell>
              <table:table-cell office:value-type="float" office:value="0.4348">
                <text:p>0.4348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354">
                <text:p>1.5354</text:p>
              </table:table-cell>
              <table:table-cell office:value-type="float" office:value="1.545">
                <text:p>1.545</text:p>
              </table:table-cell>
              <table:table-cell office:value-type="float" office:value="1.0432">
                <text:p>1.0432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1588">
                <text:p>2.1588</text:p>
              </table:table-cell>
              <table:table-cell office:value-type="float" office:value="2.161">
                <text:p>2.161</text:p>
              </table:table-cell>
              <table:table-cell office:value-type="float" office:value="1.3062">
                <text:p>1.3062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.9092">
                <text:p>15.9092</text:p>
              </table:table-cell>
              <table:table-cell office:value-type="float" office:value="15.943">
                <text:p>15.943</text:p>
              </table:table-cell>
              <table:table-cell office:value-type="float" office:value="9.7766">
                <text:p>9.7766</text:p>
              </table:table-cell>
              <table:table-cell office:value-type="float" office:value="9.951">
                <text:p>9.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8.1014">
                <text:p>48.1014</text:p>
              </table:table-cell>
              <table:table-cell office:value-type="float" office:value="48.172">
                <text:p>48.172</text:p>
              </table:table-cell>
              <table:table-cell office:value-type="float" office:value="38.0376">
                <text:p>38.0376</text:p>
              </table:table-cell>
              <table:table-cell office:value-type="float" office:value="38.127">
                <text:p>38.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5.1804">
                <text:p>45.1804</text:p>
              </table:table-cell>
              <table:table-cell office:value-type="float" office:value="45.4">
                <text:p>45.4</text:p>
              </table:table-cell>
              <table:table-cell office:value-type="float" office:value="28.8688">
                <text:p>28.8688</text:p>
              </table:table-cell>
              <table:table-cell office:value-type="float" office:value="28.973">
                <text:p>28.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0.9044">
                <text:p>220.9044</text:p>
              </table:table-cell>
              <table:table-cell office:value-type="float" office:value="222.45">
                <text:p>222.45</text:p>
              </table:table-cell>
              <table:table-cell office:value-type="float" office:value="120.9914">
                <text:p>120.9914</text:p>
              </table:table-cell>
              <table:table-cell office:value-type="float" office:value="121.706">
                <text:p>121.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18.261">
                <text:p>518.261</text:p>
              </table:table-cell>
              <table:table-cell office:value-type="float" office:value="573.329">
                <text:p>573.329</text:p>
              </table:table-cell>
              <table:table-cell office:value-type="float" office:value="396.6296">
                <text:p>396.6296</text:p>
              </table:table-cell>
              <table:table-cell office:value-type="float" office:value="404.165">
                <text:p>404.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516.292">
                <text:p>3516.292</text:p>
              </table:table-cell>
              <table:table-cell office:value-type="float" office:value="3557.66">
                <text:p>3557.66</text:p>
              </table:table-cell>
              <table:table-cell office:value-type="float" office:value="3183.006">
                <text:p>3183.006</text:p>
              </table:table-cell>
              <table:table-cell office:value-type="float" office:value="3204.58">
                <text:p>3204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751.126">
                <text:p>6751.126</text:p>
              </table:table-cell>
              <table:table-cell office:value-type="float" office:value="6781.62">
                <text:p>6781.62</text:p>
              </table:table-cell>
              <table:table-cell office:value-type="float" office:value="3881.688">
                <text:p>3881.688</text:p>
              </table:table-cell>
              <table:table-cell office:value-type="float" office:value="3940.08">
                <text:p>3940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1176.92">
                <text:p>61176.92</text:p>
              </table:table-cell>
              <table:table-cell office:value-type="float" office:value="61467.7">
                <text:p>61467.7</text:p>
              </table:table-cell>
              <table:table-cell office:value-type="float" office:value="54577.14">
                <text:p>54577.14</text:p>
              </table:table-cell>
              <table:table-cell office:value-type="float" office:value="54964.9">
                <text:p>5496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2335.6">
                <text:p>172335.6</text:p>
              </table:table-cell>
              <table:table-cell office:value-type="float" office:value="174656">
                <text:p>174656</text:p>
              </table:table-cell>
              <table:table-cell office:value-type="float" office:value="147815.6">
                <text:p>147815.6</text:p>
              </table:table-cell>
              <table:table-cell office:value-type="float" office:value="154276">
                <text:p>154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89918">
                <text:p>1189918</text:p>
              </table:table-cell>
              <table:table-cell office:value-type="float" office:value="1193770">
                <text:p>1193770</text:p>
              </table:table-cell>
              <table:table-cell office:value-type="float" office:value="1016260.4">
                <text:p>1016260.4</text:p>
              </table:table-cell>
              <table:table-cell office:value-type="float" office:value="1043660">
                <text:p>10436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173cm" svg:y="0.316cm" chart:style-name="ch2">
          <text:p>Grafo completo, tiempos de ejecución</text:p>
        </chart:title>
        <chart:subtitle svg:x="4.874cm" svg:y="1.301cm" chart:style-name="ch3">
          <text:p>cantidad de vértices variable y k=5 </text:p>
        </chart:subtitle>
        <chart:legend chart:legend-position="end" svg:x="10.985cm" svg:y="3.454cm" style:legend-expansion="high" chart:style-name="ch4"/>
        <chart:plot-area chart:style-name="ch5" chart:data-source-has-labels="both" svg:x="1.549cm" svg:y="2.247cm" svg:width="9.333cm" svg:height="5.648cm">
          <chartooo:coordinate-region svg:x="2.276cm" svg:y="2.446cm" svg:width="8.419cm" svg:height="4.802cm"/>
          <chart:axis chart:dimension="x" chart:name="primary-x" chart:style-name="ch6" chartooo:axis-type="auto">
            <chart:title svg:x="4.716cm" svg:y="8.075cm" chart:style-name="ch7">
              <text:p>cantidad de vértices</text:p>
            </chart:title>
            <chart:categories table:cell-range-address="local-table.$A$2:.$A$11"/>
          </chart:axis>
          <chart:axis chart:dimension="y" chart:name="primary-y" chart:style-name="ch6">
            <chart:title svg:x="0.669cm" svg:y="6.848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D$2:.$D$11" chart:label-cell-address="local-table.$D$1" chart:class="chart:scatter">
            <chart:data-point chart:repeated="10"/>
          </chart:series>
          <chart:series chart:style-name="ch12" chart:values-cell-range-address="local-table.$E$2:.$E$11" chart:label-cell-address="local-table.$E$1" chart:class="chart:scatter">
            <chart:data-point chart:repeated="10"/>
          </chart:series>
          <chart:series chart:style-name="ch13" chart:values-cell-range-address="local-table.$F$2:.$F$11" chart:label-cell-address="local-table.$F$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promedio (sin poda)</text:p>
              </table:table-cell>
              <table:table-cell office:value-type="string">
                <text:p>tiempo máximo (sin poda)</text:p>
              </table:table-cell>
              <table:table-cell office:value-type="string">
                <text:p>tiempo promedio (con poda)</text:p>
              </table:table-cell>
              <table:table-cell office:value-type="string">
                <text:p>tiempo máximo (con pod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6">
                <text:p>0.0036</text:p>
              </table:table-cell>
              <table:table-cell office:value-type="float" office:value="0.008">
                <text:p>0.008</text:p>
              </table:table-cell>
              <table:table-cell office:value-type="float" office:value="0.0064">
                <text:p>0.006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46">
                <text:p>0.0046</text:p>
              </table:table-cell>
              <table:table-cell office:value-type="float" office:value="0.005">
                <text:p>0.005</text:p>
              </table:table-cell>
              <table:table-cell office:value-type="float" office:value="0.0052">
                <text:p>0.005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78">
                <text:p>0.0078</text:p>
              </table:table-cell>
              <table:table-cell office:value-type="float" office:value="0.008">
                <text:p>0.008</text:p>
              </table:table-cell>
              <table:table-cell office:value-type="float" office:value="0.0052">
                <text:p>0.005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46">
                <text:p>0.0146</text:p>
              </table:table-cell>
              <table:table-cell office:value-type="float" office:value="0.015">
                <text:p>0.015</text:p>
              </table:table-cell>
              <table:table-cell office:value-type="float" office:value="0.0048">
                <text:p>0.004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  <table:table-cell office:value-type="float" office:value="0.0054">
                <text:p>0.005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48">
                <text:p>0.0648</text:p>
              </table:table-cell>
              <table:table-cell office:value-type="float" office:value="0.065">
                <text:p>0.065</text:p>
              </table:table-cell>
              <table:table-cell office:value-type="float" office:value="0.0536">
                <text:p>0.053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316">
                <text:p>0.1316</text:p>
              </table:table-cell>
              <table:table-cell office:value-type="float" office:value="0.132">
                <text:p>0.132</text:p>
              </table:table-cell>
              <table:table-cell office:value-type="float" office:value="0.0986">
                <text:p>0.0986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982">
                <text:p>0.1982</text:p>
              </table:table-cell>
              <table:table-cell office:value-type="float" office:value="0.199">
                <text:p>0.199</text:p>
              </table:table-cell>
              <table:table-cell office:value-type="float" office:value="0.1418">
                <text:p>0.141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464">
                <text:p>0.5464</text:p>
              </table:table-cell>
              <table:table-cell office:value-type="float" office:value="0.55">
                <text:p>0.55</text:p>
              </table:table-cell>
              <table:table-cell office:value-type="float" office:value="0.4348">
                <text:p>0.4348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354">
                <text:p>1.5354</text:p>
              </table:table-cell>
              <table:table-cell office:value-type="float" office:value="1.545">
                <text:p>1.545</text:p>
              </table:table-cell>
              <table:table-cell office:value-type="float" office:value="1.0432">
                <text:p>1.0432</text:p>
              </table:table-cell>
              <table:table-cell office:value-type="float" office:value="1.045">
                <text:p>1.0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32cm" xlink:href="." xlink:type="simple" chart:class="chart:scatter" chart:style-name="ch1">
        <chart:title svg:x="4.286cm" svg:y="0.316cm" chart:style-name="ch2">
          <text:p>Grafo completo, tiempo de ejecución</text:p>
        </chart:title>
        <chart:subtitle svg:x="4.564cm" svg:y="1.301cm" chart:style-name="ch3">
          <text:p>Cantidad de vértices variables y k = 10</text:p>
        </chart:subtitle>
        <chart:legend chart:legend-position="end" svg:x="10.974cm" svg:y="3.47cm" style:legend-expansion="high" chart:style-name="ch4"/>
        <chart:plot-area chart:style-name="ch5" chart:data-source-has-labels="both" svg:x="1.33cm" svg:y="2.19cm" svg:width="9.325cm" svg:height="5.681cm">
          <chartooo:coordinate-region svg:x="3.063cm" svg:y="2.389cm" svg:width="7.405cm" svg:height="4.835cm"/>
          <chart:axis chart:dimension="x" chart:name="primary-x" chart:style-name="ch6" chartooo:axis-type="auto">
            <chart:title svg:x="4.493cm" svg:y="8.051cm" chart:style-name="ch7">
              <text:p>cantidad de vértices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6.807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1" chart:values-cell-range-address="local-table.$D$2:.$D$21" chart:label-cell-address="local-table.$D$1" chart:class="chart:scatter">
            <chart:data-point chart:repeated="20"/>
          </chart:series>
          <chart:series chart:style-name="ch12" chart:values-cell-range-address="local-table.$E$2:.$E$21" chart:label-cell-address="local-table.$E$1" chart:class="chart:scatter">
            <chart:data-point chart:repeated="20"/>
          </chart:series>
          <chart:series chart:style-name="ch13" chart:values-cell-range-address="local-table.$F$2:.$F$21" chart:label-cell-address="local-table.$F$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promedio (sin poda)</text:p>
              </table:table-cell>
              <table:table-cell office:value-type="string">
                <text:p>tiempo máximo (sin poda)</text:p>
              </table:table-cell>
              <table:table-cell office:value-type="string">
                <text:p>tiempo promedio (con poda)</text:p>
              </table:table-cell>
              <table:table-cell office:value-type="string">
                <text:p>tiempo máximo (con pod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84">
                <text:p>0.0084</text:p>
              </table:table-cell>
              <table:table-cell office:value-type="float" office:value="0.009">
                <text:p>0.009</text:p>
              </table:table-cell>
              <table:table-cell office:value-type="float" office:value="0.0066">
                <text:p>0.006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6">
                <text:p>0.0066</text:p>
              </table:table-cell>
              <table:table-cell office:value-type="float" office:value="0.009">
                <text:p>0.009</text:p>
              </table:table-cell>
              <table:table-cell office:value-type="float" office:value="0.0088">
                <text:p>0.008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78">
                <text:p>0.0078</text:p>
              </table:table-cell>
              <table:table-cell office:value-type="float" office:value="0.008">
                <text:p>0.008</text:p>
              </table:table-cell>
              <table:table-cell office:value-type="float" office:value="0.0068">
                <text:p>0.006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46">
                <text:p>0.0146</text:p>
              </table:table-cell>
              <table:table-cell office:value-type="float" office:value="0.015">
                <text:p>0.01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56">
                <text:p>0.0256</text:p>
              </table:table-cell>
              <table:table-cell office:value-type="float" office:value="0.026">
                <text:p>0.026</text:p>
              </table:table-cell>
              <table:table-cell office:value-type="float" office:value="0.0072">
                <text:p>0.007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68">
                <text:p>0.0668</text:p>
              </table:table-cell>
              <table:table-cell office:value-type="float" office:value="0.067">
                <text:p>0.067</text:p>
              </table:table-cell>
              <table:table-cell office:value-type="float" office:value="0.0082">
                <text:p>0.008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928">
                <text:p>0.2928</text:p>
              </table:table-cell>
              <table:table-cell office:value-type="float" office:value="0.295">
                <text:p>0.295</text:p>
              </table:table-cell>
              <table:table-cell office:value-type="float" office:value="0.0076">
                <text:p>0.007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82">
                <text:p>1.282</text:p>
              </table:table-cell>
              <table:table-cell office:value-type="float" office:value="1.292">
                <text:p>1.292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8328">
                <text:p>13.8328</text:p>
              </table:table-cell>
              <table:table-cell office:value-type="float" office:value="13.917">
                <text:p>13.917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7.2766">
                <text:p>87.2766</text:p>
              </table:table-cell>
              <table:table-cell office:value-type="float" office:value="87.54">
                <text:p>87.54</text:p>
              </table:table-cell>
              <table:table-cell office:value-type="float" office:value="0.0094">
                <text:p>0.00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77.8344">
                <text:p>877.8344</text:p>
              </table:table-cell>
              <table:table-cell office:value-type="float" office:value="885.251">
                <text:p>885.251</text:p>
              </table:table-cell>
              <table:table-cell office:value-type="float" office:value="786.9272">
                <text:p>786.9272</text:p>
              </table:table-cell>
              <table:table-cell office:value-type="float" office:value="788.333">
                <text:p>788.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15.866">
                <text:p>1915.866</text:p>
              </table:table-cell>
              <table:table-cell office:value-type="float" office:value="1937.24">
                <text:p>1937.24</text:p>
              </table:table-cell>
              <table:table-cell office:value-type="float" office:value="1737.78">
                <text:p>1737.78</text:p>
              </table:table-cell>
              <table:table-cell office:value-type="float" office:value="1806.25">
                <text:p>1806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856.056">
                <text:p>3856.056</text:p>
              </table:table-cell>
              <table:table-cell office:value-type="float" office:value="3901.29">
                <text:p>3901.29</text:p>
              </table:table-cell>
              <table:table-cell office:value-type="float" office:value="3292.978">
                <text:p>3292.978</text:p>
              </table:table-cell>
              <table:table-cell office:value-type="float" office:value="3309.39">
                <text:p>3309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488.24">
                <text:p>11488.24</text:p>
              </table:table-cell>
              <table:table-cell office:value-type="float" office:value="11746.8">
                <text:p>11746.8</text:p>
              </table:table-cell>
              <table:table-cell office:value-type="float" office:value="10829.6">
                <text:p>10829.6</text:p>
              </table:table-cell>
              <table:table-cell office:value-type="float" office:value="11147.8">
                <text:p>1114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062.62">
                <text:p>31062.62</text:p>
              </table:table-cell>
              <table:table-cell office:value-type="float" office:value="31202.6">
                <text:p>31202.6</text:p>
              </table:table-cell>
              <table:table-cell office:value-type="float" office:value="28978.72">
                <text:p>28978.72</text:p>
              </table:table-cell>
              <table:table-cell office:value-type="float" office:value="29864.2">
                <text:p>29864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3016.2">
                <text:p>53016.2</text:p>
              </table:table-cell>
              <table:table-cell office:value-type="float" office:value="53446.3">
                <text:p>53446.3</text:p>
              </table:table-cell>
              <table:table-cell office:value-type="float" office:value="46832.82">
                <text:p>46832.82</text:p>
              </table:table-cell>
              <table:table-cell office:value-type="float" office:value="47360.5">
                <text:p>4736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6269.6">
                <text:p>236269.6</text:p>
              </table:table-cell>
              <table:table-cell office:value-type="float" office:value="236680">
                <text:p>236680</text:p>
              </table:table-cell>
              <table:table-cell office:value-type="float" office:value="205782.2">
                <text:p>205782.2</text:p>
              </table:table-cell>
              <table:table-cell office:value-type="float" office:value="208075">
                <text:p>208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82804.4">
                <text:p>682804.4</text:p>
              </table:table-cell>
              <table:table-cell office:value-type="float" office:value="683000">
                <text:p>683000</text:p>
              </table:table-cell>
              <table:table-cell office:value-type="float" office:value="679834">
                <text:p>679834</text:p>
              </table:table-cell>
              <table:table-cell office:value-type="float" office:value="679875">
                <text:p>679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503130">
                <text:p>3503130</text:p>
              </table:table-cell>
              <table:table-cell office:value-type="float" office:value="3503130">
                <text:p>3503130</text:p>
              </table:table-cell>
              <table:table-cell office:value-type="float" office:value="3273603">
                <text:p>3273603</text:p>
              </table:table-cell>
              <table:table-cell office:value-type="float" office:value="3275312">
                <text:p>3275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953509.8">
                <text:p>8953509.8</text:p>
              </table:table-cell>
              <table:table-cell office:value-type="float" office:value="8954000">
                <text:p>8954000</text:p>
              </table:table-cell>
              <table:table-cell office:value-type="float" office:value="8931793.8">
                <text:p>8931793.8</text:p>
              </table:table-cell>
              <table:table-cell office:value-type="float" office:value="8935310">
                <text:p>89353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1cm" chart:symbol-height="0.1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cm" svg:height="9.032cm" xlink:href="." xlink:type="simple" chart:class="chart:scatter" chart:style-name="ch1">
        <chart:title svg:x="4.287cm" svg:y="0.316cm" chart:style-name="ch2">
          <text:p>Grafo completo, tiempo de ejecución</text:p>
        </chart:title>
        <chart:subtitle svg:x="4.71cm" svg:y="1.301cm" chart:style-name="ch3">
          <text:p>cantidad de vértices variable y k = 10</text:p>
        </chart:subtitle>
        <chart:legend chart:legend-position="end" svg:x="10.975cm" svg:y="3.47cm" style:legend-expansion="high" chart:style-name="ch4"/>
        <chart:plot-area chart:style-name="ch5" chart:data-source-has-labels="both" svg:x="1.33cm" svg:y="2.19cm" svg:width="9.326cm" svg:height="5.681cm">
          <chartooo:coordinate-region svg:x="2.242cm" svg:y="2.389cm" svg:width="8.32cm" svg:height="4.835cm"/>
          <chart:axis chart:dimension="x" chart:name="primary-x" chart:style-name="ch6" chartooo:axis-type="auto">
            <chart:title svg:x="4.494cm" svg:y="8.051cm" chart:style-name="ch7">
              <text:p>cantidad de vértices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6.807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6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promedio (sin poda)</text:p>
              </table:table-cell>
              <table:table-cell office:value-type="string">
                <text:p>tiempo máximo (sin poda)</text:p>
              </table:table-cell>
              <table:table-cell office:value-type="string">
                <text:p>tiempo promedio (con poda)</text:p>
              </table:table-cell>
              <table:table-cell office:value-type="string">
                <text:p>tiempo máxim (con pod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84">
                <text:p>0.0084</text:p>
              </table:table-cell>
              <table:table-cell office:value-type="float" office:value="0.009">
                <text:p>0.009</text:p>
              </table:table-cell>
              <table:table-cell office:value-type="float" office:value="0.0066">
                <text:p>0.006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6">
                <text:p>0.0066</text:p>
              </table:table-cell>
              <table:table-cell office:value-type="float" office:value="0.009">
                <text:p>0.009</text:p>
              </table:table-cell>
              <table:table-cell office:value-type="float" office:value="0.0088">
                <text:p>0.008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78">
                <text:p>0.0078</text:p>
              </table:table-cell>
              <table:table-cell office:value-type="float" office:value="0.008">
                <text:p>0.008</text:p>
              </table:table-cell>
              <table:table-cell office:value-type="float" office:value="0.0068">
                <text:p>0.006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46">
                <text:p>0.0146</text:p>
              </table:table-cell>
              <table:table-cell office:value-type="float" office:value="0.015">
                <text:p>0.01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56">
                <text:p>0.0256</text:p>
              </table:table-cell>
              <table:table-cell office:value-type="float" office:value="0.026">
                <text:p>0.026</text:p>
              </table:table-cell>
              <table:table-cell office:value-type="float" office:value="0.0072">
                <text:p>0.007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68">
                <text:p>0.0668</text:p>
              </table:table-cell>
              <table:table-cell office:value-type="float" office:value="0.067">
                <text:p>0.067</text:p>
              </table:table-cell>
              <table:table-cell office:value-type="float" office:value="0.0082">
                <text:p>0.008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928">
                <text:p>0.2928</text:p>
              </table:table-cell>
              <table:table-cell office:value-type="float" office:value="0.295">
                <text:p>0.295</text:p>
              </table:table-cell>
              <table:table-cell office:value-type="float" office:value="0.0076">
                <text:p>0.0076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cm" svg:y="0.316cm" chart:style-name="ch2">
          <text:p>Complejidad</text:p>
        </chart:title>
        <chart:legend chart:legend-position="end" svg:x="11.991cm" svg:y="4.002cm" style:legend-expansion="high" chart:style-name="ch3"/>
        <chart:plot-area chart:style-name="ch4" table:cell-range-address="Hoja1.A133:Hoja1.A140 Hoja1.J133:Hoja1.J140" chart:data-source-has-labels="row" svg:x="1.331cm" svg:y="1.301cm" svg:width="10.34cm" svg:height="6.538cm">
          <chartooo:coordinate-region svg:x="3.355cm" svg:y="1.5cm" svg:width="8.129cm" svg:height="5.692cm"/>
          <chart:axis chart:dimension="x" chart:name="primary-x" chart:style-name="ch5">
            <chart:title svg:x="5.002cm" svg:y="8.019cm" chart:style-name="ch6">
              <text:p>cantidad de vertices</text:p>
            </chart:title>
          </chart:axis>
          <chart:axis chart:dimension="y" chart:name="primary-y" chart:style-name="ch5">
            <chart:title svg:x="0.451cm" svg:y="6.347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Hoja1.J133:Hoja1.J140" chart:label-cell-address="&quot;Tiempo de ejecucion/(n^2)*(k^n)&quot;" chart:class="chart:scatter">
            <chart:domain table:cell-range-address="Hoja1.A133:Hoja1.A14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de ejecucion/(n^2)*(k^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Hoja1.A133:Hoja1.A140</svg:desc>
                </draw:g>
              </table:table-cell>
              <table:table-cell office:value-type="float" office:value="0.0000000927562224852071">
                <text:p>0.0000000927562224852071</text:p>
                <draw:g>
                  <svg:desc>Hoja1.J133:Hoja1.J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0000000472941714285714">
                <text:p>0.0000000472941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00000225426363733333">
                <text:p>0.00000002254263637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000067506304">
                <text:p>0.0000000067506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.00000000532347340622837">
                <text:p>0.00000000532347340622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00000000276082131753086">
                <text:p>0.00000000276082131753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0.00000000254383520975069">
                <text:p>0.00000000254383520975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000000117352824832">
                <text:p>0.00000000117352824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